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paragraph-properties fo:margin-top="0cm" fo:margin-bottom="0cm" style:contextual-spacing="false"/>
    </style:style>
    <style:style style:name="P38" style:family="paragraph" style:parent-style-name="Text_20_body" style:list-style-name="L1">
      <style:paragraph-properties fo:margin-top="0cm" fo:margin-bottom="0cm" style:contextual-spacing="false"/>
    </style:style>
    <style:style style:name="P39" style:family="paragraph" style:parent-style-name="Text_20_body" style:list-style-name="L2">
      <style:paragraph-properties fo:margin-top="0cm" fo:margin-bottom="0cm" style:contextual-spacing="false"/>
    </style:style>
    <style:style style:name="P40" style:family="paragraph" style:parent-style-name="Text_20_body" style:list-style-name="L3">
      <style:paragraph-properties fo:margin-top="0cm" fo:margin-bottom="0cm" style:contextual-spacing="false"/>
    </style:style>
    <style:style style:name="P41" style:family="paragraph" style:parent-style-name="Text_20_body" style:list-style-name="L4">
      <style:paragraph-properties fo:margin-top="0cm" fo:margin-bottom="0cm" style:contextual-spacing="false"/>
    </style:style>
    <style:style style:name="P42" style:family="paragraph" style:parent-style-name="Text_20_body" style:list-style-name="L5">
      <style:paragraph-properties fo:margin-top="0cm" fo:margin-bottom="0cm" style:contextual-spacing="false"/>
    </style:style>
    <style:style style:name="P43" style:family="paragraph" style:parent-style-name="Text_20_body" style:list-style-name="L6">
      <style:paragraph-properties fo:margin-top="0cm" fo:margin-bottom="0cm" style:contextual-spacing="false"/>
    </style:style>
    <style:style style:name="P44" style:family="paragraph" style:parent-style-name="Text_20_body" style:list-style-name="L7">
      <style:paragraph-properties fo:margin-top="0cm" fo:margin-bottom="0cm" style:contextual-spacing="false"/>
    </style:style>
    <style:style style:name="P45" style:family="paragraph" style:parent-style-name="Text_20_body" style:list-style-name="L8">
      <style:paragraph-properties fo:margin-top="0cm" fo:margin-bottom="0cm" style:contextual-spacing="false"/>
    </style:style>
    <style:style style:name="P46" style:family="paragraph" style:parent-style-name="Text_20_body" style:list-style-name="L9">
      <style:paragraph-properties fo:margin-top="0cm" fo:margin-bottom="0cm" style:contextual-spacing="false"/>
    </style:style>
    <style:style style:name="P47" style:family="paragraph" style:parent-style-name="Text_20_body" style:list-style-name="L10">
      <style:paragraph-properties fo:margin-top="0cm" fo:margin-bottom="0cm" style:contextual-spacing="false"/>
    </style:style>
    <style:style style:name="P48" style:family="paragraph" style:parent-style-name="Text_20_body" style:list-style-name="L11">
      <style:paragraph-properties fo:margin-top="0cm" fo:margin-bottom="0cm" style:contextual-spacing="false"/>
    </style:style>
    <style:style style:name="P49" style:family="paragraph" style:parent-style-name="Text_20_body" style:list-style-name="L12">
      <style:paragraph-properties fo:margin-top="0cm" fo:margin-bottom="0cm" style:contextual-spacing="false"/>
    </style:style>
    <style:style style:name="P50" style:family="paragraph" style:parent-style-name="Text_20_body" style:list-style-name="L13">
      <style:paragraph-properties fo:margin-top="0cm" fo:margin-bottom="0cm" style:contextual-spacing="false"/>
    </style:style>
    <style:style style:name="P51" style:family="paragraph" style:parent-style-name="Text_20_body" style:list-style-name="L14">
      <style:paragraph-properties fo:margin-top="0cm" fo:margin-bottom="0cm" style:contextual-spacing="false"/>
    </style:style>
    <style:style style:name="P52" style:family="paragraph" style:parent-style-name="Text_20_body" style:list-style-name="L15">
      <style:paragraph-properties fo:margin-top="0cm" fo:margin-bottom="0cm" style:contextual-spacing="false"/>
    </style:style>
    <style:style style:name="P53" style:family="paragraph" style:parent-style-name="Text_20_body" style:list-style-name="L16">
      <style:paragraph-properties fo:margin-top="0cm" fo:margin-bottom="0cm" style:contextual-spacing="false"/>
    </style:style>
    <style:style style:name="P54" style:family="paragraph" style:parent-style-name="Text_20_body" style:list-style-name="L17">
      <style:paragraph-properties fo:margin-top="0cm" fo:margin-bottom="0cm" style:contextual-spacing="false"/>
    </style:style>
    <style:style style:name="P55" style:family="paragraph" style:parent-style-name="Text_20_body" style:list-style-name="L18">
      <style:paragraph-properties fo:margin-top="0cm" fo:margin-bottom="0cm" style:contextual-spacing="false"/>
    </style:style>
    <style:style style:name="P56" style:family="paragraph" style:parent-style-name="Text_20_body" style:list-style-name="L19">
      <style:paragraph-properties fo:margin-top="0cm" fo:margin-bottom="0cm" style:contextual-spacing="false"/>
    </style:style>
    <style:style style:name="P57" style:family="paragraph" style:parent-style-name="Text_20_body" style:list-style-name="L20">
      <style:paragraph-properties fo:margin-top="0cm" fo:margin-bottom="0cm" style:contextual-spacing="false"/>
    </style:style>
    <style:style style:name="P58" style:family="paragraph" style:parent-style-name="Text_20_body" style:list-style-name="L21">
      <style:paragraph-properties fo:margin-top="0cm" fo:margin-bottom="0cm" style:contextual-spacing="false"/>
    </style:style>
    <style:style style:name="P59" style:family="paragraph" style:parent-style-name="Text_20_body" style:list-style-name="L22">
      <style:paragraph-properties fo:margin-top="0cm" fo:margin-bottom="0cm" style:contextual-spacing="false"/>
    </style:style>
    <style:style style:name="P60" style:family="paragraph" style:parent-style-name="Text_20_body" style:list-style-name="L23">
      <style:paragraph-properties fo:margin-top="0cm" fo:margin-bottom="0cm" style:contextual-spacing="false"/>
    </style:style>
    <style:style style:name="P61" style:family="paragraph" style:parent-style-name="Text_20_body" style:list-style-name="L24">
      <style:paragraph-properties fo:margin-top="0cm" fo:margin-bottom="0cm" style:contextual-spacing="false"/>
    </style:style>
    <style:style style:name="P62" style:family="paragraph" style:parent-style-name="Text_20_body" style:list-style-name="L25">
      <style:paragraph-properties fo:margin-top="0cm" fo:margin-bottom="0cm" style:contextual-spacing="false"/>
    </style:style>
    <style:style style:name="P63" style:family="paragraph" style:parent-style-name="Text_20_body" style:list-style-name="L26">
      <style:paragraph-properties fo:margin-top="0cm" fo:margin-bottom="0cm" style:contextual-spacing="false"/>
    </style:style>
    <style:style style:name="P64" style:family="paragraph" style:parent-style-name="Text_20_body" style:list-style-name="L27">
      <style:paragraph-properties fo:margin-top="0cm" fo:margin-bottom="0cm" style:contextual-spacing="false"/>
    </style:style>
    <style:style style:name="P65" style:family="paragraph" style:parent-style-name="Text_20_body" style:list-style-name="L28">
      <style:paragraph-properties fo:margin-top="0cm" fo:margin-bottom="0cm" style:contextual-spacing="false"/>
    </style:style>
    <style:style style:name="P66" style:family="paragraph" style:parent-style-name="Text_20_body" style:list-style-name="L29">
      <style:paragraph-properties fo:margin-top="0cm" fo:margin-bottom="0cm" style:contextual-spacing="false"/>
    </style:style>
    <style:style style:name="P67" style:family="paragraph" style:parent-style-name="Text_20_body" style:list-style-name="L30">
      <style:paragraph-properties fo:margin-top="0cm" fo:margin-bottom="0cm" style:contextual-spacing="false"/>
    </style:style>
    <style:style style:name="P68" style:family="paragraph" style:parent-style-name="Text_20_body" style:list-style-name="L31">
      <style:paragraph-properties fo:margin-top="0cm" fo:margin-bottom="0cm" style:contextual-spacing="false"/>
    </style:style>
    <style:style style:name="P69" style:family="paragraph" style:parent-style-name="Text_20_body" style:list-style-name="L32">
      <style:paragraph-properties fo:margin-top="0cm" fo:margin-bottom="0cm" style:contextual-spacing="false"/>
    </style:style>
    <style:style style:name="P70" style:family="paragraph" style:parent-style-name="Text_20_body" style:list-style-name="L33">
      <style:paragraph-properties fo:margin-top="0cm" fo:margin-bottom="0cm" style:contextual-spacing="false"/>
    </style:style>
    <style:style style:name="P71" style:family="paragraph" style:parent-style-name="Text_20_body" style:list-style-name="L34">
      <style:paragraph-properties fo:margin-top="0cm" fo:margin-bottom="0cm" style:contextual-spacing="false"/>
    </style:style>
    <style:style style:name="P72" style:family="paragraph" style:parent-style-name="Text_20_body" style:list-style-name="L35">
      <style:paragraph-properties fo:margin-top="0cm" fo:margin-bottom="0cm" style:contextual-spacing="false"/>
    </style:style>
    <style:style style:name="P73" style:family="paragraph" style:parent-style-name="Text_20_body" style:list-style-name="L36">
      <style:paragraph-properties fo:margin-top="0cm" fo:margin-bottom="0cm" style:contextual-spacing="false"/>
    </style:style>
    <style:style style:name="P74" style:family="paragraph" style:parent-style-name="Preformatted_20_Text">
      <style:paragraph-properties fo:margin-top="0cm" fo:margin-bottom="0.499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Board Activity </text:h>
      <text:p text:style-name="Text_20_body"><text:a xlink:type="simple" xlink:href="https://trello.com/524f516acabfb4cd42000cd9">Manassés Ferreira Neto</text:a> attached <text:a xlink:type="simple" xlink:href="https://docs.google.com/document/d/1ei6G99GVDLYr-WyEZk5nYJKNsjpW7EWFPlHp76Tck6w/edit#" office:target-frame-name="_blank" xlink:show="new">https://docs.google.com/document/d/1ei6G99GVDLYr-WyEZk5nYJKNsjpW7EWFPlHp76Tck6w/edit#</text:a> to <text:a xlink:type="simple" xlink:href="https://trello.com/c/r7fqn38Z/38-entregaentrevistafinal">EntregaEntrevistaFinal</text:a> </text:p>
      <text:p text:style-name="Text_20_body">38 minutes ago </text:p>
      <text:p text:style-name="Text_20_body"><text:a xlink:type="simple" xlink:href="https://trello.com/5306a5a9677228a64609d4c6">Dodosalesilva</text:a> on <text:a xlink:type="simple" xlink:href="https://trello.com/c/r7fqn38Z/38-entregaentrevistafinal">EntregaEntrevistaFinal</text:a> </text:p>
      <text:p text:style-name="Text_20_body"><text:a xlink:type="simple" xlink:href="https://www.dropbox.com/sh/oepbbb8ku2hwnrf/AAAddim4useE1P1tfrAqniuda/src" office:target-frame-name="_blank" xlink:show="new">https://www.dropbox.com/sh/oepbbb8ku2hwnrf/AAAddim4useE1P1tfrAqniuda/src</text:a></text:p>
      <text:p text:style-name="Text_20_body">today at 17:12 </text:p>
      <text:p text:style-name="Text_20_body"><text:a xlink:type="simple" xlink:href="https://trello.com/524f516acabfb4cd42000cd9">Manassés Ferreira Neto</text:a> on <text:a xlink:type="simple" xlink:href="https://trello.com/c/2ZoH8j53/36-entrega5">Entrega5</text:a> </text:p>
      <text:list xml:id="list2485615540064526528" text:style-name="L1">
        <text:list-item>
          <text:p text:style-name="P38">left </text:p>
        </text:list-item>
        <text:list-item>
          <text:p text:style-name="P1">moved from Sendo feito to Feito </text:p>
        </text:list-item>
      </text:list>
      <text:p text:style-name="Text_20_body">today at 13:06 </text:p>
      <text:p text:style-name="Text_20_body"><text:a xlink:type="simple" xlink:href="https://trello.com/524f516acabfb4cd42000cd9">Manassés Ferreira Neto</text:a> moved <text:a xlink:type="simple" xlink:href="https://trello.com/c/r7fqn38Z/38-entregaentrevistafinal">EntregaEntrevistaFinal</text:a> from A ser feito to Sendo feito.</text:p>
      <text:p text:style-name="Text_20_body">today at 09:48 </text:p>
      <text:p text:style-name="Text_20_body"><text:a xlink:type="simple" xlink:href="https://trello.com/524f516acabfb4cd42000cd9">Manassés Ferreira Neto</text:a> on <text:a xlink:type="simple" xlink:href="https://trello.com/c/2ZoH8j53/36-entrega5">Entrega5</text:a> </text:p>
      <text:list xml:id="list1454195027454341167" text:style-name="L2">
        <text:list-item>
          <text:p text:style-name="P39">completed Vocês podem utilizar o MARS ( <text:a xlink:type="simple" xlink:href="http://courses.missouristate.edu/kenvollmar/mars/" office:target-frame-name="_blank" xlink:show="new">http://courses.missouristate.edu/kenvollmar/mars/</text:a> ) para gerar o código hexadecimal para vocês, mas enviem o código assembly desenvolvido também . Além disso, fiquem atentos para as diferenças do MARS com relação MIPS implementados por vocês. Nem todas as intruções disponíveis no MARS foram implementadas por vocês, o nosso MIPS não tem repasse, ou seja, temos que escrever o assembly pensando quantos ciclos são necessários para que o resultado de algumas intruções fique m prontos, o pc é controlado de forma diferente, de forma que instruções de branch e jump devem ser ajustadas manualmente, entre outros. </text:p>
        </text:list-item>
        <text:list-item>
          <text:p text:style-name="P2">completed Criem códigos assembly baseados no conjunto de instruções do MIPS implementado, convertam - o para hexadecimal ou binário e carreguem - o na Ram para verificar o funcionamento do processador de vocês. </text:p>
        </text:list-item>
      </text:list>
      <text:p text:style-name="Text_20_body">Jun 2 at 14:06 </text:p>
      <text:p text:style-name="Text_20_body"><text:a xlink:type="simple" xlink:href="https://trello.com/524f516acabfb4cd42000cd9">Manassés Ferreira Neto</text:a> attached <text:a xlink:type="simple" xlink:href="https://trello-attachments.s3.amazonaws.com/53063cf268b7584c76668ee4/53776eb8144c5150ddeae7c2/5e4625430f5f8406a96bb627a31ab03e/FPGA.v" office:target-frame-name="_blank" xlink:show="new">FPGA.v</text:a> to <text:a xlink:type="simple" xlink:href="https://trello.com/c/r7fqn38Z/38-entregaentrevistafinal">EntregaEntrevistaFinal</text:a> </text:p>
      <text:p text:style-name="Text_20_body">Jun 2 at 14:04 </text:p>
      <text:p text:style-name="Text_20_body"><text:a xlink:type="simple" xlink:href="https://trello.com/524f516acabfb4cd42000cd9">Manassés Ferreira Neto</text:a> on <text:a xlink:type="simple" xlink:href="https://trello.com/c/2ZoH8j53/36-entrega5">Entrega5</text:a> </text:p>
      <text:list xml:id="list18822850597899123" text:style-name="L3">
        <text:list-item>
          <text:p text:style-name="P40">moved from Feito to Sendo feito </text:p>
        </text:list-item>
        <text:list-item>
          <text:p text:style-name="P3">removed <draw:frame draw:style-name="fr1" draw:name="figuras1" text:anchor-type="as-char" svg:width="0.794cm" svg:height="0.794cm" draw:z-index="0"><draw:image xlink:href="https://trello-avatars.s3.amazonaws.com/b0ceef5954dc35c8d9d1f0cb6445c8a2/30.png" xlink:type="simple" xlink:show="embed" xlink:actuate="onLoad"/><svg:title>Vitor Guilherme Ribeiro Lopes (viguirilo1)</svg:title></draw:frame> Vitor Guilherme Ribeiro Lopes </text:p>
        </text:list-item>
      </text:list>
      <text:p text:style-name="Text_20_body">Jun 2 at 14:03 </text:p>
      <text:p text:style-name="Text_20_body"><text:a xlink:type="simple" xlink:href="https://trello.com/524f516acabfb4cd42000cd9">Manassés Ferreira Neto</text:a> moved <text:a xlink:type="simple" xlink:href="https://trello.com/c/r7fqn38Z/38-entregaentrevistafinal">EntregaEntrevistaFinal</text:a> from Sendo feito to A ser feito.</text:p>
      <text:p text:style-name="Text_20_body">Jun 2 at 14:03 </text:p>
      <text:p text:style-name="Text_20_body"><text:a xlink:type="simple" xlink:href="https://trello.com/530b3c28854f9a38590609a9">Vitor Guilherme Ribeiro Lopes</text:a> on <text:a xlink:type="simple" xlink:href="https://trello.com/c/2ZoH8j53/36-entrega5">Entrega5</text:a> </text:p>
      <text:p text:style-name="Text_20_body">Galera, postei o arquivo zip no minha UFMG agora. Infelizmente não conseguimos terminar os testesbenches mas foi assim mesmo. Eu anexei o arquivo aqui para se caso alguem queira saber o que foi entregue. Aguardo a todos entao para resolvermos este trabalho a partir do dia 02/06. Bjunda</text:p>
      <text:p text:style-name="Text_20_body"><text:soft-page-break/>May 26 at 23:29 </text:p>
      <text:p text:style-name="Text_20_body"><text:a xlink:type="simple" xlink:href="https://trello.com/530b3c28854f9a38590609a9">Vitor Guilherme Ribeiro Lopes</text:a> attached <text:a xlink:type="simple" xlink:href="https://trello-attachments.s3.amazonaws.com/53063cf268b7584c76668ee4/53776af619b9e5da1c0a4562/787b50a6de37cffd6de5e8b6f9854e70/entrega5_grupo1.zip" office:target-frame-name="_blank" xlink:show="new">entrega5_grupo1.zip</text:a> to <text:a xlink:type="simple" xlink:href="https://trello.com/c/2ZoH8j53/36-entrega5">Entrega5</text:a> </text:p>
      <text:p text:style-name="Text_20_body">May 26 at 23:28 </text:p>
      <text:p text:style-name="Text_20_body"><text:a xlink:type="simple" xlink:href="https://trello.com/524f516acabfb4cd42000cd9">Manassés Ferreira Neto</text:a> deleted the Mips_tb.v attachment from <text:a xlink:type="simple" xlink:href="https://trello.com/c/2ZoH8j53/36-entrega5">Entrega5</text:a>.</text:p>
      <text:p text:style-name="Text_20_body">May 26 at 18:53 </text:p>
      <text:p text:style-name="Text_20_body"><text:a xlink:type="simple" xlink:href="https://trello.com/524f516acabfb4cd42000cd9">Manassés Ferreira Neto</text:a> attached <text:a xlink:type="simple" xlink:href="https://trello-attachments.s3.amazonaws.com/53063cf268b7584c76668ee4/53776af619b9e5da1c0a4562/2592x1456/581c33527e32b674d76186c582da247e/trello1919846482.jpg.jpeg" office:target-frame-name="_blank" xlink:show="new">trello1919846482.jpg.jpeg</text:a> to <text:a xlink:type="simple" xlink:href="https://trello.com/c/2ZoH8j53/36-entrega5">Entrega5</text:a> </text:p>
      <text:p text:style-name="Text_20_body">May 26 at 18:35 </text:p>
      <text:p text:style-name="Text_20_body"><text:a xlink:type="simple" xlink:href="https://trello.com/524f516acabfb4cd42000cd9">Manassés Ferreira Neto</text:a> attached <text:a xlink:type="simple" xlink:href="https://trello-attachments.s3.amazonaws.com/53063cf268b7584c76668ee4/53776eb8144c5150ddeae7c2/2592x1456/2b6e554af60663ec56125155c758a976/trello56028789.jpg.jpeg" office:target-frame-name="_blank" xlink:show="new">trello56028789.jpg.jpeg</text:a> to <text:a xlink:type="simple" xlink:href="https://trello.com/c/r7fqn38Z/38-entregaentrevistafinal">EntregaEntrevistaFinal</text:a> </text:p>
      <text:p text:style-name="Text_20_body">May 26 at 18:34 </text:p>
      <text:p text:style-name="Text_20_body"><text:a xlink:type="simple" xlink:href="https://trello.com/524f516acabfb4cd42000cd9">Manassés Ferreira Neto</text:a> attached <text:a xlink:type="simple" xlink:href="https://trello-attachments.s3.amazonaws.com/53063cf268b7584c76668ee4/53776eb8144c5150ddeae7c2/2592x1456/2ebe56c8f7337928c988556fb3c065d1/trello-88891100.jpg.jpeg" office:target-frame-name="_blank" xlink:show="new">trello-88891100.jpg.jpeg</text:a> to <text:a xlink:type="simple" xlink:href="https://trello.com/c/r7fqn38Z/38-entregaentrevistafinal">EntregaEntrevistaFinal</text:a> </text:p>
      <text:p text:style-name="Text_20_body">May 26 at 16:47 </text:p>
      <text:p text:style-name="Text_20_body"><text:a xlink:type="simple" xlink:href="https://trello.com/524f516acabfb4cd42000cd9">Manassés Ferreira Neto</text:a> added <draw:frame draw:style-name="fr1" draw:name="figuras2" text:anchor-type="as-char" svg:width="0.794cm" svg:height="0.794cm" draw:z-index="1"><draw:image xlink:href="https://trello-avatars.s3.amazonaws.com/b0ceef5954dc35c8d9d1f0cb6445c8a2/30.png" xlink:type="simple" xlink:show="embed" xlink:actuate="onLoad"/><svg:title>Vitor Guilherme Ribeiro Lopes (viguirilo1)</svg:title></draw:frame> Vitor Guilherme Ribeiro Lopes to <text:a xlink:type="simple" xlink:href="https://trello.com/c/2ZoH8j53/36-entrega5">Entrega5</text:a>.</text:p>
      <text:p text:style-name="Text_20_body">May 26 at 16:09 </text:p>
      <text:p text:style-name="Text_20_body"><text:a xlink:type="simple" xlink:href="https://trello.com/530b3c28854f9a38590609a9">Vitor Guilherme Ribeiro Lopes</text:a> attached <text:a xlink:type="simple" xlink:href="https://trello-attachments.s3.amazonaws.com/53063cf268b7584c76668ee4/53776eb8144c5150ddeae7c2/1139x414/e99468f376f00614ce7aa50b9c19fbbe/mips.JPEG" office:target-frame-name="_blank" xlink:show="new">mips.JPEG</text:a> to <text:a xlink:type="simple" xlink:href="https://trello.com/c/r7fqn38Z/38-entregaentrevistafinal">EntregaEntrevistaFinal</text:a> </text:p>
      <text:p text:style-name="Text_20_body">May 23 at 22:48 </text:p>
      <text:p text:style-name="Text_20_body"><text:a xlink:type="simple" xlink:href="https://trello.com/530b3c28854f9a38590609a9">Vitor Guilherme Ribeiro Lopes</text:a> deleted the mips.JPEG attachment from <text:a xlink:type="simple" xlink:href="https://trello.com/c/r7fqn38Z/38-entregaentrevistafinal">EntregaEntrevistaFinal</text:a>.</text:p>
      <text:p text:style-name="Text_20_body">May 23 at 22:47 </text:p>
      <text:p text:style-name="Text_20_body"><text:a xlink:type="simple" xlink:href="https://trello.com/530b3c28854f9a38590609a9">Vitor Guilherme Ribeiro Lopes</text:a> on <text:a xlink:type="simple" xlink:href="https://trello.com/c/r7fqn38Z/38-entregaentrevistafinal">EntregaEntrevistaFinal</text:a> </text:p>
      <text:p text:style-name="Text_20_body">Galera, eu to preparando o relatorio final que deverá ser entregue no dia 5/6. Amanhã irei preparar um assembler que contém todas as funções disponíveis no MIPS para testarmos nossos módulos. Entrego provavelmente na parte da manhã. Acabo de postar uma figura que eu fiz que representa o que foi feito nas entregas de 1 a 4. A entrega 5 seria a figura toda. Caso precisem de uma ajuda ou tenham alguma dúvida, vejam esta figura. Ainda vou melhorá-la. Abraços.</text:p>
      <text:p text:style-name="Text_20_body">May 23 at 22:42 </text:p>
      <text:p text:style-name="Text_20_body"><text:a xlink:type="simple" xlink:href="https://trello.com/530b3c28854f9a38590609a9">Vitor Guilherme Ribeiro Lopes</text:a> attached mips.JPEG to <text:a xlink:type="simple" xlink:href="https://trello.com/c/r7fqn38Z/38-entregaentrevistafinal">EntregaEntrevistaFinal</text:a> </text:p>
      <text:p text:style-name="Text_20_body">May 23 at 22:40 </text:p>
      <text:p text:style-name="Text_20_body"><text:a xlink:type="simple" xlink:href="https://trello.com/524f516acabfb4cd42000cd9">Manassés Ferreira Neto</text:a> on <text:a xlink:type="simple" xlink:href="https://trello.com/c/2ZoH8j53/36-entrega5">Entrega5</text:a> </text:p>
      <text:p text:style-name="Text_20_body">Descobri um tutorial interessante</text:p>
      <text:p text:style-name="Text_20_body"><text:a xlink:type="simple" xlink:href="http://chortle.ccsu.edu/AssemblyTutorial/Chapter-12/ass12_7.html" office:target-frame-name="_blank" xlink:show="new">http://chortle.ccsu.edu/AssemblyTutorial/Chapter-12/ass12_7.html</text:a></text:p>
      <text:p text:style-name="Text_20_body">May 23 at 19:46 </text:p>
      <text:p text:style-name="Text_20_body"><text:a xlink:type="simple" xlink:href="https://trello.com/524f516acabfb4cd42000cd9">Manassés Ferreira Neto</text:a> attached <text:a xlink:type="simple" xlink:href="http://courses.missouristate.edu/kenvollmar/mars/MARS_4_4_Aug2013/Mars4_4.jar" office:target-frame-name="_blank" xlink:show="new">http://courses.missouristate.edu/kenvollmar/mars/MARS_4_4_Aug2013/Mars4_4.jar</text:a> to <text:a xlink:type="simple" xlink:href="https://trello.com/c/2ZoH8j53/36-entrega5">Entrega5</text:a> </text:p>
      <text:p text:style-name="Text_20_body">May 23 at 17:42 </text:p>
      <text:p text:style-name="Text_20_body"><text:a xlink:type="simple" xlink:href="https://trello.com/524f516acabfb4cd42000cd9">Manassés Ferreira Neto</text:a> on <text:a xlink:type="simple" xlink:href="https://trello.com/c/2ZoH8j53/36-entrega5">Entrega5</text:a> </text:p>
      <text:p text:style-name="Text_20_body">Para o Mips lidar com a RAM. É simplesmente 'plugar' os sinais? Como está lá?</text:p>
      <text:p text:style-name="Text_20_body">May 23 at 16:49 </text:p>
      <text:p text:style-name="Text_20_body"><text:a xlink:type="simple" xlink:href="https://trello.com/524f516acabfb4cd42000cd9">Manassés Ferreira Neto</text:a> on <text:a xlink:type="simple" xlink:href="https://trello.com/c/2ZoH8j53/36-entrega5">Entrega5</text:a> </text:p>
      <text:p text:style-name="Text_20_body">Ou dizer o que tem que fazer. =^)</text:p>
      <text:p text:style-name="Text_20_body"><text:soft-page-break/>May 23 at 16:41 - edited May 23 at 16:48 </text:p>
      <text:p text:style-name="Text_20_body"><text:a xlink:type="simple" xlink:href="https://trello.com/524f516acabfb4cd42000cd9">Manassés Ferreira Neto</text:a> on <text:a xlink:type="simple" xlink:href="https://trello.com/c/2ZoH8j53/36-entrega5">Entrega5</text:a> </text:p>
      <text:p text:style-name="Text_20_body">Estou naquele ponto de gerar o Programa com o HEXA das instruções do Control. Eu pretendo fazer isso. Se você puder fazer o <text:a xlink:type="simple" xlink:href="https://github.com/mfer/pinca-puca/blob/master/Entrega5/tb/Mips_tb.v" office:target-frame-name="_blank" xlink:show="new">https://github.com/mfer/pinca-puca/blob/master/Entrega5/tb/Mips_tb.v</text:a> funcionar!</text:p>
      <text:p text:style-name="Text_20_body">May 23 at 16:41 </text:p>
      <text:p text:style-name="Text_20_body"><text:a xlink:type="simple" xlink:href="https://trello.com/524f516acabfb4cd42000cd9">Manassés Ferreira Neto</text:a> on <text:a xlink:type="simple" xlink:href="https://trello.com/c/2ZoH8j53/36-entrega5">Entrega5</text:a> </text:p>
      <text:p text:style-name="Text_20_body">Estive fazendo o TOEFL até agora pouco... Estou um tanto quanto "zoado"...</text:p>
      <text:p text:style-name="Text_20_body">May 23 at 16:07 </text:p>
      <text:p text:style-name="Text_20_body"><text:a xlink:type="simple" xlink:href="https://trello.com/524f516acabfb4cd42000cd9">Manassés Ferreira Neto</text:a> moved <text:a xlink:type="simple" xlink:href="https://trello.com/c/i1QVhQ4c/37-entrevista2">Entrevista2</text:a> from Sendo feito to Feito.</text:p>
      <text:p text:style-name="Text_20_body">May 23 at 16:06 </text:p>
      <text:p text:style-name="Text_20_body"><text:a xlink:type="simple" xlink:href="https://trello.com/5306a5a9677228a64609d4c6">Dodosalesilva</text:a> on <text:a xlink:type="simple" xlink:href="https://trello.com/c/2ZoH8j53/36-entrega5">Entrega5</text:a> </text:p>
      <text:p text:style-name="Text_20_body">@sudolshw @eliassoares89 @viguirilo1 @nivaldoteixeira , e ai pessoal, como está a entrega 5, vcs precisam de alguma ajuda, bom me avisem se precisarem.</text:p>
      <text:p text:style-name="Text_20_body">May 23 at 15:43 </text:p>
      <text:p text:style-name="Text_20_body"><text:a xlink:type="simple" xlink:href="https://trello.com/524f516acabfb4cd42000cd9">Manassés Ferreira Neto</text:a> on <text:a xlink:type="simple" xlink:href="https://trello.com/c/i1QVhQ4c/37-entrevista2">Entrevista2</text:a> </text:p>
      <text:p text:style-name="Text_20_body">Usar LEDs e displays para debugar</text:p>
      <text:p text:style-name="Text_20_body">May 22 at 18:33 </text:p>
      <text:p text:style-name="Text_20_body"><text:a xlink:type="simple" xlink:href="https://trello.com/524f516acabfb4cd42000cd9">Manassés Ferreira Neto</text:a> on <text:a xlink:type="simple" xlink:href="https://trello.com/c/i1QVhQ4c/37-entrevista2">Entrevista2</text:a> </text:p>
      <text:p text:style-name="Text_20_body">Tirar reset</text:p>
      <text:p text:style-name="Text_20_body">May 22 at 18:31 </text:p>
      <text:p text:style-name="Text_20_body"><text:a xlink:type="simple" xlink:href="https://trello.com/524f516acabfb4cd42000cd9">Manassés Ferreira Neto</text:a> on <text:a xlink:type="simple" xlink:href="https://trello.com/c/i1QVhQ4c/37-entrevista2">Entrevista2</text:a> </text:p>
      <text:p text:style-name="Text_20_body">Três ciclos de click... Inout... Colocar a segunda parte direto na saída ao invés de em um reg</text:p>
      <text:p text:style-name="Text_20_body">May 22 at 18:29 </text:p>
      <text:p text:style-name="Text_20_body"><text:a xlink:type="simple" xlink:href="https://trello.com/524f516acabfb4cd42000cd9">Manassés Ferreira Neto</text:a> on <text:a xlink:type="simple" xlink:href="https://trello.com/c/i1QVhQ4c/37-entrevista2">Entrevista2</text:a> </text:p>
      <text:p text:style-name="Text_20_body">Seria bom ter na condição IMC fwtch adr</text:p>
      <text:p text:style-name="Text_20_body">May 22 at 18:22 </text:p>
      <text:p text:style-name="Text_20_body"><text:a xlink:type="simple" xlink:href="https://trello.com/524f516acabfb4cd42000cd9">Manassés Ferreira Neto</text:a> on <text:a xlink:type="simple" xlink:href="https://trello.com/c/i1QVhQ4c/37-entrevista2">Entrevista2</text:a> </text:p>
      <text:p text:style-name="Text_20_body">1000 é 0010. 0001 é 0100.</text:p>
      <text:p text:style-name="Text_20_body">May 22 at 18:17 </text:p>
      <text:p text:style-name="Text_20_body"><text:a xlink:type="simple" xlink:href="https://trello.com/524f516acabfb4cd42000cd9">Manassés Ferreira Neto</text:a> on <text:a xlink:type="simple" xlink:href="https://trello.com/c/i1QVhQ4c/37-entrevista2">Entrevista2</text:a> </text:p>
      <text:p text:style-name="Text_20_body">Zerar conter no reset</text:p>
      <text:p text:style-name="Text_20_body">May 22 at 18:16 </text:p>
      <text:p text:style-name="Text_20_body"><text:a xlink:type="simple" xlink:href="https://trello.com/524f516acabfb4cd42000cd9">Manassés Ferreira Neto</text:a> completed Cada grupo deverá apresentar o MemController funcionando na FPGA de acordo com a descrição e também responder perguntas sobre a implementação e testes realizados on <text:a xlink:type="simple" xlink:href="https://trello.com/c/i1QVhQ4c/37-entrevista2">Entrevista2</text:a>.</text:p>
      <text:p text:style-name="Text_20_body">May 22 at 16:22 </text:p>
      <text:p text:style-name="Text_20_body"><text:a xlink:type="simple" xlink:href="https://trello.com/524f516acabfb4cd42000cd9">Manassés Ferreira Neto</text:a> completed assinalar SRAM_ADDR[19:18] para 2’b00 on <text:a xlink:type="simple" xlink:href="https://trello.com/c/i1QVhQ4c/37-entrevista2">Entrevista2</text:a>.</text:p>
      <text:p text:style-name="Text_20_body"><text:soft-page-break/>May 22 at 16:06 </text:p>
      <text:p text:style-name="Text_20_body"><text:a xlink:type="simple" xlink:href="https://trello.com/524f516acabfb4cd42000cd9">Manassés Ferreira Neto</text:a> moved <text:a xlink:type="simple" xlink:href="https://trello.com/c/i1QVhQ4c/37-entrevista2">Entrevista2</text:a> from A ser feito to Sendo feito.</text:p>
      <text:p text:style-name="Text_20_body">May 22 at 15:52 </text:p>
      <text:p text:style-name="Text_20_body"><text:a xlink:type="simple" xlink:href="https://trello.com/5306a5a9677228a64609d4c6">Dodosalesilva</text:a> attached <text:a xlink:type="simple" xlink:href="https://trello-attachments.s3.amazonaws.com/53063cf268b7584c76668ee4/53776c3695b0a35c258c6dca/6915c38cd68407e0fd1c904c79afa147/Top.v" office:target-frame-name="_blank" xlink:show="new">Top.v</text:a> to <text:a xlink:type="simple" xlink:href="https://trello.com/c/i1QVhQ4c/37-entrevista2">Entrevista2</text:a> </text:p>
      <text:p text:style-name="Text_20_body">May 22 at 15:51 </text:p>
      <text:p text:style-name="Text_20_body"><text:a xlink:type="simple" xlink:href="https://trello.com/5306a5a9677228a64609d4c6">Dodosalesilva</text:a> attached <text:a xlink:type="simple" xlink:href="https://trello-attachments.s3.amazonaws.com/53063cf268b7584c76668ee4/53776c3695b0a35c258c6dca/0b0e7b37e0cfd2e7ba136384a351c0d6/OutConverter.v" office:target-frame-name="_blank" xlink:show="new">OutConverter.v</text:a> to <text:a xlink:type="simple" xlink:href="https://trello.com/c/i1QVhQ4c/37-entrevista2">Entrevista2</text:a> </text:p>
      <text:p text:style-name="Text_20_body">May 22 at 15:51 </text:p>
      <text:p text:style-name="Text_20_body"><text:a xlink:type="simple" xlink:href="https://trello.com/5306a5a9677228a64609d4c6">Dodosalesilva</text:a> attached <text:a xlink:type="simple" xlink:href="https://trello-attachments.s3.amazonaws.com/53063cf268b7584c76668ee4/53776c3695b0a35c258c6dca/7174252b201b14258e51f993c15d94fb/MemControler.v" office:target-frame-name="_blank" xlink:show="new">MemControler.v</text:a> to <text:a xlink:type="simple" xlink:href="https://trello.com/c/i1QVhQ4c/37-entrevista2">Entrevista2</text:a> </text:p>
      <text:p text:style-name="Text_20_body">May 22 at 15:51 </text:p>
      <text:p text:style-name="Text_20_body"><text:a xlink:type="simple" xlink:href="https://trello.com/5306a5a9677228a64609d4c6">Dodosalesilva</text:a> on <text:a xlink:type="simple" xlink:href="https://trello.com/c/oBupltdJ/3-chat">Chat</text:a> </text:p>
      <text:p text:style-name="Text_20_body">bom, vamos ter q tentar usar o control panel nele,<text:line-break/>eu não consegui faze-lo funcionar aqui de jeito nenhum.</text:p>
      <text:p text:style-name="Text_20_body">May 21 at 19:04 </text:p>
      <text:p text:style-name="Text_20_body"><text:a xlink:type="simple" xlink:href="https://trello.com/524f516acabfb4cd42000cd9">Manassés Ferreira Neto</text:a> left <text:a xlink:type="simple" xlink:href="https://trello.com/c/oBupltdJ/3-chat">Chat</text:a>.</text:p>
      <text:p text:style-name="Text_20_body">May 21 at 18:43 </text:p>
      <text:p text:style-name="Text_20_body"><text:a xlink:type="simple" xlink:href="https://trello.com/524f516acabfb4cd42000cd9">Manassés Ferreira Neto</text:a> on <text:a xlink:type="simple" xlink:href="https://trello.com/c/oBupltdJ/3-chat">Chat</text:a> </text:p>
      <text:p text:style-name="Text_20_body">Ele já está no 3027! </text:p>
      <text:p text:style-name="Text_20_body">May 21 at 18:43 </text:p>
      <text:p text:style-name="Text_20_body"><text:a xlink:type="simple" xlink:href="https://trello.com/5306a5a9677228a64609d4c6">Dodosalesilva</text:a> added <draw:frame draw:style-name="fr1" draw:name="figuras3" text:anchor-type="as-char" svg:width="1.997cm" svg:height="0.998cm" draw:z-index="2"><draw:image xlink:href="https://trello-avatars.s3.amazonaws.com/878581b54bf8a7affff64245d72964c9/30.png" xlink:type="simple" xlink:show="embed" xlink:actuate="onLoad"/><svg:title>Manassés Ferreira Neto (sudolshw)</svg:title></draw:frame> Manassés Ferreira Neto to <text:a xlink:type="simple" xlink:href="https://trello.com/c/oBupltdJ/3-chat">Chat</text:a>.</text:p>
      <text:p text:style-name="Text_20_body">May 21 at 17:37 </text:p>
      <text:p text:style-name="Text_20_body"><text:a xlink:type="simple" xlink:href="https://trello.com/5306a5a9677228a64609d4c6">Dodosalesilva</text:a> on <text:a xlink:type="simple" xlink:href="https://trello.com/c/oBupltdJ/3-chat">Chat</text:a> </text:p>
      <text:p text:style-name="Text_20_body">Fala ai galera, baum tb?<text:line-break/>consegui finalmente gerar um .sof pro memcontroleer, vamos ver ser funciona direito agora kkkk.<text:line-break/>Manassés, vc pode levar seu notebook amanhã, fico meio complicado levar um desktop pra aula, kkkk.<text:line-break/>assim que terminar os testes aqui aviso como foi.<text:line-break/>Douglas</text:p>
      <text:p text:style-name="Text_20_body">May 21 at 17:37 - edited May 21 at 17:38 </text:p>
      <text:p text:style-name="Text_20_body"><text:a xlink:type="simple" xlink:href="https://trello.com/524f516acabfb4cd42000cd9">Manassés Ferreira Neto</text:a> on <text:a xlink:type="simple" xlink:href="https://trello.com/c/2ZoH8j53/36-entrega5">Entrega5</text:a> </text:p>
      <text:p text:style-name="Text_20_body">Tá complexo mesmo... Depois da aula conversamos.</text:p>
      <text:p text:style-name="Text_20_body">May 20 at 12:21 - edited May 20 at 12:21 </text:p>
      <text:p text:style-name="Text_20_body"><text:a xlink:type="simple" xlink:href="https://trello.com/5306a5a9677228a64609d4c6">Dodosalesilva</text:a> on <text:a xlink:type="simple" xlink:href="https://trello.com/c/2ZoH8j53/36-entrega5">Entrega5</text:a> </text:p>
      <text:p text:style-name="Text_20_body">E ai pessoal,<text:line-break/>entao a situação ta foda.....<text:line-break/>a descrição do memcontroler do tp ta bem complicada no site.<text:line-break/>e eu to fazendo de tudo pra colocar esse negócio na fpga.<text:line-break/>mas não ta dando certo não.<text:line-break/>bom, vou continuar por aqui.<text:line-break/>como amanha eu vou ter apenas uma aula vai deixar tudo mais tranquilo.<text:line-break/>depois da aula de oc nós conversamos.<text:line-break/><text:soft-page-break/>abraço Douglas.</text:p>
      <text:p text:style-name="Text_20_body">May 20 at 09:34 </text:p>
      <text:p text:style-name="Text_20_body"><text:a xlink:type="simple" xlink:href="https://trello.com/524f516acabfb4cd42000cd9">Manassés Ferreira Neto</text:a> sent <text:a xlink:type="simple" xlink:href="https://trello.com/c/2ZoH8j53/36-entrega5">Entrega5</text:a> to the board.</text:p>
      <text:p text:style-name="Text_20_body">May 19 at 13:09 </text:p>
      <text:p text:style-name="Text_20_body"><text:a xlink:type="simple" xlink:href="https://trello.com/524f516acabfb4cd42000cd9">Manassés Ferreira Neto</text:a> on <text:a xlink:type="simple" xlink:href="https://trello.com/c/2ZoH8j53/36-entrega5">Entrega5</text:a> </text:p>
      <text:p text:style-name="Text_20_body">Outra coisa no tb_Mips.v já consigo ler um arquivo em hexa e carregá-lo em um reg usando o $readmemh.</text:p>
      <text:p text:style-name="Text_20_body">May 19 at 11:51 - edited May 19 at 11:51 </text:p>
      <text:p text:style-name="Text_20_body"><text:a xlink:type="simple" xlink:href="https://trello.com/524f516acabfb4cd42000cd9">Manassés Ferreira Neto</text:a> archived <text:a xlink:type="simple" xlink:href="https://trello.com/c/2ZoH8j53/36-entrega5">Entrega5</text:a>.</text:p>
      <text:p text:style-name="Text_20_body">May 19 at 11:50 </text:p>
      <text:p text:style-name="Text_20_body"><text:a xlink:type="simple" xlink:href="https://trello.com/524f516acabfb4cd42000cd9">Manassés Ferreira Neto</text:a> on <text:a xlink:type="simple" xlink:href="https://trello.com/c/2ZoH8j53/36-entrega5">Entrega5</text:a> </text:p>
      <text:p text:style-name="Text_20_body">Para gerar o hexa, Usei o MARS, Eu acho que tenho que trocar algumas instruções nesse mips.asm para funcionar no nosso MIPS.</text:p>
      <text:p text:style-name="Text_20_body">May 19 at 11:39 - edited May 19 at 11:42 </text:p>
      <text:p text:style-name="Text_20_body"><text:a xlink:type="simple" xlink:href="https://trello.com/524f516acabfb4cd42000cd9">Manassés Ferreira Neto</text:a> on <text:a xlink:type="simple" xlink:href="https://trello.com/c/2ZoH8j53/36-entrega5">Entrega5</text:a> </text:p>
      <text:p text:style-name="Text_20_body">O @eliassoares89 , o @nivaldoteixeira e o @viguirilo1 avançaram no desenvolvimento também <text:a xlink:type="simple" xlink:href="https://github.com/mfer/pinca-puca/tree/master/Entrega5/src" office:target-frame-name="_blank" xlink:show="new">https://github.com/mfer/pinca-puca/tree/master/Entrega5/src</text:a></text:p>
      <text:p text:style-name="Text_20_body">May 19 at 11:37 </text:p>
      <text:p text:style-name="Text_20_body"><text:a xlink:type="simple" xlink:href="https://trello.com/524f516acabfb4cd42000cd9">Manassés Ferreira Neto</text:a> on <text:a xlink:type="simple" xlink:href="https://trello.com/c/2ZoH8j53/36-entrega5">Entrega5</text:a> </text:p>
      <text:p text:style-name="Text_20_body">@dodosalesilva , até o momento é isso que tenho! <text:a xlink:type="simple" xlink:href="https://github.com/mfer/pinca-puca/tree/master/Entrega5/tb" office:target-frame-name="_blank" xlink:show="new">https://github.com/mfer/pinca-puca/tree/master/Entrega5/tb</text:a></text:p>
      <text:p text:style-name="Text_20_body">May 19 at 11:36 - edited May 19 at 11:37 </text:p>
      <text:p text:style-name="Text_20_body"><text:a xlink:type="simple" xlink:href="https://trello.com/524f516acabfb4cd42000cd9">Manassés Ferreira Neto</text:a> attached Mips_tb.v to <text:a xlink:type="simple" xlink:href="https://trello.com/c/2ZoH8j53/36-entrega5">Entrega5</text:a> </text:p>
      <text:p text:style-name="Text_20_body">May 19 at 11:36 </text:p>
      <text:p text:style-name="Text_20_body"><text:a xlink:type="simple" xlink:href="https://trello.com/524f516acabfb4cd42000cd9">Manassés Ferreira Neto</text:a> attached <text:a xlink:type="simple" xlink:href="https://trello-attachments.s3.amazonaws.com/53063cf268b7584c76668ee4/53776af619b9e5da1c0a4562/1280x800/bdd2552e2e820e640ac8243dc9da3db4/mips.png" office:target-frame-name="_blank" xlink:show="new">mips.png</text:a> to <text:a xlink:type="simple" xlink:href="https://trello.com/c/2ZoH8j53/36-entrega5">Entrega5</text:a> </text:p>
      <text:p text:style-name="Text_20_body">May 19 at 11:36 </text:p>
      <text:p text:style-name="Text_20_body"><text:a xlink:type="simple" xlink:href="https://trello.com/524f516acabfb4cd42000cd9">Manassés Ferreira Neto</text:a> attached <text:a xlink:type="simple" xlink:href="https://trello-attachments.s3.amazonaws.com/53063cf268b7584c76668ee4/53776af619b9e5da1c0a4562/b7761141e7143ad3d3ebacb7d29fca9a/mips.asm" office:target-frame-name="_blank" xlink:show="new">mips.asm</text:a> to <text:a xlink:type="simple" xlink:href="https://trello.com/c/2ZoH8j53/36-entrega5">Entrega5</text:a> </text:p>
      <text:p text:style-name="Text_20_body">May 19 at 11:36 </text:p>
      <text:p text:style-name="Text_20_body"><text:a xlink:type="simple" xlink:href="https://trello.com/5306a5a9677228a64609d4c6">Dodosalesilva</text:a> on <text:a xlink:type="simple" xlink:href="https://trello.com/c/oBupltdJ/3-chat">Chat</text:a> </text:p>
      <text:p text:style-name="Text_20_body">a entrevista</text:p>
      <text:p text:style-name="Text_20_body">May 18 at 21:37 </text:p>
      <text:p text:style-name="Text_20_body"><text:a xlink:type="simple" xlink:href="https://trello.com/524f516acabfb4cd42000cd9">Manassés Ferreira Neto</text:a> on <text:a xlink:type="simple" xlink:href="https://trello.com/c/oBupltdJ/3-chat">Chat</text:a> </text:p>
      <text:p text:style-name="Text_20_body">À tarde previsão para as 16 a energia volta e eu prossigo com a geração de um programa em hexa a ser lido de um arquivo e carregado na RAM pelo tb_Mips. \o/</text:p>
      <text:p text:style-name="Text_20_body">May 18 at 11:27 </text:p>
      <text:p text:style-name="Text_20_body"><text:a xlink:type="simple" xlink:href="https://trello.com/524f516acabfb4cd42000cd9">Manassés Ferreira Neto</text:a> on <text:a xlink:type="simple" xlink:href="https://trello.com/c/oBupltdJ/3-chat">Chat</text:a> </text:p>
      <text:p text:style-name="Text_20_body">Hoje ia continuar pela manhã mas a CEMIG resolveu desligar geral... Acreditam nisso? </text:p>
      <text:p text:style-name="Text_20_body">May 18 at 11:24 </text:p>
      <text:p text:style-name="Text_20_body"><text:soft-page-break/><text:a xlink:type="simple" xlink:href="https://trello.com/524f516acabfb4cd42000cd9">Manassés Ferreira Neto</text:a> on <text:a xlink:type="simple" xlink:href="https://trello.com/c/oBupltdJ/3-chat">Chat</text:a> </text:p>
      <text:p text:style-name="Text_20_body">A entrega ou a entrevista?</text:p>
      <text:p text:style-name="Text_20_body">May 18 at 11:23 </text:p>
      <text:p text:style-name="Text_20_body"><text:a xlink:type="simple" xlink:href="https://trello.com/5306a5a9677228a64609d4c6">Dodosalesilva</text:a> on <text:a xlink:type="simple" xlink:href="https://trello.com/c/oBupltdJ/3-chat">Chat</text:a> </text:p>
      <text:p text:style-name="Text_20_body">E ai pessoal,<text:line-break/>eu sou vou conseguir terminar a entrega amanhã depois da aula.<text:line-break/>assim que eu terminar envio o código pra vcs e depois pro monitor.<text:line-break/>Abraços.</text:p>
      <text:p text:style-name="Text_20_body">May 18 at 11:01 </text:p>
      <text:p text:style-name="Text_20_body"><text:a xlink:type="simple" xlink:href="https://trello.com/5306a5a9677228a64609d4c6">Dodosalesilva</text:a> on <text:a xlink:type="simple" xlink:href="https://trello.com/c/2ZoH8j53/36-entrega5">Entrega5</text:a> </text:p>
      <text:p text:style-name="Text_20_body">Não entendi, se fosse o caso contrário, o decode ser chamado pelo register não teria problemas, mas nesse caso ele obrigatoriamente teria de ser um inout, tenta enviar uma dúvida no fórum pro Caio, ele com certeza passou por isso.</text:p>
      <text:p text:style-name="Text_20_body">May 18 at 11:00 </text:p>
      <text:p text:style-name="Text_20_body"><text:a xlink:type="simple" xlink:href="https://trello.com/524f516acabfb4cd42000cd9">Manassés Ferreira Neto</text:a> completed Para realizar testes no MIPS completo vocês podem criar um testbench que instancie o Mips e a Ram e utilizar as funções de sistema do Verilog $readmemh/$readmemb que permitem que valores sejam carregados em memórias do circuito, no caso, na Ram fornecida. on <text:a xlink:type="simple" xlink:href="https://trello.com/c/2ZoH8j53/36-entrega5">Entrega5</text:a>.</text:p>
      <text:p text:style-name="Text_20_body">May 17 at 20:51 </text:p>
      <text:p text:style-name="Text_20_body"><text:a xlink:type="simple" xlink:href="https://trello.com/524f516acabfb4cd42000cd9">Manassés Ferreira Neto</text:a> on <text:a xlink:type="simple" xlink:href="https://trello.com/c/2ZoH8j53/36-entrega5">Entrega5</text:a> </text:p>
      <text:p text:style-name="Text_20_body">No caso do "reg_id_dataa", ele é input no Decode mas output no Register chamado pelo próprio Decode... E aí quando colocamos com inout no Decode o Warning desaparece... O que você acha @dodosalesilva ?</text:p>
      <text:p text:style-name="Text_20_body">May 17 at 19:23 - edited May 17 at 19:24 </text:p>
      <text:p text:style-name="Text_20_body"><text:a xlink:type="simple" xlink:href="https://trello.com/524f516acabfb4cd42000cd9">Manassés Ferreira Neto</text:a> attached <text:a xlink:type="simple" xlink:href="https://trello-attachments.s3.amazonaws.com/53063cf268b7584c76668ee4/53776af619b9e5da1c0a4562/650x167/f42185e16fc2399ac3303a55531d8802/Captura_de_tela_de_2014-05-17_19_10_58.png" office:target-frame-name="_blank" xlink:show="new">Captura de tela de 2014-05-17 19:10:58.png</text:a> to <text:a xlink:type="simple" xlink:href="https://trello.com/c/2ZoH8j53/36-entrega5">Entrega5</text:a> </text:p>
      <text:p text:style-name="Text_20_body">May 17 at 19:11 </text:p>
      <text:p text:style-name="Text_20_body"><text:a xlink:type="simple" xlink:href="https://trello.com/524f516acabfb4cd42000cd9">Manassés Ferreira Neto</text:a> on <text:a xlink:type="simple" xlink:href="https://trello.com/c/ByJ1y3dS/30-entrega4">Entrega4</text:a> </text:p>
      <text:list xml:id="list570663088212909771" text:style-name="L4">
        <text:list-item>
          <text:p text:style-name="P41">removed doc </text:p>
        </text:list-item>
        <text:list-item>
          <text:p text:style-name="P4">removed tb </text:p>
        </text:list-item>
      </text:list>
      <text:p text:style-name="Text_20_body">May 17 at 18:38 </text:p>
      <text:p text:style-name="Text_20_body"><text:a xlink:type="simple" xlink:href="https://trello.com/524f516acabfb4cd42000cd9">Manassés Ferreira Neto</text:a> on <text:a xlink:type="simple" xlink:href="https://trello.com/c/2ZoH8j53/36-entrega5">Entrega5</text:a> </text:p>
      <text:p text:style-name="Text_20_body">Galera, alguém já integrou esses códigos todos? Estou tendo dificuldades.. =^P</text:p>
      <text:p text:style-name="Text_20_body">May 17 at 18:15 </text:p>
      <text:p text:style-name="Text_20_body"><text:a xlink:type="simple" xlink:href="https://trello.com/524f516acabfb4cd42000cd9">Manassés Ferreira Neto</text:a> attached <text:a xlink:type="simple" xlink:href="https://www.dropbox.com/sh/50z6xwusb1aoexn/AACXLPG9IOk-KtsKUPTU8jtSa" office:target-frame-name="_blank" xlink:show="new">https://www.dropbox.com/sh/50z6xwusb1aoexn/AACXLPG9IOk-KtsKUPTU8jtSa</text:a> to <text:a xlink:type="simple" xlink:href="https://trello.com/c/2ZoH8j53/36-entrega5">Entrega5</text:a> </text:p>
      <text:p text:style-name="Text_20_body">May 17 at 16:04 </text:p>
      <text:p text:style-name="Text_20_body"><text:a xlink:type="simple" xlink:href="https://trello.com/524f516acabfb4cd42000cd9">Manassés Ferreira Neto</text:a> on <text:a xlink:type="simple" xlink:href="https://trello.com/c/2ZoH8j53/36-entrega5">Entrega5</text:a> </text:p>
      <text:p text:style-name="Text_20_body">É um jar.</text:p>
      <text:p text:style-name="Text_20_body">May 17 at 15:44 </text:p>
      <text:p text:style-name="Text_20_body"><text:a xlink:type="simple" xlink:href="https://trello.com/524f516acabfb4cd42000cd9">Manassés Ferreira Neto</text:a> on <text:a xlink:type="simple" xlink:href="https://trello.com/c/2ZoH8j53/36-entrega5">Entrega5</text:a> </text:p>
      <text:p text:style-name="Text_20_body"><text:soft-page-break/>Baixando o MARS4.4 no ruindows...</text:p>
      <text:p text:style-name="Text_20_body">May 17 at 15:43 </text:p>
      <text:p text:style-name="Text_20_body"><text:a xlink:type="simple" xlink:href="https://trello.com/524f516acabfb4cd42000cd9">Manassés Ferreira Neto</text:a> on <text:a xlink:type="simple" xlink:href="https://trello.com/c/2ZoH8j53/36-entrega5">Entrega5</text:a> </text:p>
      <text:p text:style-name="Text_20_body">@elias, o @viguirilo1 disse que você tem essa parte dos clocks, quando der me passa!</text:p>
      <text:p text:style-name="Text_20_body">May 17 at 15:42 </text:p>
      <text:p text:style-name="Text_20_body"><text:a xlink:type="simple" xlink:href="https://trello.com/524f516acabfb4cd42000cd9">Manassés Ferreira Neto</text:a> on <text:a xlink:type="simple" xlink:href="https://trello.com/c/2ZoH8j53/36-entrega5">Entrega5</text:a> </text:p>
      <text:p text:style-name="Text_20_body">Galera, vocês já conseguiram implementar o Mips?</text:p>
      <text:p text:style-name="Preformatted_20_Text"><text:span text:style-name="Source_20_Text">/*Complete here</text:span></text:p>
      <text:p text:style-name="Preformatted_20_Text"><text:span text:style-name="Source_20_Text"><text:s text:c="4"/>Implement here clock_div driving logic</text:span></text:p>
      <text:p text:style-name="Preformatted_20_Text"><text:span text:style-name="Source_20_Text"><text:s text:c="4"/>clock_div should be used as clock for most of the instances and it is</text:span></text:p>
      <text:p text:style-name="Preformatted_20_Text"><text:span text:style-name="Source_20_Text"><text:s text:c="4"/>two times slower than the main clock of this module (input clock)</text:span></text:p>
      <text:p text:style-name="P74"><text:span text:style-name="Source_20_Text">*/</text:span></text:p>
      <text:p text:style-name="Text_20_body">May 17 at 15:26 </text:p>
      <text:p text:style-name="Text_20_body"><text:a xlink:type="simple" xlink:href="https://trello.com/524f516acabfb4cd42000cd9">Manassés Ferreira Neto</text:a> attached <text:a xlink:type="simple" xlink:href="https://trello-attachments.s3.amazonaws.com/53063cf268b7584c76668ee4/53776af619b9e5da1c0a4562/02fb24bf6c1aa7520e92621149e4286a/Mips.v" office:target-frame-name="_blank" xlink:show="new">Mips.v</text:a> to <text:a xlink:type="simple" xlink:href="https://trello.com/c/2ZoH8j53/36-entrega5">Entrega5</text:a> </text:p>
      <text:p text:style-name="Text_20_body">May 17 at 15:17 </text:p>
      <text:p text:style-name="Text_20_body"><text:a xlink:type="simple" xlink:href="https://trello.com/524f516acabfb4cd42000cd9">Manassés Ferreira Neto</text:a> on <text:a xlink:type="simple" xlink:href="https://trello.com/c/2ZoH8j53/36-entrega5">Entrega5</text:a> </text:p>
      <text:list xml:id="list6571223668220277785" text:style-name="L5">
        <text:list-item>
          <text:p text:style-name="P42">added Desenvolvimento </text:p>
        </text:list-item>
        <text:list-item>
          <text:p text:style-name="P5">added Dicas </text:p>
        </text:list-item>
      </text:list>
      <text:p text:style-name="Text_20_body">May 17 at 15:15 </text:p>
      <text:p text:style-name="Text_20_body"><text:a xlink:type="simple" xlink:href="https://trello.com/524f516acabfb4cd42000cd9">Manassés Ferreira Neto</text:a> added Testes to <text:a xlink:type="simple" xlink:href="https://trello.com/c/2ZoH8j53/36-entrega5">Entrega5</text:a>.</text:p>
      <text:p text:style-name="Text_20_body">May 17 at 15:08 </text:p>
      <text:p text:style-name="Text_20_body"><text:a xlink:type="simple" xlink:href="https://trello.com/524f516acabfb4cd42000cd9">Manassés Ferreira Neto</text:a> on <text:a xlink:type="simple" xlink:href="https://trello.com/c/2ZoH8j53/36-entrega5">Entrega5</text:a> </text:p>
      <text:p text:style-name="Text_20_body">Dando uma olhada no MARS...</text:p>
      <text:p text:style-name="Text_20_body">May 17 at 15:08 </text:p>
      <text:p text:style-name="Text_20_body"><text:a xlink:type="simple" xlink:href="https://trello.com/524f516acabfb4cd42000cd9">Manassés Ferreira Neto</text:a> on <text:a xlink:type="simple" xlink:href="https://trello.com/c/2ZoH8j53/36-entrega5">Entrega5</text:a> </text:p>
      <text:list xml:id="list5365084972375711610" text:style-name="L6">
        <text:list-item>
          <text:p text:style-name="P43">joined </text:p>
        </text:list-item>
        <text:list-item>
          <text:p text:style-name="P6">moved from A ser feito to Sendo feito </text:p>
        </text:list-item>
      </text:list>
      <text:p text:style-name="Text_20_body">May 17 at 15:08 </text:p>
      <text:p text:style-name="Text_20_body"><text:a xlink:type="simple" xlink:href="https://trello.com/524f516acabfb4cd42000cd9">Manassés Ferreira Neto</text:a> attached <text:a xlink:type="simple" xlink:href="https://trello-attachments.s3.amazonaws.com/53063cf268b7584c76668ee4/53776af619b9e5da1c0a4562/638c2cb322e25ff0ab66971df9365e36/Entrega_5.pdf" office:target-frame-name="_blank" xlink:show="new">Entrega 5.pdf</text:a> to <text:a xlink:type="simple" xlink:href="https://trello.com/c/2ZoH8j53/36-entrega5">Entrega5</text:a> </text:p>
      <text:p text:style-name="Text_20_body">May 17 at 12:01 </text:p>
      <text:p text:style-name="Text_20_body"><text:a xlink:type="simple" xlink:href="https://trello.com/524f516acabfb4cd42000cd9">Manassés Ferreira Neto</text:a> attached <text:a xlink:type="simple" xlink:href="https://trello-attachments.s3.amazonaws.com/53063cf268b7584c76668ee4/53776c3695b0a35c258c6dca/750x471/99a052a9236ce8caf261ba9038c7ba1b/Captura_de_tela_de_2014-05-17_11_59_31.png" office:target-frame-name="_blank" xlink:show="new">Captura de tela de 2014-05-17 11:59:31.png</text:a> to <text:a xlink:type="simple" xlink:href="https://trello.com/c/i1QVhQ4c/37-entrevista2">Entrevista2</text:a> </text:p>
      <text:p text:style-name="Text_20_body">May 17 at 11:59 </text:p>
      <text:p text:style-name="Text_20_body"><text:a xlink:type="simple" xlink:href="https://trello.com/524f516acabfb4cd42000cd9">Manassés Ferreira Neto</text:a> attached <text:a xlink:type="simple" xlink:href="https://trello-attachments.s3.amazonaws.com/53063cf268b7584c76668ee4/53776c3695b0a35c258c6dca/07f38499fe6d3f29b5a4034e82316541/Mem.hex" office:target-frame-name="_blank" xlink:show="new">Mem.hex</text:a> to <text:a xlink:type="simple" xlink:href="https://trello.com/c/i1QVhQ4c/37-entrevista2">Entrevista2</text:a> </text:p>
      <text:p text:style-name="Text_20_body">May 17 at 11:56 </text:p>
      <text:p text:style-name="Text_20_body"><text:a xlink:type="simple" xlink:href="https://trello.com/524f516acabfb4cd42000cd9">Manassés Ferreira Neto</text:a> added Tarefas to <text:a xlink:type="simple" xlink:href="https://trello.com/c/i1QVhQ4c/37-entrevista2">Entrevista2</text:a>.</text:p>
      <text:p text:style-name="Text_20_body">May 17 at 11:54 </text:p>
      <text:p text:style-name="Text_20_body"><text:a xlink:type="simple" xlink:href="https://trello.com/524f516acabfb4cd42000cd9">Manassés Ferreira Neto</text:a> attached <text:a xlink:type="simple" xlink:href="https://trello-attachments.s3.amazonaws.com/53063cf268b7584c76668ee4/53776eb8144c5150ddeae7c2/62c4f9b3ef51ec7c9294cad7063c2465/Entrega_e_Entrevista_Final.pdf" office:target-frame-name="_blank" xlink:show="new">Entrega e Entrevista Final.pdf</text:a> to <text:a xlink:type="simple" xlink:href="https://trello.com/c/r7fqn38Z/38-entregaentrevistafinal">EntregaFinal</text:a> </text:p>
      <text:p text:style-name="Text_20_body">May 17 at 11:14 </text:p>
      <text:p text:style-name="Text_20_body"><text:soft-page-break/><text:a xlink:type="simple" xlink:href="https://trello.com/524f516acabfb4cd42000cd9">Manassés Ferreira Neto</text:a> added <text:a xlink:type="simple" xlink:href="https://trello.com/c/r7fqn38Z/38-entregaentrevistafinal">EntregaFinal</text:a> to A ser feito.</text:p>
      <text:p text:style-name="Text_20_body">May 17 at 11:14 </text:p>
      <text:p text:style-name="Text_20_body"><text:a xlink:type="simple" xlink:href="https://trello.com/524f516acabfb4cd42000cd9">Manassés Ferreira Neto</text:a> attached <text:a xlink:type="simple" xlink:href="https://trello-attachments.s3.amazonaws.com/53063cf268b7584c76668ee4/53776c3695b0a35c258c6dca/fe2f5d3584311faee0acb0fc48635d81/Entrevista_2.pdf" office:target-frame-name="_blank" xlink:show="new">Entrevista 2.pdf</text:a> to <text:a xlink:type="simple" xlink:href="https://trello.com/c/i1QVhQ4c/37-entrevista2">Entrevista2</text:a> </text:p>
      <text:p text:style-name="Text_20_body">May 17 at 11:03 </text:p>
      <text:p text:style-name="Text_20_body"><text:a xlink:type="simple" xlink:href="https://trello.com/524f516acabfb4cd42000cd9">Manassés Ferreira Neto</text:a> added <text:a xlink:type="simple" xlink:href="https://trello.com/c/i1QVhQ4c/37-entrevista2">Entrevista2</text:a> to A ser feito.</text:p>
      <text:p text:style-name="Text_20_body">May 17 at 11:03 </text:p>
      <text:p text:style-name="Text_20_body"><text:a xlink:type="simple" xlink:href="https://trello.com/524f516acabfb4cd42000cd9">Manassés Ferreira Neto</text:a> added <text:a xlink:type="simple" xlink:href="https://trello.com/c/2ZoH8j53/36-entrega5">Entrega5</text:a> to A ser feito.</text:p>
      <text:p text:style-name="Text_20_body">May 17 at 10:58 </text:p>
      <text:p text:style-name="Text_20_body"><text:a xlink:type="simple" xlink:href="https://trello.com/524f516acabfb4cd42000cd9">Manassés Ferreira Neto</text:a> moved <text:a xlink:type="simple" xlink:href="https://trello.com/c/ByJ1y3dS/30-entrega4">Entrega4</text:a> from Sendo feito to Feito.</text:p>
      <text:p text:style-name="Text_20_body">May 17 at 10:56 </text:p>
      <text:p text:style-name="Text_20_body"><text:a xlink:type="simple" xlink:href="https://trello.com/524f516acabfb4cd42000cd9">Manassés Ferreira Neto</text:a> moved <text:a xlink:type="simple" xlink:href="https://trello.com/c/R1mo2I8f/31-entrevista1">Entrevista1</text:a> from Sendo feito to Feito.</text:p>
      <text:p text:style-name="Text_20_body">May 17 at 10:56 </text:p>
      <text:p text:style-name="Text_20_body"><text:a xlink:type="simple" xlink:href="https://trello.com/524f516acabfb4cd42000cd9">Manassés Ferreira Neto</text:a> attached <text:a xlink:type="simple" xlink:href="https://trello-attachments.s3.amazonaws.com/53063cf268b7584c76668ee4/534d35b239d020d6363c2014/3383703f7652098f8bd31dda7cc8454a/tb_manual.ods" office:target-frame-name="_blank" xlink:show="new">tb_manual.ods</text:a> to <text:a xlink:type="simple" xlink:href="https://trello.com/c/R1mo2I8f/31-entrevista1">Entrevista1</text:a> </text:p>
      <text:p text:style-name="Text_20_body">May 6 at 18:06 </text:p>
      <text:p text:style-name="Text_20_body"><text:a xlink:type="simple" xlink:href="https://trello.com/524f516acabfb4cd42000cd9">Manassés Ferreira Neto</text:a> attached <text:a xlink:type="simple" xlink:href="http://web.eecs.umich.edu/%7Epmchen/engr100/lab1/" office:target-frame-name="_blank" xlink:show="new">http://web.eecs.umich.edu/~pmchen/engr100/lab1/</text:a> to <text:a xlink:type="simple" xlink:href="https://trello.com/c/R1mo2I8f/31-entrevista1">Entrevista1</text:a> </text:p>
      <text:p text:style-name="Text_20_body">May 6 at 13:55 </text:p>
      <text:p text:style-name="Text_20_body"><text:a xlink:type="simple" xlink:href="https://trello.com/524f516acabfb4cd42000cd9">Manassés Ferreira Neto</text:a> on <text:a xlink:type="simple" xlink:href="https://trello.com/c/ByJ1y3dS/30-entrega4">Entrega4</text:a> </text:p>
      <text:p text:style-name="Text_20_body">De fato, .reg_id_ass_dataa(reg_id_ass_dataa) e reg_id_ass_datab(reg_id_ass_datab) estão a mais...</text:p>
      <text:p text:style-name="Text_20_body">May 6 at 08:17 </text:p>
      <text:p text:style-name="Text_20_body"><text:a xlink:type="simple" xlink:href="https://trello.com/5307dce5583b328d37b3300c">Elias Soares</text:a> on <text:a xlink:type="simple" xlink:href="https://trello.com/c/ByJ1y3dS/30-entrega4">Entrega4</text:a> </text:p>
      <text:p text:style-name="Text_20_body">Pessoas, tava testando o Decode.v e parece ter um erro na linha 129. É passado para o módulo Registers parâmetros a mais, passa-se endereços de a e b assíncronos, mas ele só recebe um endereço de a e b. O fato de ser assíncrono ou não, não deveria ser implementado e passado conforme a necessidade no módulo de Decode?</text:p>
      <text:p text:style-name="Text_20_body">May 5 at 21:02 </text:p>
      <text:p text:style-name="Text_20_body"><text:a xlink:type="simple" xlink:href="https://trello.com/524f516acabfb4cd42000cd9">Manassés Ferreira Neto</text:a> attached <text:a xlink:type="simple" xlink:href="https://trello-attachments.s3.amazonaws.com/53063cf268b7584c76668ee4/534d35b239d020d6363c2014/e6f6fe89ec3f0d7cc0dbca78abc745b5/Top.v" office:target-frame-name="_blank" xlink:show="new">Top.v</text:a> to <text:a xlink:type="simple" xlink:href="https://trello.com/c/R1mo2I8f/31-entrevista1">Entrevista1</text:a> </text:p>
      <text:p text:style-name="Text_20_body">May 5 at 15:43 </text:p>
      <text:p text:style-name="Text_20_body"><text:a xlink:type="simple" xlink:href="https://trello.com/524f516acabfb4cd42000cd9">Manassés Ferreira Neto</text:a> attached <text:a xlink:type="simple" xlink:href="https://trello-attachments.s3.amazonaws.com/53063cf268b7584c76668ee4/534d35b239d020d6363c2014/14276c212ae91ab1e9abdec18f1dd85d/OutConverter.v" office:target-frame-name="_blank" xlink:show="new">OutConverter.v</text:a> to <text:a xlink:type="simple" xlink:href="https://trello.com/c/R1mo2I8f/31-entrevista1">Entrevista1</text:a> </text:p>
      <text:p text:style-name="Text_20_body">May 5 at 15:43 </text:p>
      <text:p text:style-name="Text_20_body"><text:a xlink:type="simple" xlink:href="https://trello.com/524f516acabfb4cd42000cd9">Manassés Ferreira Neto</text:a> attached <text:a xlink:type="simple" xlink:href="https://trello-attachments.s3.amazonaws.com/53063cf268b7584c76668ee4/534d35b239d020d6363c2014/c3f78edd45ce1da4ce3a53a17ac9ac16/Alu.v" office:target-frame-name="_blank" xlink:show="new">Alu.v</text:a> to <text:a xlink:type="simple" xlink:href="https://trello.com/c/R1mo2I8f/31-entrevista1">Entrevista1</text:a> </text:p>
      <text:p text:style-name="Text_20_body">May 5 at 15:43 </text:p>
      <text:p text:style-name="Text_20_body"><text:a xlink:type="simple" xlink:href="https://trello.com/5306a5a9677228a64609d4c6">Dodosalesilva</text:a> on <text:a xlink:type="simple" xlink:href="https://trello.com/c/ByJ1y3dS/30-entrega4">Entrega4</text:a> </text:p>
      <text:p text:style-name="Text_20_body">Fala Pessoal, blz?<text:line-break/>E ai, nós vamos terminar essa apresentação hj?</text:p>
      <text:p text:style-name="Text_20_body">May 5 at 09:18 </text:p>
      <text:p text:style-name="Text_20_body"><text:a xlink:type="simple" xlink:href="https://trello.com/524f516acabfb4cd42000cd9">Manassés Ferreira Neto</text:a> attached <text:a xlink:type="simple" xlink:href="http://download.altera.com/akdlm/software/acdsinst/13.1/162/ib_installers/cyclone-13.1.0.162.qdz" office:target-frame-name="_blank" xlink:show="new">http://download.altera.com/akdlm/software/acdsinst/13.1/162/ib_installers/cyclone-13.1.0.162.qdz</text:a> to <text:a xlink:type="simple" xlink:href="https://trello.com/c/VUT6Qx2H/22-fpga">FPGA</text:a> </text:p>
      <text:p text:style-name="Text_20_body"><text:soft-page-break/>May 3 at 21:04 </text:p>
      <text:p text:style-name="Text_20_body"><text:a xlink:type="simple" xlink:href="https://trello.com/524f516acabfb4cd42000cd9">Manassés Ferreira Neto</text:a> attached <text:a xlink:type="simple" xlink:href="http://download.altera.com/akdlm/software/acdsinst/13.1/162/ib_installers/cyclone-13.1.0.162.qdz" office:target-frame-name="_blank" xlink:show="new">http://download.altera.com/akdlm/software/acdsinst/13.1/162/ib_installers/cyclone-13.1.0.162.qdz</text:a> to <text:a xlink:type="simple" xlink:href="https://trello.com/c/R1mo2I8f/31-entrevista1">Entrevista1</text:a> </text:p>
      <text:p text:style-name="Text_20_body">May 3 at 21:03 </text:p>
      <text:p text:style-name="Text_20_body"><text:a xlink:type="simple" xlink:href="https://trello.com/524f516acabfb4cd42000cd9">Manassés Ferreira Neto</text:a> on <text:a xlink:type="simple" xlink:href="https://trello.com/c/ByJ1y3dS/30-entrega4">Entrega4</text:a> </text:p>
      <text:p text:style-name="Text_20_body">também não tenho camera. Vou compartilhar o desktop. e vamos via chat.</text:p>
      <text:p text:style-name="Text_20_body">May 3 at 19:55 </text:p>
      <text:p text:style-name="Text_20_body"><text:a xlink:type="simple" xlink:href="https://trello.com/5306a5a9677228a64609d4c6">Dodosalesilva</text:a> on <text:a xlink:type="simple" xlink:href="https://trello.com/c/ByJ1y3dS/30-entrega4">Entrega4</text:a> </text:p>
      <text:p text:style-name="Text_20_body">essa linha pode sair sim</text:p>
      <text:p text:style-name="Text_20_body">May 3 at 19:53 </text:p>
      <text:p text:style-name="Text_20_body"><text:a xlink:type="simple" xlink:href="https://trello.com/5306a5a9677228a64609d4c6">Dodosalesilva</text:a> on <text:a xlink:type="simple" xlink:href="https://trello.com/c/ByJ1y3dS/30-entrega4">Entrega4</text:a> </text:p>
      <text:p text:style-name="Text_20_body">cara foi mal, eu sou um gênio, não to com câmera aqui. vai te que ser via chat mesmo.</text:p>
      <text:p text:style-name="Text_20_body">May 3 at 19:53 </text:p>
      <text:p text:style-name="Text_20_body"><text:a xlink:type="simple" xlink:href="https://trello.com/524f516acabfb4cd42000cd9">Manassés Ferreira Neto</text:a> on <text:a xlink:type="simple" xlink:href="https://trello.com/c/ByJ1y3dS/30-entrega4">Entrega4</text:a> </text:p>
      <text:p text:style-name="Text_20_body">@dodosalesilva , a linha </text:p>
      <text:p text:style-name="P74"><text:span text:style-name="Source_20_Text">assign id_mem_writereg = ((!overflow | id_ex_writeov) &amp; id_ex_writereg);</text:span></text:p>
      <text:p text:style-name="Text_20_body">pode sair. Logo após Auxiliares.</text:p>
      <text:p text:style-name="Text_20_body">May 3 at 19:50 </text:p>
      <text:p text:style-name="Text_20_body"><text:a xlink:type="simple" xlink:href="https://trello.com/524f516acabfb4cd42000cd9">Manassés Ferreira Neto</text:a> on <text:a xlink:type="simple" xlink:href="https://trello.com/c/R1mo2I8f/31-entrevista1">Entrevista1</text:a> </text:p>
      <text:list xml:id="list3585046455575482649" text:style-name="L7">
        <text:list-item>
          <text:p text:style-name="P44">completed Um módulo TOP deve ser criado de forma que a ALU seja instanciada dentro dele e as portas de entrada e saída sejam conectadas de acordo com a tabela </text:p>
        </text:list-item>
        <text:list-item>
          <text:p text:style-name="P7">completed download dos arquivos de assinalamentos de pinos e manual </text:p>
        </text:list-item>
      </text:list>
      <text:p text:style-name="Text_20_body">May 3 at 19:49 </text:p>
      <text:p text:style-name="Text_20_body"><text:a xlink:type="simple" xlink:href="https://trello.com/524f516acabfb4cd42000cd9">Manassés Ferreira Neto</text:a> moved <text:a xlink:type="simple" xlink:href="https://trello.com/c/R1mo2I8f/31-entrevista1">Entrevista1</text:a> from A ser feito to Sendo feito.</text:p>
      <text:p text:style-name="Text_20_body">May 3 at 19:43 </text:p>
      <text:p text:style-name="Text_20_body"><text:a xlink:type="simple" xlink:href="https://trello.com/524f516acabfb4cd42000cd9">Manassés Ferreira Neto</text:a> on <text:a xlink:type="simple" xlink:href="https://trello.com/c/lwOi63Wx/32-encontro-02-05">Encontro-02/05</text:a> </text:p>
      <text:list xml:id="list5895054357938535129" text:style-name="L8">
        <text:list-item>
          <text:p text:style-name="P45">archived </text:p>
        </text:list-item>
        <text:list-item>
          <text:p text:style-name="P45">completed <draw:a xlink:type="simple" xlink:href="https://trello.com/c/R1mo2I8f/31-entrevista1" office:target-frame-name="_blank" xlink:show="new"><draw:frame draw:style-name="fr2" draw:name="figuras4" text:anchor-type="as-char" svg:width="2.05cm" svg:height="1.051cm" draw:z-index="3"><draw:image xlink:href="https://d2k1ftgv7pobq7.cloudfront.net/images/services/e1b7406bd79656fdd26ca46dc8963bee/trello.png" xlink:type="simple" xlink:show="embed" xlink:actuate="onLoad"/></draw:frame></draw:a><text:bookmark text:name="known2522"/><text:a xlink:type="simple" xlink:href="https://trello.com/c/R1mo2I8f/31-entrevista1" office:target-frame-name="_blank" xlink:show="new">Entrevista1</text:a> </text:p>
        </text:list-item>
        <text:list-item>
          <text:p text:style-name="P8">completed <draw:a xlink:type="simple" xlink:href="https://trello.com/c/ByJ1y3dS/30-entrega4" office:target-frame-name="_blank" xlink:show="new"><draw:frame draw:style-name="fr2" draw:name="figuras5" text:anchor-type="as-char" svg:width="2.05cm" svg:height="1.051cm" draw:z-index="4"><draw:image xlink:href="https://d2k1ftgv7pobq7.cloudfront.net/images/services/e1b7406bd79656fdd26ca46dc8963bee/trello.png" xlink:type="simple" xlink:show="embed" xlink:actuate="onLoad"/></draw:frame></draw:a><text:bookmark text:name="known2523"/><text:a xlink:type="simple" xlink:href="https://trello.com/c/ByJ1y3dS/30-entrega4" office:target-frame-name="_blank" xlink:show="new">Entrega4</text:a> </text:p>
        </text:list-item>
      </text:list>
      <text:p text:style-name="Text_20_body">May 3 at 19:43 </text:p>
      <text:p text:style-name="Text_20_body"><text:a xlink:type="simple" xlink:href="https://trello.com/524f516acabfb4cd42000cd9">Manassés Ferreira Neto</text:a> on <text:a xlink:type="simple" xlink:href="https://trello.com/c/raYTb2fi/35-googledrive">GoogleDrive</text:a> </text:p>
      <text:p text:style-name="Text_20_body">Criei para concentrarmos o código da Entrevistas.</text:p>
      <text:p text:style-name="Text_20_body">May 3 at 19:42 </text:p>
      <text:p text:style-name="Text_20_body"><text:a xlink:type="simple" xlink:href="https://trello.com/524f516acabfb4cd42000cd9">Manassés Ferreira Neto</text:a> attached <text:a xlink:type="simple" xlink:href="https://drive.google.com/folderview?id=0B8W30pUKhSPZWXVKUG5fMVNkanM&amp;usp=sharing" office:target-frame-name="_blank" xlink:show="new">https://drive.google.com/folderview?id=0B8W30pUKhSPZWXVKUG5fMVNkanM&amp;usp=sharing</text:a> to <text:a xlink:type="simple" xlink:href="https://trello.com/c/raYTb2fi/35-googledrive">GoogleDrive</text:a> </text:p>
      <text:p text:style-name="Text_20_body"><text:soft-page-break/>May 3 at 19:41 </text:p>
      <text:p text:style-name="Text_20_body"><text:a xlink:type="simple" xlink:href="https://trello.com/524f516acabfb4cd42000cd9">Manassés Ferreira Neto</text:a> added <text:a xlink:type="simple" xlink:href="https://trello.com/c/raYTb2fi/35-googledrive">GoogleDrive</text:a> to Recursos.</text:p>
      <text:p text:style-name="Text_20_body">May 3 at 19:41 </text:p>
      <text:p text:style-name="Text_20_body"><text:a xlink:type="simple" xlink:href="https://trello.com/524f516acabfb4cd42000cd9">Manassés Ferreira Neto</text:a> on <text:a xlink:type="simple" xlink:href="https://trello.com/c/ByJ1y3dS/30-entrega4">Entrega4</text:a> </text:p>
      <text:p text:style-name="Text_20_body"><text:a xlink:type="simple" xlink:href="https://plus.google.com/hangouts/_/72cpi0re1q2c0120tc5llrcjho?hl=pt-BR" office:target-frame-name="_blank" xlink:show="new">https://plus.google.com/hangouts/_/72cpi0re1q2c0120tc5llrcjho?hl=pt-BR</text:a></text:p>
      <text:p text:style-name="Text_20_body">May 3 at 19:40 </text:p>
      <text:p text:style-name="Text_20_body"><text:a xlink:type="simple" xlink:href="https://trello.com/524f516acabfb4cd42000cd9">Manassés Ferreira Neto</text:a> on <text:a xlink:type="simple" xlink:href="https://trello.com/c/ByJ1y3dS/30-entrega4">Entrega4</text:a> </text:p>
      <text:p text:style-name="Text_20_body">bom, não tenho testes. mas fez sentido. bora fazer o hangout?</text:p>
      <text:p text:style-name="Text_20_body">May 3 at 19:35 </text:p>
      <text:p text:style-name="Text_20_body"><text:a xlink:type="simple" xlink:href="https://trello.com/524f516acabfb4cd42000cd9">Manassés Ferreira Neto</text:a> deleted the https://github.com/mfer/pinca-puca/blob/master/Entrega4/src/Execute.v attachment from <text:a xlink:type="simple" xlink:href="https://trello.com/c/ByJ1y3dS/30-entrega4">Entrega4</text:a>.</text:p>
      <text:p text:style-name="Text_20_body">May 3 at 19:35 </text:p>
      <text:p text:style-name="Text_20_body"><text:a xlink:type="simple" xlink:href="https://trello.com/524f516acabfb4cd42000cd9">Manassés Ferreira Neto</text:a> on <text:a xlink:type="simple" xlink:href="https://trello.com/c/ByJ1y3dS/30-entrega4">Entrega4</text:a> </text:p>
      <text:p text:style-name="Text_20_body">ok. parece bonito. =^)</text:p>
      <text:p text:style-name="Text_20_body">May 3 at 19:24 </text:p>
      <text:p text:style-name="Text_20_body"><text:a xlink:type="simple" xlink:href="https://trello.com/5306a5a9677228a64609d4c6">Dodosalesilva</text:a> on <text:a xlink:type="simple" xlink:href="https://trello.com/c/ByJ1y3dS/30-entrega4">Entrega4</text:a> </text:p>
      <text:p text:style-name="Text_20_body">faça seus testes ai e me fala se deu certo, ok</text:p>
      <text:p text:style-name="Text_20_body">May 3 at 19:22 </text:p>
      <text:p text:style-name="Text_20_body"><text:a xlink:type="simple" xlink:href="https://trello.com/5306a5a9677228a64609d4c6">Dodosalesilva</text:a> completed Execute on <text:a xlink:type="simple" xlink:href="https://trello.com/c/ByJ1y3dS/30-entrega4">Entrega4</text:a>.</text:p>
      <text:p text:style-name="Text_20_body">May 3 at 19:22 </text:p>
      <text:p text:style-name="Text_20_body"><text:a xlink:type="simple" xlink:href="https://trello.com/5306a5a9677228a64609d4c6">Dodosalesilva</text:a> attached <text:a xlink:type="simple" xlink:href="https://www.dropbox.com/s/jt807mafv7di47t/Execute.v" office:target-frame-name="_blank" xlink:show="new">Execute.v</text:a> to <text:a xlink:type="simple" xlink:href="https://trello.com/c/ByJ1y3dS/30-entrega4">Entrega4</text:a> </text:p>
      <text:p text:style-name="Text_20_body">May 3 at 19:22 </text:p>
      <text:p text:style-name="Text_20_body"><text:a xlink:type="simple" xlink:href="https://trello.com/5306a5a9677228a64609d4c6">Dodosalesilva</text:a> on <text:a xlink:type="simple" xlink:href="https://trello.com/c/ByJ1y3dS/30-entrega4">Entrega4</text:a> </text:p>
      <text:p text:style-name="Text_20_body">bom, se for isso eu terminei aqui</text:p>
      <text:p text:style-name="Text_20_body">May 3 at 19:20 - edited May 3 at 19:20 </text:p>
      <text:p text:style-name="Text_20_body"><text:a xlink:type="simple" xlink:href="https://trello.com/5306a5a9677228a64609d4c6">Dodosalesilva</text:a> on <text:a xlink:type="simple" xlink:href="https://trello.com/c/ByJ1y3dS/30-entrega4">Entrega4</text:a> </text:p>
      <text:p text:style-name="Text_20_body">é, eu perguntei lá no forum pra ter certeza</text:p>
      <text:p text:style-name="Text_20_body">May 3 at 19:18 </text:p>
      <text:p text:style-name="Text_20_body"><text:a xlink:type="simple" xlink:href="https://trello.com/524f516acabfb4cd42000cd9">Manassés Ferreira Neto</text:a> on <text:a xlink:type="simple" xlink:href="https://trello.com/c/ByJ1y3dS/30-entrega4">Entrega4</text:a> </text:p>
      <text:p text:style-name="Text_20_body">Alu ALU (.a(id_ex_rega), .b(b), .aluout(aluout), .op(id_ex_aluop), .unsig(id_ex_unsig), .compout(compout), .overflow(overflow));</text:p>
      <text:p text:style-name="Text_20_body">May 3 at 19:15 - edited May 3 at 19:15 </text:p>
      <text:p text:style-name="Text_20_body"><text:a xlink:type="simple" xlink:href="https://trello.com/524f516acabfb4cd42000cd9">Manassés Ferreira Neto</text:a> on <text:a xlink:type="simple" xlink:href="https://trello.com/c/ByJ1y3dS/30-entrega4">Entrega4</text:a> </text:p>
      <text:p text:style-name="Text_20_body">eu interpretei como o overflow da alu.</text:p>
      <text:p text:style-name="Text_20_body">May 3 at 19:15 </text:p>
      <text:p text:style-name="Text_20_body"><text:a xlink:type="simple" xlink:href="https://trello.com/5306a5a9677228a64609d4c6">Dodosalesilva</text:a> on <text:a xlink:type="simple" xlink:href="https://trello.com/c/ByJ1y3dS/30-entrega4">Entrega4</text:a> </text:p>
      <text:p text:style-name="Text_20_body">eu só não to conseguindo entender o que é esse aluov<text:line-break/>com ele eu consigo terminar o execute aqui</text:p>
      <text:p text:style-name="Text_20_body"><text:soft-page-break/>May 3 at 19:11 </text:p>
      <text:p text:style-name="Text_20_body"><text:a xlink:type="simple" xlink:href="https://trello.com/524f516acabfb4cd42000cd9">Manassés Ferreira Neto</text:a> on <text:a xlink:type="simple" xlink:href="https://trello.com/c/ByJ1y3dS/30-entrega4">Entrega4</text:a> </text:p>
      <text:p text:style-name="Text_20_body">Em um MIPS simples, a EX deve realizar uma das quatro funções: referência de memória, instrução da ALU reg-reg, instrução da ALU reg-ime ou desvio.</text:p>
      <text:p text:style-name="Text_20_body">May 3 at 19:09 </text:p>
      <text:p text:style-name="Text_20_body"><text:a xlink:type="simple" xlink:href="https://trello.com/524f516acabfb4cd42000cd9">Manassés Ferreira Neto</text:a> on <text:a xlink:type="simple" xlink:href="https://trello.com/c/ByJ1y3dS/30-entrega4">Entrega4</text:a> </text:p>
      <text:p text:style-name="Text_20_body">Não estou sabendo juntar as coisas (sinais)e fazer o Execute, executar...</text:p>
      <text:p text:style-name="Text_20_body">May 3 at 19:00 </text:p>
      <text:p text:style-name="Text_20_body"><text:a xlink:type="simple" xlink:href="https://trello.com/524f516acabfb4cd42000cd9">Manassés Ferreira Neto</text:a> attached https://github.com/mfer/pinca-puca/blob/master/Entrega4/src/Execute.v to <text:a xlink:type="simple" xlink:href="https://trello.com/c/ByJ1y3dS/30-entrega4">Entrega4</text:a> </text:p>
      <text:p text:style-name="Text_20_body">May 3 at 18:49 </text:p>
      <text:p text:style-name="Text_20_body"><text:a xlink:type="simple" xlink:href="https://trello.com/524f516acabfb4cd42000cd9">Manassés Ferreira Neto</text:a> deleted the Execute.v attachment from <text:a xlink:type="simple" xlink:href="https://trello.com/c/ByJ1y3dS/30-entrega4">Entrega4</text:a>.</text:p>
      <text:p text:style-name="Text_20_body">May 3 at 18:48 </text:p>
      <text:p text:style-name="Text_20_body"><text:a xlink:type="simple" xlink:href="https://trello.com/524f516acabfb4cd42000cd9">Manassés Ferreira Neto</text:a> on <text:a xlink:type="simple" xlink:href="https://trello.com/c/ByJ1y3dS/30-entrega4">Entrega4</text:a> </text:p>
      <text:p text:style-name="Text_20_body">verdade. corrigindo. wtf.</text:p>
      <text:p text:style-name="Text_20_body">May 3 at 18:48 </text:p>
      <text:p text:style-name="Text_20_body"><text:a xlink:type="simple" xlink:href="https://trello.com/524f516acabfb4cd42000cd9">Manassés Ferreira Neto</text:a> on <text:a xlink:type="simple" xlink:href="https://trello.com/c/ByJ1y3dS/30-entrega4">Entrega4</text:a> </text:p>
      <text:p text:style-name="Text_20_body">Vou ver</text:p>
      <text:p text:style-name="Text_20_body">May 3 at 18:45 </text:p>
      <text:p text:style-name="Text_20_body"><text:a xlink:type="simple" xlink:href="https://trello.com/5306a5a9677228a64609d4c6">Dodosalesilva</text:a> on <text:a xlink:type="simple" xlink:href="https://trello.com/c/ByJ1y3dS/30-entrega4">Entrega4</text:a> </text:p>
      <text:p text:style-name="Text_20_body">Vc copiou alguns nomes errados, acho que isso que está de confundindo, vê lá na especificação do execute</text:p>
      <text:p text:style-name="Text_20_body">May 3 at 18:44 </text:p>
      <text:p text:style-name="Text_20_body"><text:a xlink:type="simple" xlink:href="https://trello.com/524f516acabfb4cd42000cd9">Manassés Ferreira Neto</text:a> on <text:a xlink:type="simple" xlink:href="https://trello.com/c/ByJ1y3dS/30-entrega4">Entrega4</text:a> </text:p>
      <text:p text:style-name="Text_20_body">if (id_ex_readmem | id_ex_writemem)begin<text:line-break/>id_if_stall &lt;= 1'b1;<text:line-break/>end</text:p>
      <text:p text:style-name="Text_20_body">May 3 at 18:44 </text:p>
      <text:p text:style-name="Text_20_body"><text:a xlink:type="simple" xlink:href="https://trello.com/5306a5a9677228a64609d4c6">Dodosalesilva</text:a> on <text:a xlink:type="simple" xlink:href="https://trello.com/c/ByJ1y3dS/30-entrega4">Entrega4</text:a> </text:p>
      <text:p text:style-name="Text_20_body">ex_if_stall, não?</text:p>
      <text:p text:style-name="Text_20_body">May 3 at 18:40 </text:p>
      <text:p text:style-name="Text_20_body"><text:a xlink:type="simple" xlink:href="https://trello.com/524f516acabfb4cd42000cd9">Manassés Ferreira Neto</text:a> on <text:a xlink:type="simple" xlink:href="https://trello.com/c/ByJ1y3dS/30-entrega4">Entrega4</text:a> </text:p>
      <text:p text:style-name="Text_20_body">Anexei ele aí, mas não sei o que fazer com id_ex_imedext, id_ex_writereg, id_ex_writeov e id_if_stall...</text:p>
      <text:p text:style-name="Text_20_body">May 3 at 18:32 </text:p>
      <text:p text:style-name="Text_20_body"><text:a xlink:type="simple" xlink:href="https://trello.com/524f516acabfb4cd42000cd9">Manassés Ferreira Neto</text:a> on <text:a xlink:type="simple" xlink:href="https://trello.com/c/ByJ1y3dS/30-entrega4">Entrega4</text:a> </text:p>
      <text:p text:style-name="Text_20_body">Douglas, estou perdido no execute.</text:p>
      <text:p text:style-name="Text_20_body">May 3 at 18:31 </text:p>
      <text:p text:style-name="Text_20_body"><text:soft-page-break/><text:a xlink:type="simple" xlink:href="https://trello.com/524f516acabfb4cd42000cd9">Manassés Ferreira Neto</text:a> attached Execute.v to <text:a xlink:type="simple" xlink:href="https://trello.com/c/ByJ1y3dS/30-entrega4">Entrega4</text:a> </text:p>
      <text:p text:style-name="Text_20_body">May 3 at 18:31 </text:p>
      <text:p text:style-name="Text_20_body"><text:a xlink:type="simple" xlink:href="https://trello.com/5306a5a9677228a64609d4c6">Dodosalesilva</text:a> on <text:a xlink:type="simple" xlink:href="https://trello.com/c/lwOi63Wx/32-encontro-02-05">Encontro-02/05</text:a> </text:p>
      <text:p text:style-name="Text_20_body">Manassés, assim que vc terminar o execute nós fazemos um hangout, e resolvemos a apresentação.<text:line-break/>se precisar de ajuda no execute me avisa, comecei a entender melhor os módulo que foram passados agora.</text:p>
      <text:p text:style-name="Text_20_body">May 3 at 17:44 - edited May 3 at 17:44 </text:p>
      <text:p text:style-name="Text_20_body"><text:a xlink:type="simple" xlink:href="https://trello.com/5306a5a9677228a64609d4c6">Dodosalesilva</text:a> on <text:a xlink:type="simple" xlink:href="https://trello.com/c/ByJ1y3dS/30-entrega4">Entrega4</text:a> </text:p>
      <text:p text:style-name="Text_20_body">ta ai pessoal, acabei o modulo da memoria, podem descer o cacete no testbench dela ai kkkk.<text:line-break/>Abraços.</text:p>
      <text:p text:style-name="Text_20_body">May 3 at 17:43 </text:p>
      <text:p text:style-name="Text_20_body"><text:a xlink:type="simple" xlink:href="https://trello.com/5306a5a9677228a64609d4c6">Dodosalesilva</text:a> attached <text:a xlink:type="simple" xlink:href="https://www.dropbox.com/s/zvwzs91xwpufxeh/Memory.v" office:target-frame-name="_blank" xlink:show="new">Memory.v</text:a> to <text:a xlink:type="simple" xlink:href="https://trello.com/c/ByJ1y3dS/30-entrega4">Entrega4</text:a> </text:p>
      <text:p text:style-name="Text_20_body">May 3 at 17:42 </text:p>
      <text:p text:style-name="Text_20_body"><text:a xlink:type="simple" xlink:href="https://trello.com/5306a5a9677228a64609d4c6">Dodosalesilva</text:a> completed Memory on <text:a xlink:type="simple" xlink:href="https://trello.com/c/ByJ1y3dS/30-entrega4">Entrega4</text:a>.</text:p>
      <text:p text:style-name="Text_20_body">May 3 at 17:41 </text:p>
      <text:p text:style-name="Text_20_body"><text:a xlink:type="simple" xlink:href="https://trello.com/524f516acabfb4cd42000cd9">Manassés Ferreira Neto</text:a> on <text:a xlink:type="simple" xlink:href="https://trello.com/c/lwOi63Wx/32-encontro-02-05">Encontro-02/05</text:a> </text:p>
      <text:p text:style-name="Text_20_body">eu vou terminar o execute. se mais tarde pudermos fazer um hangout para fechar a apresetnação. Seria uma boa.</text:p>
      <text:p text:style-name="Text_20_body">May 3 at 17:19 </text:p>
      <text:p text:style-name="Text_20_body"><text:a xlink:type="simple" xlink:href="https://trello.com/5306a5a9677228a64609d4c6">Dodosalesilva</text:a> on <text:a xlink:type="simple" xlink:href="https://trello.com/c/lwOi63Wx/32-encontro-02-05">Encontro-02/05</text:a> </text:p>
      <text:p text:style-name="Text_20_body">blz, aqui, eu vou fazer o modulo da memória agora, assim que eu acabar envio.</text:p>
      <text:p text:style-name="Text_20_body">May 3 at 17:16 </text:p>
      <text:p text:style-name="Text_20_body"><text:a xlink:type="simple" xlink:href="https://trello.com/524f516acabfb4cd42000cd9">Manassés Ferreira Neto</text:a> on <text:a xlink:type="simple" xlink:href="https://trello.com/c/lwOi63Wx/32-encontro-02-05">Encontro-02/05</text:a> </text:p>
      <text:p text:style-name="Text_20_body">O qdz 13.01 funcionou. Pelo menos foi achado dentro da pasta Downloads.</text:p>
      <text:p text:style-name="Text_20_body">May 3 at 17:11 </text:p>
      <text:p text:style-name="Text_20_body"><text:a xlink:type="simple" xlink:href="https://trello.com/524f516acabfb4cd42000cd9">Manassés Ferreira Neto</text:a> attached <text:a xlink:type="simple" xlink:href="http://file:///C:/Users/mfer/Downloads/cyclonev-13.1.0.162.qdz" office:target-frame-name="_blank" xlink:show="new">http://file:///C:/Users/mfer/Downloads/cyclonev-13.1.0.162.qdz</text:a> to <text:a xlink:type="simple" xlink:href="https://trello.com/c/lwOi63Wx/32-encontro-02-05">Encontro-02/05</text:a> </text:p>
      <text:p text:style-name="Text_20_body">May 3 at 17:09 </text:p>
      <text:p text:style-name="Text_20_body"><text:a xlink:type="simple" xlink:href="https://trello.com/524f516acabfb4cd42000cd9">Manassés Ferreira Neto</text:a> on <text:a xlink:type="simple" xlink:href="https://trello.com/c/lwOi63Wx/32-encontro-02-05">Encontro-02/05</text:a> </text:p>
      <text:list xml:id="list6511366236520109975" text:style-name="L9">
        <text:list-item>
          <text:p text:style-name="P46">deleted http://download.altera.com/akdlm/software/acdsinst/13.0/156/ib_installers/cyclone-13.0.0.156.qdz </text:p>
        </text:list-item>
        <text:list-item>
          <text:p text:style-name="P9">moved from Sendo feito to Feito </text:p>
        </text:list-item>
      </text:list>
      <text:p text:style-name="Text_20_body">May 3 at 17:09 </text:p>
      <text:p text:style-name="Text_20_body"><text:a xlink:type="simple" xlink:href="https://trello.com/524f516acabfb4cd42000cd9">Manassés Ferreira Neto</text:a> archived <text:a xlink:type="simple" xlink:href="https://trello.com/c/agTK5En6/33-entrega4-src-execute">Entrega4-src-Execute</text:a>.</text:p>
      <text:p text:style-name="Text_20_body">May 3 at 17:02 </text:p>
      <text:p text:style-name="Text_20_body"><text:a xlink:type="simple" xlink:href="https://trello.com/524f516acabfb4cd42000cd9">Manassés Ferreira Neto</text:a> archived <text:a xlink:type="simple" xlink:href="https://trello.com/c/Q25EC5aU/34-entrega4-src-decode">Entrega4-src-Decode</text:a>.</text:p>
      <text:p text:style-name="Text_20_body">May 3 at 17:02 </text:p>
      <text:p text:style-name="Text_20_body"><text:a xlink:type="simple" xlink:href="https://trello.com/5306a5a9677228a64609d4c6">Dodosalesilva</text:a> on <text:a xlink:type="simple" xlink:href="https://trello.com/c/ByJ1y3dS/30-entrega4">Entrega4</text:a> </text:p>
      <text:p text:style-name="Text_20_body"><text:soft-page-break/>Pessoal, ta ai, terminei o decode, notem que o decode depende dos modulos Control, fetch, execute, comparator e Registers para funcionar corretamente, além disso modificações tiveram de ser feitas no control e no fetch, de acordo com as especificações do monitor, manassés, quando vc terminar o execute eu vou testar o decode aqui com todos os modulos incluidos.</text:p>
      <text:p text:style-name="Text_20_body">May 3 at 14:10 </text:p>
      <text:p text:style-name="Text_20_body"><text:a xlink:type="simple" xlink:href="https://trello.com/5306a5a9677228a64609d4c6">Dodosalesilva</text:a> attached <text:a xlink:type="simple" xlink:href="https://trello-attachments.s3.amazonaws.com/53063cf268b7584c76668ee4/534d353e08f4bee44ebc3198/92dbd9c5b5654b67b4193718bd337159/Decode.v" office:target-frame-name="_blank" xlink:show="new">Decode.v</text:a> to <text:a xlink:type="simple" xlink:href="https://trello.com/c/ByJ1y3dS/30-entrega4">Entrega4</text:a> </text:p>
      <text:p text:style-name="Text_20_body">May 3 at 14:08 </text:p>
      <text:p text:style-name="Text_20_body"><text:a xlink:type="simple" xlink:href="https://trello.com/5306a5a9677228a64609d4c6">Dodosalesilva</text:a> completed <draw:a xlink:type="simple" xlink:href="https://trello.com/c/Q25EC5aU/34-entrega4-src-decode" office:target-frame-name="_blank" xlink:show="new"><draw:frame draw:style-name="fr2" draw:name="figuras6" text:anchor-type="as-char" svg:width="2.05cm" svg:height="1.051cm" draw:z-index="5"><draw:image xlink:href="https://d2k1ftgv7pobq7.cloudfront.net/images/services/e1b7406bd79656fdd26ca46dc8963bee/trello.png" xlink:type="simple" xlink:show="embed" xlink:actuate="onLoad"/></draw:frame></draw:a><text:bookmark text:name="known2648"/><text:a xlink:type="simple" xlink:href="https://trello.com/c/Q25EC5aU/34-entrega4-src-decode" office:target-frame-name="_blank" xlink:show="new">Entrega4-src-Decode</text:a> on <text:a xlink:type="simple" xlink:href="https://trello.com/c/ByJ1y3dS/30-entrega4">Entrega4</text:a>.</text:p>
      <text:p text:style-name="Text_20_body">May 3 at 14:07 </text:p>
      <text:p text:style-name="Text_20_body"><text:a xlink:type="simple" xlink:href="https://trello.com/5306a5a9677228a64609d4c6">Dodosalesilva</text:a> on <text:a xlink:type="simple" xlink:href="https://trello.com/c/agTK5En6/33-entrega4-src-execute">Entrega4-src-Execute</text:a> </text:p>
      <text:p text:style-name="Text_20_body">To final do Decode termino em mais ou menos uma hora e começo a memoria</text:p>
      <text:p text:style-name="Text_20_body">May 3 at 08:50 </text:p>
      <text:p text:style-name="Text_20_body"><text:a xlink:type="simple" xlink:href="https://trello.com/524f516acabfb4cd42000cd9">Manassés Ferreira Neto</text:a> on <text:a xlink:type="simple" xlink:href="https://trello.com/c/lwOi63Wx/32-encontro-02-05">Encontro-02/05</text:a> </text:p>
      <text:p text:style-name="Text_20_body"><text:a xlink:type="simple" xlink:href="http://chehsunliu.wordpress.com/2013/09/06/install-quartus-13-0-sp1-on-centos-6-4/" office:target-frame-name="_blank" xlink:show="new">http://chehsunliu.wordpress.com/2013/09/06/install-quartus-13-0-sp1-on-centos-6-4/</text:a></text:p>
      <text:p text:style-name="Text_20_body">May 2 at 20:10 </text:p>
      <text:p text:style-name="Text_20_body"><text:a xlink:type="simple" xlink:href="https://trello.com/524f516acabfb4cd42000cd9">Manassés Ferreira Neto</text:a> on <text:a xlink:type="simple" xlink:href="https://trello.com/c/lwOi63Wx/32-encontro-02-05">Encontro-02/05</text:a> </text:p>
      <text:p text:style-name="Text_20_body">Estou quase indo aí buscar a fonte...</text:p>
      <text:p text:style-name="Text_20_body">May 2 at 19:45 </text:p>
      <text:p text:style-name="Text_20_body"><text:a xlink:type="simple" xlink:href="https://trello.com/524f516acabfb4cd42000cd9">Manassés Ferreira Neto</text:a> attached http://download.altera.com/akdlm/software/acdsinst/13.0/156/ib_installers/cyclone-13.0.0.156.qdz to <text:a xlink:type="simple" xlink:href="https://trello.com/c/lwOi63Wx/32-encontro-02-05">Encontro-02/05</text:a> </text:p>
      <text:p text:style-name="Text_20_body">May 2 at 19:44 </text:p>
      <text:p text:style-name="Text_20_body"><text:a xlink:type="simple" xlink:href="https://trello.com/524f516acabfb4cd42000cd9">Manassés Ferreira Neto</text:a> on <text:a xlink:type="simple" xlink:href="https://trello.com/c/lwOi63Wx/32-encontro-02-05">Encontro-02/05</text:a> </text:p>
      <text:p text:style-name="Text_20_body">Achei o qdz...</text:p>
      <text:p text:style-name="Text_20_body">May 2 at 19:44 </text:p>
      <text:p text:style-name="Text_20_body"><text:a xlink:type="simple" xlink:href="https://trello.com/524f516acabfb4cd42000cd9">Manassés Ferreira Neto</text:a> moved <text:a xlink:type="simple" xlink:href="https://trello.com/c/lwOi63Wx/32-encontro-02-05">Encontro-02/05</text:a> from A ser feito to Sendo feito.</text:p>
      <text:p text:style-name="Text_20_body">May 2 at 15:47 </text:p>
      <text:p text:style-name="Text_20_body"><text:a xlink:type="simple" xlink:href="https://trello.com/524f516acabfb4cd42000cd9">Manassés Ferreira Neto</text:a> added Apresentação to <text:a xlink:type="simple" xlink:href="https://trello.com/c/R1mo2I8f/31-entrevista1">Entrevista1</text:a>.</text:p>
      <text:p text:style-name="Text_20_body">May 2 at 13:13 </text:p>
      <text:p text:style-name="Text_20_body"><text:a xlink:type="simple" xlink:href="https://trello.com/524f516acabfb4cd42000cd9">Manassés Ferreira Neto</text:a> attached <text:a xlink:type="simple" xlink:href="https://trello-attachments.s3.amazonaws.com/53063cf268b7584c76668ee4/534d35b239d020d6363c2014/746x379/dfca25aaf68740dc49b737e667bd0f34/tabela.png" office:target-frame-name="_blank" xlink:show="new">tabela.png</text:a> to <text:a xlink:type="simple" xlink:href="https://trello.com/c/R1mo2I8f/31-entrevista1">Entrevista1</text:a> </text:p>
      <text:p text:style-name="Text_20_body">May 2 at 13:10 </text:p>
      <text:p text:style-name="Text_20_body"><text:a xlink:type="simple" xlink:href="https://trello.com/524f516acabfb4cd42000cd9">Manassés Ferreira Neto</text:a> attached <text:a xlink:type="simple" xlink:href="https://trello-attachments.s3.amazonaws.com/53063cf268b7584c76668ee4/534d35b239d020d6363c2014/7b81ac2dce856f2272c813a3cfdad8f1/DE2_115_User_Manual.pdf" office:target-frame-name="_blank" xlink:show="new">DE2_115_User_Manual.pdf</text:a> to <text:a xlink:type="simple" xlink:href="https://trello.com/c/R1mo2I8f/31-entrevista1">Entrevista1</text:a> </text:p>
      <text:p text:style-name="Text_20_body">May 2 at 13:10 </text:p>
      <text:p text:style-name="Text_20_body"><text:a xlink:type="simple" xlink:href="https://trello.com/524f516acabfb4cd42000cd9">Manassés Ferreira Neto</text:a> attached <text:a xlink:type="simple" xlink:href="https://trello-attachments.s3.amazonaws.com/53063cf268b7584c76668ee4/534d35b239d020d6363c2014/252d9bd89b36b1049c8991bd43333626/DE2_115.qsf" office:target-frame-name="_blank" xlink:show="new">DE2_115.qsf</text:a> to <text:a xlink:type="simple" xlink:href="https://trello.com/c/R1mo2I8f/31-entrevista1">Entrevista1</text:a> </text:p>
      <text:p text:style-name="Text_20_body">May 2 at 13:09 </text:p>
      <text:p text:style-name="Text_20_body"><text:a xlink:type="simple" xlink:href="https://trello.com/524f516acabfb4cd42000cd9">Manassés Ferreira Neto</text:a> added to do to <text:a xlink:type="simple" xlink:href="https://trello.com/c/R1mo2I8f/31-entrevista1">Entrevista1</text:a>.</text:p>
      <text:p text:style-name="Text_20_body">May 2 at 13:08 </text:p>
      <text:p text:style-name="Text_20_body"><text:soft-page-break/><text:a xlink:type="simple" xlink:href="https://trello.com/524f516acabfb4cd42000cd9">Manassés Ferreira Neto</text:a> added <text:a xlink:type="simple" xlink:href="https://trello.com/c/Q25EC5aU/34-entrega4-src-decode">Entrega4-src-Decode</text:a> to Sendo feito and added Dodosalesilva .</text:p>
      <text:p text:style-name="Text_20_body">May 2 at 00:22 </text:p>
      <text:p text:style-name="Text_20_body"><text:a xlink:type="simple" xlink:href="https://trello.com/524f516acabfb4cd42000cd9">Manassés Ferreira Neto</text:a> joined <text:a xlink:type="simple" xlink:href="https://trello.com/c/agTK5En6/33-entrega4-src-execute">Entrega4-Execute</text:a>.</text:p>
      <text:p text:style-name="Text_20_body">May 2 at 00:22 </text:p>
      <text:p text:style-name="Text_20_body"><text:a xlink:type="simple" xlink:href="https://trello.com/524f516acabfb4cd42000cd9">Manassés Ferreira Neto</text:a> added Partes to <text:a xlink:type="simple" xlink:href="https://trello.com/c/ByJ1y3dS/30-entrega4">Entrega4</text:a>.</text:p>
      <text:p text:style-name="Text_20_body">May 2 at 00:21 </text:p>
      <text:p text:style-name="Text_20_body"><text:a xlink:type="simple" xlink:href="https://trello.com/524f516acabfb4cd42000cd9">Manassés Ferreira Neto</text:a> on <text:a xlink:type="simple" xlink:href="https://trello.com/c/agTK5En6/33-entrega4-src-execute">Entrega4-Execute</text:a> </text:p>
      <text:p text:style-name="Text_20_body">@dodosalesilva , ainda tenho que entender bastante do execute para terminar. Mas já tem mais de um/terço. Eu diria. Como está o Decode?</text:p>
      <text:p text:style-name="Text_20_body">May 2 at 00:21 </text:p>
      <text:p text:style-name="Text_20_body"><text:a xlink:type="simple" xlink:href="https://trello.com/524f516acabfb4cd42000cd9">Manassés Ferreira Neto</text:a> attached <text:a xlink:type="simple" xlink:href="https://trello-attachments.s3.amazonaws.com/53063cf268b7584c76668ee4/53630ed49116314e5eb3e2ad/35b99fb25bdd2bf1b7269863e56fc88b/Execute.v" office:target-frame-name="_blank" xlink:show="new">Execute.v</text:a> to <text:a xlink:type="simple" xlink:href="https://trello.com/c/agTK5En6/33-entrega4-src-execute">Entrega4-Execute</text:a> </text:p>
      <text:p text:style-name="Text_20_body">May 2 at 00:20 </text:p>
      <text:p text:style-name="Text_20_body"><text:a xlink:type="simple" xlink:href="https://trello.com/524f516acabfb4cd42000cd9">Manassés Ferreira Neto</text:a> added <text:a xlink:type="simple" xlink:href="https://trello.com/c/agTK5En6/33-entrega4-src-execute">Entrega4-Execute</text:a> to Sendo feito.</text:p>
      <text:p text:style-name="Text_20_body">May 2 at 00:19 </text:p>
      <text:p text:style-name="Text_20_body"><text:a xlink:type="simple" xlink:href="https://trello.com/524f516acabfb4cd42000cd9">Manassés Ferreira Neto</text:a> on <text:a xlink:type="simple" xlink:href="https://trello.com/c/VUT6Qx2H/22-fpga">FPGA</text:a> </text:p>
      <text:list xml:id="list4559640471048761386" text:style-name="L10">
        <text:list-item>
          <text:p text:style-name="P47">deleted http://ftp://ftp.altera.com/up/pub/Altera_Material/12.1/Boards/DE2-115/DE2_115_User_Manual.pdf </text:p>
        </text:list-item>
        <text:list-item>
          <text:p text:style-name="P47">deleted http://ftp://ftp.altera.com/up/pub/Altera_Material/12.1/Boards/DE2-115/DE2_115_Datasheets.zip </text:p>
        </text:list-item>
        <text:list-item>
          <text:p text:style-name="P10">deleted http://ftp://ftp.altera.com/up/pub/Altera_Material/12.1/Boards/DE2-115/DE2_115.qsf </text:p>
        </text:list-item>
      </text:list>
      <text:p text:style-name="Text_20_body">May 1 at 16:26 </text:p>
      <text:p text:style-name="Text_20_body"><text:a xlink:type="simple" xlink:href="https://trello.com/524f516acabfb4cd42000cd9">Manassés Ferreira Neto</text:a> attached <text:a xlink:type="simple" xlink:href="https://www.altera.com/download/software/quartus-ii-se/10.1" office:target-frame-name="_blank" xlink:show="new">https://www.altera.com/download/software/quartus-ii-se/10.1</text:a> to <text:a xlink:type="simple" xlink:href="https://trello.com/c/VUT6Qx2H/22-fpga">FPGA</text:a> </text:p>
      <text:p text:style-name="Text_20_body">May 1 at 11:05 </text:p>
      <text:p text:style-name="Text_20_body"><text:a xlink:type="simple" xlink:href="https://trello.com/524f516acabfb4cd42000cd9">Manassés Ferreira Neto</text:a> moved <text:a xlink:type="simple" xlink:href="https://trello.com/c/VUT6Qx2H/22-fpga">FPGA</text:a> from A ser feito to Recursos.</text:p>
      <text:p text:style-name="Text_20_body">May 1 at 11:05 </text:p>
      <text:p text:style-name="Text_20_body"><text:a xlink:type="simple" xlink:href="https://trello.com/524f516acabfb4cd42000cd9">Manassés Ferreira Neto</text:a> added Pauta to <text:a xlink:type="simple" xlink:href="https://trello.com/c/lwOi63Wx/32-encontro-02-05">Encontro-02/05</text:a>.</text:p>
      <text:p text:style-name="Text_20_body">May 1 at 11:04 </text:p>
      <text:p text:style-name="Text_20_body"><text:a xlink:type="simple" xlink:href="https://trello.com/524f516acabfb4cd42000cd9">Manassés Ferreira Neto</text:a> attached <text:a xlink:type="simple" xlink:href="https://trello-attachments.s3.amazonaws.com/53063cf268b7584c76668ee4/53625148d59072782f00c053/1280x800/b9600d7db3721c86dea37b46bb8911ef/Screenshot_2014-03-22-17-34-07.png" office:target-frame-name="_blank" xlink:show="new">Screenshot_2014-03-22-17-34-07.png</text:a> to <text:a xlink:type="simple" xlink:href="https://trello.com/c/lwOi63Wx/32-encontro-02-05">Encontro-02/05</text:a> </text:p>
      <text:p text:style-name="Text_20_body">May 1 at 11:03 </text:p>
      <text:p text:style-name="Text_20_body"><text:a xlink:type="simple" xlink:href="https://trello.com/524f516acabfb4cd42000cd9">Manassés Ferreira Neto</text:a> added <text:a xlink:type="simple" xlink:href="https://trello.com/c/lwOi63Wx/32-encontro-02-05">Encontro-02/05</text:a> to A ser feito and moved from Sendo feito to A ser feito.</text:p>
      <text:p text:style-name="Text_20_body">May 1 at 10:51 </text:p>
      <text:p text:style-name="Text_20_body"><text:a xlink:type="simple" xlink:href="https://trello.com/524f516acabfb4cd42000cd9">Manassés Ferreira Neto</text:a> archived <text:a xlink:type="simple" xlink:href="https://trello.com/c/Lophla9w/27-entrega3-documentacao">Entrega3-Documentação</text:a>.</text:p>
      <text:p text:style-name="Text_20_body">May 1 at 10:49 </text:p>
      <text:p text:style-name="Text_20_body"><text:a xlink:type="simple" xlink:href="https://trello.com/524f516acabfb4cd42000cd9">Manassés Ferreira Neto</text:a> archived <text:a xlink:type="simple" xlink:href="https://trello.com/c/5yv5oX6t/28-entrega3-memcontroller">Entrega3-MemController</text:a>.</text:p>
      <text:p text:style-name="Text_20_body"><text:soft-page-break/>May 1 at 10:49 </text:p>
      <text:p text:style-name="Text_20_body"><text:a xlink:type="simple" xlink:href="https://trello.com/524f516acabfb4cd42000cd9">Manassés Ferreira Neto</text:a> archived <text:a xlink:type="simple" xlink:href="https://trello.com/c/azG5ualG/24-entrega3-desenvolvimento">Entrega3-Desenvolvimento</text:a>.</text:p>
      <text:p text:style-name="Text_20_body">May 1 at 10:49 </text:p>
      <text:p text:style-name="Text_20_body"><text:a xlink:type="simple" xlink:href="https://trello.com/524f516acabfb4cd42000cd9">Manassés Ferreira Neto</text:a> archived <text:a xlink:type="simple" xlink:href="https://trello.com/c/7tMTnRyL/25-entrega3-teste">Entrega3-Teste</text:a>.</text:p>
      <text:p text:style-name="Text_20_body">May 1 at 10:49 </text:p>
      <text:p text:style-name="Text_20_body"><text:a xlink:type="simple" xlink:href="https://trello.com/524f516acabfb4cd42000cd9">Manassés Ferreira Neto</text:a> archived <text:a xlink:type="simple" xlink:href="https://trello.com/c/3l1oNJlc/23-entrega3">Entrega3</text:a>.</text:p>
      <text:p text:style-name="Text_20_body">May 1 at 10:49 </text:p>
      <text:p text:style-name="Text_20_body"><text:a xlink:type="simple" xlink:href="https://trello.com/5306a5a9677228a64609d4c6">Dodosalesilva</text:a> on <text:a xlink:type="simple" xlink:href="https://trello.com/c/oBupltdJ/3-chat">Chat</text:a> </text:p>
      <text:p text:style-name="Text_20_body">E ai pessoal, tudo bem?<text:line-break/>nós vamos nos encontrar na sexta-feira para fazer a apresentação na placa?<text:line-break/>se sim, aonde e que horas?</text:p>
      <text:p text:style-name="Text_20_body">Apr 30 at 10:28 </text:p>
      <text:p text:style-name="Text_20_body"><text:a xlink:type="simple" xlink:href="https://trello.com/530b3c28854f9a38590609a9">Vitor Guilherme Ribeiro Lopes</text:a> on <text:a xlink:type="simple" xlink:href="https://trello.com/c/ByJ1y3dS/30-entrega4">Entrega4</text:a> </text:p>
      <text:p text:style-name="Text_20_body">Por mim pode ser claro. Então dia 01/05, aqui em casa. Vcs tem preferência de horário?</text:p>
      <text:p text:style-name="Text_20_body">Apr 30 at 10:28 </text:p>
      <text:p text:style-name="Text_20_body"><text:a xlink:type="simple" xlink:href="https://trello.com/530b3c28854f9a38590609a9">Vitor Guilherme Ribeiro Lopes</text:a> moved <text:a xlink:type="simple" xlink:href="https://trello.com/c/ByJ1y3dS/30-entrega4">Entrega4</text:a> from A ser feito to Sendo feito.</text:p>
      <text:p text:style-name="Text_20_body">Apr 30 at 10:27 </text:p>
      <text:p text:style-name="Text_20_body"><text:a xlink:type="simple" xlink:href="https://trello.com/524f516acabfb4cd42000cd9">Manassés Ferreira Neto</text:a> on <text:a xlink:type="simple" xlink:href="https://trello.com/c/ByJ1y3dS/30-entrega4">Entrega4</text:a> </text:p>
      <text:p text:style-name="Text_20_body">Na sua casa no feriado?</text:p>
      <text:p text:style-name="Text_20_body">Apr 29 at 16:51 </text:p>
      <text:p text:style-name="Text_20_body"><text:a xlink:type="simple" xlink:href="https://trello.com/530b3c28854f9a38590609a9">Vitor Guilherme Ribeiro Lopes</text:a> on <text:a xlink:type="simple" xlink:href="https://trello.com/c/ByJ1y3dS/30-entrega4">Entrega4</text:a> </text:p>
      <text:p text:style-name="Text_20_body">Galera, onde e quando vamos nos encontrar?</text:p>
      <text:p text:style-name="Text_20_body">Apr 29 at 16:41 </text:p>
      <text:p text:style-name="Text_20_body"><text:a xlink:type="simple" xlink:href="https://trello.com/5306a5a9677228a64609d4c6">Dodosalesilva</text:a> on <text:a xlink:type="simple" xlink:href="https://trello.com/c/oBupltdJ/3-chat">Chat</text:a> </text:p>
      <text:p text:style-name="Text_20_body">sim, dia 6</text:p>
      <text:p text:style-name="Text_20_body">Apr 23 at 10:49 </text:p>
      <text:p text:style-name="Text_20_body"><text:a xlink:type="simple" xlink:href="https://trello.com/524f516acabfb4cd42000cd9">Manassés Ferreira Neto</text:a> on <text:a xlink:type="simple" xlink:href="https://trello.com/c/oBupltdJ/3-chat">Chat</text:a> </text:p>
      <text:p text:style-name="Text_20_body">No dia 6. Certo?</text:p>
      <text:p text:style-name="Text_20_body">Apr 22 at 22:57 </text:p>
      <text:p text:style-name="Text_20_body"><text:a xlink:type="simple" xlink:href="https://trello.com/524f516acabfb4cd42000cd9">Manassés Ferreira Neto</text:a> on <text:a xlink:type="simple" xlink:href="https://trello.com/c/oBupltdJ/3-chat">Chat</text:a> </text:p>
      <text:p text:style-name="Text_20_body">Digo 14:40... Perfeito. =^)</text:p>
      <text:p text:style-name="Text_20_body">Apr 22 at 22:56 </text:p>
      <text:p text:style-name="Text_20_body"><text:a xlink:type="simple" xlink:href="https://trello.com/524f516acabfb4cd42000cd9">Manassés Ferreira Neto</text:a> on <text:a xlink:type="simple" xlink:href="https://trello.com/c/oBupltdJ/3-chat">Chat</text:a> </text:p>
      <text:p text:style-name="Text_20_body">15:10. Perfeito.</text:p>
      <text:p text:style-name="Text_20_body">Apr 22 at 22:56 </text:p>
      <text:p text:style-name="Text_20_body"><text:a xlink:type="simple" xlink:href="https://trello.com/5306a5a9677228a64609d4c6">Dodosalesilva</text:a> on <text:a xlink:type="simple" xlink:href="https://trello.com/c/oBupltdJ/3-chat">Chat</text:a> </text:p>
      <text:p text:style-name="Text_20_body">Pessoal, seria bom ter uma resposta até amanhã, parece que a entrevista é algo de 30 minutos no máximo então não vai tomar muito tempo, se voces toparem logo após a aula de ocII 14:40 as 15:10 <text:soft-page-break/>mais ou menos, pode ser?</text:p>
      <text:p text:style-name="Text_20_body">Apr 22 at 22:55 </text:p>
      <text:p text:style-name="Text_20_body"><text:a xlink:type="simple" xlink:href="https://trello.com/5306a5a9677228a64609d4c6">Dodosalesilva</text:a> on <text:a xlink:type="simple" xlink:href="https://trello.com/c/oBupltdJ/3-chat">Chat</text:a> </text:p>
      <text:p text:style-name="Text_20_body">sim<text:line-break/>depois da aula</text:p>
      <text:p text:style-name="Text_20_body">Apr 22 at 21:27 </text:p>
      <text:p text:style-name="Text_20_body"><text:a xlink:type="simple" xlink:href="https://trello.com/524f516acabfb4cd42000cd9">Manassés Ferreira Neto</text:a> on <text:a xlink:type="simple" xlink:href="https://trello.com/c/oBupltdJ/3-chat">Chat</text:a> </text:p>
      <text:p text:style-name="Text_20_body">(Mas 6 é terça!) Depois da aula?</text:p>
      <text:p text:style-name="Text_20_body">Apr 22 at 15:45 </text:p>
      <text:p text:style-name="Text_20_body"><text:a xlink:type="simple" xlink:href="https://trello.com/5306a5a9677228a64609d4c6">Dodosalesilva</text:a> on <text:a xlink:type="simple" xlink:href="https://trello.com/c/oBupltdJ/3-chat">Chat</text:a> </text:p>
      <text:p text:style-name="Text_20_body">e ai pessoal,<text:line-break/>O Caio está perguntando se vcs podem no dia 06 de maio, (acho que 29 de abril ainda não vai estar pronto)</text:p>
      <text:p text:style-name="Text_20_body">horário?</text:p>
      <text:p text:style-name="Text_20_body">Apr 22 at 15:39 </text:p>
      <text:p text:style-name="Text_20_body"><text:a xlink:type="simple" xlink:href="https://trello.com/5307dce5583b328d37b3300c">Elias Soares</text:a> on <text:a xlink:type="simple" xlink:href="https://trello.com/c/R1mo2I8f/31-entrevista1">Entrevista1</text:a> </text:p>
      <text:p text:style-name="Text_20_body">Beleza.</text:p>
      <text:p text:style-name="Text_20_body">Apr 22 at 14:56 </text:p>
      <text:p text:style-name="Text_20_body"><text:a xlink:type="simple" xlink:href="https://trello.com/524f516acabfb4cd42000cd9">Manassés Ferreira Neto</text:a> on <text:a xlink:type="simple" xlink:href="https://trello.com/c/R1mo2I8f/31-entrevista1">Entrevista1</text:a> </text:p>
      <text:p text:style-name="Text_20_body">Vou enviar email para o Caio para combinar/formalizar para o dia 28 às 18:00.</text:p>
      <text:p text:style-name="Text_20_body">Apr 22 at 14:48 - edited Apr 22 at 14:48 </text:p>
      <text:p text:style-name="Text_20_body"><text:a xlink:type="simple" xlink:href="https://trello.com/524f516acabfb4cd42000cd9">Manassés Ferreira Neto</text:a> on <text:a xlink:type="simple" xlink:href="https://trello.com/c/oBupltdJ/3-chat">Chat</text:a> </text:p>
      <text:p text:style-name="Text_20_body">segunda/quarta à tarde é ótimo para mim. se for de manhã, posso dar um jeito de sair do trabalho.</text:p>
      <text:p text:style-name="Text_20_body">Apr 22 at 13:50 </text:p>
      <text:p text:style-name="Text_20_body"><text:a xlink:type="simple" xlink:href="https://trello.com/5307dce5583b328d37b3300c">Elias Soares</text:a> on <text:a xlink:type="simple" xlink:href="https://trello.com/c/oBupltdJ/3-chat">Chat</text:a> </text:p>
      <text:p text:style-name="Text_20_body">Meus horários disponíveis: seg/qua Depois das 14:40, ter/qui até as 13h, sexta qq horário. Podem marcar oq for melhor p VCS.</text:p>
      <text:p text:style-name="Text_20_body">Apr 22 at 13:45 </text:p>
      <text:p text:style-name="Text_20_body"><text:a xlink:type="simple" xlink:href="https://trello.com/5306a5a9677228a64609d4c6">Dodosalesilva</text:a> on <text:a xlink:type="simple" xlink:href="https://trello.com/c/oBupltdJ/3-chat">Chat</text:a> </text:p>
      <text:p text:style-name="Text_20_body">opa, e ai pessoal, que dia nós podemos marcar para a entrevista, temos qualquer dia até 06 de maio, porém temos de avisar até o dia 22 de abril, lembrando que no dia da entrevista os 5 deverão estar presentes</text:p>
      <text:p text:style-name="Text_20_body">Apr 17 at 23:03 </text:p>
      <text:p text:style-name="Text_20_body"><text:a xlink:type="simple" xlink:href="https://trello.com/5307dce5583b328d37b3300c">Elias Soares</text:a> on <text:a xlink:type="simple" xlink:href="https://trello.com/c/oBupltdJ/3-chat">Chat</text:a> </text:p>
      <text:p text:style-name="Text_20_body">Marcaram o dia para entrevista?</text:p>
      <text:p text:style-name="Text_20_body">Apr 17 at 16:16 </text:p>
      <text:p text:style-name="Text_20_body"><text:a xlink:type="simple" xlink:href="https://trello.com/524f516acabfb4cd42000cd9">Manassés Ferreira Neto</text:a> attached <text:a xlink:type="simple" xlink:href="https://trello-attachments.s3.amazonaws.com/53063cf268b7584c76668ee4/534d353e08f4bee44ebc3198/4627a0d5ae54ad2f25c682aaca66e2da/Entrega_4.pdf" office:target-frame-name="_blank" xlink:show="new">Entrega 4.pdf</text:a> to <text:a xlink:type="simple" xlink:href="https://trello.com/c/ByJ1y3dS/30-entrega4">Entrega4</text:a> </text:p>
      <text:p text:style-name="Text_20_body">Apr 15 at 10:37 </text:p>
      <text:p text:style-name="Text_20_body"><text:soft-page-break/><text:a xlink:type="simple" xlink:href="https://trello.com/524f516acabfb4cd42000cd9">Manassés Ferreira Neto</text:a> attached <text:a xlink:type="simple" xlink:href="https://trello-attachments.s3.amazonaws.com/53063cf268b7584c76668ee4/534d35b239d020d6363c2014/cbbbee1447d252fa2d8ebaebf0b3099b/Entrevista_1.pdf" office:target-frame-name="_blank" xlink:show="new">Entrevista 1.pdf</text:a> to <text:a xlink:type="simple" xlink:href="https://trello.com/c/R1mo2I8f/31-entrevista1">Entrevista1</text:a> </text:p>
      <text:p text:style-name="Text_20_body">Apr 15 at 10:36 </text:p>
      <text:p text:style-name="Text_20_body"><text:a xlink:type="simple" xlink:href="https://trello.com/524f516acabfb4cd42000cd9">Manassés Ferreira Neto</text:a> on <text:a xlink:type="simple" xlink:href="https://trello.com/c/R1mo2I8f/31-entrevista1">Entrevista1</text:a> </text:p>
      <text:p text:style-name="Text_20_body">Acabei de disponibilizar as instruções para a primeira entrevista que vocês deverão fazer.</text:p>
      <text:p text:style-name="Text_20_body">Percebam que a data limite para a apresentação é dia 06/05, o mesmo dia da entrega 4, mas vocês podem apresentar qualquer dia a partir de segunda-feira 14/04, basta que vocês combinem comigo via e-mail com uma certa antecedência. Além disso, existe uma data limite para que vocês definam a entrevista, 22/04.</text:p>
      <text:p text:style-name="Text_20_body">Como a data está MUITO flexível e com um prazo bom, já que a Alu está pronta, só farei a entrevista caso todos os membros do grupo estejam presentes.</text:p>
      <text:p text:style-name="Text_20_body">Comecem o quanto antes para evitarem problemas com a FPGA. Eu gastei dois dias tentando instalar o driver dela no meu computador pessoal até descobrir que o problema era o meu computador.</text:p>
      <text:p text:style-name="Text_20_body">Qualquer dúvida estou à disposição.</text:p>
      <text:p text:style-name="Text_20_body"><text:a xlink:type="simple" xlink:href="https://virtual.ufmg.br/20141/mod/forum/discuss.php?d=21269" office:target-frame-name="_blank" xlink:show="new">https://virtual.ufmg.br/20141/mod/forum/discuss.php?d=21269</text:a></text:p>
      <text:p text:style-name="Text_20_body">Apr 15 at 10:35 </text:p>
      <text:p text:style-name="Text_20_body"><text:a xlink:type="simple" xlink:href="https://trello.com/524f516acabfb4cd42000cd9">Manassés Ferreira Neto</text:a> added <text:a xlink:type="simple" xlink:href="https://trello.com/c/R1mo2I8f/31-entrevista1">Entrevista1</text:a> to A ser feito.</text:p>
      <text:p text:style-name="Text_20_body">Apr 15 at 10:35 </text:p>
      <text:p text:style-name="Text_20_body"><text:a xlink:type="simple" xlink:href="https://trello.com/524f516acabfb4cd42000cd9">Manassés Ferreira Neto</text:a> on <text:a xlink:type="simple" xlink:href="https://trello.com/c/ByJ1y3dS/30-entrega4">Entrega4</text:a> </text:p>
      <text:p text:style-name="Text_20_body">Acabei de disponibilizar a especificação da entrega 4.</text:p>
      <text:p text:style-name="Text_20_body">Vocês devem implementar os estágios de decodificação, execução e memória.</text:p>
      <text:p text:style-name="Text_20_body">Esta entrega deve ser mais simples de desenvolver do que a última, mas vocês terão que escrever mais código (o meu deu aproximadamente o dobro da última entrega), dependem do funcionamento correto dos módulos Alu, Shifter, Comparator e Control, já implementados, e os testes devem ser um pouco mais trabalhosos.</text:p>
      <text:p text:style-name="Text_20_body">Percebam que vocês terão o dobro do tempo para fazer, quatro semanas, mas isso é porque até o dia da entrega teremos três feriados e a prova.</text:p>
      <text:p text:style-name="Text_20_body">Fiquem atentos à especificação, principalmente com relação à alteração que deverá ser feita no módulo de controle para que ele coloque 0 em todos os seus sinais de saída quando ele receber uma instrução inexistente ou NOP. Se vocês não arrumarem isso nada vai funcionar no MIPS.</text:p>
      <text:p text:style-name="Text_20_body">Além disso, estou planejando a apresentação da Alu na FPGA (mais detalhes depois) para o mesmo dia da entrega, então se planejem e não deixem para a última hora.</text:p>
      <text:p text:style-name="Text_20_body">A boa notícia é que depois dela vocês estarão com o Mips praticamente pronto :)</text:p>
      <text:p text:style-name="Text_20_body">Qualquer dúvida ou erro que identificarem na especificação me avisem por favor.</text:p>
      <text:p text:style-name="Text_20_body"><text:a xlink:type="simple" xlink:href="https://virtual.ufmg.br/20141/mod/forum/discuss.php?d=21007" office:target-frame-name="_blank" xlink:show="new">https://virtual.ufmg.br/20141/mod/forum/discuss.php?d=21007</text:a></text:p>
      <text:p text:style-name="Text_20_body">Apr 15 at 10:34 - edited Apr 15 at 10:34 </text:p>
      <text:p text:style-name="Text_20_body"><text:a xlink:type="simple" xlink:href="https://trello.com/524f516acabfb4cd42000cd9">Manassés Ferreira Neto</text:a> added <text:a xlink:type="simple" xlink:href="https://trello.com/c/ByJ1y3dS/30-entrega4">Entrega4</text:a> to A ser feito.</text:p>
      <text:p text:style-name="Text_20_body">Apr 15 at 10:33 </text:p>
      <text:p text:style-name="Text_20_body"><text:a xlink:type="simple" xlink:href="https://trello.com/524f516acabfb4cd42000cd9">Manassés Ferreira Neto</text:a> attached <text:a xlink:type="simple" xlink:href="https://trello-attachments.s3.amazonaws.com/53063cf268b7584c76668ee4/534425eaeed9ac067d630d8f/eb5959bb310954fbf470ce2ffde3d9c4/entrega_3_grupo_1.zip" office:target-frame-name="_blank" xlink:show="new">entrega_3_grupo_1.zip</text:a> to <text:a xlink:type="simple" xlink:href="https://trello.com/c/5yv5oX6t/28-entrega3-memcontroller">Entrega3-MemController</text:a> </text:p>
      <text:p text:style-name="Text_20_body">Apr 13 at 08:05 </text:p>
      <text:p text:style-name="Text_20_body"><text:a xlink:type="simple" xlink:href="https://trello.com/524f516acabfb4cd42000cd9">Manassés Ferreira Neto</text:a> moved <text:a xlink:type="simple" xlink:href="https://trello.com/c/7tMTnRyL/25-entrega3-teste">Entrega3-Teste</text:a> from Sendo feito to Feito.</text:p>
      <text:p text:style-name="Text_20_body"><text:soft-page-break/>Apr 13 at 08:01 </text:p>
      <text:p text:style-name="Text_20_body"><text:a xlink:type="simple" xlink:href="https://trello.com/524f516acabfb4cd42000cd9">Manassés Ferreira Neto</text:a> moved <text:a xlink:type="simple" xlink:href="https://trello.com/c/3l1oNJlc/23-entrega3">Entrega3</text:a> from Sendo feito to Feito.</text:p>
      <text:p text:style-name="Text_20_body">Apr 13 at 08:01 </text:p>
      <text:p text:style-name="Text_20_body"><text:a xlink:type="simple" xlink:href="https://trello.com/524f516acabfb4cd42000cd9">Manassés Ferreira Neto</text:a> on <text:a xlink:type="simple" xlink:href="https://trello.com/c/7tMTnRyL/25-entrega3-teste">Entrega3-Teste</text:a> </text:p>
      <text:p text:style-name="Text_20_body"><text:a xlink:type="simple" xlink:href="https://github.com/mfer/pinca-puca/blob/master/Entrega3/tb/MemControler_tb.v" office:target-frame-name="_blank" xlink:show="new">https://github.com/mfer/pinca-puca/blob/master/Entrega3/tb/MemControler_tb.v</text:a></text:p>
      <text:p text:style-name="Text_20_body">Apr 11 at 08:59 </text:p>
      <text:p text:style-name="Text_20_body"><text:a xlink:type="simple" xlink:href="https://trello.com/524f516acabfb4cd42000cd9">Manassés Ferreira Neto</text:a> on <text:a xlink:type="simple" xlink:href="https://trello.com/c/7tMTnRyL/25-entrega3-teste">Entrega3-Teste</text:a> </text:p>
      <text:p text:style-name="Text_20_body">Pessoal não consegui terminar ainda. Estava tentando usar o mesmo tipo de tb do comparator até que desisti. Aí resolvi usar o tb do Fetcher. E a coisa está saindo... Tudo bem enviar até amanhã?</text:p>
      <text:p text:style-name="Text_20_body">Apr 11 at 08:58 </text:p>
      <text:p text:style-name="Text_20_body"><text:a xlink:type="simple" xlink:href="https://trello.com/524f516acabfb4cd42000cd9">Manassés Ferreira Neto</text:a> moved <text:a xlink:type="simple" xlink:href="https://trello.com/c/azG5ualG/24-entrega3-desenvolvimento">Entrega3-Desenvolvimento</text:a> from Sendo feito to Feito.</text:p>
      <text:p text:style-name="Text_20_body">Apr 10 at 22:52 </text:p>
      <text:p text:style-name="Text_20_body"><text:a xlink:type="simple" xlink:href="https://trello.com/524f516acabfb4cd42000cd9">Manassés Ferreira Neto</text:a> moved <text:a xlink:type="simple" xlink:href="https://trello.com/c/5yv5oX6t/28-entrega3-memcontroller">Entrega3-MemController</text:a> from Sendo feito to Feito.</text:p>
      <text:p text:style-name="Text_20_body">Apr 10 at 22:52 </text:p>
      <text:p text:style-name="Text_20_body"><text:a xlink:type="simple" xlink:href="https://trello.com/524f516acabfb4cd42000cd9">Manassés Ferreira Neto</text:a> moved <text:a xlink:type="simple" xlink:href="https://trello.com/c/7tMTnRyL/25-entrega3-teste">Entrega3-Teste</text:a> from Feito to Sendo feito.</text:p>
      <text:p text:style-name="Text_20_body">Apr 10 at 22:52 </text:p>
      <text:p text:style-name="Text_20_body"><text:a xlink:type="simple" xlink:href="https://trello.com/524f516acabfb4cd42000cd9">Manassés Ferreira Neto</text:a> archived <text:a xlink:type="simple" xlink:href="https://trello.com/c/kEsvXF2u/17-entrega2">Entrega2</text:a>.</text:p>
      <text:p text:style-name="Text_20_body">Apr 10 at 22:50 </text:p>
      <text:p text:style-name="Text_20_body"><text:a xlink:type="simple" xlink:href="https://trello.com/524f516acabfb4cd42000cd9">Manassés Ferreira Neto</text:a> archived <text:a xlink:type="simple" xlink:href="https://trello.com/c/cNsI7NSL/20-entrega2-documentacao">Entrega2 - Documentação</text:a>.</text:p>
      <text:p text:style-name="Text_20_body">Apr 10 at 22:50 </text:p>
      <text:p text:style-name="Text_20_body"><text:a xlink:type="simple" xlink:href="https://trello.com/524f516acabfb4cd42000cd9">Manassés Ferreira Neto</text:a> archived <text:a xlink:type="simple" xlink:href="https://trello.com/c/3Uet3OBN/18-entrega2-desenvolvimento">Entrega2-Desenvolvimento</text:a>.</text:p>
      <text:p text:style-name="Text_20_body">Apr 10 at 22:50 </text:p>
      <text:p text:style-name="Text_20_body"><text:a xlink:type="simple" xlink:href="https://trello.com/524f516acabfb4cd42000cd9">Manassés Ferreira Neto</text:a> archived <text:a xlink:type="simple" xlink:href="https://trello.com/c/FvBj2KKg/21-entrega2-desenvolvimento-controle">Entrega2-Desenvolvimento-Controle</text:a>.</text:p>
      <text:p text:style-name="Text_20_body">Apr 10 at 22:50 </text:p>
      <text:p text:style-name="Text_20_body"><text:a xlink:type="simple" xlink:href="https://trello.com/524f516acabfb4cd42000cd9">Manassés Ferreira Neto</text:a> archived <text:a xlink:type="simple" xlink:href="https://trello.com/c/KobI8Q0i/19-entrega2-teste">Entrega2-Teste</text:a>.</text:p>
      <text:p text:style-name="Text_20_body">Apr 10 at 22:50 </text:p>
      <text:p text:style-name="Text_20_body"><text:a xlink:type="simple" xlink:href="https://trello.com/524f516acabfb4cd42000cd9">Manassés Ferreira Neto</text:a> on <text:a xlink:type="simple" xlink:href="https://trello.com/c/3l1oNJlc/23-entrega3">Entrega3</text:a> </text:p>
      <text:list xml:id="list3662337612739980367" text:style-name="L11">
        <text:list-item>
          <text:p text:style-name="P48">completed <draw:a xlink:type="simple" xlink:href="https://trello.com/c/Lophla9w/27-entrega3-documentacao" office:target-frame-name="_blank" xlink:show="new"><draw:frame draw:style-name="fr2" draw:name="figuras7" text:anchor-type="as-char" svg:width="0.9cm" svg:height="0.9cm" draw:z-index="6"><draw:image xlink:href="https://d2k1ftgv7pobq7.cloudfront.net/images/services/e1b7406bd79656fdd26ca46dc8963bee/trello.png" xlink:type="simple" xlink:show="embed" xlink:actuate="onLoad"/></draw:frame></draw:a><text:bookmark text:name="known2365"/><text:a xlink:type="simple" xlink:href="https://trello.com/c/Lophla9w/27-entrega3-documentacao" office:target-frame-name="_blank" xlink:show="new">Entrega3-Documentação</text:a> </text:p>
        </text:list-item>
        <text:list-item>
          <text:p text:style-name="P11">completed <draw:a xlink:type="simple" xlink:href="https://trello.com/c/azG5ualG/24-entrega3-desenvolvimento" office:target-frame-name="_blank" xlink:show="new"><draw:frame draw:style-name="fr2" draw:name="figuras8" text:anchor-type="as-char" svg:width="0.9cm" svg:height="0.9cm" draw:z-index="7"><draw:image xlink:href="https://d2k1ftgv7pobq7.cloudfront.net/images/services/e1b7406bd79656fdd26ca46dc8963bee/trello.png" xlink:type="simple" xlink:show="embed" xlink:actuate="onLoad"/></draw:frame></draw:a><text:bookmark text:name="known2366"/><text:a xlink:type="simple" xlink:href="https://trello.com/c/azG5ualG/24-entrega3-desenvolvimento" office:target-frame-name="_blank" xlink:show="new">Entrega3-Desenvolvimento</text:a> </text:p>
        </text:list-item>
      </text:list>
      <text:p text:style-name="Text_20_body">Apr 10 at 22:40 </text:p>
      <text:p text:style-name="Text_20_body"><text:a xlink:type="simple" xlink:href="https://trello.com/524f516acabfb4cd42000cd9">Manassés Ferreira Neto</text:a> moved <text:a xlink:type="simple" xlink:href="https://trello.com/c/7tMTnRyL/25-entrega3-teste">Entrega3-Teste</text:a> from A ser feito to Sendo feito.</text:p>
      <text:p text:style-name="Text_20_body">Apr 10 at 22:40 </text:p>
      <text:p text:style-name="Text_20_body"><text:a xlink:type="simple" xlink:href="https://trello.com/524f516acabfb4cd42000cd9">Manassés Ferreira Neto</text:a> on <text:a xlink:type="simple" xlink:href="https://trello.com/c/Lophla9w/27-entrega3-documentacao">Entrega3-Documentação</text:a> </text:p>
      <text:p text:style-name="Text_20_body">Valeu.</text:p>
      <text:p text:style-name="Text_20_body">Apr 10 at 22:39 </text:p>
      <text:p text:style-name="Text_20_body"><text:a xlink:type="simple" xlink:href="https://trello.com/53067d414d26987645ce6496">Nivaldo Teixeira</text:a> moved <text:a xlink:type="simple" xlink:href="https://trello.com/c/Lophla9w/27-entrega3-documentacao">Entrega3-Documentação</text:a> from A ser feito to Feito.</text:p>
      <text:p text:style-name="Text_20_body"><text:soft-page-break/>Apr 10 at 20:23 </text:p>
      <text:p text:style-name="Text_20_body"><text:a xlink:type="simple" xlink:href="https://trello.com/53067d414d26987645ce6496">Nivaldo Teixeira</text:a> on <text:a xlink:type="simple" xlink:href="https://trello.com/c/Lophla9w/27-entrega3-documentacao">Entrega3-Documentação</text:a> </text:p>
      <text:p text:style-name="Text_20_body">Manassés, segue a doc.</text:p>
      <text:p text:style-name="Text_20_body">Apr 10 at 20:22 </text:p>
      <text:p text:style-name="Text_20_body"><text:a xlink:type="simple" xlink:href="https://trello.com/53067d414d26987645ce6496">Nivaldo Teixeira</text:a> attached <text:a xlink:type="simple" xlink:href="https://trello-attachments.s3.amazonaws.com/53063cf268b7584c76668ee4/533d5e9f7a1d7968518507c5/4f0b102da3115c76142fee3677e6c4f8/doc.parte3.pdf" office:target-frame-name="_blank" xlink:show="new">doc.parte3.pdf</text:a> to <text:a xlink:type="simple" xlink:href="https://trello.com/c/Lophla9w/27-entrega3-documentacao">Entrega3-Documentação</text:a> </text:p>
      <text:p text:style-name="Text_20_body">Apr 10 at 20:21 </text:p>
      <text:p text:style-name="Text_20_body"><text:a xlink:type="simple" xlink:href="https://trello.com/5306a5a9677228a64609d4c6">Dodosalesilva</text:a> on <text:a xlink:type="simple" xlink:href="https://trello.com/c/7tMTnRyL/25-entrega3-teste">Entrega3-Teste</text:a> </text:p>
      <text:p text:style-name="Text_20_body">pronto, agora está ai</text:p>
      <text:p text:style-name="Text_20_body">Apr 10 at 19:59 </text:p>
      <text:p text:style-name="Text_20_body"><text:a xlink:type="simple" xlink:href="https://trello.com/5306a5a9677228a64609d4c6">Dodosalesilva</text:a> attached <text:a xlink:type="simple" xlink:href="https://trello-attachments.s3.amazonaws.com/53063cf268b7584c76668ee4/5334b8b1e97fd2ab6af13a81/fc070718505175bee95859b290311b8e/Fetch_tb.v" office:target-frame-name="_blank" xlink:show="new">Fetch_tb.v</text:a> to <text:a xlink:type="simple" xlink:href="https://trello.com/c/7tMTnRyL/25-entrega3-teste">Entrega3-Teste</text:a> </text:p>
      <text:p text:style-name="Text_20_body">Apr 10 at 19:59 </text:p>
      <text:p text:style-name="Text_20_body"><text:a xlink:type="simple" xlink:href="https://trello.com/5306a5a9677228a64609d4c6">Dodosalesilva</text:a> attached <text:a xlink:type="simple" xlink:href="https://trello-attachments.s3.amazonaws.com/53063cf268b7584c76668ee4/5334b8b1e97fd2ab6af13a81/993521dc9b7f3cd740346ddde3325b2a/Fetch.v" office:target-frame-name="_blank" xlink:show="new">Fetch.v</text:a> to <text:a xlink:type="simple" xlink:href="https://trello.com/c/7tMTnRyL/25-entrega3-teste">Entrega3-Teste</text:a> </text:p>
      <text:p text:style-name="Text_20_body">Apr 10 at 19:59 </text:p>
      <text:p text:style-name="Text_20_body"><text:a xlink:type="simple" xlink:href="https://trello.com/5306a5a9677228a64609d4c6">Dodosalesilva</text:a> completed tb_Fetch.v on <text:a xlink:type="simple" xlink:href="https://trello.com/c/7tMTnRyL/25-entrega3-teste">Entrega3-Teste</text:a>.</text:p>
      <text:p text:style-name="Text_20_body">Apr 10 at 19:59 </text:p>
      <text:p text:style-name="Text_20_body"><text:a xlink:type="simple" xlink:href="https://trello.com/5306a5a9677228a64609d4c6">Dodosalesilva</text:a> on <text:a xlink:type="simple" xlink:href="https://trello.com/c/7tMTnRyL/25-entrega3-teste">Entrega3-Teste</text:a> </text:p>
      <text:p text:style-name="Text_20_body">agora que eu vi, coloquei no card entrega 3, lugar errado</text:p>
      <text:p text:style-name="Text_20_body">Apr 10 at 19:58 </text:p>
      <text:p text:style-name="Text_20_body"><text:a xlink:type="simple" xlink:href="https://trello.com/5306a5a9677228a64609d4c6">Dodosalesilva</text:a> on <text:a xlink:type="simple" xlink:href="https://trello.com/c/7tMTnRyL/25-entrega3-teste">Entrega3-Teste</text:a> </text:p>
      <text:p text:style-name="Text_20_body">Manassés ja está tudo ai</text:p>
      <text:p text:style-name="Text_20_body">Apr 10 at 19:58 </text:p>
      <text:p text:style-name="Text_20_body"><text:a xlink:type="simple" xlink:href="https://trello.com/524f516acabfb4cd42000cd9">Manassés Ferreira Neto</text:a> on <text:a xlink:type="simple" xlink:href="https://trello.com/c/Lophla9w/27-entrega3-documentacao">Entrega3-Documentação</text:a> </text:p>
      <text:p text:style-name="Text_20_body">Trio, aguardo a doc.</text:p>
      <text:p text:style-name="Text_20_body">Apr 10 at 16:40 </text:p>
      <text:p text:style-name="Text_20_body"><text:a xlink:type="simple" xlink:href="https://trello.com/524f516acabfb4cd42000cd9">Manassés Ferreira Neto</text:a> on <text:a xlink:type="simple" xlink:href="https://trello.com/c/Lophla9w/27-entrega3-documentacao">Entrega3-Documentação</text:a> </text:p>
      <text:list xml:id="list3375750274053036076" text:style-name="L12">
        <text:list-item>
          <text:p text:style-name="P49">added <draw:frame draw:style-name="fr1" draw:name="figuras9" text:anchor-type="as-char" svg:width="1.997cm" svg:height="0.998cm" draw:z-index="8"><draw:image xlink:href="https://trello-avatars.s3.amazonaws.com/1ce6a3cb32fb750a329ed0d9b9a2748f/30.png" xlink:type="simple" xlink:show="embed" xlink:actuate="onLoad"/><svg:title>Elias Soares (eliassoares89)</svg:title></draw:frame> Elias Soares </text:p>
        </text:list-item>
        <text:list-item>
          <text:p text:style-name="P49">added <draw:frame draw:style-name="fr1" draw:name="figuras10" text:anchor-type="as-char" svg:width="1.997cm" svg:height="0.998cm" draw:z-index="9"><draw:image xlink:href="https://trello-avatars.s3.amazonaws.com/b0ceef5954dc35c8d9d1f0cb6445c8a2/30.png" xlink:type="simple" xlink:show="embed" xlink:actuate="onLoad"/><svg:title>Vitor Guilherme Ribeiro Lopes (viguirilo1)</svg:title></draw:frame> Vitor Guilherme Ribeiro Lopes </text:p>
        </text:list-item>
        <text:list-item>
          <text:p text:style-name="P12">added <draw:frame draw:style-name="fr1" draw:name="figuras11" text:anchor-type="as-char" svg:width="1.997cm" svg:height="0.998cm" draw:z-index="10"><draw:image xlink:href="https://trello-avatars.s3.amazonaws.com/dd4799caa88f8cd29d8ad1abdee1b60d/30.png" xlink:type="simple" xlink:show="embed" xlink:actuate="onLoad"/><svg:title>Nivaldo Teixeira (nivaldoteixeira)</svg:title></draw:frame> Nivaldo Teixeira </text:p>
        </text:list-item>
      </text:list>
      <text:p text:style-name="Text_20_body">Apr 10 at 16:40 </text:p>
      <text:p text:style-name="Text_20_body"><text:a xlink:type="simple" xlink:href="https://trello.com/524f516acabfb4cd42000cd9">Manassés Ferreira Neto</text:a> on <text:a xlink:type="simple" xlink:href="https://trello.com/c/7tMTnRyL/25-entrega3-teste">Entrega3-Teste</text:a> </text:p>
      <text:p text:style-name="Text_20_body">Douglas, aguardo o tb do fetch!</text:p>
      <text:p text:style-name="Text_20_body">Apr 10 at 16:40 </text:p>
      <text:p text:style-name="Text_20_body"><text:a xlink:type="simple" xlink:href="https://trello.com/524f516acabfb4cd42000cd9">Manassés Ferreira Neto</text:a> on <text:a xlink:type="simple" xlink:href="https://trello.com/c/5yv5oX6t/28-entrega3-memcontroller">Entrega3-MemController</text:a> </text:p>
      <text:p text:style-name="Text_20_body">=^). Galera, podem deixar que eu empacoto tudo e envio.</text:p>
      <text:p text:style-name="Text_20_body"><text:soft-page-break/>Apr 10 at 16:39 </text:p>
      <text:p text:style-name="Text_20_body"><text:a xlink:type="simple" xlink:href="https://trello.com/5307dce5583b328d37b3300c">Elias Soares</text:a> attached <text:a xlink:type="simple" xlink:href="https://trello-attachments.s3.amazonaws.com/53063cf268b7584c76668ee4/534425eaeed9ac067d630d8f/42b1631fb46f0a610bb732fa17da3a04/MemControler.v" office:target-frame-name="_blank" xlink:show="new">MemControler.v</text:a> to <text:a xlink:type="simple" xlink:href="https://trello.com/c/5yv5oX6t/28-entrega3-memcontroller">Entrega3-MemController</text:a> </text:p>
      <text:p text:style-name="Text_20_body">Apr 10 at 15:21 </text:p>
      <text:p text:style-name="Text_20_body"><text:a xlink:type="simple" xlink:href="https://trello.com/5307dce5583b328d37b3300c">Elias Soares</text:a> deleted the MemControler.v attachment from <text:a xlink:type="simple" xlink:href="https://trello.com/c/5yv5oX6t/28-entrega3-memcontroller">Entrega3-MemController</text:a>.</text:p>
      <text:p text:style-name="Text_20_body">Apr 10 at 15:20 </text:p>
      <text:p text:style-name="Text_20_body"><text:a xlink:type="simple" xlink:href="https://trello.com/5307dce5583b328d37b3300c">Elias Soares</text:a> on <text:a xlink:type="simple" xlink:href="https://trello.com/c/5yv5oX6t/28-entrega3-memcontroller">Entrega3-MemController</text:a> </text:p>
      <text:p text:style-name="Text_20_body">Esquenta não @sudolshw, tbm apanhamos e nem sabemos ainda se ta tudo ok.<text:line-break/>Pronto boys/girls, atualizei o controle da memória.</text:p>
      <text:p text:style-name="Text_20_body">Apr 10 at 15:20 </text:p>
      <text:p text:style-name="Text_20_body"><text:a xlink:type="simple" xlink:href="https://trello.com/524f516acabfb4cd42000cd9">Manassés Ferreira Neto</text:a> on <text:a xlink:type="simple" xlink:href="https://trello.com/c/5yv5oX6t/28-entrega3-memcontroller">Entrega3-MemController</text:a> </text:p>
      <text:p text:style-name="Text_20_body">Galera, foi mal não ter conseguido fazer o tb. Vamos ver ser teremos mais prazo.</text:p>
      <text:p text:style-name="Text_20_body">Apr 10 at 12:35 </text:p>
      <text:p text:style-name="Text_20_body"><text:a xlink:type="simple" xlink:href="https://trello.com/5307dce5583b328d37b3300c">Elias Soares</text:a> on <text:a xlink:type="simple" xlink:href="https://trello.com/c/5yv5oX6t/28-entrega3-memcontroller">Entrega3-MemController</text:a> </text:p>
      <text:p text:style-name="Text_20_body">duas Horas tentando mandar isso, agora que foi...</text:p>
      <text:p text:style-name="Text_20_body">Apr 9 at 23:19 </text:p>
      <text:p text:style-name="Text_20_body"><text:a xlink:type="simple" xlink:href="https://trello.com/5307dce5583b328d37b3300c">Elias Soares</text:a> on <text:a xlink:type="simple" xlink:href="https://trello.com/c/5yv5oX6t/28-entrega3-memcontroller">Entrega3-MemController</text:a> </text:p>
      <text:p text:style-name="Text_20_body">Se colocar if(clock ==1) não será sensível na borda de subida...<text:line-break/>Como seria nesse código?<text:line-break/>always @(posedge clock) begin<text:line-break/>ram_addr &lt;= (mem_mc_addr &gt;&gt;1);<text:line-break/>data2[31:16] &lt;= data1;<text:line-break/>ram_addr&lt;= ram_addr +1;<text:line-break/>//Como dar um clock entre essas instruções????<text:line-break/>data2[15:0]&lt;= data1;<text:line-break/>end</text:p>
      <text:p text:style-name="Text_20_body">Apr 9 at 23:18 </text:p>
      <text:p text:style-name="Text_20_body"><text:a xlink:type="simple" xlink:href="https://trello.com/5306a5a9677228a64609d4c6">Dodosalesilva</text:a> on <text:a xlink:type="simple" xlink:href="https://trello.com/c/5yv5oX6t/28-entrega3-memcontroller">Entrega3-MemController</text:a> </text:p>
      <text:p text:style-name="Text_20_body">quem vai empacotar e entregar dessa vez?</text:p>
      <text:p text:style-name="Text_20_body">Apr 9 at 22:49 </text:p>
      <text:p text:style-name="Text_20_body"><text:a xlink:type="simple" xlink:href="https://trello.com/5306a5a9677228a64609d4c6">Dodosalesilva</text:a> on <text:a xlink:type="simple" xlink:href="https://trello.com/c/5yv5oX6t/28-entrega3-memcontroller">Entrega3-MemController</text:a> </text:p>
      <text:p text:style-name="Text_20_body">ao invês de vc dar posedge clock, vc simplesmente testa if (clock == 1'b1)<text:line-break/>:)</text:p>
      <text:p text:style-name="Text_20_body">Apr 9 at 22:49 </text:p>
      <text:p text:style-name="Text_20_body"><text:a xlink:type="simple" xlink:href="https://trello.com/5307dce5583b328d37b3300c">Elias Soares</text:a> on <text:a xlink:type="simple" xlink:href="https://trello.com/c/5yv5oX6t/28-entrega3-memcontroller">Entrega3-MemController</text:a> </text:p>
      <text:p text:style-name="Text_20_body">Implementei seguindo as ideias do Vitor, mas tem um problema que eu não soube resolver, como dar um posedge clock dentro do always...</text:p>
      <text:p text:style-name="Text_20_body">Apr 9 at 22:35 </text:p>
      <text:p text:style-name="Text_20_body"><text:a xlink:type="simple" xlink:href="https://trello.com/5307dce5583b328d37b3300c">Elias Soares</text:a> attached MemControler.v to <text:a xlink:type="simple" xlink:href="https://trello.com/c/5yv5oX6t/28-entrega3-memcontroller">Entrega3-MemController</text:a> </text:p>
      <text:p text:style-name="Text_20_body">Apr 9 at 22:34 </text:p>
      <text:p text:style-name="Text_20_body"><text:a xlink:type="simple" xlink:href="https://trello.com/5307dce5583b328d37b3300c">Elias Soares</text:a> on <text:a xlink:type="simple" xlink:href="https://trello.com/c/azG5ualG/24-entrega3-desenvolvimento">Entrega3-Desenvolvimento</text:a> </text:p>
      <text:p text:style-name="Text_20_body"><text:soft-page-break/>Galera, implementei as ideias do @viguirilo1 , mas tenho uma dúvida, a Como dar um clock dentro de um always?</text:p>
      <text:p text:style-name="Text_20_body">Apr 9 at 22:34 </text:p>
      <text:p text:style-name="Text_20_body"><text:a xlink:type="simple" xlink:href="https://trello.com/5307dce5583b328d37b3300c">Elias Soares</text:a> attached <text:a xlink:type="simple" xlink:href="https://trello-attachments.s3.amazonaws.com/53063cf268b7584c76668ee4/5334b8aacbc6d22174a6a7c6/1c04aa1558bd3163c2597b8e0bde59c2/MemControler.v" office:target-frame-name="_blank" xlink:show="new">MemControler.v</text:a> to <text:a xlink:type="simple" xlink:href="https://trello.com/c/azG5ualG/24-entrega3-desenvolvimento">Entrega3-Desenvolvimento</text:a> </text:p>
      <text:p text:style-name="Text_20_body">Apr 9 at 22:32 </text:p>
      <text:p text:style-name="Text_20_body"><text:a xlink:type="simple" xlink:href="https://trello.com/5307dce5583b328d37b3300c">Elias Soares</text:a> deleted the MemControler.v attachment from <text:a xlink:type="simple" xlink:href="https://trello.com/c/azG5ualG/24-entrega3-desenvolvimento">Entrega3-Desenvolvimento</text:a>.</text:p>
      <text:p text:style-name="Text_20_body">Apr 9 at 22:32 </text:p>
      <text:p text:style-name="Text_20_body"><text:a xlink:type="simple" xlink:href="https://trello.com/5307dce5583b328d37b3300c">Elias Soares</text:a> on <text:a xlink:type="simple" xlink:href="https://trello.com/c/azG5ualG/24-entrega3-desenvolvimento">Entrega3-Desenvolvimento</text:a> </text:p>
      <text:p text:style-name="Text_20_body">O @viguirilo1 fez o esquema de como é o controle da memória, e eu estou, pelo menos tentando, implementar. As ideias em alto nível:</text:p>
      <text:p text:style-name="Text_20_body">"IDEIAS SOBRE O COMPORTAMENTO DA MEMORIA:</text:p>
      <text:p text:style-name="Text_20_body">if (mc_ram_wre) // Se for uma operação de leitura: {<text:line-break/>if(mem_mc_en) // quem quer ler é o estágio de memória<text:line-break/>{<text:line-break/>// recbe o endereçoo da parte mais significativa do dado: mc_ram_addr = mem_mc_addr &gt;&gt; 1<text:line-break/>// recebe parte mais significativa do dado: mc_ram_data = memory[mc_ram_addr];<text:line-break/>// Começando a montar o dado completo que será entregue a quem requisitou a leitura: mem_mc_data[31:16] = mc_ram_data;<text:line-break/>// pegando o endereço da parte menos significativa do dado: mc_ram_addr++;<text:line-break/>// Terminando de montar o dado completo que será entregue a quem requisitou a leitura: mem_mc_data[15:0] = mc_ram_data;<text:line-break/>}<text:line-break/>else // quem quer ler é o fetch<text:line-break/>{<text:line-break/>// recbe o endereçoo da parte mais significativa do dado: mc_ram_addr = if_mc_addr &gt;&gt; 1;<text:line-break/>// recebe parte mais significativa do dado: mc_ram_data = memory[mc_ram_addr];<text:line-break/>// Começando a montar o dado completo que será entregue a quem requisitou a leitura: mc_if_data[31:16] = mc_ram_data;<text:line-break/>// pegando o endereço da parte menos significativa do dado: mc_ram_addr++;<text:line-break/>// Terminando de montar o dado completo que será entregue a quem requisitou a leitura: mc_if_data[15:0] = mc_ram_data;<text:line-break/>}<text:line-break/>}<text:line-break/>else // Então teremos uma operação de escrita: {<text:line-break/>// Recebe o endereço da parte mais significativa da memória RAM onde o dado será escrito<text:line-break/>mc_ram_addr = mem_mc_addr &gt;&gt; 1;<text:line-break/>// Recebe parte mais significativa do dado vindo do estágio de memória: mc_ram_data = mem_mc_data[31:16];<text:line-break/>// Ecreve a parte mais significativa do dado na RAM: memory[mem_ram_addr] = mc_ram_data;<text:line-break/>// Recebe o endereço da parte menos significativa da memória RAM onde o dado será escrito<text:line-break/>mc_ram_addr ++;<text:line-break/>// Recebe parte menos significativa do dado vindo do estágio de memória: mc_ram_data = mem_mc_data[15:0];<text:line-break/>// Ecreve a parte menos significativa do dado na RAM: memory[mem_ram_addr] = mc_ram_data;<text:line-break/>}"</text:p>
      <text:p text:style-name="Text_20_body">Apr 9 at 22:01 </text:p>
      <text:p text:style-name="Text_20_body"><text:a xlink:type="simple" xlink:href="https://trello.com/5306a5a9677228a64609d4c6">Dodosalesilva</text:a> on <text:a xlink:type="simple" xlink:href="https://trello.com/c/3l1oNJlc/23-entrega3">Entrega3</text:a> </text:p>
      <text:p text:style-name="Text_20_body"><text:soft-page-break/>Ta ai pessoal, o fetch e o tb dele, agora que eu vi que não tinha postado.</text:p>
      <text:p text:style-name="Text_20_body">Apr 9 at 20:29 </text:p>
      <text:p text:style-name="Text_20_body"><text:a xlink:type="simple" xlink:href="https://trello.com/5306a5a9677228a64609d4c6">Dodosalesilva</text:a> attached <text:a xlink:type="simple" xlink:href="https://trello-attachments.s3.amazonaws.com/53063cf268b7584c76668ee4/5334b863e8efd54641ead664/63bbaf1cdacc114cb2b9d328bc0c4e3e/Fetch_tb.v" office:target-frame-name="_blank" xlink:show="new">Fetch_tb.v</text:a> to <text:a xlink:type="simple" xlink:href="https://trello.com/c/3l1oNJlc/23-entrega3">Entrega3</text:a> </text:p>
      <text:p text:style-name="Text_20_body">Apr 9 at 20:29 </text:p>
      <text:p text:style-name="Text_20_body"><text:a xlink:type="simple" xlink:href="https://trello.com/5306a5a9677228a64609d4c6">Dodosalesilva</text:a> attached <text:a xlink:type="simple" xlink:href="https://trello-attachments.s3.amazonaws.com/53063cf268b7584c76668ee4/5334b863e8efd54641ead664/52e96a5e7cb18f3e00f1e69e9ec17b27/Fetch.v" office:target-frame-name="_blank" xlink:show="new">Fetch.v</text:a> to <text:a xlink:type="simple" xlink:href="https://trello.com/c/3l1oNJlc/23-entrega3">Entrega3</text:a> </text:p>
      <text:p text:style-name="Text_20_body">Apr 9 at 20:28 </text:p>
      <text:p text:style-name="Text_20_body"><text:a xlink:type="simple" xlink:href="https://trello.com/5306a5a9677228a64609d4c6">Dodosalesilva</text:a> deleted the Fetch_tb.v attachment from <text:a xlink:type="simple" xlink:href="https://trello.com/c/3l1oNJlc/23-entrega3">Entrega3</text:a>.</text:p>
      <text:p text:style-name="Text_20_body">Apr 9 at 20:27 </text:p>
      <text:p text:style-name="Text_20_body"><text:a xlink:type="simple" xlink:href="https://trello.com/5306a5a9677228a64609d4c6">Dodosalesilva</text:a> attached Fetch_tb.v to <text:a xlink:type="simple" xlink:href="https://trello.com/c/3l1oNJlc/23-entrega3">Entrega3</text:a> </text:p>
      <text:p text:style-name="Text_20_body">Apr 9 at 20:27 </text:p>
      <text:p text:style-name="Text_20_body"><text:a xlink:type="simple" xlink:href="https://trello.com/5307dce5583b328d37b3300c">Elias Soares</text:a> on <text:a xlink:type="simple" xlink:href="https://trello.com/c/azG5ualG/24-entrega3-desenvolvimento">Entrega3-Desenvolvimento</text:a> </text:p>
      <text:p text:style-name="Text_20_body">Chego em casa +-20h. Podemos Nos encontrar.</text:p>
      <text:p text:style-name="Text_20_body">Apr 9 at 18:01 </text:p>
      <text:p text:style-name="Text_20_body"><text:a xlink:type="simple" xlink:href="https://trello.com/524f516acabfb4cd42000cd9">Manassés Ferreira Neto</text:a> on <text:a xlink:type="simple" xlink:href="https://trello.com/c/azG5ualG/24-entrega3-desenvolvimento">Entrega3-Desenvolvimento</text:a> </text:p>
      <text:p text:style-name="Text_20_body">Baum!</text:p>
      <text:p text:style-name="Text_20_body">Apr 9 at 17:40 </text:p>
      <text:p text:style-name="Text_20_body"><text:a xlink:type="simple" xlink:href="https://trello.com/530b3c28854f9a38590609a9">Vitor Guilherme Ribeiro Lopes</text:a> on <text:a xlink:type="simple" xlink:href="https://trello.com/c/azG5ualG/24-entrega3-desenvolvimento">Entrega3-Desenvolvimento</text:a> </text:p>
      <text:p text:style-name="Text_20_body">Galera, to aqui viajando nas ideias, tá quaaaaasseeeee saindo mas ainda dependo de algumas respostas às perguntas que acabo de postar o minha UFMG. @dodosalesilva se você tiver com o Caio ai perto, dá um toque nele pra dar uma passada de olho lá e ver oq q pega. @eliassoares89 e @nivaldoteixeira , se quiserem reunir, só me falar que desço pra casa do elias ou pra sua ou vcs vem aqui, qualquer hora e pra mim tanto faz. Um beijoooo meninas</text:p>
      <text:p text:style-name="Text_20_body">Apr 9 at 16:40 </text:p>
      <text:p text:style-name="Text_20_body"><text:a xlink:type="simple" xlink:href="https://trello.com/5306a5a9677228a64609d4c6">Dodosalesilva</text:a> on <text:a xlink:type="simple" xlink:href="https://trello.com/c/oBupltdJ/3-chat">Chat</text:a> </text:p>
      <text:p text:style-name="Text_20_body">E ai pessoal, tudo bem?<text:line-break/>Consegui terminar o Fetch aqui, ta funcionando belezinha.<text:line-break/>Quanto ao memory controller, tá dificil viu, vou tentar ler de novo tudo que o monitor passou, mas não cheguei a nenhum resultado até agora.</text:p>
      <text:p text:style-name="Text_20_body">Apr 9 at 15:32 </text:p>
      <text:p text:style-name="Text_20_body"><text:a xlink:type="simple" xlink:href="https://trello.com/5307dce5583b328d37b3300c">Elias Soares</text:a> on <text:a xlink:type="simple" xlink:href="https://trello.com/c/oBupltdJ/3-chat">Chat</text:a> </text:p>
      <text:p text:style-name="Text_20_body">:(</text:p>
      <text:p text:style-name="Text_20_body">Apr 8 at 22:18 </text:p>
      <text:p text:style-name="Text_20_body"><text:a xlink:type="simple" xlink:href="https://trello.com/524f516acabfb4cd42000cd9">Manassés Ferreira Neto</text:a> on <text:a xlink:type="simple" xlink:href="https://trello.com/c/oBupltdJ/3-chat">Chat</text:a> </text:p>
      <text:p text:style-name="Text_20_body">=^/ Sem Epifanias...</text:p>
      <text:p text:style-name="Text_20_body">Apr 8 at 21:57 </text:p>
      <text:p text:style-name="Text_20_body"><text:a xlink:type="simple" xlink:href="https://trello.com/5307dce5583b328d37b3300c">Elias Soares</text:a> on <text:a xlink:type="simple" xlink:href="https://trello.com/c/oBupltdJ/3-chat">Chat</text:a> </text:p>
      <text:p text:style-name="Text_20_body">Alguém teve uma visão divina aí do que deve ser feito?</text:p>
      <text:p text:style-name="Text_20_body">Apr 8 at 21:40 </text:p>
      <text:p text:style-name="Text_20_body"><text:a xlink:type="simple" xlink:href="https://trello.com/524f516acabfb4cd42000cd9">Manassés Ferreira Neto</text:a> on <text:a xlink:type="simple" xlink:href="https://trello.com/c/5yv5oX6t/28-entrega3-memcontroller">Entrega3-MemController</text:a> </text:p>
      <text:p text:style-name="Text_20_body"><text:soft-page-break/>Galera, à noite só poderei depois das 22... Estarei até 17 trabalhando no <text:a xlink:type="simple" xlink:href="https://github.com/mfer/pinca-puca/blob/master/Entrega3/src/MemControler.v" office:target-frame-name="_blank" xlink:show="new">https://github.com/mfer/pinca-puca/blob/master/Entrega3/src/MemControler.v</text:a></text:p>
      <text:p text:style-name="Text_20_body">Apr 8 at 15:09 </text:p>
      <text:p text:style-name="Text_20_body"><text:a xlink:type="simple" xlink:href="https://trello.com/524f516acabfb4cd42000cd9">Manassés Ferreira Neto</text:a> left <text:a xlink:type="simple" xlink:href="https://trello.com/c/azG5ualG/24-entrega3-desenvolvimento">Entrega3-Desenvolvimento</text:a>.</text:p>
      <text:p text:style-name="Text_20_body">Apr 8 at 14:34 </text:p>
      <text:p text:style-name="Text_20_body"><text:a xlink:type="simple" xlink:href="https://trello.com/524f516acabfb4cd42000cd9">Manassés Ferreira Neto</text:a> attached <text:a xlink:type="simple" xlink:href="https://trello-attachments.s3.amazonaws.com/53063cf268b7584c76668ee4/534425eaeed9ac067d630d8f/d80f8790708ae82a84e9ea547cb0ffe8/memControllerMoodle1.pdf" office:target-frame-name="_blank" xlink:show="new">memControllerMoodle1.pdf</text:a> to <text:a xlink:type="simple" xlink:href="https://trello.com/c/5yv5oX6t/28-entrega3-memcontroller">Entrega3-MemController</text:a> </text:p>
      <text:p text:style-name="Text_20_body">Apr 8 at 14:20 </text:p>
      <text:p text:style-name="Text_20_body"><text:a xlink:type="simple" xlink:href="https://trello.com/524f516acabfb4cd42000cd9">Manassés Ferreira Neto</text:a> attached <text:a xlink:type="simple" xlink:href="https://trello-attachments.s3.amazonaws.com/53063cf268b7584c76668ee4/534425eaeed9ac067d630d8f/62cfe09f63c3c704a5795abea60b7932/memControllerMoodle.pdf" office:target-frame-name="_blank" xlink:show="new">memControllerMoodle.pdf</text:a> to <text:a xlink:type="simple" xlink:href="https://trello.com/c/5yv5oX6t/28-entrega3-memcontroller">Entrega3-MemController</text:a> </text:p>
      <text:p text:style-name="Text_20_body">Apr 8 at 14:18 </text:p>
      <text:p text:style-name="Text_20_body"><text:a xlink:type="simple" xlink:href="https://trello.com/524f516acabfb4cd42000cd9">Manassés Ferreira Neto</text:a> on <text:a xlink:type="simple" xlink:href="https://trello.com/c/5yv5oX6t/28-entrega3-memcontroller">Entrega3-MemController</text:a> </text:p>
      <text:p text:style-name="Text_20_body">Veja a tabela 4.17 na página 53 deste pdf <text:a xlink:type="simple" xlink:href="ftp://ftp.altera.com/up/pub/Altera_Material/12.1/Boards/DE2/DE2_User_Manual.pdf" office:target-frame-name="_blank" xlink:show="new">ftp://ftp.altera.com/up/pub/Altera_Material/12.1/Boards/DE2/DE2_User_Manual.pdf</text:a></text:p>
      <text:p text:style-name="Text_20_body">Apesar de alguns nomes estarem um pouco diferentes do modelo que forneci, vocês não devem ter dificuldade para entender o que é cada pino olhando a descrição e o modelo.</text:p>
      <text:p text:style-name="Text_20_body">Todos os pinos que terminam com _N tem lógica invertida.</text:p>
      <text:p text:style-name="Text_20_body">Vocês podem considerar que SRAM_OE_N, SRAM_UB_N, SRAM_LB_N e SRAM_CE_N estão sempre ativos, ou seja, em 0.</text:p>
      <text:p text:style-name="Text_20_body">Qualquer outra dúvida é só perguntar</text:p>
      <text:p text:style-name="Text_20_body">Apr 8 at 14:15 </text:p>
      <text:p text:style-name="Text_20_body"><text:a xlink:type="simple" xlink:href="https://trello.com/524f516acabfb4cd42000cd9">Manassés Ferreira Neto</text:a> completed mem_mc_addr tem 18 bits e não 17 on <text:a xlink:type="simple" xlink:href="https://trello.com/c/5yv5oX6t/28-entrega3-memcontroller">Entrega3-MemController</text:a>.</text:p>
      <text:p text:style-name="Text_20_body">Apr 8 at 14:14 </text:p>
      <text:p text:style-name="Text_20_body"><text:a xlink:type="simple" xlink:href="https://trello.com/524f516acabfb4cd42000cd9">Manassés Ferreira Neto</text:a> attached http://ftp://ftp.altera.com/up/pub/Altera_Material/12.1/Boards/DE2-115/DE2_115.qsf to <text:a xlink:type="simple" xlink:href="https://trello.com/c/VUT6Qx2H/22-fpga">Fazer Fpga da Entrega1</text:a> </text:p>
      <text:p text:style-name="Text_20_body">Apr 8 at 14:08 </text:p>
      <text:p text:style-name="Text_20_body"><text:a xlink:type="simple" xlink:href="https://trello.com/524f516acabfb4cd42000cd9">Manassés Ferreira Neto</text:a> attached http://ftp://ftp.altera.com/up/pub/Altera_Material/12.1/Boards/DE2-115/DE2_115_Datasheets.zip to <text:a xlink:type="simple" xlink:href="https://trello.com/c/VUT6Qx2H/22-fpga">Fazer Fpga da Entrega1</text:a> </text:p>
      <text:p text:style-name="Text_20_body">Apr 8 at 14:08 </text:p>
      <text:p text:style-name="Text_20_body"><text:a xlink:type="simple" xlink:href="https://trello.com/524f516acabfb4cd42000cd9">Manassés Ferreira Neto</text:a> attached http://ftp://ftp.altera.com/up/pub/Altera_Material/12.1/Boards/DE2-115/DE2_115_User_Manual.pdf to <text:a xlink:type="simple" xlink:href="https://trello.com/c/VUT6Qx2H/22-fpga">Fazer Fpga da Entrega1</text:a> </text:p>
      <text:p text:style-name="Text_20_body">Apr 8 at 14:05 </text:p>
      <text:p text:style-name="Text_20_body"><text:a xlink:type="simple" xlink:href="https://trello.com/524f516acabfb4cd42000cd9">Manassés Ferreira Neto</text:a> moved <text:a xlink:type="simple" xlink:href="https://trello.com/c/lh2KTxQ0/26-consertos-sugeridos-pelo-monitor">consertos sugeridos pelo monitor</text:a> from A ser feito to Recursos.</text:p>
      <text:p text:style-name="Text_20_body">Apr 8 at 13:50 </text:p>
      <text:p text:style-name="Text_20_body"><text:a xlink:type="simple" xlink:href="https://trello.com/524f516acabfb4cd42000cd9">Manassés Ferreira Neto</text:a> on <text:a xlink:type="simple" xlink:href="https://trello.com/c/m0Oyqfnv/29-reg-wire">reg wire</text:a> </text:p>
      <text:p text:style-name="Text_20_body">post do caio<text:line-break/><text:a xlink:type="simple" xlink:href="https://virtual.ufmg.br/20141/mod/forum/discuss.php?d=15340" office:target-frame-name="_blank" xlink:show="new">https://virtual.ufmg.br/20141/mod/forum/discuss.php?d=15340</text:a></text:p>
      <text:p text:style-name="Text_20_body">Apr 8 at 13:46 </text:p>
      <text:p text:style-name="Text_20_body"><text:soft-page-break/><text:a xlink:type="simple" xlink:href="https://trello.com/524f516acabfb4cd42000cd9">Manassés Ferreira Neto</text:a> on <text:a xlink:type="simple" xlink:href="https://trello.com/c/m0Oyqfnv/29-reg-wire">reg wire</text:a> </text:p>
      <text:p text:style-name="Text_20_body">Percebi que muita gente está tendo dificuldade para entender a diferença entre regs e wires, por isso recomendo que todos leiam esse link.</text:p>
      <text:p text:style-name="Text_20_body"><text:a xlink:type="simple" xlink:href="http://www.asic-world.com/tidbits/wire_reg.html" office:target-frame-name="_blank" xlink:show="new">http://www.asic-world.com/tidbits/wire_reg.html</text:a></text:p>
      <text:p text:style-name="Text_20_body">Neste link não é explicado o latch, que é feito com um reg, junto com um bloco always que não é senesível à borda (ou seja, inicialmente parece uma lógica combinaconal), mas que é um elemento sequencial, de memória (assíncrono, mas sequencial). Achei uma resposta para a pergunta desse link (<text:a xlink:type="simple" xlink:href="http://electronics.stackexchange.com/questions/38645/why-are-inferred-latches-bad" office:target-frame-name="_blank" xlink:show="new">http://electronics.stackexchange.com/questions/38645/why-are-inferred-latches-bad</text:a>) que resume o que fazem latches serem inferidos e porque isso é ruim quando não é intencional:</text:p>
      <text:p text:style-name="Text_20_body">What makes an inferred latch?<text:line-break/>For combinatorial logic, the output of the circuit is a function of input only and should not contain any memory or internal state (latch).</text:p>
      <text:p text:style-name="Text_20_body">In Verilog, a variable will keep its previous value if it is not assigned a value in an always block. A latch must be created to store this present value.</text:p>
      <text:p text:style-name="Text_20_body">An incomplete if-else statement will generate latches. An if-else statement is considered "incomplete" if the output state is not defined for all possible input conditions. The same goes for an incomplete case statement, or a case statement that does not have a default: item.</text:p>
      <text:p text:style-name="Text_20_body">Why are inferred latches bad?<text:line-break/>Inferred latches can serve as a 'warning sign' that the logic design might not be implemented as intended. A crucial if-else or case statement might be missing from the design.</text:p>
      <text:p text:style-name="Text_20_body">Latches can lead to timing issues and race conditions. They may lead to combinatorial feedback - routing of the output back to the input - which can be unpredictable.</text:p>
      <text:p text:style-name="Text_20_body">To avoid creating inferred latches:</text:p>
      <text:p text:style-name="Preformatted_20_Text"><text:span text:style-name="Source_20_Text">Include all the branches of an if or case statement</text:span></text:p>
      <text:p text:style-name="Preformatted_20_Text"><text:span text:style-name="Source_20_Text">Assign a value to every output signal in every branch</text:span></text:p>
      <text:p text:style-name="P74"><text:span text:style-name="Source_20_Text">Use default assignments at the start of the procedure, so every signal will be assigned.</text:span></text:p>
      <text:p text:style-name="Text_20_body">Apr 8 at 13:46 </text:p>
      <text:p text:style-name="Text_20_body"><text:a xlink:type="simple" xlink:href="https://trello.com/524f516acabfb4cd42000cd9">Manassés Ferreira Neto</text:a> added <text:a xlink:type="simple" xlink:href="https://trello.com/c/m0Oyqfnv/29-reg-wire">reg wire</text:a> to Recursos.</text:p>
      <text:p text:style-name="Text_20_body">Apr 8 at 13:45 </text:p>
      <text:p text:style-name="Text_20_body"><text:a xlink:type="simple" xlink:href="https://trello.com/524f516acabfb4cd42000cd9">Manassés Ferreira Neto</text:a> attached <text:a xlink:type="simple" xlink:href="https://trello-attachments.s3.amazonaws.com/53063cf268b7584c76668ee4/534425eaeed9ac067d630d8f/66a32c2b417071ea0e5f880fd4f94d7a/Ram.v" office:target-frame-name="_blank" xlink:show="new">Ram.v</text:a> to <text:a xlink:type="simple" xlink:href="https://trello.com/c/5yv5oX6t/28-entrega3-memcontroller">Entrega3-MemController</text:a> </text:p>
      <text:p text:style-name="Text_20_body">Apr 8 at 13:44 </text:p>
      <text:p text:style-name="Text_20_body"><text:a xlink:type="simple" xlink:href="https://trello.com/524f516acabfb4cd42000cd9">Manassés Ferreira Neto</text:a> attached <text:a xlink:type="simple" xlink:href="https://trello-attachments.s3.amazonaws.com/53063cf268b7584c76668ee4/534425eaeed9ac067d630d8f/609x397/061e1ab8e7cd80f4c0d37726dd514e2e/Captura_de_tela_de_2014-04-08_13_41_29.png" office:target-frame-name="_blank" xlink:show="new">Captura de tela de 2014-04-08 13:41:29.png</text:a> to <text:a xlink:type="simple" xlink:href="https://trello.com/c/5yv5oX6t/28-entrega3-memcontroller">Entrega3-MemController</text:a> </text:p>
      <text:p text:style-name="Text_20_body">Apr 8 at 13:42 </text:p>
      <text:p text:style-name="Text_20_body"><text:a xlink:type="simple" xlink:href="https://trello.com/524f516acabfb4cd42000cd9">Manassés Ferreira Neto</text:a> attached <text:a xlink:type="simple" xlink:href="https://trello-attachments.s3.amazonaws.com/53063cf268b7584c76668ee4/534425eaeed9ac067d630d8f/613x444/7e7dfb620a6c61aa67325a14ad16c067/Captura_de_tela_de_2014-04-08_13_41_41.png" office:target-frame-name="_blank" xlink:show="new">Captura de tela de 2014-04-08 13:41:41.png</text:a> to <text:a xlink:type="simple" xlink:href="https://trello.com/c/5yv5oX6t/28-entrega3-memcontroller">Entrega3-MemController</text:a> </text:p>
      <text:p text:style-name="Text_20_body">Apr 8 at 13:42 </text:p>
      <text:p text:style-name="Text_20_body"><text:a xlink:type="simple" xlink:href="https://trello.com/524f516acabfb4cd42000cd9">Manassés Ferreira Neto</text:a> moved <text:a xlink:type="simple" xlink:href="https://trello.com/c/3l1oNJlc/23-entrega3">Entrega3</text:a> from A ser feito to Sendo feito.</text:p>
      <text:p text:style-name="Text_20_body">Apr 8 at 13:27 </text:p>
      <text:p text:style-name="Text_20_body"><text:a xlink:type="simple" xlink:href="https://trello.com/524f516acabfb4cd42000cd9">Manassés Ferreira Neto</text:a> on <text:a xlink:type="simple" xlink:href="https://trello.com/c/azG5ualG/24-entrega3-desenvolvimento">Entrega3-Desenvolvimento</text:a> </text:p>
      <text:list xml:id="list6277360115476495875" text:style-name="L13">
        <text:list-item>
          <text:p text:style-name="P50">joined </text:p>
        </text:list-item>
        <text:list-item>
          <text:p text:style-name="P13"><text:soft-page-break/>moved from A ser feito to Sendo feito </text:p>
        </text:list-item>
      </text:list>
      <text:p text:style-name="Text_20_body">Apr 8 at 13:23 </text:p>
      <text:p text:style-name="Text_20_body"><text:a xlink:type="simple" xlink:href="https://trello.com/524f516acabfb4cd42000cd9">Manassés Ferreira Neto</text:a> on <text:a xlink:type="simple" xlink:href="https://trello.com/c/azG5ualG/24-entrega3-desenvolvimento">Entrega3-Desenvolvimento</text:a> </text:p>
      <text:p text:style-name="Text_20_body">Também odeio! Mas como só erra(acerta) quem faz. chegaremos lá!</text:p>
      <text:p text:style-name="Text_20_body">Apr 8 at 13:22 </text:p>
      <text:p text:style-name="Text_20_body"><text:a xlink:type="simple" xlink:href="https://trello.com/5307dce5583b328d37b3300c">Elias Soares</text:a> attached MemControler.v to <text:a xlink:type="simple" xlink:href="https://trello.com/c/azG5ualG/24-entrega3-desenvolvimento">Entrega3-Desenvolvimento</text:a> </text:p>
      <text:p text:style-name="Text_20_body">Apr 8 at 00:21 </text:p>
      <text:p text:style-name="Text_20_body"><text:a xlink:type="simple" xlink:href="https://trello.com/5307dce5583b328d37b3300c">Elias Soares</text:a> on <text:a xlink:type="simple" xlink:href="https://trello.com/c/azG5ualG/24-entrega3-desenvolvimento">Entrega3-Desenvolvimento</text:a> </text:p>
      <text:p text:style-name="Text_20_body">Odeio ficar responsável por algo e não dar conta ¬¬'</text:p>
      <text:p text:style-name="Text_20_body">Apr 8 at 00:20 </text:p>
      <text:p text:style-name="Text_20_body"><text:a xlink:type="simple" xlink:href="https://trello.com/5307dce5583b328d37b3300c">Elias Soares</text:a> on <text:a xlink:type="simple" xlink:href="https://trello.com/c/azG5ualG/24-entrega3-desenvolvimento">Entrega3-Desenvolvimento</text:a> </text:p>
      <text:p text:style-name="Text_20_body">Desculpem minha incompetência, mas até agora não conseguimos terminar a o controle da memória... Pelo menos nós três, achamos a especificação muito vaga e pouco clara... Viajei e não sei exatamente o que querem que façamos... Bosta... Minha quase nenhuma fluência em inglês atrapalha minhas pesquisas no google a respeito de Verilog. Bom, vou upar até onde fizemos, se puderem dar uma luz p gente, agradecemos.</text:p>
      <text:p text:style-name="Text_20_body">Apr 8 at 00:20 </text:p>
      <text:p text:style-name="Text_20_body"><text:a xlink:type="simple" xlink:href="https://trello.com/5306a5a9677228a64609d4c6">Dodosalesilva</text:a> on <text:a xlink:type="simple" xlink:href="https://trello.com/c/azG5ualG/24-entrega3-desenvolvimento">Entrega3-Desenvolvimento</text:a> </text:p>
      <text:p text:style-name="Text_20_body">Só pra já adiantar, uma correção que tem que fazer no fetch, é a parte do reset(depois eu tenho que fazer a mesma coisa no banco de registradores), o reset é sensivel a borda de descida(negede do proprio reset), ou seja, ocorre com clock em borda de subida(posedge) e reset em (negedge) ok.</text:p>
      <text:p text:style-name="Text_20_body">No tp, nos estamos colocando como se ele ocorre-se na borda de descida do clock, o Caio me explicou que isso é um erro, porque um flip flop não pode ser sensível a duas bordas de clock. (exceto alguns muito específicos).</text:p>
      <text:p text:style-name="Text_20_body">Apr 6 at 15:48 </text:p>
      <text:p text:style-name="Text_20_body"><text:a xlink:type="simple" xlink:href="https://trello.com/5306a5a9677228a64609d4c6">Dodosalesilva</text:a> on <text:a xlink:type="simple" xlink:href="https://trello.com/c/azG5ualG/24-entrega3-desenvolvimento">Entrega3-Desenvolvimento</text:a> </text:p>
      <text:p text:style-name="Text_20_body">bom, vamos lá primeiro a prova foi tranquilo, tirando a seção do listening o resto da prova é de boa. Quanto ao trabalho eu não tenho muita noção do que responder, precisamos esperar o Caio responder no moddle, estou quase terminando o testbench aqui, quando acabar eu envio.</text:p>
      <text:p text:style-name="Text_20_body">Alguem viu alguma coisa falando da entrega da fpga? pq até agora eu não vi nada.</text:p>
      <text:p text:style-name="Text_20_body">Apr 6 at 15:44 </text:p>
      <text:p text:style-name="Text_20_body"><text:a xlink:type="simple" xlink:href="https://trello.com/530b3c28854f9a38590609a9">Vitor Guilherme Ribeiro Lopes</text:a> on <text:a xlink:type="simple" xlink:href="https://trello.com/c/azG5ualG/24-entrega3-desenvolvimento">Entrega3-Desenvolvimento</text:a> </text:p>
      <text:p text:style-name="Text_20_body">Galera, Elias e eu estamos apanhando na implementação do controlador de memória e eu postei várias dúvidas tanto no moodle e aqui pra vocês. Devido a isso, não seremos capazes de entregar esta parte do desenvolvimento no prazo anteriormente combinado. Estamos no aguardo da resposta para as nossas dúvidas. Poderíamos nos encontrar na segunda para tentarmos resolver isso juntos? @dodosalesilva , depois dá um toque no caio sobre as nossas dúvidas pra ver se ele responde.</text:p>
      <text:p text:style-name="Text_20_body">Abraços.</text:p>
      <text:p text:style-name="Text_20_body">Apr 5 at 12:08 </text:p>
      <text:p text:style-name="Text_20_body"><text:a xlink:type="simple" xlink:href="https://trello.com/530b3c28854f9a38590609a9">Vitor Guilherme Ribeiro Lopes</text:a> on <text:a xlink:type="simple" xlink:href="https://trello.com/c/azG5ualG/24-entrega3-desenvolvimento">Entrega3-Desenvolvimento</text:a> </text:p>
      <text:p text:style-name="Text_20_body">6) Qual diferença entre mem_mc_rw e mc_ram_wre?</text:p>
      <text:p text:style-name="Text_20_body"><text:soft-page-break/>Apr 5 at 12:05 </text:p>
      <text:p text:style-name="Text_20_body"><text:a xlink:type="simple" xlink:href="https://trello.com/530b3c28854f9a38590609a9">Vitor Guilherme Ribeiro Lopes</text:a> on <text:a xlink:type="simple" xlink:href="https://trello.com/c/azG5ualG/24-entrega3-desenvolvimento">Entrega3-Desenvolvimento</text:a> </text:p>
      <text:p text:style-name="Text_20_body">Eu estou com dúvidas com relação à quantidade de bits de algumas inputs/outputs do bloco do controlador de memoria: 1) if_mc_addr: no bloco de fetch, saem 32 bits mas no bloco do controlador de memória entram apenas 18 bits. Não teriamos que sair de um e entrar no outro com a mesma quantidade de bits não?<text:line-break/>2) mem_mc_addr: este vem do estágio de acesso à memória e apresenta 17 bits. Como o MIPS endereça 32 bits, o seu estágio de acesso à memória não deveria ter os mesmos 32 bits?<text:line-break/>3) mc_ram_addr: este endereça as informações na RAM e possuem 18 bits. Aqui diz que pegamos o endereço do MIPS de 32 bits, dividimos ao meio e usamos para acessar a RAM. Mas se dividirmos 32 bits ao meio, teremos 31 bits restantes e se colocarmos essa quantidade de bits nos 18 disponíveis, estaremos truncando a parte mais significativa. Isso estaria correto?</text:p>
      <text:p text:style-name="Text_20_body">Outras coisas: 4) O PC começa em qual valor?<text:line-break/>5) O PC refere-se ao endereçamento do MIPS, que será passado via if_mc_addr do fetch para o controle de memória com entrada de mesmo nome. Portanto, o PC anda de 4 em 4?</text:p>
      <text:p text:style-name="Text_20_body">Obrigado.</text:p>
      <text:p text:style-name="Text_20_body">Apr 5 at 09:55 </text:p>
      <text:p text:style-name="Text_20_body"><text:a xlink:type="simple" xlink:href="https://trello.com/530b3c28854f9a38590609a9">Vitor Guilherme Ribeiro Lopes</text:a> on <text:a xlink:type="simple" xlink:href="https://trello.com/c/azG5ualG/24-entrega3-desenvolvimento">Entrega3-Desenvolvimento</text:a> </text:p>
      <text:p text:style-name="Text_20_body">E ai @dodosalesilva , como foi na prova?<text:line-break/>Elias e eu estamos quebrando a cabeça pra entender a parte da memória onde há 17 e 18 bits. Até mandei uma mensagem lá no moodle. Quem souber, poderia nos explicar. Vou postar aqui também</text:p>
      <text:p text:style-name="Text_20_body">Abraços.</text:p>
      <text:p text:style-name="Text_20_body">Apr 5 at 09:54 </text:p>
      <text:p text:style-name="Text_20_body"><text:a xlink:type="simple" xlink:href="https://trello.com/5307dce5583b328d37b3300c">Elias Soares</text:a> attached <text:a xlink:type="simple" xlink:href="https://trello-attachments.s3.amazonaws.com/53063cf268b7584c76668ee4/5334b8aacbc6d22174a6a7c6/57b6d923764d9395cc9165f36f9af1fd/Fetch.v" office:target-frame-name="_blank" xlink:show="new">Fetch.v</text:a> to <text:a xlink:type="simple" xlink:href="https://trello.com/c/azG5ualG/24-entrega3-desenvolvimento">Entrega3-Desenvolvimento</text:a> </text:p>
      <text:p text:style-name="Text_20_body">Apr 5 at 09:48 </text:p>
      <text:p text:style-name="Text_20_body"><text:a xlink:type="simple" xlink:href="https://trello.com/5307dce5583b328d37b3300c">Elias Soares</text:a> completed Fetch.v on <text:a xlink:type="simple" xlink:href="https://trello.com/c/azG5ualG/24-entrega3-desenvolvimento">Entrega3-Desenvolvimento</text:a>.</text:p>
      <text:p text:style-name="Text_20_body">Apr 5 at 09:48 </text:p>
      <text:p text:style-name="Text_20_body"><text:a xlink:type="simple" xlink:href="https://trello.com/5307dce5583b328d37b3300c">Elias Soares</text:a> on <text:a xlink:type="simple" xlink:href="https://trello.com/c/3l1oNJlc/23-entrega3">Entrega3</text:a> </text:p>
      <text:p text:style-name="Text_20_body">Terminamos fetch ontem, mas ainda não tivemos tempo p upar. Tô saindo agora, quando voltar 'upo' ele. Cmemoria ta foda.</text:p>
      <text:p text:style-name="Text_20_body">Apr 5 at 08:17 </text:p>
      <text:p text:style-name="Text_20_body"><text:a xlink:type="simple" xlink:href="https://trello.com/524f516acabfb4cd42000cd9">Manassés Ferreira Neto</text:a> added Dodosalesilva to <text:a xlink:type="simple" xlink:href="https://trello.com/c/3l1oNJlc/23-entrega3">Entrega3</text:a>.</text:p>
      <text:p text:style-name="Text_20_body">Apr 5 at 08:06 </text:p>
      <text:p text:style-name="Text_20_body"><text:a xlink:type="simple" xlink:href="https://trello.com/524f516acabfb4cd42000cd9">Manassés Ferreira Neto</text:a> on <text:a xlink:type="simple" xlink:href="https://trello.com/c/azG5ualG/24-entrega3-desenvolvimento">Entrega3-Desenvolvimento</text:a> </text:p>
      <text:list xml:id="list1203465041447417616" text:style-name="L14">
        <text:list-item>
          <text:p text:style-name="P51">added <draw:frame draw:style-name="fr1" draw:name="figuras12" text:anchor-type="as-char" svg:width="1.997cm" svg:height="0.998cm" draw:z-index="11"><draw:image xlink:href="https://trello-avatars.s3.amazonaws.com/1ce6a3cb32fb750a329ed0d9b9a2748f/30.png" xlink:type="simple" xlink:show="embed" xlink:actuate="onLoad"/><svg:title>Elias Soares (eliassoares89)</svg:title></draw:frame> Elias Soares </text:p>
        </text:list-item>
        <text:list-item>
          <text:p text:style-name="P14">added <draw:frame draw:style-name="fr1" draw:name="figuras13" text:anchor-type="as-char" svg:width="1.997cm" svg:height="0.998cm" draw:z-index="12"><draw:image xlink:href="https://trello-avatars.s3.amazonaws.com/b0ceef5954dc35c8d9d1f0cb6445c8a2/30.png" xlink:type="simple" xlink:show="embed" xlink:actuate="onLoad"/><svg:title>Vitor Guilherme Ribeiro Lopes (viguirilo1)</svg:title></draw:frame> Vitor Guilherme Ribeiro Lopes </text:p>
        </text:list-item>
      </text:list>
      <text:p text:style-name="Text_20_body">Apr 5 at 08:06 </text:p>
      <text:p text:style-name="Text_20_body"><text:a xlink:type="simple" xlink:href="https://trello.com/5306a5a9677228a64609d4c6">Dodosalesilva</text:a> on <text:a xlink:type="simple" xlink:href="https://trello.com/c/azG5ualG/24-entrega3-desenvolvimento">Entrega3-Desenvolvimento</text:a> </text:p>
      <text:p text:style-name="Text_20_body">kkkkkkk.......não, eu não sou filho do Omar,<text:line-break/>apesar de que, de vez em quando ele e o meu pai parecem funcionar da mesma forma, é até <text:soft-page-break/>engraçado.<text:line-break/>Cara, essa sua organização de palavras, quase chorei aqui.<text:line-break/>Indo pro que interessa, hj eu tive a prova do toefl, e como manda a lei, depois de prova é folga, logo não fiz nada.</text:p>
      <text:p text:style-name="Text_20_body">Amanhã e domingo vou tentar terminar o tb e enviar pra vcs.<text:line-break/>cambio e desligo.</text:p>
      <text:p text:style-name="Text_20_body">Apr 4 at 22:53 </text:p>
      <text:p text:style-name="Text_20_body"><text:a xlink:type="simple" xlink:href="https://trello.com/530b3c28854f9a38590609a9">Vitor Guilherme Ribeiro Lopes</text:a> on <text:a xlink:type="simple" xlink:href="https://trello.com/c/azG5ualG/24-entrega3-desenvolvimento">Entrega3-Desenvolvimento</text:a> </text:p>
      <text:p text:style-name="Text_20_body">Elias e eu estamos aqui fazendo. Chegamos a uma conclusão: vocês sabem que o @dodosalesilva é filho do @OMAR???? kkkkkkkkkkk</text:p>
      <text:p text:style-name="Text_20_body">e vcs sabiam que se vc organizar a palavra OMAR dá AMOR?????? kkkkk</text:p>
      <text:p text:style-name="Text_20_body">Drogas: parei</text:p>
      <text:p text:style-name="Text_20_body">Apr 4 at 19:17 </text:p>
      <text:p text:style-name="Text_20_body"><text:a xlink:type="simple" xlink:href="https://trello.com/5306a5a9677228a64609d4c6">Dodosalesilva</text:a> left <text:a xlink:type="simple" xlink:href="https://trello.com/c/3l1oNJlc/23-entrega3">Entrega3</text:a>.</text:p>
      <text:p text:style-name="Text_20_body">Apr 3 at 10:25 </text:p>
      <text:p text:style-name="Text_20_body"><text:a xlink:type="simple" xlink:href="https://trello.com/5306a5a9677228a64609d4c6">Dodosalesilva</text:a> on <text:a xlink:type="simple" xlink:href="https://trello.com/c/3l1oNJlc/23-entrega3">Entrega3</text:a> </text:p>
      <text:p text:style-name="Text_20_body">dado, moeda carta,,, kkkkkk é sempre a melhor forma de resolver :)</text:p>
      <text:p text:style-name="Text_20_body">Apr 3 at 10:25 </text:p>
      <text:p text:style-name="Text_20_body"><text:a xlink:type="simple" xlink:href="https://trello.com/5306a5a9677228a64609d4c6">Dodosalesilva</text:a> on <text:a xlink:type="simple" xlink:href="https://trello.com/c/3l1oNJlc/23-entrega3">Entrega3</text:a> </text:p>
      <text:p text:style-name="Text_20_body">ok</text:p>
      <text:p text:style-name="Text_20_body">Apr 3 at 10:24 </text:p>
      <text:p text:style-name="Text_20_body"><text:a xlink:type="simple" xlink:href="https://trello.com/524f516acabfb4cd42000cd9">Manassés Ferreira Neto</text:a> on <text:a xlink:type="simple" xlink:href="https://trello.com/c/7tMTnRyL/25-entrega3-teste">Entrega3-Teste</text:a> </text:p>
      <text:list xml:id="list8272259362073420762" text:style-name="L15">
        <text:list-item>
          <text:p text:style-name="P52">joined </text:p>
        </text:list-item>
        <text:list-item>
          <text:p text:style-name="P15">added Dodosalesilva </text:p>
        </text:list-item>
      </text:list>
      <text:p text:style-name="Text_20_body">Apr 3 at 10:23 </text:p>
      <text:p text:style-name="Text_20_body"><text:a xlink:type="simple" xlink:href="https://trello.com/524f516acabfb4cd42000cd9">Manassés Ferreira Neto</text:a> on <text:a xlink:type="simple" xlink:href="https://trello.com/c/7tMTnRyL/25-entrega3-teste">Entrega3-Teste</text:a> </text:p>
      <text:p text:style-name="Text_20_body">tb_Fetch --&gt; <draw:a xlink:type="simple" xlink:href="https://trello.com/c/Z8gtdWBg/11-douglas" office:target-frame-name="_blank" xlink:show="new"><draw:frame draw:style-name="fr2" draw:name="figuras14" text:anchor-type="as-char" svg:width="2.05cm" svg:height="1.051cm" draw:z-index="13"><draw:image xlink:href="https://d2k1ftgv7pobq7.cloudfront.net/images/services/e1b7406bd79656fdd26ca46dc8963bee/trello.png" xlink:type="simple" xlink:show="embed" xlink:actuate="onLoad"/></draw:frame></draw:a><text:bookmark text:name="known2412"/><text:a xlink:type="simple" xlink:href="https://trello.com/c/Z8gtdWBg/11-douglas" office:target-frame-name="_blank" xlink:show="new">Douglas</text:a> </text:p>
      <text:p text:style-name="Text_20_body">tv_MemController --&gt; <draw:a xlink:type="simple" xlink:href="https://trello.com/c/95oaYFGC/8-manasses" office:target-frame-name="_blank" xlink:show="new"><draw:frame draw:style-name="fr2" draw:name="figuras15" text:anchor-type="as-char" svg:width="2.05cm" svg:height="1.051cm" draw:z-index="14"><draw:image xlink:href="https://d2k1ftgv7pobq7.cloudfront.net/images/services/e1b7406bd79656fdd26ca46dc8963bee/trello.png" xlink:type="simple" xlink:show="embed" xlink:actuate="onLoad"/></draw:frame></draw:a><text:bookmark text:name="known2413"/><text:a xlink:type="simple" xlink:href="https://trello.com/c/95oaYFGC/8-manasses" office:target-frame-name="_blank" xlink:show="new">Manassés</text:a></text:p>
      <text:p text:style-name="Text_20_body">Apr 3 at 10:23 </text:p>
      <text:p text:style-name="Text_20_body"><text:a xlink:type="simple" xlink:href="https://trello.com/524f516acabfb4cd42000cd9">Manassés Ferreira Neto</text:a> added Módulos to <text:a xlink:type="simple" xlink:href="https://trello.com/c/azG5ualG/24-entrega3-desenvolvimento">Entrega3-Desenvolvimento</text:a>.</text:p>
      <text:p text:style-name="Text_20_body">Apr 3 at 10:21 </text:p>
      <text:p text:style-name="Text_20_body"><text:a xlink:type="simple" xlink:href="https://trello.com/524f516acabfb4cd42000cd9">Manassés Ferreira Neto</text:a> added Checklist to <text:a xlink:type="simple" xlink:href="https://trello.com/c/7tMTnRyL/25-entrega3-teste">Entrega3-Teste</text:a>.</text:p>
      <text:p text:style-name="Text_20_body">Apr 3 at 10:20 </text:p>
      <text:p text:style-name="Text_20_body"><text:a xlink:type="simple" xlink:href="https://trello.com/524f516acabfb4cd42000cd9">Manassés Ferreira Neto</text:a> attached <text:a xlink:type="simple" xlink:href="https://trello-attachments.s3.amazonaws.com/53063cf268b7584c76668ee4/5334b863e8efd54641ead664/993498fb0b8cbd4d8e5f0d4ad439d0be/Entrega_3.pdf" office:target-frame-name="_blank" xlink:show="new">Entrega 3.pdf</text:a> to <text:a xlink:type="simple" xlink:href="https://trello.com/c/3l1oNJlc/23-entrega3">Entrega3</text:a> </text:p>
      <text:p text:style-name="Text_20_body">Apr 3 at 10:20 </text:p>
      <text:p text:style-name="Text_20_body"><text:a xlink:type="simple" xlink:href="https://trello.com/524f516acabfb4cd42000cd9">Manassés Ferreira Neto</text:a> on <text:a xlink:type="simple" xlink:href="https://trello.com/c/3l1oNJlc/23-entrega3">Entrega3</text:a> </text:p>
      <text:p text:style-name="Text_20_body"><text:soft-page-break/>Deu controlador de memória para mim. E busca de Instruções para você. Certo?</text:p>
      <text:p text:style-name="Text_20_body">Apr 3 at 10:16 </text:p>
      <text:p text:style-name="Text_20_body"><text:a xlink:type="simple" xlink:href="https://trello.com/524f516acabfb4cd42000cd9">Manassés Ferreira Neto</text:a> on <text:a xlink:type="simple" xlink:href="https://trello.com/c/3l1oNJlc/23-entrega3">Entrega3</text:a> </text:p>
      <text:p text:style-name="Text_20_body">Vou jogar o dado.</text:p>
      <text:p text:style-name="Text_20_body">Apr 3 at 10:15 </text:p>
      <text:p text:style-name="Text_20_body"><text:a xlink:type="simple" xlink:href="https://trello.com/524f516acabfb4cd42000cd9">Manassés Ferreira Neto</text:a> added <text:a xlink:type="simple" xlink:href="https://trello.com/c/Lophla9w/27-entrega3-documentacao">Entrega3-Documentação</text:a> to A ser feito.</text:p>
      <text:p text:style-name="Text_20_body">Apr 3 at 10:14 </text:p>
      <text:p text:style-name="Text_20_body"><text:a xlink:type="simple" xlink:href="https://trello.com/5306a5a9677228a64609d4c6">Dodosalesilva</text:a> on <text:a xlink:type="simple" xlink:href="https://trello.com/c/3l1oNJlc/23-entrega3">Entrega3</text:a> </text:p>
      <text:p text:style-name="Text_20_body">Só uma dúvida, Manassés, vc quer fazer o testbench de qual módulo?</text:p>
      <text:p text:style-name="Text_20_body">Apr 3 at 10:11 </text:p>
      <text:p text:style-name="Text_20_body"><text:a xlink:type="simple" xlink:href="https://trello.com/524f516acabfb4cd42000cd9">Manassés Ferreira Neto</text:a> on <text:a xlink:type="simple" xlink:href="https://trello.com/c/3l1oNJlc/23-entrega3">Entrega3</text:a> </text:p>
      <text:p text:style-name="Text_20_body">Para mim tudo bem. Eu acho... Hoje na sala conversamos mais.</text:p>
      <text:p text:style-name="Text_20_body">Apr 1 at 11:35 </text:p>
      <text:p text:style-name="Text_20_body"><text:a xlink:type="simple" xlink:href="https://trello.com/530b3c28854f9a38590609a9">Vitor Guilherme Ribeiro Lopes</text:a> on <text:a xlink:type="simple" xlink:href="https://trello.com/c/3l1oNJlc/23-entrega3">Entrega3</text:a> </text:p>
      <text:p text:style-name="Text_20_body">Galera, ontem conversei com o Elias e estamos querendo fazer a parte do desenvolvimento ate sabado de manha. Estamos cheios de tarefas e nao daremos conta de fazer ate antes disso. Como a entrega eh na quarta, vcs acham que isso atrapalharia o trabalho de vcs? </text:p>
      <text:p text:style-name="Text_20_body">qualquer coisa, vamos discutir hje na sala.</text:p>
      <text:p text:style-name="Text_20_body">abracos</text:p>
      <text:p text:style-name="Text_20_body">Apr 1 at 11:33 </text:p>
      <text:p text:style-name="Text_20_body"><text:a xlink:type="simple" xlink:href="https://trello.com/524f516acabfb4cd42000cd9">Manassés Ferreira Neto</text:a> attached <text:a xlink:type="simple" xlink:href="https://trello-attachments.s3.amazonaws.com/53063cf268b7584c76668ee4/533819bd8b5995e4283c2e9a/3077c971c861fb7d8ddd423a2fb946a1/caio-consertos.pdf" office:target-frame-name="_blank" xlink:show="new">caio-consertos.pdf</text:a> to <text:a xlink:type="simple" xlink:href="https://trello.com/c/lh2KTxQ0/26-consertos-sugeridos-pelo-monitor">consertos sugeridos pelo monitor</text:a> </text:p>
      <text:p text:style-name="Text_20_body">Mar 30 at 10:19 </text:p>
      <text:p text:style-name="Text_20_body"><text:a xlink:type="simple" xlink:href="https://trello.com/524f516acabfb4cd42000cd9">Manassés Ferreira Neto</text:a> added <text:a xlink:type="simple" xlink:href="https://trello.com/c/lh2KTxQ0/26-consertos-sugeridos-pelo-monitor">consertos sugeridos pelo monitor</text:a> to A ser feito.</text:p>
      <text:p text:style-name="Text_20_body">Mar 30 at 10:18 </text:p>
      <text:p text:style-name="Text_20_body"><text:a xlink:type="simple" xlink:href="https://trello.com/524f516acabfb4cd42000cd9">Manassés Ferreira Neto</text:a> added <text:a xlink:type="simple" xlink:href="https://trello.com/c/7tMTnRyL/25-entrega3-teste">Entrega3-Teste</text:a> to A ser feito.</text:p>
      <text:p text:style-name="Text_20_body">Mar 27 at 20:48 </text:p>
      <text:p text:style-name="Text_20_body"><text:a xlink:type="simple" xlink:href="https://trello.com/524f516acabfb4cd42000cd9">Manassés Ferreira Neto</text:a> added <text:a xlink:type="simple" xlink:href="https://trello.com/c/azG5ualG/24-entrega3-desenvolvimento">Entrega3-Desenvolvimento</text:a> to A ser feito.</text:p>
      <text:p text:style-name="Text_20_body">Mar 27 at 20:47 </text:p>
      <text:p text:style-name="Text_20_body"><text:a xlink:type="simple" xlink:href="https://trello.com/524f516acabfb4cd42000cd9">Manassés Ferreira Neto</text:a> archived A ser feito.</text:p>
      <text:p text:style-name="Text_20_body">Mar 27 at 20:46 </text:p>
      <text:p text:style-name="Text_20_body"><text:a xlink:type="simple" xlink:href="https://trello.com/524f516acabfb4cd42000cd9">Manassés Ferreira Neto</text:a> archived <text:a xlink:type="simple" xlink:href="https://trello.com/c/uL45e3UE/1-buscar-fpga-na-3025">Buscar FPGA na 3025</text:a>.</text:p>
      <text:p text:style-name="Text_20_body">Mar 27 at 20:46 </text:p>
      <text:p text:style-name="Text_20_body"><text:a xlink:type="simple" xlink:href="https://trello.com/524f516acabfb4cd42000cd9">Manassés Ferreira Neto</text:a> copied <text:a xlink:type="simple" xlink:href="https://trello.com/c/3l1oNJlc/23-entrega3">Entrega3</text:a> from <text:a xlink:type="simple" xlink:href="https://trello.com/c/kEsvXF2u/17-entrega2">Entrega2</text:a> in list A ser feito.</text:p>
      <text:p text:style-name="Text_20_body">Mar 27 at 20:46 </text:p>
      <text:p text:style-name="Text_20_body"><text:a xlink:type="simple" xlink:href="https://trello.com/524f516acabfb4cd42000cd9">Manassés Ferreira Neto</text:a> attached <text:a xlink:type="simple" xlink:href="https://trello-attachments.s3.amazonaws.com/53063cf268b7584c76668ee4/53345f370568a07d640be07c/2592x1456/c9932ef3e2a60e17b735d8409962e009/trello-1702063859.jpg" office:target-frame-name="_blank" xlink:show="new">trello-1702063859.jpg</text:a> to <text:a xlink:type="simple" xlink:href="https://trello.com/c/VUT6Qx2H/22-fpga">Fazer Fpga da Entrega1</text:a> </text:p>
      <text:p text:style-name="Text_20_body">Mar 27 at 14:47 </text:p>
      <text:p text:style-name="Text_20_body"><text:a xlink:type="simple" xlink:href="https://trello.com/524f516acabfb4cd42000cd9">Manassés Ferreira Neto</text:a> attached <text:a xlink:type="simple" xlink:href="https://trello-attachments.s3.amazonaws.com/53063cf268b7584c76668ee4/53345f370568a07d640be07c/2592x1456/96a6a3080845ba04276965d9af528e33/trello-2059306813.jpg" office:target-frame-name="_blank" xlink:show="new">trello-2059306813.jpg</text:a> to <text:a xlink:type="simple" xlink:href="https://trello.com/c/VUT6Qx2H/22-fpga">Fazer Fpga da Entrega1</text:a> </text:p>
      <text:p text:style-name="Text_20_body"><text:soft-page-break/>Mar 27 at 14:44 </text:p>
      <text:p text:style-name="Text_20_body"><text:a xlink:type="simple" xlink:href="https://trello.com/524f516acabfb4cd42000cd9">Manassés Ferreira Neto</text:a> attached <text:a xlink:type="simple" xlink:href="https://trello-attachments.s3.amazonaws.com/53063cf268b7584c76668ee4/53345f370568a07d640be07c/2592x1456/d81c71bbbe4b8d5fa9b55abce0d36087/trello-811069085.jpg" office:target-frame-name="_blank" xlink:show="new">trello-811069085.jpg</text:a> to <text:a xlink:type="simple" xlink:href="https://trello.com/c/VUT6Qx2H/22-fpga">Fazer Fpga da Entrega1</text:a> </text:p>
      <text:p text:style-name="Text_20_body">Mar 27 at 14:43 </text:p>
      <text:p text:style-name="Text_20_body"><text:a xlink:type="simple" xlink:href="https://trello.com/524f516acabfb4cd42000cd9">Manassés Ferreira Neto</text:a> added <text:a xlink:type="simple" xlink:href="https://trello.com/c/VUT6Qx2H/22-fpga">Fazer Fpga da Entrega1</text:a> to A ser feito.</text:p>
      <text:p text:style-name="Text_20_body">Mar 27 at 14:26 </text:p>
      <text:p text:style-name="Text_20_body"><text:a xlink:type="simple" xlink:href="https://trello.com/524f516acabfb4cd42000cd9">Manassés Ferreira Neto</text:a> on <text:a xlink:type="simple" xlink:href="https://trello.com/c/kEsvXF2u/17-entrega2">Entrega2</text:a> </text:p>
      <text:list xml:id="list1510361370026749154" text:style-name="L16">
        <text:list-item>
          <text:p text:style-name="P53">moved from Sendo feito to Feito </text:p>
        </text:list-item>
        <text:list-item>
          <text:p text:style-name="P16">completed <text:a xlink:type="simple" xlink:href="https://virtual.ufmg.br/20141/mod/assign/view.php?id=60303" office:target-frame-name="_blank" xlink:show="new">Entregar</text:a> </text:p>
        </text:list-item>
      </text:list>
      <text:p text:style-name="Text_20_body">Mar 26 at 09:44 </text:p>
      <text:p text:style-name="Text_20_body"><text:a xlink:type="simple" xlink:href="https://trello.com/5307dce5583b328d37b3300c">Elias Soares</text:a> on <text:a xlink:type="simple" xlink:href="https://trello.com/c/kEsvXF2u/17-entrega2">Entrega2</text:a> </text:p>
      <text:p text:style-name="Text_20_body">Vc me entrega amanhã.</text:p>
      <text:p text:style-name="Text_20_body">Mar 26 at 08:32 </text:p>
      <text:p text:style-name="Text_20_body"><text:a xlink:type="simple" xlink:href="https://trello.com/5306a5a9677228a64609d4c6">Dodosalesilva</text:a> on <text:a xlink:type="simple" xlink:href="https://trello.com/c/kEsvXF2u/17-entrega2">Entrega2</text:a> </text:p>
      <text:p text:style-name="Text_20_body">sim, entreguei ontem 5 horas</text:p>
      <text:p text:style-name="Text_20_body">Mar 26 at 07:22 </text:p>
      <text:p text:style-name="Text_20_body"><text:a xlink:type="simple" xlink:href="https://trello.com/53067d414d26987645ce6496">Nivaldo Teixeira</text:a> on <text:a xlink:type="simple" xlink:href="https://trello.com/c/kEsvXF2u/17-entrega2">Entrega2</text:a> </text:p>
      <text:p text:style-name="Text_20_body">Foi entregue?</text:p>
      <text:p text:style-name="Text_20_body">Mar 25 at 21:33 </text:p>
      <text:p text:style-name="Text_20_body"><text:a xlink:type="simple" xlink:href="https://trello.com/5306a5a9677228a64609d4c6">Dodosalesilva</text:a> deleted the Registers.v attachment from <text:a xlink:type="simple" xlink:href="https://trello.com/c/3Uet3OBN/18-entrega2-desenvolvimento">Entrega2-Desenvolvimento</text:a>.</text:p>
      <text:p text:style-name="Text_20_body">Mar 25 at 16:04 </text:p>
      <text:p text:style-name="Text_20_body"><text:a xlink:type="simple" xlink:href="https://trello.com/5306a5a9677228a64609d4c6">Dodosalesilva</text:a> on <text:a xlink:type="simple" xlink:href="https://trello.com/c/3Uet3OBN/18-entrega2-desenvolvimento">Entrega2-Desenvolvimento</text:a> </text:p>
      <text:p text:style-name="Text_20_body">esta ai, com a mudança agora.</text:p>
      <text:p text:style-name="Text_20_body">Mar 25 at 16:04 </text:p>
      <text:p text:style-name="Text_20_body"><text:a xlink:type="simple" xlink:href="https://trello.com/5306a5a9677228a64609d4c6">Dodosalesilva</text:a> attached <text:a xlink:type="simple" xlink:href="https://trello-attachments.s3.amazonaws.com/53063cf268b7584c76668ee4/5320422924127e6f479afa12/21a1401243211351c765cf6754326fd2/Registers.v" office:target-frame-name="_blank" xlink:show="new">Registers.v</text:a> to <text:a xlink:type="simple" xlink:href="https://trello.com/c/3Uet3OBN/18-entrega2-desenvolvimento">Entrega2-Desenvolvimento</text:a> </text:p>
      <text:p text:style-name="Text_20_body">Mar 25 at 16:03 </text:p>
      <text:p text:style-name="Text_20_body"><text:a xlink:type="simple" xlink:href="https://trello.com/524f516acabfb4cd42000cd9">Manassés Ferreira Neto</text:a> on <text:a xlink:type="simple" xlink:href="https://trello.com/c/kEsvXF2u/17-entrega2">Entrega2</text:a> </text:p>
      <text:p text:style-name="Text_20_body">ok, @dodosalesilva. valeu!</text:p>
      <text:p text:style-name="Text_20_body">Mar 25 at 15:48 </text:p>
      <text:p text:style-name="Text_20_body"><text:a xlink:type="simple" xlink:href="https://trello.com/5306a5a9677228a64609d4c6">Dodosalesilva</text:a> on <text:a xlink:type="simple" xlink:href="https://trello.com/c/kEsvXF2u/17-entrega2">Entrega2</text:a> </text:p>
      <text:p text:style-name="Text_20_body">Elias vc esqueceu seu pen drive na 3025, depois vem cá que eu te devolvo.</text:p>
      <text:p text:style-name="Text_20_body">Mar 25 at 15:44 </text:p>
      <text:p text:style-name="Text_20_body"><text:a xlink:type="simple" xlink:href="https://trello.com/5306a5a9677228a64609d4c6">Dodosalesilva</text:a> on <text:a xlink:type="simple" xlink:href="https://trello.com/c/kEsvXF2u/17-entrega2">Entrega2</text:a> </text:p>
      <text:p text:style-name="Text_20_body">bom pessoal, estava conversando com o Elias aqui, nós ja corrigimos o que precisava, e eu vou juntar tudo para enviar. Se alguem quiser fazer alguma alteração avise at la pelas 5 horas, depois disso eu vou mandar o trabalho, ok?</text:p>
      <text:p text:style-name="Text_20_body">Mar 25 at 15:43 </text:p>
      <text:p text:style-name="Text_20_body"><text:a xlink:type="simple" xlink:href="https://trello.com/524f516acabfb4cd42000cd9">Manassés Ferreira Neto</text:a> moved <text:a xlink:type="simple" xlink:href="https://trello.com/c/kEsvXF2u/17-entrega2">Entrega2</text:a> from A ser feito to Sendo feito.</text:p>
      <text:p text:style-name="Text_20_body"><text:soft-page-break/>Mar 25 at 15:32 </text:p>
      <text:p text:style-name="Text_20_body"><text:a xlink:type="simple" xlink:href="https://trello.com/524f516acabfb4cd42000cd9">Manassés Ferreira Neto</text:a> on <text:a xlink:type="simple" xlink:href="https://trello.com/c/kEsvXF2u/17-entrega2">Entrega2</text:a> </text:p>
      <text:p text:style-name="Text_20_body">Então. Quem vai entregar?</text:p>
      <text:p text:style-name="Text_20_body">Mar 25 at 15:22 </text:p>
      <text:p text:style-name="Text_20_body"><text:a xlink:type="simple" xlink:href="https://trello.com/524f516acabfb4cd42000cd9">Manassés Ferreira Neto</text:a> completed <draw:a xlink:type="simple" xlink:href="https://trello.com/c/cNsI7NSL/20-entrega2-documentacao" office:target-frame-name="_blank" xlink:show="new"><draw:frame draw:style-name="fr2" draw:name="figuras16" text:anchor-type="as-char" svg:width="2.05cm" svg:height="1.051cm" draw:z-index="15"><draw:image xlink:href="https://d2k1ftgv7pobq7.cloudfront.net/images/services/e1b7406bd79656fdd26ca46dc8963bee/trello.png" xlink:type="simple" xlink:show="embed" xlink:actuate="onLoad"/></draw:frame></draw:a><text:bookmark text:name="known2988"/><text:a xlink:type="simple" xlink:href="https://trello.com/c/cNsI7NSL/20-entrega2-documentacao" office:target-frame-name="_blank" xlink:show="new">Entrega2 - Documentação</text:a> on <text:a xlink:type="simple" xlink:href="https://trello.com/c/kEsvXF2u/17-entrega2">Entrega2</text:a>.</text:p>
      <text:p text:style-name="Text_20_body">Mar 25 at 15:22 </text:p>
      <text:p text:style-name="Text_20_body"><text:a xlink:type="simple" xlink:href="https://trello.com/524f516acabfb4cd42000cd9">Manassés Ferreira Neto</text:a> attached <text:a xlink:type="simple" xlink:href="https://trello-attachments.s3.amazonaws.com/53063cf268b7584c76668ee4/5320688b18bca81a55b3ebd4/1283x496/03ac02866736e42d1721826a26eba03b/Captura_de_tela_de_2014-03-25_15_20_03.png" office:target-frame-name="_blank" xlink:show="new">Captura de tela de 2014-03-25 15:20:03.png</text:a> to <text:a xlink:type="simple" xlink:href="https://trello.com/c/FvBj2KKg/21-entrega2-desenvolvimento-controle">Entrega2-Desenvolvimento-Controle</text:a> </text:p>
      <text:p text:style-name="Text_20_body">Mar 25 at 15:20 </text:p>
      <text:p text:style-name="Text_20_body"><text:a xlink:type="simple" xlink:href="https://trello.com/5307dce5583b328d37b3300c">Elias Soares</text:a> on <text:a xlink:type="simple" xlink:href="https://trello.com/c/3Uet3OBN/18-entrega2-desenvolvimento">Entrega2-Desenvolvimento</text:a> </text:p>
      <text:p text:style-name="Text_20_body">@dodosalesilva muda essa parte: input [31:0] addrc;<text:line-break/>Eh: input [4:0] addrc;</text:p>
      <text:p text:style-name="Text_20_body">Mar 25 at 15:01 </text:p>
      <text:p text:style-name="Text_20_body"><text:a xlink:type="simple" xlink:href="https://trello.com/53067d414d26987645ce6496">Nivaldo Teixeira</text:a> moved <text:a xlink:type="simple" xlink:href="https://trello.com/c/cNsI7NSL/20-entrega2-documentacao">Entrega2 - Documentação</text:a> from A ser feito to Feito.</text:p>
      <text:p text:style-name="Text_20_body">Mar 25 at 07:59 </text:p>
      <text:p text:style-name="Text_20_body"><text:a xlink:type="simple" xlink:href="https://trello.com/53067d414d26987645ce6496">Nivaldo Teixeira</text:a> on <text:a xlink:type="simple" xlink:href="https://trello.com/c/cNsI7NSL/20-entrega2-documentacao">Entrega2 - Documentação</text:a> </text:p>
      <text:p text:style-name="Text_20_body">Fui sucinto, como solicitado na especificação. Posto também o docx, para caso vejam necessária alguma alteração.</text:p>
      <text:p text:style-name="Text_20_body">Mar 25 at 07:58 </text:p>
      <text:p text:style-name="Text_20_body"><text:a xlink:type="simple" xlink:href="https://trello.com/53067d414d26987645ce6496">Nivaldo Teixeira</text:a> attached <text:a xlink:type="simple" xlink:href="https://trello-attachments.s3.amazonaws.com/53063cf268b7584c76668ee4/53205c55949ca97b478af5f0/a16405fcb08fd3f62c05930895c7bfe9/SinaisControle.xls" office:target-frame-name="_blank" xlink:show="new">SinaisControle.xls</text:a> to <text:a xlink:type="simple" xlink:href="https://trello.com/c/cNsI7NSL/20-entrega2-documentacao">Entrega2 - Documentação</text:a> </text:p>
      <text:p text:style-name="Text_20_body">Mar 25 at 07:56 </text:p>
      <text:p text:style-name="Text_20_body"><text:a xlink:type="simple" xlink:href="https://trello.com/53067d414d26987645ce6496">Nivaldo Teixeira</text:a> attached <text:a xlink:type="simple" xlink:href="https://trello-attachments.s3.amazonaws.com/53063cf268b7584c76668ee4/53205c55949ca97b478af5f0/2c98dc288cf0ac6510cad95bff1e8c2c/doc.parte2.pdf" office:target-frame-name="_blank" xlink:show="new">doc.parte2.pdf</text:a> to <text:a xlink:type="simple" xlink:href="https://trello.com/c/cNsI7NSL/20-entrega2-documentacao">Entrega2 - Documentação</text:a> </text:p>
      <text:p text:style-name="Text_20_body">Mar 25 at 07:56 </text:p>
      <text:p text:style-name="Text_20_body"><text:a xlink:type="simple" xlink:href="https://trello.com/53067d414d26987645ce6496">Nivaldo Teixeira</text:a> attached <text:a xlink:type="simple" xlink:href="https://trello-attachments.s3.amazonaws.com/53063cf268b7584c76668ee4/53205c55949ca97b478af5f0/119c3584209eb05483232c6b67e0baf8/doc.parte2.docx" office:target-frame-name="_blank" xlink:show="new">doc.parte2.docx</text:a> to <text:a xlink:type="simple" xlink:href="https://trello.com/c/cNsI7NSL/20-entrega2-documentacao">Entrega2 - Documentação</text:a> </text:p>
      <text:p text:style-name="Text_20_body">Mar 25 at 07:56 </text:p>
      <text:p text:style-name="Text_20_body"><text:a xlink:type="simple" xlink:href="https://trello.com/524f516acabfb4cd42000cd9">Manassés Ferreira Neto</text:a> moved <text:a xlink:type="simple" xlink:href="https://trello.com/c/3Uet3OBN/18-entrega2-desenvolvimento">Entrega2-Desenvolvimento</text:a> from Resource to Feito.</text:p>
      <text:p text:style-name="Text_20_body">Mar 22 at 19:46 </text:p>
      <text:p text:style-name="Text_20_body"><text:a xlink:type="simple" xlink:href="https://trello.com/524f516acabfb4cd42000cd9">Manassés Ferreira Neto</text:a> attached <text:a xlink:type="simple" xlink:href="https://trello-attachments.s3.amazonaws.com/53063cf268b7584c76668ee4/5320688b18bca81a55b3ebd4/750x142/ef0e6afee5b556b4ba03b3a29068522a/Captura_de_tela_de_2014-03-22_19_43_14.png" office:target-frame-name="_blank" xlink:show="new">Captura de tela de 2014-03-22 19:43:14.png</text:a> to <text:a xlink:type="simple" xlink:href="https://trello.com/c/FvBj2KKg/21-entrega2-desenvolvimento-controle">Entrega2-Desenvolvimento-Controle</text:a> </text:p>
      <text:p text:style-name="Text_20_body">Mar 22 at 19:43 </text:p>
      <text:p text:style-name="Text_20_body"><text:a xlink:type="simple" xlink:href="https://trello.com/524f516acabfb4cd42000cd9">Manassés Ferreira Neto</text:a> on <text:a xlink:type="simple" xlink:href="https://trello.com/c/KobI8Q0i/19-entrega2-teste">Entrega2-Teste</text:a> </text:p>
      <text:p text:style-name="Text_20_body">Beleza! Agora é a doc e pronto.</text:p>
      <text:p text:style-name="Text_20_body">Mar 22 at 19:34 </text:p>
      <text:p text:style-name="Text_20_body"><text:a xlink:type="simple" xlink:href="https://trello.com/524f516acabfb4cd42000cd9">Manassés Ferreira Neto</text:a> completed <draw:a xlink:type="simple" xlink:href="https://trello.com/c/KobI8Q0i/19-entrega2-teste" office:target-frame-name="_blank" xlink:show="new"><draw:frame draw:style-name="fr2" draw:name="figuras17" text:anchor-type="as-char" svg:width="2.05cm" svg:height="1.051cm" draw:z-index="16"><draw:image xlink:href="https://d2k1ftgv7pobq7.cloudfront.net/images/services/e1b7406bd79656fdd26ca46dc8963bee/trello.png" xlink:type="simple" xlink:show="embed" xlink:actuate="onLoad"/></draw:frame></draw:a><text:bookmark text:name="known3011"/><text:a xlink:type="simple" xlink:href="https://trello.com/c/KobI8Q0i/19-entrega2-teste" office:target-frame-name="_blank" xlink:show="new">Entrega2-Teste</text:a> on <text:a xlink:type="simple" xlink:href="https://trello.com/c/kEsvXF2u/17-entrega2">Entrega2</text:a>.</text:p>
      <text:p text:style-name="Text_20_body">Mar 22 at 19:33 </text:p>
      <text:p text:style-name="Text_20_body"><text:a xlink:type="simple" xlink:href="https://trello.com/524f516acabfb4cd42000cd9">Manassés Ferreira Neto</text:a> moved <text:a xlink:type="simple" xlink:href="https://trello.com/c/KobI8Q0i/19-entrega2-teste">Entrega2-Teste</text:a> from A ser feito to Feito.</text:p>
      <text:p text:style-name="Text_20_body"><text:soft-page-break/>Mar 22 at 19:33 </text:p>
      <text:p text:style-name="Text_20_body"><text:a xlink:type="simple" xlink:href="https://trello.com/5307dce5583b328d37b3300c">Elias Soares</text:a> on <text:a xlink:type="simple" xlink:href="https://trello.com/c/3Uet3OBN/18-entrega2-desenvolvimento">Entrega2-Desenvolvimento</text:a> </text:p>
      <text:p text:style-name="Text_20_body">Eu tava achando o contrário, inverti as paradas, tava dando erro no Registers_tb por causa disso, depois de mais de uma hora encontramos o erro :D</text:p>
      <text:p text:style-name="Text_20_body">Mar 22 at 15:56 </text:p>
      <text:p text:style-name="Text_20_body"><text:a xlink:type="simple" xlink:href="https://trello.com/5307dce5583b328d37b3300c">Elias Soares</text:a> moved <text:a xlink:type="simple" xlink:href="https://trello.com/c/3Uet3OBN/18-entrega2-desenvolvimento">Entrega2-Desenvolvimento</text:a> from Feito to Resource.</text:p>
      <text:p text:style-name="Text_20_body">Mar 22 at 15:56 </text:p>
      <text:p text:style-name="Text_20_body"><text:a xlink:type="simple" xlink:href="https://trello.com/5307dce5583b328d37b3300c">Elias Soares</text:a> on <text:a xlink:type="simple" xlink:href="https://trello.com/c/KobI8Q0i/19-entrega2-teste">Entrega2-Teste</text:a> </text:p>
      <text:p text:style-name="Text_20_body">Pronto, cambada :)</text:p>
      <text:p text:style-name="Text_20_body">Mar 22 at 15:53 </text:p>
      <text:p text:style-name="Text_20_body"><text:a xlink:type="simple" xlink:href="https://trello.com/5307dce5583b328d37b3300c">Elias Soares</text:a> completed Banco de Registradores on <text:a xlink:type="simple" xlink:href="https://trello.com/c/KobI8Q0i/19-entrega2-teste">Entrega2-Teste</text:a>.</text:p>
      <text:p text:style-name="Text_20_body">Mar 22 at 15:53 </text:p>
      <text:p text:style-name="Text_20_body"><text:a xlink:type="simple" xlink:href="https://trello.com/5307dce5583b328d37b3300c">Elias Soares</text:a> attached <text:a xlink:type="simple" xlink:href="https://trello-attachments.s3.amazonaws.com/53063cf268b7584c76668ee4/5320422e865efc7466d5656f/e0ecd273c1d36b8df44befed9f527548/Registers_tb.v" office:target-frame-name="_blank" xlink:show="new">Registers_tb.v</text:a> to <text:a xlink:type="simple" xlink:href="https://trello.com/c/KobI8Q0i/19-entrega2-teste">Entrega2-Teste</text:a> </text:p>
      <text:p text:style-name="Text_20_body">Mar 22 at 15:53 </text:p>
      <text:p text:style-name="Text_20_body"><text:a xlink:type="simple" xlink:href="https://trello.com/5307dce5583b328d37b3300c">Elias Soares</text:a> attached <text:a xlink:type="simple" xlink:href="https://trello-attachments.s3.amazonaws.com/53063cf268b7584c76668ee4/5320422e865efc7466d5656f/f4a4921b96a61bcda088da3706b443dc/Control_tb.v" office:target-frame-name="_blank" xlink:show="new">Control_tb.v</text:a> to <text:a xlink:type="simple" xlink:href="https://trello.com/c/KobI8Q0i/19-entrega2-teste">Entrega2-Teste</text:a> </text:p>
      <text:p text:style-name="Text_20_body">Mar 22 at 15:53 </text:p>
      <text:p text:style-name="Text_20_body"><text:a xlink:type="simple" xlink:href="https://trello.com/5307dce5583b328d37b3300c">Elias Soares</text:a> deleted the Control_tb.v attachment from <text:a xlink:type="simple" xlink:href="https://trello.com/c/KobI8Q0i/19-entrega2-teste">Entrega2-Teste</text:a>.</text:p>
      <text:p text:style-name="Text_20_body">Mar 22 at 15:52 </text:p>
      <text:p text:style-name="Text_20_body"><text:a xlink:type="simple" xlink:href="https://trello.com/5306a5a9677228a64609d4c6">Dodosalesilva</text:a> on <text:a xlink:type="simple" xlink:href="https://trello.com/c/3Uet3OBN/18-entrega2-desenvolvimento">Entrega2-Desenvolvimento</text:a> </text:p>
      <text:p text:style-name="Text_20_body">quando você usar = você atribui valor de forma sequencial, quando usa &lt;= você atribui em paralelo.</text:p>
      <text:p text:style-name="Text_20_body">Mar 22 at 12:52 </text:p>
      <text:p text:style-name="Text_20_body"><text:a xlink:type="simple" xlink:href="https://trello.com/530b3c28854f9a38590609a9">Vitor Guilherme Ribeiro Lopes</text:a> on <text:a xlink:type="simple" xlink:href="https://trello.com/c/3Uet3OBN/18-entrega2-desenvolvimento">Entrega2-Desenvolvimento</text:a> </text:p>
      <text:p text:style-name="Text_20_body">Galera, quando vou atribuir um valor a qualquer variável, posso usar "=" ou "&lt;=". Qual a diferença entre esses dois? Valeus</text:p>
      <text:p text:style-name="Text_20_body">Mar 22 at 12:13 </text:p>
      <text:p text:style-name="Text_20_body"><text:a xlink:type="simple" xlink:href="https://trello.com/5306a5a9677228a64609d4c6">Dodosalesilva</text:a> on <text:a xlink:type="simple" xlink:href="https://trello.com/c/3Uet3OBN/18-entrega2-desenvolvimento">Entrega2-Desenvolvimento</text:a> </text:p>
      <text:p text:style-name="Text_20_body">era pra ser só 5, não sei de onde surgiu esses 32 ai... ):</text:p>
      <text:p text:style-name="Text_20_body">Mar 22 at 11:34 </text:p>
      <text:p text:style-name="Text_20_body"><text:a xlink:type="simple" xlink:href="https://trello.com/530b3c28854f9a38590609a9">Vitor Guilherme Ribeiro Lopes</text:a> on <text:a xlink:type="simple" xlink:href="https://trello.com/c/3Uet3OBN/18-entrega2-desenvolvimento">Entrega2-Desenvolvimento</text:a> </text:p>
      <text:p text:style-name="Text_20_body">no arquivo Registers.v, a entrada addrc tem 32 bits. é isso mesmo? achamos que deveriam ser apenas 5. Abraços.</text:p>
      <text:p text:style-name="Text_20_body">Mar 22 at 10:23 </text:p>
      <text:p text:style-name="Text_20_body"><text:a xlink:type="simple" xlink:href="https://trello.com/5307dce5583b328d37b3300c">Elias Soares</text:a> attached Control_tb.v to <text:a xlink:type="simple" xlink:href="https://trello.com/c/KobI8Q0i/19-entrega2-teste">Entrega2-Teste</text:a> </text:p>
      <text:p text:style-name="Text_20_body">Mar 21 at 19:32 </text:p>
      <text:p text:style-name="Text_20_body"><text:a xlink:type="simple" xlink:href="https://trello.com/5307dce5583b328d37b3300c">Elias Soares</text:a> completed Controle on <text:a xlink:type="simple" xlink:href="https://trello.com/c/KobI8Q0i/19-entrega2-teste">Entrega2-Teste</text:a>.</text:p>
      <text:p text:style-name="Text_20_body">Mar 21 at 19:31 </text:p>
      <text:p text:style-name="Text_20_body"><text:a xlink:type="simple" xlink:href="https://trello.com/530b3c28854f9a38590609a9">Vitor Guilherme Ribeiro Lopes</text:a> on <text:a xlink:type="simple" xlink:href="https://trello.com/c/oBupltdJ/3-chat">Chat</text:a> </text:p>
      <text:p text:style-name="Text_20_body">@sudolshw , não era nada de mais nao, eu e @eliassoares89 já resolvemos aqui. Basicamente, iria <text:soft-page-break/>dizer oq estávamos pensando para podermos implementar os testes e ver com vc se estávamos pensando corretamente. Mas já fizemos aqui.</text:p>
      <text:p text:style-name="Text_20_body">Mar 21 at 19:30 </text:p>
      <text:p text:style-name="Text_20_body"><text:a xlink:type="simple" xlink:href="https://trello.com/524f516acabfb4cd42000cd9">Manassés Ferreira Neto</text:a> on <text:a xlink:type="simple" xlink:href="https://trello.com/c/kEsvXF2u/17-entrega2">Entrega2</text:a> </text:p>
      <text:p text:style-name="Text_20_body">Ah! Bom trabalho! <draw:frame draw:style-name="fr1" draw:name="figuras18" text:anchor-type="as-char" svg:width="1.997cm" svg:height="0.998cm" draw:z-index="17"><draw:image xlink:href="https://d2k1ftgv7pobq7.cloudfront.net/images/emoji/5775d67cea2ecad4c070825998771a6e/smile.png" xlink:type="simple" xlink:show="embed" xlink:actuate="onLoad"/></draw:frame></text:p>
      <text:p text:style-name="Text_20_body">Mar 21 at 18:58 </text:p>
      <text:p text:style-name="Text_20_body"><text:a xlink:type="simple" xlink:href="https://trello.com/524f516acabfb4cd42000cd9">Manassés Ferreira Neto</text:a> added <draw:frame draw:style-name="fr1" draw:name="figuras19" text:anchor-type="as-char" svg:width="1.997cm" svg:height="0.998cm" draw:z-index="18"><draw:image xlink:href="https://trello-avatars.s3.amazonaws.com/dd4799caa88f8cd29d8ad1abdee1b60d/30.png" xlink:type="simple" xlink:show="embed" xlink:actuate="onLoad"/><svg:title>Nivaldo Teixeira (nivaldoteixeira)</svg:title></draw:frame> Nivaldo Teixeira to <text:a xlink:type="simple" xlink:href="https://trello.com/c/cNsI7NSL/20-entrega2-documentacao">Entrega2 - Documentação</text:a>.</text:p>
      <text:p text:style-name="Text_20_body">Mar 21 at 18:57 </text:p>
      <text:p text:style-name="Text_20_body"><text:a xlink:type="simple" xlink:href="https://trello.com/524f516acabfb4cd42000cd9">Manassés Ferreira Neto</text:a> on <text:a xlink:type="simple" xlink:href="https://trello.com/c/kEsvXF2u/17-entrega2">Entrega2</text:a> </text:p>
      <text:p text:style-name="Text_20_body">Bjunda! </text:p>
      <text:p text:style-name="Text_20_body">De boa.</text:p>
      <text:p text:style-name="Text_20_body">Mar 21 at 18:56 </text:p>
      <text:p text:style-name="Text_20_body"><text:a xlink:type="simple" xlink:href="https://trello.com/530b3c28854f9a38590609a9">Vitor Guilherme Ribeiro Lopes</text:a> on <text:a xlink:type="simple" xlink:href="https://trello.com/c/kEsvXF2u/17-entrega2">Entrega2</text:a> </text:p>
      <text:p text:style-name="Text_20_body">Galera, eh o seguinte: Nivaldo teve problemas pessoais em sua cidade e não pode ficar conosco esse final de semana para implementarmos os banco de testes. Elias e eu estamos fazendo isso neste momento. Portanto, foi sugerido por mim e pelo Elias que Nivaldo fizesse a documentação mesmo à distância e ele concordou. Portanto, se os demais membros não fizerem objeção, assim será feito.</text:p>
      <text:p text:style-name="Text_20_body">PS: a unidade de controle está funcionando 100%</text:p>
      <text:p text:style-name="Text_20_body">Bjunda.</text:p>
      <text:p text:style-name="Text_20_body">Mar 21 at 18:50 </text:p>
      <text:p text:style-name="Text_20_body"><text:a xlink:type="simple" xlink:href="https://trello.com/524f516acabfb4cd42000cd9">Manassés Ferreira Neto</text:a> on <text:a xlink:type="simple" xlink:href="https://trello.com/c/FvBj2KKg/21-entrega2-desenvolvimento-controle">Entrega2-Desenvolvimento-Controle</text:a> </text:p>
      <text:p text:style-name="Text_20_body">Enviei uma pergunta no moodle sobre o "output reg".</text:p>
      <text:p text:style-name="Text_20_body">Mar 20 at 18:25 </text:p>
      <text:p text:style-name="Text_20_body"><text:a xlink:type="simple" xlink:href="https://trello.com/524f516acabfb4cd42000cd9">Manassés Ferreira Neto</text:a> on <text:a xlink:type="simple" xlink:href="https://trello.com/c/oBupltdJ/3-chat">Chat</text:a> </text:p>
      <text:p text:style-name="Text_20_body">@viguirilo1 , não deu para ficar para conversar depois da prova... O que era?</text:p>
      <text:p text:style-name="Text_20_body">Mar 20 at 18:24 </text:p>
      <text:p text:style-name="Text_20_body"><text:a xlink:type="simple" xlink:href="https://trello.com/524f516acabfb4cd42000cd9">Manassés Ferreira Neto</text:a> archived People.</text:p>
      <text:p text:style-name="Text_20_body">Mar 20 at 18:23 </text:p>
      <text:p text:style-name="Text_20_body"><text:a xlink:type="simple" xlink:href="https://trello.com/5306a5a9677228a64609d4c6">Dodosalesilva</text:a> on <text:a xlink:type="simple" xlink:href="https://trello.com/c/kEsvXF2u/17-entrega2">Entrega2</text:a> </text:p>
      <text:p text:style-name="Text_20_body">ok</text:p>
      <text:p text:style-name="Text_20_body">Mar 16 at 10:03 </text:p>
      <text:p text:style-name="Text_20_body"><text:a xlink:type="simple" xlink:href="https://trello.com/524f516acabfb4cd42000cd9">Manassés Ferreira Neto</text:a> on <text:a xlink:type="simple" xlink:href="https://trello.com/c/kEsvXF2u/17-entrega2">Entrega2</text:a> </text:p>
      <text:p text:style-name="Text_20_body">Tudo bem.</text:p>
      <text:p text:style-name="Text_20_body">Mar 16 at 09:34 </text:p>
      <text:p text:style-name="Text_20_body"><text:a xlink:type="simple" xlink:href="https://trello.com/5307dce5583b328d37b3300c">Elias Soares</text:a> on <text:a xlink:type="simple" xlink:href="https://trello.com/c/kEsvXF2u/17-entrega2">Entrega2</text:a> </text:p>
      <text:p text:style-name="Text_20_body">Então, pessoal do desenvolvimento, falei com o Vítor, e decidimos começar a mexer na sexta, <text:soft-page-break/>devido eu e ele termos 2 provas nessa semana. Espero que não se importem com isso. Té.</text:p>
      <text:p text:style-name="Text_20_body">Mar 16 at 09:09 </text:p>
      <text:p text:style-name="Text_20_body"><text:a xlink:type="simple" xlink:href="https://trello.com/5307dce5583b328d37b3300c">Elias Soares</text:a> on <text:a xlink:type="simple" xlink:href="https://trello.com/c/kEsvXF2u/17-entrega2">Entrega2</text:a> </text:p>
      <text:p text:style-name="Text_20_body">Vou dar o toque nos outros, se eles já não tiverem visto.</text:p>
      <text:p text:style-name="Text_20_body">Mar 16 at 09:01 </text:p>
      <text:p text:style-name="Text_20_body"><text:a xlink:type="simple" xlink:href="https://trello.com/524f516acabfb4cd42000cd9">Manassés Ferreira Neto</text:a> on <text:a xlink:type="simple" xlink:href="https://trello.com/c/3Uet3OBN/18-entrega2-desenvolvimento">Entrega2-Desenvolvimento</text:a> </text:p>
      <text:p text:style-name="Text_20_body">O que eu estou mais preocupado é com o output reg ao invés de output... </text:p>
      <text:p text:style-name="Text_20_body">Seria bom dar uma reconferida nos bits dos sinais.</text:p>
      <text:p text:style-name="Text_20_body"><draw:a xlink:type="simple" xlink:href="https://trello.com/c/FvBj2KKg/21-entrega2-desenvolvimento-controle" office:target-frame-name="_blank" xlink:show="new"><draw:frame draw:style-name="fr2" draw:name="figuras20" text:anchor-type="as-char" svg:width="2.05cm" svg:height="1.051cm" draw:z-index="19"><draw:image xlink:href="https://d2k1ftgv7pobq7.cloudfront.net/images/services/e1b7406bd79656fdd26ca46dc8963bee/trello.png" xlink:type="simple" xlink:show="embed" xlink:actuate="onLoad"/></draw:frame></draw:a><text:bookmark text:name="known3121"/><text:a xlink:type="simple" xlink:href="https://trello.com/c/FvBj2KKg/21-entrega2-desenvolvimento-controle" office:target-frame-name="_blank" xlink:show="new">Entrega2-Desenvolvimento-Controle</text:a></text:p>
      <text:p text:style-name="Text_20_body">Valeu!</text:p>
      <text:p text:style-name="Text_20_body">Mar 15 at 12:27 </text:p>
      <text:p text:style-name="Text_20_body"><text:a xlink:type="simple" xlink:href="https://trello.com/524f516acabfb4cd42000cd9">Manassés Ferreira Neto</text:a> on <text:a xlink:type="simple" xlink:href="https://trello.com/c/3Uet3OBN/18-entrega2-desenvolvimento">Entrega2-Desenvolvimento</text:a> </text:p>
      <text:p text:style-name="Text_20_body">já vai!</text:p>
      <text:p text:style-name="Text_20_body">Mar 15 at 12:25 </text:p>
      <text:p text:style-name="Text_20_body"><text:a xlink:type="simple" xlink:href="https://trello.com/5306a5a9677228a64609d4c6">Dodosalesilva</text:a> on <text:a xlink:type="simple" xlink:href="https://trello.com/c/3Uet3OBN/18-entrega2-desenvolvimento">Entrega2-Desenvolvimento</text:a> </text:p>
      <text:p text:style-name="Text_20_body">Manassés, meu usuario no github é DSSales</text:p>
      <text:p text:style-name="Text_20_body">Mar 15 at 12:15 </text:p>
      <text:p text:style-name="Text_20_body"><text:a xlink:type="simple" xlink:href="https://trello.com/524f516acabfb4cd42000cd9">Manassés Ferreira Neto</text:a> moved <text:a xlink:type="simple" xlink:href="https://trello.com/c/FvBj2KKg/21-entrega2-desenvolvimento-controle">Entrega2-Desenvolvimento-Controle</text:a> from Sendo feito to Feito.</text:p>
      <text:p text:style-name="Text_20_body">Mar 15 at 11:13 </text:p>
      <text:p text:style-name="Text_20_body"><text:a xlink:type="simple" xlink:href="https://trello.com/524f516acabfb4cd42000cd9">Manassés Ferreira Neto</text:a> attached <text:a xlink:type="simple" xlink:href="https://github.com/mfer/pinca-puca/blob/master/Entrega2/src/Control.v" office:target-frame-name="_blank" xlink:show="new">https://github.com/mfer/pinca-puca/blob/master/Entrega2/src/Control.v</text:a> to <text:a xlink:type="simple" xlink:href="https://trello.com/c/3Uet3OBN/18-entrega2-desenvolvimento">Entrega2-Desenvolvimento</text:a> </text:p>
      <text:p text:style-name="Text_20_body">Mar 15 at 11:08 </text:p>
      <text:p text:style-name="Text_20_body"><text:a xlink:type="simple" xlink:href="https://trello.com/524f516acabfb4cd42000cd9">Manassés Ferreira Neto</text:a> deleted the Control.v attachment from <text:a xlink:type="simple" xlink:href="https://trello.com/c/3Uet3OBN/18-entrega2-desenvolvimento">Entrega2-Desenvolvimento</text:a>.</text:p>
      <text:p text:style-name="Text_20_body">Mar 15 at 11:07 </text:p>
      <text:p text:style-name="Text_20_body"><text:a xlink:type="simple" xlink:href="https://trello.com/524f516acabfb4cd42000cd9">Manassés Ferreira Neto</text:a> moved <text:a xlink:type="simple" xlink:href="https://trello.com/c/FvBj2KKg/21-entrega2-desenvolvimento-controle">Entrega2-Desenvolvimento-Controle</text:a> from Feito to Sendo feito.</text:p>
      <text:p text:style-name="Text_20_body">Mar 15 at 11:07 </text:p>
      <text:p text:style-name="Text_20_body"><text:a xlink:type="simple" xlink:href="https://trello.com/524f516acabfb4cd42000cd9">Manassés Ferreira Neto</text:a> on <text:a xlink:type="simple" xlink:href="https://trello.com/c/kEsvXF2u/17-entrega2">Entrega2</text:a> </text:p>
      <text:p text:style-name="Text_20_body">Galera dos testes estejam a vontade para começar!</text:p>
      <text:p text:style-name="Text_20_body">Mar 15 at 11:06 </text:p>
      <text:p text:style-name="Text_20_body"><text:a xlink:type="simple" xlink:href="https://trello.com/524f516acabfb4cd42000cd9">Manassés Ferreira Neto</text:a> on <text:a xlink:type="simple" xlink:href="https://trello.com/c/kEsvXF2u/17-entrega2">Entrega2</text:a> </text:p>
      <text:list xml:id="list3990040115640179808" text:style-name="L17">
        <text:list-item>
          <text:p text:style-name="P54">completed <draw:a xlink:type="simple" xlink:href="https://trello.com/c/3Uet3OBN/18-entrega2-desenvolvimento" office:target-frame-name="_blank" xlink:show="new"><draw:frame draw:style-name="fr2" draw:name="figuras21" text:anchor-type="as-char" svg:width="2.05cm" svg:height="1.051cm" draw:z-index="20"><draw:image xlink:href="https://d2k1ftgv7pobq7.cloudfront.net/images/services/e1b7406bd79656fdd26ca46dc8963bee/trello.png" xlink:type="simple" xlink:show="embed" xlink:actuate="onLoad"/></draw:frame></draw:a><text:bookmark text:name="known3138"/><text:a xlink:type="simple" xlink:href="https://trello.com/c/3Uet3OBN/18-entrega2-desenvolvimento" office:target-frame-name="_blank" xlink:show="new">Entrega2-Desenvolvimento</text:a> </text:p>
        </text:list-item>
        <text:list-item>
          <text:p text:style-name="P17">moved from Feito to A ser feito </text:p>
        </text:list-item>
      </text:list>
      <text:p text:style-name="Text_20_body">Mar 15 at 11:05 </text:p>
      <text:p text:style-name="Text_20_body"><text:a xlink:type="simple" xlink:href="https://trello.com/524f516acabfb4cd42000cd9">Manassés Ferreira Neto</text:a> moved <text:a xlink:type="simple" xlink:href="https://trello.com/c/3Uet3OBN/18-entrega2-desenvolvimento">Entrega2-Desenvolvimento</text:a> from Sendo feito to Feito.</text:p>
      <text:p text:style-name="Text_20_body">Mar 15 at 11:05 </text:p>
      <text:p text:style-name="Text_20_body"><text:soft-page-break/><text:a xlink:type="simple" xlink:href="https://trello.com/524f516acabfb4cd42000cd9">Manassés Ferreira Neto</text:a> moved <text:a xlink:type="simple" xlink:href="https://trello.com/c/FvBj2KKg/21-entrega2-desenvolvimento-controle">Entrega2-Desenvolvimento-Controle</text:a> from Sendo feito to Feito.</text:p>
      <text:p text:style-name="Text_20_body">Mar 15 at 11:05 </text:p>
      <text:p text:style-name="Text_20_body"><text:a xlink:type="simple" xlink:href="https://trello.com/524f516acabfb4cd42000cd9">Manassés Ferreira Neto</text:a> attached Control.v to <text:a xlink:type="simple" xlink:href="https://trello.com/c/3Uet3OBN/18-entrega2-desenvolvimento">Entrega2-Desenvolvimento</text:a> </text:p>
      <text:p text:style-name="Text_20_body">Mar 15 at 11:05 </text:p>
      <text:p text:style-name="Text_20_body"><text:a xlink:type="simple" xlink:href="https://trello.com/524f516acabfb4cd42000cd9">Manassés Ferreira Neto</text:a> on <text:a xlink:type="simple" xlink:href="https://trello.com/c/3Uet3OBN/18-entrega2-desenvolvimento">Entrega2-Desenvolvimento</text:a> </text:p>
      <text:list xml:id="list8249822372768662043" text:style-name="L18">
        <text:list-item>
          <text:p text:style-name="P55">completed <draw:a xlink:type="simple" xlink:href="https://trello.com/c/FvBj2KKg/21-entrega2-desenvolvimento-controle" office:target-frame-name="_blank" xlink:show="new"><draw:frame draw:style-name="fr2" draw:name="figuras22" text:anchor-type="as-char" svg:width="2.05cm" svg:height="1.051cm" draw:z-index="21"><draw:image xlink:href="https://d2k1ftgv7pobq7.cloudfront.net/images/services/e1b7406bd79656fdd26ca46dc8963bee/trello.png" xlink:type="simple" xlink:show="embed" xlink:actuate="onLoad"/></draw:frame></draw:a><text:bookmark text:name="known3147"/><text:a xlink:type="simple" xlink:href="https://trello.com/c/FvBj2KKg/21-entrega2-desenvolvimento-controle" office:target-frame-name="_blank" xlink:show="new">Entrega2-Desenvolvimento-Controle</text:a> </text:p>
        </text:list-item>
        <text:list-item>
          <text:p text:style-name="P18">moved from Feito to Sendo feito </text:p>
        </text:list-item>
      </text:list>
      <text:p text:style-name="Text_20_body">Mar 15 at 11:05 </text:p>
      <text:p text:style-name="Text_20_body"><text:a xlink:type="simple" xlink:href="https://trello.com/524f516acabfb4cd42000cd9">Manassés Ferreira Neto</text:a> moved <text:a xlink:type="simple" xlink:href="https://trello.com/c/kEsvXF2u/17-entrega2">Entrega2</text:a> from A ser feito to Feito.</text:p>
      <text:p text:style-name="Text_20_body">Mar 15 at 11:00 </text:p>
      <text:p text:style-name="Text_20_body"><text:a xlink:type="simple" xlink:href="https://trello.com/524f516acabfb4cd42000cd9">Manassés Ferreira Neto</text:a> on <text:a xlink:type="simple" xlink:href="https://trello.com/c/FvBj2KKg/21-entrega2-desenvolvimento-controle">Entrega2-Desenvolvimento-Controle</text:a> </text:p>
      <text:list xml:id="list7206988111895307536" text:style-name="L19">
        <text:list-item>
          <text:p text:style-name="P56">moved from A ser feito to Sendo feito </text:p>
        </text:list-item>
        <text:list-item>
          <text:p text:style-name="P56">completed BLEZ </text:p>
        </text:list-item>
        <text:list-item>
          <text:p text:style-name="P56">completed SRAV </text:p>
        </text:list-item>
        <text:list-item>
          <text:p text:style-name="P56">completed SRLV </text:p>
        </text:list-item>
        <text:list-item>
          <text:p text:style-name="P56">completed JR </text:p>
        </text:list-item>
        <text:list-item>
          <text:p text:style-name="P56">completed ADD </text:p>
        </text:list-item>
        <text:list-item>
          <text:p text:style-name="P56">completed ADDU </text:p>
        </text:list-item>
        <text:list-item>
          <text:p text:style-name="P56">completed SUB </text:p>
        </text:list-item>
        <text:list-item>
          <text:p text:style-name="P56">completed SUBU </text:p>
        </text:list-item>
        <text:list-item>
          <text:p text:style-name="P56">completed OR </text:p>
        </text:list-item>
        <text:list-item>
          <text:p text:style-name="P56">completed AND </text:p>
        </text:list-item>
        <text:list-item>
          <text:p text:style-name="P56">completed XOR </text:p>
        </text:list-item>
        <text:list-item>
          <text:p text:style-name="P56">completed NOR </text:p>
        </text:list-item>
        <text:list-item>
          <text:p text:style-name="P56">completed J </text:p>
        </text:list-item>
        <text:list-item>
          <text:p text:style-name="P56">completed BEQ </text:p>
        </text:list-item>
        <text:list-item>
          <text:p text:style-name="P56">completed BNE </text:p>
        </text:list-item>
        <text:list-item>
          <text:p text:style-name="P56">completed BGTZ </text:p>
        </text:list-item>
        <text:list-item>
          <text:p text:style-name="P56">completed ADDI </text:p>
        </text:list-item>
        <text:list-item>
          <text:p text:style-name="P56">completed ADDIU </text:p>
        </text:list-item>
        <text:list-item>
          <text:p text:style-name="P56">completed ANDI </text:p>
        </text:list-item>
        <text:list-item>
          <text:p text:style-name="P56">completed ORI </text:p>
        </text:list-item>
        <text:list-item>
          <text:p text:style-name="P56">completed XORI </text:p>
        </text:list-item>
        <text:list-item>
          <text:p text:style-name="P19">completed LW </text:p>
        </text:list-item>
      </text:list>
      <text:p text:style-name="Text_20_body">Mar 15 at 10:59 </text:p>
      <text:p text:style-name="Text_20_body"><text:a xlink:type="simple" xlink:href="https://trello.com/524f516acabfb4cd42000cd9">Manassés Ferreira Neto</text:a> moved <text:a xlink:type="simple" xlink:href="https://trello.com/c/3Uet3OBN/18-entrega2-desenvolvimento">Entrega2-Desenvolvimento</text:a> from A ser feito to Feito.</text:p>
      <text:p text:style-name="Text_20_body">Mar 15 at 10:59 </text:p>
      <text:p text:style-name="Text_20_body"><text:a xlink:type="simple" xlink:href="https://trello.com/524f516acabfb4cd42000cd9">Manassés Ferreira Neto</text:a> attached <text:a xlink:type="simple" xlink:href="https://docs.google.com/spreadsheet/ccc?key=0AsW30pUKhSPZdHBUbnE3S0tMNExMUDdHVG84LUdPNFE&amp;usp=sharing" office:target-frame-name="_blank" xlink:show="new">https://docs.google.com/spreadsheet/ccc?key=0AsW30pUKhSPZdHBUbnE3S0tMNExMUDdHVG84LUdPNFE&amp;usp=sharing</text:a> to <text:a xlink:type="simple" xlink:href="https://trello.com/c/FvBj2KKg/21-entrega2-desenvolvimento-controle">Entrega2-Desenvolvimento-Controle</text:a> </text:p>
      <text:p text:style-name="Text_20_body">Mar 15 at 10:08 </text:p>
      <text:p text:style-name="Text_20_body"><text:a xlink:type="simple" xlink:href="https://trello.com/524f516acabfb4cd42000cd9">Manassés Ferreira Neto</text:a> on <text:a xlink:type="simple" xlink:href="https://trello.com/c/3Uet3OBN/18-entrega2-desenvolvimento">Entrega2-Desenvolvimento</text:a> </text:p>
      <text:p text:style-name="Text_20_body"><text:soft-page-break/>De todo modo meu controle está assim:</text:p>
      <text:p text:style-name="Text_20_body"><text:a xlink:type="simple" xlink:href="https://github.com/mfer/pinca-puca/blob/master/Entrega2/src/Control.v" office:target-frame-name="_blank" xlink:show="new">https://github.com/mfer/pinca-puca/blob/master/Entrega2/src/Control.v</text:a></text:p>
      <text:p text:style-name="Text_20_body">Mar 15 at 09:22 </text:p>
      <text:p text:style-name="Text_20_body"><text:a xlink:type="simple" xlink:href="https://trello.com/524f516acabfb4cd42000cd9">Manassés Ferreira Neto</text:a> on <text:a xlink:type="simple" xlink:href="https://trello.com/c/3Uet3OBN/18-entrega2-desenvolvimento">Entrega2-Desenvolvimento</text:a> </text:p>
      <text:p text:style-name="Text_20_body">Você tem conta no github? Me passa seu usuário.</text:p>
      <text:p text:style-name="Text_20_body">Daí, no ubuntu, baixa-se<text:line-break/>git clone <text:a xlink:type="simple" xlink:href="https://github.com/mfer/pinca-puca.git" office:target-frame-name="_blank" xlink:show="new">https://github.com/mfer/pinca-puca.git</text:a></text:p>
      <text:p text:style-name="Text_20_body">altera-se, adiciona-se as alterações</text:p>
      <text:p text:style-name="Text_20_body">git add -A</text:p>
      <text:p text:style-name="Text_20_body">comenta-se a respeito</text:p>
      <text:p text:style-name="Text_20_body">git commit -m "Comentário"</text:p>
      <text:p text:style-name="Text_20_body">e sobe-se:</text:p>
      <text:p text:style-name="Text_20_body">git push.</text:p>
      <text:p text:style-name="Text_20_body">Nesse último vai ser necessário digitar usuário e senha.</text:p>
      <text:p text:style-name="Text_20_body">Mar 15 at 09:22 </text:p>
      <text:p text:style-name="Text_20_body"><text:a xlink:type="simple" xlink:href="https://trello.com/524f516acabfb4cd42000cd9">Manassés Ferreira Neto</text:a> on <text:a xlink:type="simple" xlink:href="https://trello.com/c/3Uet3OBN/18-entrega2-desenvolvimento">Entrega2-Desenvolvimento</text:a> </text:p>
      <text:p text:style-name="Text_20_body">Acho que é uma boa oportunidade para usarmos o git (se quiser).</text:p>
      <text:p text:style-name="Text_20_body">Mar 15 at 09:18 </text:p>
      <text:p text:style-name="Text_20_body"><text:a xlink:type="simple" xlink:href="https://trello.com/524f516acabfb4cd42000cd9">Manassés Ferreira Neto</text:a> on <text:a xlink:type="simple" xlink:href="https://trello.com/c/3Uet3OBN/18-entrega2-desenvolvimento">Entrega2-Desenvolvimento</text:a> </text:p>
      <text:p text:style-name="Text_20_body">Uai Douglas! Bom demais!</text:p>
      <text:p text:style-name="Text_20_body">Mar 15 at 09:18 </text:p>
      <text:p text:style-name="Text_20_body"><text:a xlink:type="simple" xlink:href="https://trello.com/5306a5a9677228a64609d4c6">Dodosalesilva</text:a> on <text:a xlink:type="simple" xlink:href="https://trello.com/c/3Uet3OBN/18-entrega2-desenvolvimento">Entrega2-Desenvolvimento</text:a> </text:p>
      <text:p text:style-name="Text_20_body">Manassés, se você puder postar o que você fez até agora, eu te ajudo a terminar o controle da alu.<text:line-break/>Bom trabalho pra vocês, amanhã vou fazer um tb pequeno só para confirmar o funcionamento do modulo.</text:p>
      <text:p text:style-name="Text_20_body">Mar 14 at 23:58 </text:p>
      <text:p text:style-name="Text_20_body"><text:a xlink:type="simple" xlink:href="https://trello.com/5306a5a9677228a64609d4c6">Dodosalesilva</text:a> attached Registers.v to <text:a xlink:type="simple" xlink:href="https://trello.com/c/3Uet3OBN/18-entrega2-desenvolvimento">Entrega2-Desenvolvimento</text:a> </text:p>
      <text:p text:style-name="Text_20_body">Mar 14 at 23:57 </text:p>
      <text:p text:style-name="Text_20_body"><text:a xlink:type="simple" xlink:href="https://trello.com/5306a5a9677228a64609d4c6">Dodosalesilva</text:a> on <text:a xlink:type="simple" xlink:href="https://trello.com/c/3Uet3OBN/18-entrega2-desenvolvimento">Entrega2-Desenvolvimento</text:a> </text:p>
      <text:p text:style-name="Text_20_body">E ai pessoal, tudo bem?<text:line-break/>Consegui fazer o banco de registradores aqui, o modulo é tão pequeno que demorei uma hora porque apanhei pra aprender a usar o generate do verilog.</text:p>
      <text:p text:style-name="Text_20_body">Mar 14 at 23:57 </text:p>
      <text:p text:style-name="Text_20_body"><text:a xlink:type="simple" xlink:href="https://trello.com/5306a5a9677228a64609d4c6">Dodosalesilva</text:a> completed Banco de Registradores on <text:a xlink:type="simple" xlink:href="https://trello.com/c/3Uet3OBN/18-entrega2-desenvolvimento">Entrega2-Desenvolvimento</text:a>.</text:p>
      <text:p text:style-name="Text_20_body">Mar 14 at 23:56 </text:p>
      <text:p text:style-name="Text_20_body"><text:a xlink:type="simple" xlink:href="https://trello.com/524f516acabfb4cd42000cd9">Manassés Ferreira Neto</text:a> on <text:a xlink:type="simple" xlink:href="https://trello.com/c/FvBj2KKg/21-entrega2-desenvolvimento-controle">Entrega2-Desenvolvimento-Controle</text:a> </text:p>
      <text:p text:style-name="Text_20_body"><text:a xlink:type="simple" xlink:href="http://www.physi.uni-heidelberg.de/%7Eangelov/VHDL/VHDL_SS09_Teil10.pdf" office:target-frame-name="_blank" xlink:show="new">http://www.physi.uni-heidelberg.de/~angelov/VHDL/VHDL_SS09_Teil10.pdf</text:a></text:p>
      <text:p text:style-name="Text_20_body">Mar 12 at 23:44 </text:p>
      <text:p text:style-name="Text_20_body"><text:soft-page-break/><text:a xlink:type="simple" xlink:href="https://trello.com/524f516acabfb4cd42000cd9">Manassés Ferreira Neto</text:a> on <text:a xlink:type="simple" xlink:href="https://trello.com/c/FvBj2KKg/21-entrega2-desenvolvimento-controle">Entrega2-Desenvolvimento-Controle</text:a> </text:p>
      <text:p text:style-name="Text_20_body"><text:a xlink:type="simple" xlink:href="http://code.google.com/p/ece473/source/browse/controller.v" office:target-frame-name="_blank" xlink:show="new">http://code.google.com/p/ece473/source/browse/controller.v</text:a></text:p>
      <text:p text:style-name="Text_20_body">Mar 12 at 23:41 </text:p>
      <text:p text:style-name="Text_20_body"><text:a xlink:type="simple" xlink:href="https://trello.com/524f516acabfb4cd42000cd9">Manassés Ferreira Neto</text:a> on <text:a xlink:type="simple" xlink:href="https://trello.com/c/FvBj2KKg/21-entrega2-desenvolvimento-controle">Entrega2-Desenvolvimento-Controle</text:a> </text:p>
      <text:p text:style-name="Text_20_body"><text:a xlink:type="simple" xlink:href="https://github.com/swetland/cpu32/blob/master/verilog/control.v" office:target-frame-name="_blank" xlink:show="new">https://github.com/swetland/cpu32/blob/master/verilog/control.v</text:a></text:p>
      <text:p text:style-name="Text_20_body">Mar 12 at 23:40 </text:p>
      <text:p text:style-name="Text_20_body"><text:a xlink:type="simple" xlink:href="https://trello.com/524f516acabfb4cd42000cd9">Manassés Ferreira Neto</text:a> on <text:a xlink:type="simple" xlink:href="https://trello.com/c/FvBj2KKg/21-entrega2-desenvolvimento-controle">Entrega2-Desenvolvimento-Controle</text:a> </text:p>
      <text:p text:style-name="Text_20_body"><text:a xlink:type="simple" xlink:href="https://bitbucket.org/cbiffle/sprocket/src/6af467f431ea/verilog/control.v" office:target-frame-name="_blank" xlink:show="new">https://bitbucket.org/cbiffle/sprocket/src/6af467f431ea/verilog/control.v</text:a></text:p>
      <text:p text:style-name="Text_20_body">Mar 12 at 23:40 </text:p>
      <text:p text:style-name="Text_20_body"><text:a xlink:type="simple" xlink:href="https://trello.com/524f516acabfb4cd42000cd9">Manassés Ferreira Neto</text:a> on <text:a xlink:type="simple" xlink:href="https://trello.com/c/FvBj2KKg/21-entrega2-desenvolvimento-controle">Entrega2-Desenvolvimento-Controle</text:a> </text:p>
      <text:p text:style-name="Text_20_body"><text:a xlink:type="simple" xlink:href="http://cseweb.ucsd.edu/classes/sp10/cse141L/pdf/02/02-Verilog2.pdf" office:target-frame-name="_blank" xlink:show="new">http://cseweb.ucsd.edu/classes/sp10/cse141L/pdf/02/02-Verilog2.pdf</text:a></text:p>
      <text:p text:style-name="Text_20_body">Mar 12 at 23:40 </text:p>
      <text:p text:style-name="Text_20_body"><text:a xlink:type="simple" xlink:href="https://trello.com/524f516acabfb4cd42000cd9">Manassés Ferreira Neto</text:a> on <text:a xlink:type="simple" xlink:href="https://trello.com/c/FvBj2KKg/21-entrega2-desenvolvimento-controle">Entrega2-Desenvolvimento-Controle</text:a> </text:p>
      <text:p text:style-name="Text_20_body"><text:a xlink:type="simple" xlink:href="https://github.com/akitty/verilog-mips-processor/blob/master/control.v" office:target-frame-name="_blank" xlink:show="new">https://github.com/akitty/verilog-mips-processor/blob/master/control.v</text:a></text:p>
      <text:p text:style-name="Text_20_body">Mar 12 at 23:40 </text:p>
      <text:p text:style-name="Text_20_body"><text:a xlink:type="simple" xlink:href="https://trello.com/524f516acabfb4cd42000cd9">Manassés Ferreira Neto</text:a> on <text:a xlink:type="simple" xlink:href="https://trello.com/c/FvBj2KKg/21-entrega2-desenvolvimento-controle">Entrega2-Desenvolvimento-Controle</text:a> </text:p>
      <text:p text:style-name="Text_20_body">Não estou conseguindo fazer a interface apenas com "output". Estou tendo que colocar "output reg"...</text:p>
      <text:p text:style-name="Text_20_body">Mar 12 at 23:39 </text:p>
      <text:p text:style-name="Text_20_body"><text:a xlink:type="simple" xlink:href="https://trello.com/524f516acabfb4cd42000cd9">Manassés Ferreira Neto</text:a> on <text:a xlink:type="simple" xlink:href="https://trello.com/c/FvBj2KKg/21-entrega2-desenvolvimento-controle">Entrega2-Desenvolvimento-Controle</text:a> </text:p>
      <text:list xml:id="list6462795988871472937" text:style-name="L20">
        <text:list-item>
          <text:p text:style-name="P57">completed selbrjumpz </text:p>
        </text:list-item>
        <text:list-item>
          <text:p text:style-name="P57">completed selpctype </text:p>
        </text:list-item>
        <text:list-item>
          <text:p text:style-name="P57">completed unsig </text:p>
        </text:list-item>
        <text:list-item>
          <text:p text:style-name="P57">completed compop </text:p>
        </text:list-item>
        <text:list-item>
          <text:p text:style-name="P57">completed writemem </text:p>
        </text:list-item>
        <text:list-item>
          <text:p text:style-name="P57">completed readmem </text:p>
        </text:list-item>
        <text:list-item>
          <text:p text:style-name="P57">completed shiftop </text:p>
        </text:list-item>
        <text:list-item>
          <text:p text:style-name="P57">completed aluop </text:p>
        </text:list-item>
        <text:list-item>
          <text:p text:style-name="P57">completed selalushift </text:p>
        </text:list-item>
        <text:list-item>
          <text:p text:style-name="P57">completed selimregb </text:p>
        </text:list-item>
        <text:list-item>
          <text:p text:style-name="P57">completed writeov </text:p>
        </text:list-item>
        <text:list-item>
          <text:p text:style-name="P57">completed writereg </text:p>
        </text:list-item>
        <text:list-item>
          <text:p text:style-name="P57">completed selregdest </text:p>
        </text:list-item>
        <text:list-item>
          <text:p text:style-name="P57">completed selwsource </text:p>
        </text:list-item>
        <text:list-item>
          <text:p text:style-name="P57">completed fn </text:p>
        </text:list-item>
        <text:list-item>
          <text:p text:style-name="P57">completed op </text:p>
        </text:list-item>
        <text:list-item>
          <text:p text:style-name="P57">completed implementar esse módulo com um casex do Verilog </text:p>
        </text:list-item>
        <text:list-item>
          <text:p text:style-name="P57">completed SLLV </text:p>
        </text:list-item>
        <text:list-item>
          <text:p text:style-name="P20">completed SW </text:p>
        </text:list-item>
      </text:list>
      <text:p text:style-name="Text_20_body">Mar 12 at 23:38 </text:p>
      <text:p text:style-name="Text_20_body"><text:a xlink:type="simple" xlink:href="https://trello.com/524f516acabfb4cd42000cd9">Manassés Ferreira Neto</text:a> attached <text:a xlink:type="simple" xlink:href="https://trello-attachments.s3.amazonaws.com/53063cf268b7584c76668ee4/5320688b18bca81a55b3ebd4/95ad52e8f5c7910e5777916ac64b5adb/Captura_de_tela_de_2014-03-12_22_03_40.png" office:target-frame-name="_blank" xlink:show="new">Captura de tela de 2014-03-12 22:03:40.png</text:a> to <text:a xlink:type="simple" xlink:href="https://trello.com/c/FvBj2KKg/21-entrega2-desenvolvimento-controle">Entrega2-Desenvolvimento-Controle</text:a> </text:p>
      <text:p text:style-name="Text_20_body"><text:soft-page-break/>Mar 12 at 22:04 </text:p>
      <text:p text:style-name="Text_20_body"><text:a xlink:type="simple" xlink:href="https://trello.com/524f516acabfb4cd42000cd9">Manassés Ferreira Neto</text:a> on <text:a xlink:type="simple" xlink:href="https://trello.com/c/oBupltdJ/3-chat">Chat</text:a> </text:p>
      <text:p text:style-name="Text_20_body">Valeu, Elias!</text:p>
      <text:p text:style-name="Text_20_body">Mar 12 at 21:34 </text:p>
      <text:p text:style-name="Text_20_body"><text:a xlink:type="simple" xlink:href="https://trello.com/524f516acabfb4cd42000cd9">Manassés Ferreira Neto</text:a> attached <text:a xlink:type="simple" xlink:href="https://trello-attachments.s3.amazonaws.com/53063cf268b7584c76668ee4/5320688b18bca81a55b3ebd4/9fe95402fc732602938b6f8541577266/Captura_de_tela_de_2014-03-12_13_46_47.png" office:target-frame-name="_blank" xlink:show="new">Captura de tela de 2014-03-12 13:46:47.png</text:a> to <text:a xlink:type="simple" xlink:href="https://trello.com/c/FvBj2KKg/21-entrega2-desenvolvimento-controle">Entrega2-Desenvolvimento-Controle</text:a> </text:p>
      <text:p text:style-name="Text_20_body">Mar 12 at 13:47 </text:p>
      <text:p text:style-name="Text_20_body"><text:a xlink:type="simple" xlink:href="https://trello.com/524f516acabfb4cd42000cd9">Manassés Ferreira Neto</text:a> added Signaçs to <text:a xlink:type="simple" xlink:href="https://trello.com/c/FvBj2KKg/21-entrega2-desenvolvimento-controle">Entrega2-Desenvolvimento-Controle</text:a>.</text:p>
      <text:p text:style-name="Text_20_body">Mar 12 at 13:38 </text:p>
      <text:p text:style-name="Text_20_body"><text:a xlink:type="simple" xlink:href="https://trello.com/524f516acabfb4cd42000cd9">Manassés Ferreira Neto</text:a> attached <text:a xlink:type="simple" xlink:href="https://trello-attachments.s3.amazonaws.com/53063cf268b7584c76668ee4/5320688b18bca81a55b3ebd4/fda618588a5824bebda09c158246e8a8/mMips_signals.xls" office:target-frame-name="_blank" xlink:show="new">mMips_signals.xls</text:a> to <text:a xlink:type="simple" xlink:href="https://trello.com/c/FvBj2KKg/21-entrega2-desenvolvimento-controle">Entrega2-Desenvolvimento-Controle</text:a> </text:p>
      <text:p text:style-name="Text_20_body">Mar 12 at 13:37 </text:p>
      <text:p text:style-name="Text_20_body"><text:a xlink:type="simple" xlink:href="https://trello.com/524f516acabfb4cd42000cd9">Manassés Ferreira Neto</text:a> added Checklist to <text:a xlink:type="simple" xlink:href="https://trello.com/c/FvBj2KKg/21-entrega2-desenvolvimento-controle">Entrega2-Desenvolvimento-Controle</text:a>.</text:p>
      <text:p text:style-name="Text_20_body">Mar 12 at 13:36 </text:p>
      <text:p text:style-name="Text_20_body"><text:a xlink:type="simple" xlink:href="https://trello.com/5306a5a9677228a64609d4c6">Dodosalesilva</text:a> on <text:a xlink:type="simple" xlink:href="https://trello.com/c/kEsvXF2u/17-entrega2">Entrega2</text:a> </text:p>
      <text:p text:style-name="Text_20_body">acho que não vai ter problema não, se foi antes do horario.</text:p>
      <text:p text:style-name="Text_20_body">Mar 12 at 11:01 </text:p>
      <text:p text:style-name="Text_20_body"><text:a xlink:type="simple" xlink:href="https://trello.com/524f516acabfb4cd42000cd9">Manassés Ferreira Neto</text:a> added <text:a xlink:type="simple" xlink:href="https://trello.com/c/FvBj2KKg/21-entrega2-desenvolvimento-controle">Entrega2-Desenvolvimento-Controle</text:a> to A ser feito and joined.</text:p>
      <text:p text:style-name="Text_20_body">Mar 12 at 11:00 </text:p>
      <text:p text:style-name="Text_20_body"><text:a xlink:type="simple" xlink:href="https://trello.com/524f516acabfb4cd42000cd9">Manassés Ferreira Neto</text:a> on <text:a xlink:type="simple" xlink:href="https://trello.com/c/kEsvXF2u/17-entrega2">Entrega2</text:a> </text:p>
      <text:p text:style-name="Text_20_body">Espero que eles não descontem...</text:p>
      <text:p text:style-name="Text_20_body">Mar 12 at 10:59 </text:p>
      <text:p text:style-name="Text_20_body"><text:a xlink:type="simple" xlink:href="https://trello.com/524f516acabfb4cd42000cd9">Manassés Ferreira Neto</text:a> on <text:a xlink:type="simple" xlink:href="https://trello.com/c/kEsvXF2u/17-entrega2">Entrega2</text:a> </text:p>
      <text:p text:style-name="Text_20_body">Eu enviei. Só que deu pau. <draw:a xlink:type="simple" xlink:href="https://trello.com/c/4Hi3xd4L/7-entrega1" office:target-frame-name="_blank" xlink:show="new"><draw:frame draw:style-name="fr2" draw:name="figuras23" text:anchor-type="as-char" svg:width="2.05cm" svg:height="1.051cm" draw:z-index="22"><draw:image xlink:href="https://d2k1ftgv7pobq7.cloudfront.net/images/services/e1b7406bd79656fdd26ca46dc8963bee/trello.png" xlink:type="simple" xlink:show="embed" xlink:actuate="onLoad"/></draw:frame></draw:a><text:bookmark text:name="known3272"/><text:a xlink:type="simple" xlink:href="https://trello.com/c/4Hi3xd4L/7-entrega1" office:target-frame-name="_blank" xlink:show="new">Entrega1</text:a></text:p>
      <text:p text:style-name="Text_20_body">Mar 12 at 10:59 </text:p>
      <text:p text:style-name="Text_20_body"><text:a xlink:type="simple" xlink:href="https://trello.com/5306a5a9677228a64609d4c6">Dodosalesilva</text:a> on <text:a xlink:type="simple" xlink:href="https://trello.com/c/kEsvXF2u/17-entrega2">Entrega2</text:a> </text:p>
      <text:p text:style-name="Text_20_body">qm q enviou a entrega 1? Ontem eu apaguei la em casa</text:p>
      <text:p text:style-name="Text_20_body">Mar 12 at 10:58 </text:p>
      <text:p text:style-name="Text_20_body"><text:a xlink:type="simple" xlink:href="https://trello.com/524f516acabfb4cd42000cd9">Manassés Ferreira Neto</text:a> on <text:a xlink:type="simple" xlink:href="https://trello.com/c/kEsvXF2u/17-entrega2">Entrega2</text:a> </text:p>
      <text:p text:style-name="Text_20_body">Beleza!</text:p>
      <text:p text:style-name="Text_20_body">Mar 12 at 10:58 </text:p>
      <text:p text:style-name="Text_20_body"><text:a xlink:type="simple" xlink:href="https://trello.com/5306a5a9677228a64609d4c6">Dodosalesilva</text:a> on <text:a xlink:type="simple" xlink:href="https://trello.com/c/kEsvXF2u/17-entrega2">Entrega2</text:a> </text:p>
      <text:p text:style-name="Text_20_body">banco</text:p>
      <text:p text:style-name="Text_20_body">Mar 12 at 10:57 </text:p>
      <text:p text:style-name="Text_20_body"><text:a xlink:type="simple" xlink:href="https://trello.com/524f516acabfb4cd42000cd9">Manassés Ferreira Neto</text:a> on <text:a xlink:type="simple" xlink:href="https://trello.com/c/kEsvXF2u/17-entrega2">Entrega2</text:a> </text:p>
      <text:p text:style-name="Text_20_body">Boa sorte!</text:p>
      <text:p text:style-name="Text_20_body">Mar 12 at 10:57 </text:p>
      <text:p text:style-name="Text_20_body"><text:soft-page-break/><text:a xlink:type="simple" xlink:href="https://trello.com/524f516acabfb4cd42000cd9">Manassés Ferreira Neto</text:a> on <text:a xlink:type="simple" xlink:href="https://trello.com/c/kEsvXF2u/17-entrega2">Entrega2</text:a> </text:p>
      <text:p text:style-name="Text_20_body">kkkkk</text:p>
      <text:p text:style-name="Text_20_body">Mar 12 at 10:57 </text:p>
      <text:p text:style-name="Text_20_body"><text:a xlink:type="simple" xlink:href="https://trello.com/5306a5a9677228a64609d4c6">Dodosalesilva</text:a> on <text:a xlink:type="simple" xlink:href="https://trello.com/c/kEsvXF2u/17-entrega2">Entrega2</text:a> </text:p>
      <text:p text:style-name="Text_20_body">vou jogar uma moeda aqui pra decidir</text:p>
      <text:p text:style-name="Text_20_body">Mar 12 at 10:57 </text:p>
      <text:p text:style-name="Text_20_body"><text:a xlink:type="simple" xlink:href="https://trello.com/524f516acabfb4cd42000cd9">Manassés Ferreira Neto</text:a> on <text:a xlink:type="simple" xlink:href="https://trello.com/c/kEsvXF2u/17-entrega2">Entrega2</text:a> </text:p>
      <text:p text:style-name="Text_20_body">De boa. Qual você quer pegar: banco ou controle?</text:p>
      <text:p text:style-name="Text_20_body">Mar 12 at 10:57 </text:p>
      <text:p text:style-name="Text_20_body"><text:a xlink:type="simple" xlink:href="https://trello.com/524f516acabfb4cd42000cd9">Manassés Ferreira Neto</text:a> on <text:a xlink:type="simple" xlink:href="https://trello.com/c/kEsvXF2u/17-entrega2">Entrega2</text:a> </text:p>
      <text:p text:style-name="Text_20_body">Arquivando sem querer, né?</text:p>
      <text:p text:style-name="Text_20_body">Mar 12 at 10:56 </text:p>
      <text:p text:style-name="Text_20_body"><text:a xlink:type="simple" xlink:href="https://trello.com/5306a5a9677228a64609d4c6">Dodosalesilva</text:a> on <text:a xlink:type="simple" xlink:href="https://trello.com/c/kEsvXF2u/17-entrega2">Entrega2</text:a> </text:p>
      <text:p text:style-name="Text_20_body">ups, erro meu aqui</text:p>
      <text:p text:style-name="Text_20_body">Mar 12 at 10:56 </text:p>
      <text:p text:style-name="Text_20_body"><text:a xlink:type="simple" xlink:href="https://trello.com/524f516acabfb4cd42000cd9">Manassés Ferreira Neto</text:a> on <text:a xlink:type="simple" xlink:href="https://trello.com/c/kEsvXF2u/17-entrega2">Entrega2</text:a> </text:p>
      <text:p text:style-name="Text_20_body">Eh, Douglas!</text:p>
      <text:p text:style-name="Text_20_body">Mar 12 at 10:55 </text:p>
      <text:p text:style-name="Text_20_body"><text:a xlink:type="simple" xlink:href="https://trello.com/5306a5a9677228a64609d4c6">Dodosalesilva</text:a> sent <text:a xlink:type="simple" xlink:href="https://trello.com/c/kEsvXF2u/17-entrega2">Entrega2</text:a> to the board.</text:p>
      <text:p text:style-name="Text_20_body">Mar 12 at 10:55 </text:p>
      <text:p text:style-name="Text_20_body"><text:a xlink:type="simple" xlink:href="https://trello.com/524f516acabfb4cd42000cd9">Manassés Ferreira Neto</text:a> on <text:a xlink:type="simple" xlink:href="https://trello.com/c/cNsI7NSL/20-entrega2-documentacao">Entrega2 - Documentação</text:a> </text:p>
      <text:p text:style-name="Text_20_body">boa, esqueci...</text:p>
      <text:p text:style-name="Text_20_body">Mar 12 at 10:28 </text:p>
      <text:p text:style-name="Text_20_body"><text:a xlink:type="simple" xlink:href="https://trello.com/530b3c28854f9a38590609a9">Vitor Guilherme Ribeiro Lopes</text:a> added <text:a xlink:type="simple" xlink:href="https://trello.com/c/cNsI7NSL/20-entrega2-documentacao">Entrega2 - Documentação</text:a> to A ser feito.</text:p>
      <text:p text:style-name="Text_20_body">Mar 12 at 10:08 </text:p>
      <text:p text:style-name="Text_20_body"><text:a xlink:type="simple" xlink:href="https://trello.com/524f516acabfb4cd42000cd9">Manassés Ferreira Neto</text:a> on <text:a xlink:type="simple" xlink:href="https://trello.com/c/KobI8Q0i/19-entrega2-teste">Entrega2-Teste</text:a> </text:p>
      <text:list xml:id="list4563125717646059351" text:style-name="L21">
        <text:list-item>
          <text:p text:style-name="P58">added <draw:frame draw:style-name="fr1" draw:name="figuras24" text:anchor-type="as-char" svg:width="1.997cm" svg:height="0.998cm" draw:z-index="23"><draw:image xlink:href="https://trello-avatars.s3.amazonaws.com/b0ceef5954dc35c8d9d1f0cb6445c8a2/30.png" xlink:type="simple" xlink:show="embed" xlink:actuate="onLoad"/><svg:title>Vitor Guilherme Ribeiro Lopes (viguirilo1)</svg:title></draw:frame> Vitor Guilherme Ribeiro Lopes </text:p>
        </text:list-item>
        <text:list-item>
          <text:p text:style-name="P58">added <draw:frame draw:style-name="fr1" draw:name="figuras25" text:anchor-type="as-char" svg:width="1.997cm" svg:height="0.998cm" draw:z-index="24"><draw:image xlink:href="https://trello-avatars.s3.amazonaws.com/1ce6a3cb32fb750a329ed0d9b9a2748f/30.png" xlink:type="simple" xlink:show="embed" xlink:actuate="onLoad"/><svg:title>Elias Soares (eliassoares89)</svg:title></draw:frame> Elias Soares </text:p>
        </text:list-item>
        <text:list-item>
          <text:p text:style-name="P21">added <draw:frame draw:style-name="fr1" draw:name="figuras26" text:anchor-type="as-char" svg:width="1.997cm" svg:height="0.998cm" draw:z-index="25"><draw:image xlink:href="https://trello-avatars.s3.amazonaws.com/dd4799caa88f8cd29d8ad1abdee1b60d/30.png" xlink:type="simple" xlink:show="embed" xlink:actuate="onLoad"/><svg:title>Nivaldo Teixeira (nivaldoteixeira)</svg:title></draw:frame> Nivaldo Teixeira </text:p>
        </text:list-item>
      </text:list>
      <text:p text:style-name="Text_20_body">Mar 12 at 08:30 </text:p>
      <text:p text:style-name="Text_20_body"><text:a xlink:type="simple" xlink:href="https://trello.com/524f516acabfb4cd42000cd9">Manassés Ferreira Neto</text:a> added Dodosalesilva to <text:a xlink:type="simple" xlink:href="https://trello.com/c/3Uet3OBN/18-entrega2-desenvolvimento">Entrega2-Desenvolvimento</text:a>.</text:p>
      <text:p text:style-name="Text_20_body">Mar 12 at 08:30 </text:p>
      <text:p text:style-name="Text_20_body"><text:a xlink:type="simple" xlink:href="https://trello.com/524f516acabfb4cd42000cd9">Manassés Ferreira Neto</text:a> on <text:a xlink:type="simple" xlink:href="https://trello.com/c/kEsvXF2u/17-entrega2">Entrega2</text:a> </text:p>
      <text:list xml:id="list3637670322443960878" text:style-name="L22">
        <text:list-item>
          <text:p text:style-name="P59">added <draw:frame draw:style-name="fr1" draw:name="figuras27" text:anchor-type="as-char" svg:width="1.997cm" svg:height="0.998cm" draw:z-index="26"><draw:image xlink:href="https://trello-avatars.s3.amazonaws.com/b0ceef5954dc35c8d9d1f0cb6445c8a2/30.png" xlink:type="simple" xlink:show="embed" xlink:actuate="onLoad"/><svg:title>Vitor Guilherme Ribeiro Lopes (viguirilo1)</svg:title></draw:frame> Vitor Guilherme Ribeiro Lopes </text:p>
        </text:list-item>
        <text:list-item>
          <text:p text:style-name="P59"><text:soft-page-break/>added <draw:frame draw:style-name="fr1" draw:name="figuras28" text:anchor-type="as-char" svg:width="1.997cm" svg:height="0.998cm" draw:z-index="27"><draw:image xlink:href="https://trello-avatars.s3.amazonaws.com/dd4799caa88f8cd29d8ad1abdee1b60d/30.png" xlink:type="simple" xlink:show="embed" xlink:actuate="onLoad"/><svg:title>Nivaldo Teixeira (nivaldoteixeira)</svg:title></draw:frame> Nivaldo Teixeira </text:p>
        </text:list-item>
        <text:list-item>
          <text:p text:style-name="P59">added <draw:frame draw:style-name="fr1" draw:name="figuras29" text:anchor-type="as-char" svg:width="1.997cm" svg:height="0.998cm" draw:z-index="28"><draw:image xlink:href="https://trello-avatars.s3.amazonaws.com/1ce6a3cb32fb750a329ed0d9b9a2748f/30.png" xlink:type="simple" xlink:show="embed" xlink:actuate="onLoad"/><svg:title>Elias Soares (eliassoares89)</svg:title></draw:frame> Elias Soares </text:p>
        </text:list-item>
        <text:list-item>
          <text:p text:style-name="P59">added Dodosalesilva </text:p>
        </text:list-item>
        <text:list-item>
          <text:p text:style-name="P59">joined </text:p>
        </text:list-item>
        <text:list-item>
          <text:p text:style-name="P22">added Checklist </text:p>
        </text:list-item>
      </text:list>
      <text:p text:style-name="Text_20_body">Mar 12 at 08:23 </text:p>
      <text:p text:style-name="Text_20_body"><text:a xlink:type="simple" xlink:href="https://trello.com/524f516acabfb4cd42000cd9">Manassés Ferreira Neto</text:a> on <text:a xlink:type="simple" xlink:href="https://trello.com/c/kEsvXF2u/17-entrega2">Entrega2</text:a> </text:p>
      <text:p text:style-name="Text_20_body">Vamos trocar as equipes?</text:p>
      <text:p text:style-name="Text_20_body">Mar 12 at 08:20 </text:p>
      <text:p text:style-name="Text_20_body"><text:a xlink:type="simple" xlink:href="https://trello.com/524f516acabfb4cd42000cd9">Manassés Ferreira Neto</text:a> added <text:a xlink:type="simple" xlink:href="https://trello.com/c/3Uet3OBN/18-entrega2-desenvolvimento">Enrtega2-Desenvolvmento</text:a> to A ser feito and </text:p>
      <text:list xml:id="list6733616239544313757" text:style-name="L23">
        <text:list-item>
          <text:p text:style-name="P60">joined </text:p>
        </text:list-item>
        <text:list-item>
          <text:p text:style-name="P23">added Unidades </text:p>
        </text:list-item>
      </text:list>
      <text:p text:style-name="Text_20_body">Mar 12 at 08:19 </text:p>
      <text:p text:style-name="Text_20_body"><text:a xlink:type="simple" xlink:href="https://trello.com/524f516acabfb4cd42000cd9">Manassés Ferreira Neto</text:a> added <text:a xlink:type="simple" xlink:href="https://trello.com/c/KobI8Q0i/19-entrega2-teste">Entrega2-Teste</text:a> to A ser feito and added Unidades.</text:p>
      <text:p text:style-name="Text_20_body">Mar 12 at 08:17 </text:p>
      <text:p text:style-name="Text_20_body"><text:a xlink:type="simple" xlink:href="https://trello.com/524f516acabfb4cd42000cd9">Manassés Ferreira Neto</text:a> moved <text:a xlink:type="simple" xlink:href="https://trello.com/c/kEsvXF2u/17-entrega2">Entrega2</text:a> from To Do to A ser feito.</text:p>
      <text:p text:style-name="Text_20_body">Mar 12 at 08:16 </text:p>
      <text:p text:style-name="Text_20_body"><text:a xlink:type="simple" xlink:href="https://trello.com/524f516acabfb4cd42000cd9">Manassés Ferreira Neto</text:a> added A ser feito to this board.</text:p>
      <text:p text:style-name="Text_20_body">Mar 12 at 08:16 </text:p>
      <text:p text:style-name="Text_20_body"><text:a xlink:type="simple" xlink:href="https://trello.com/524f516acabfb4cd42000cd9">Manassés Ferreira Neto</text:a> attached <text:a xlink:type="simple" xlink:href="https://trello-attachments.s3.amazonaws.com/53063cf268b7584c76668ee4/5320412d108e25714e9ae796/673d24f7e2c5aa55be2cc88970d5ac04/mMips_signals.xls" office:target-frame-name="_blank" xlink:show="new">mMips signals.xls</text:a> to <text:a xlink:type="simple" xlink:href="https://trello.com/c/kEsvXF2u/17-entrega2">Entrega2</text:a> </text:p>
      <text:p text:style-name="Text_20_body">Mar 12 at 08:14 </text:p>
      <text:p text:style-name="Text_20_body"><text:a xlink:type="simple" xlink:href="https://trello.com/524f516acabfb4cd42000cd9">Manassés Ferreira Neto</text:a> attached <text:a xlink:type="simple" xlink:href="https://trello-attachments.s3.amazonaws.com/53063cf268b7584c76668ee4/5320412d108e25714e9ae796/a99d258d72842356dfa6cb904ec4f5cb/Entrega_2.pdf" office:target-frame-name="_blank" xlink:show="new">Entrega 2.pdf</text:a> to <text:a xlink:type="simple" xlink:href="https://trello.com/c/kEsvXF2u/17-entrega2">Entrega2</text:a> </text:p>
      <text:p text:style-name="Text_20_body">Mar 12 at 08:14 </text:p>
      <text:p text:style-name="Text_20_body"><text:a xlink:type="simple" xlink:href="https://trello.com/524f516acabfb4cd42000cd9">Manassés Ferreira Neto</text:a> on <text:a xlink:type="simple" xlink:href="https://trello.com/c/kEsvXF2u/17-entrega2">Entrega2</text:a> </text:p>
      <text:p text:style-name="Text_20_body">Pessoal,</text:p>
      <text:p text:style-name="Text_20_body">Acabei de disponibilizar a espcificação da <text:a xlink:type="simple" xlink:href="https://virtual.ufmg.br/20141/mod/assign/view.php?id=60303" office:target-frame-name="_blank" xlink:show="new">entrega 2</text:a>.</text:p>
      <text:p text:style-name="Text_20_body">Junto com ela disponibilizei também a tabela de sinais de controle do Mips que está sendo implementado na forma de planilha. Pecebam que na segunda aba dessa planilha existe uma cópia simplificada da tabela somente com os valores, sem as colunas que tinham alguma descrição, o que permite que vocês copiem essa tabela quase que diretamente da planilha para o código fonte.</text:p>
      <text:p text:style-name="Text_20_body">Mar 12 at 08:13 - edited Mar 12 at 08:26 </text:p>
      <text:p text:style-name="Text_20_body"><text:a xlink:type="simple" xlink:href="https://trello.com/524f516acabfb4cd42000cd9">Manassés Ferreira Neto</text:a> added <text:a xlink:type="simple" xlink:href="https://trello.com/c/kEsvXF2u/17-entrega2">Entrega2</text:a> to To Do.</text:p>
      <text:p text:style-name="Text_20_body">Mar 12 at 08:12 </text:p>
      <text:p text:style-name="Text_20_body"><text:a xlink:type="simple" xlink:href="https://trello.com/5307dce5583b328d37b3300c">Elias Soares</text:a> on <text:a xlink:type="simple" xlink:href="https://trello.com/c/oBupltdJ/3-chat">Chat</text:a> </text:p>
      <text:p text:style-name="Text_20_body">Manassés, o Omar falou de processadores Superescalar in-order.</text:p>
      <text:p text:style-name="Text_20_body">Mar 12 at 08:04 </text:p>
      <text:p text:style-name="Text_20_body"><text:a xlink:type="simple" xlink:href="https://trello.com/524f516acabfb4cd42000cd9">Manassés Ferreira Neto</text:a> archived <text:a xlink:type="simple" xlink:href="https://trello.com/c/4Hi3xd4L/7-entrega1">Entrega1</text:a>.</text:p>
      <text:p text:style-name="Text_20_body"><text:soft-page-break/>Mar 12 at 04:13 </text:p>
      <text:p text:style-name="Text_20_body"><text:a xlink:type="simple" xlink:href="https://trello.com/524f516acabfb4cd42000cd9">Manassés Ferreira Neto</text:a> on <text:a xlink:type="simple" xlink:href="https://trello.com/c/4Hi3xd4L/7-entrega1">Entrega1</text:a> </text:p>
      <text:p text:style-name="Text_20_body">Enviei para <text:a xlink:type="simple" xlink:href="mailto:caioatc@gmail.com">caioatc@gmail.com</text:a>. e encaminhei também para <text:a xlink:type="simple" xlink:href="mailto:omar@dcc.ufmg.br">omar@dcc.ufmg.br</text:a>.</text:p>
      <text:p text:style-name="Text_20_body">Mar 12 at 04:12 - edited Mar 12 at 04:13 </text:p>
      <text:p text:style-name="Text_20_body"><text:a xlink:type="simple" xlink:href="https://trello.com/524f516acabfb4cd42000cd9">Manassés Ferreira Neto</text:a> on <text:a xlink:type="simple" xlink:href="https://trello.com/c/4Hi3xd4L/7-entrega1">Entrega1</text:a> </text:p>
      <text:p text:style-name="Text_20_body">minha UFMG fora do ar... What a Hell. Vou enviar para o email do monitor.</text:p>
      <text:p text:style-name="Text_20_body">Mar 12 at 04:05 </text:p>
      <text:p text:style-name="Text_20_body"><text:a xlink:type="simple" xlink:href="https://trello.com/524f516acabfb4cd42000cd9">Manassés Ferreira Neto</text:a> attached <text:a xlink:type="simple" xlink:href="https://trello-attachments.s3.amazonaws.com/53063cf268b7584c76668ee4/5318bee81b66e5846d239b9d/35c4414af4a3388f6f2ec2586632b9d4/Captura_de_tela_de_2014-03-12_04_04_46.png" office:target-frame-name="_blank" xlink:show="new">Captura de tela de 2014-03-12 04:04:46.png</text:a> to <text:a xlink:type="simple" xlink:href="https://trello.com/c/4Hi3xd4L/7-entrega1">Entrega1</text:a> </text:p>
      <text:p text:style-name="Text_20_body">Mar 12 at 04:05 </text:p>
      <text:p text:style-name="Text_20_body"><text:a xlink:type="simple" xlink:href="https://trello.com/524f516acabfb4cd42000cd9">Manassés Ferreira Neto</text:a> on <text:a xlink:type="simple" xlink:href="https://trello.com/c/Y9SKZ4Yd/14-entrega1-testes">Entrega1-Testes</text:a> </text:p>
      <text:list xml:id="list6029386260542246178" text:style-name="L24">
        <text:list-item>
          <text:p text:style-name="P61">archived </text:p>
        </text:list-item>
        <text:list-item>
          <text:p text:style-name="P61">moved from Doing to Done </text:p>
        </text:list-item>
        <text:list-item>
          <text:p text:style-name="P61">completed Comparator </text:p>
        </text:list-item>
        <text:list-item>
          <text:p text:style-name="P24">completed Shifter </text:p>
        </text:list-item>
      </text:list>
      <text:p text:style-name="Text_20_body">Mar 12 at 04:03 </text:p>
      <text:p text:style-name="Text_20_body"><text:a xlink:type="simple" xlink:href="https://trello.com/524f516acabfb4cd42000cd9">Manassés Ferreira Neto</text:a> on <text:a xlink:type="simple" xlink:href="https://trello.com/c/4Hi3xd4L/7-entrega1">Entrega1</text:a> </text:p>
      <text:list xml:id="list1042828651276591007" text:style-name="L25">
        <text:list-item>
          <text:p text:style-name="P62">moved from Doing to Done </text:p>
        </text:list-item>
        <text:list-item>
          <text:p text:style-name="P62">completed Deve ser entregue um arquivo com nome entrega1_grupo_1.zip contendo uma pasta chamada entrega1_grupo_1. </text:p>
        </text:list-item>
        <text:list-item>
          <text:p text:style-name="P25">completed três diretórios chamados src, tb e doc </text:p>
        </text:list-item>
      </text:list>
      <text:p text:style-name="Text_20_body">Mar 12 at 04:03 </text:p>
      <text:p text:style-name="Text_20_body"><text:a xlink:type="simple" xlink:href="https://trello.com/524f516acabfb4cd42000cd9">Manassés Ferreira Neto</text:a> archived <text:a xlink:type="simple" xlink:href="https://trello.com/c/vynAWA1v/16-nao-resisti-e-criei-um-repositorio-no-github">Não resisti e criei um repositório no github</text:a>.</text:p>
      <text:p text:style-name="Text_20_body">Mar 12 at 04:03 </text:p>
      <text:p text:style-name="Text_20_body"><text:a xlink:type="simple" xlink:href="https://trello.com/524f516acabfb4cd42000cd9">Manassés Ferreira Neto</text:a> archived <text:a xlink:type="simple" xlink:href="https://trello.com/c/WMWU1XWT/15-entrega1-documentacao">Entrega1-Documentação</text:a>.</text:p>
      <text:p text:style-name="Text_20_body">Mar 12 at 04:03 </text:p>
      <text:p text:style-name="Text_20_body"><text:a xlink:type="simple" xlink:href="https://trello.com/524f516acabfb4cd42000cd9">Manassés Ferreira Neto</text:a> archived <text:a xlink:type="simple" xlink:href="https://trello.com/c/5l0InZXo/13-entrega1-desenvolvimento">Entrega1-Desenvolvimento</text:a>.</text:p>
      <text:p text:style-name="Text_20_body">Mar 12 at 04:03 </text:p>
      <text:p text:style-name="Text_20_body"><text:a xlink:type="simple" xlink:href="https://trello.com/524f516acabfb4cd42000cd9">Manassés Ferreira Neto</text:a> attached <text:a xlink:type="simple" xlink:href="https://trello-attachments.s3.amazonaws.com/53063cf268b7584c76668ee4/5318bee81b66e5846d239b9d/c899e26a92cae66af0c44a34264802ac/entrega_1_grupo_1.zip" office:target-frame-name="_blank" xlink:show="new">entrega_1_grupo_1.zip</text:a> to <text:a xlink:type="simple" xlink:href="https://trello.com/c/4Hi3xd4L/7-entrega1">Entrega1</text:a> </text:p>
      <text:p text:style-name="Text_20_body">Mar 12 at 04:02 </text:p>
      <text:p text:style-name="Text_20_body"><text:a xlink:type="simple" xlink:href="https://trello.com/524f516acabfb4cd42000cd9">Manassés Ferreira Neto</text:a> on <text:a xlink:type="simple" xlink:href="https://trello.com/c/4Hi3xd4L/7-entrega1">Entrega1</text:a> </text:p>
      <text:p text:style-name="Text_20_body">Vitor, Pode deixar que eu envio.</text:p>
      <text:p text:style-name="Text_20_body">Mar 12 at 01:38 </text:p>
      <text:p text:style-name="Text_20_body"><text:a xlink:type="simple" xlink:href="https://trello.com/524f516acabfb4cd42000cd9">Manassés Ferreira Neto</text:a> on <text:a xlink:type="simple" xlink:href="https://trello.com/c/vynAWA1v/16-nao-resisti-e-criei-um-repositorio-no-github">Não resisti e criei um repositório no github</text:a> </text:p>
      <text:p text:style-name="Text_20_body">Esse daqui, @vitorguilhermeribeirolopes !</text:p>
      <text:p text:style-name="Text_20_body">Mar 12 at 01:30 </text:p>
      <text:p text:style-name="Text_20_body"><text:a xlink:type="simple" xlink:href="https://trello.com/524f516acabfb4cd42000cd9">Manassés Ferreira Neto</text:a> on <text:a xlink:type="simple" xlink:href="https://trello.com/c/4Hi3xd4L/7-entrega1">Entrega1</text:a> </text:p>
      <text:p text:style-name="Text_20_body">Bons estudos!</text:p>
      <text:p text:style-name="Text_20_body">Mar 12 at 01:11 </text:p>
      <text:p text:style-name="Text_20_body"><text:soft-page-break/><text:a xlink:type="simple" xlink:href="https://trello.com/530b3c28854f9a38590609a9">Vitor Guilherme Ribeiro Lopes</text:a> on <text:a xlink:type="simple" xlink:href="https://trello.com/c/4Hi3xd4L/7-entrega1">Entrega1</text:a> </text:p>
      <text:p text:style-name="Text_20_body">Galera, eu anexei um arquivo zip contendo os resultados dos trabalhos ate o momento. Nele, falta apenas os testes do comparador e do shifter. Estou estudando EDC de plantão nas novidades para poder submeter os arquivos. Abraços.</text:p>
      <text:p text:style-name="Text_20_body">Mar 12 at 00:40 </text:p>
      <text:p text:style-name="Text_20_body"><text:a xlink:type="simple" xlink:href="https://trello.com/530b3c28854f9a38590609a9">Vitor Guilherme Ribeiro Lopes</text:a> attached <text:a xlink:type="simple" xlink:href="https://trello-attachments.s3.amazonaws.com/53063cf268b7584c76668ee4/5318bee81b66e5846d239b9d/ffde77bdd9fbfc9818f1d7983d8a84b4/entrega1_grupo_1.zip" office:target-frame-name="_blank" xlink:show="new">entrega1_grupo_1.zip</text:a> to <text:a xlink:type="simple" xlink:href="https://trello.com/c/4Hi3xd4L/7-entrega1">Entrega1</text:a> </text:p>
      <text:p text:style-name="Text_20_body">Mar 12 at 00:39 </text:p>
      <text:p text:style-name="Text_20_body"><text:a xlink:type="simple" xlink:href="https://trello.com/530b3c28854f9a38590609a9">Vitor Guilherme Ribeiro Lopes</text:a> on <text:a xlink:type="simple" xlink:href="https://trello.com/c/WMWU1XWT/15-entrega1-documentacao">Entrega1-Documentação</text:a> </text:p>
      <text:p text:style-name="Text_20_body">Galera, eu reuni toda a documentação dos módulos em apenas um arquivo para que eles não fiquem separados. Dai, apaguei os que eu tinha colocado aqui e inseri apenas o arquivo único.</text:p>
      <text:p text:style-name="Text_20_body">Um detalhe: eu não estou entendendo muito o arquivo de testebench da alu, dai to meio inseguro de escrever alguma coisa sobre isso. Como na especificação não diz nada sobre esse tipo de documentação, acho que não seremos penalizados por isso. </text:p>
      <text:p text:style-name="Text_20_body">Agora, para fazer o upload, estou aguardando apenas os arquivos de teste referentes ao comparador e ao shifter.</text:p>
      <text:p text:style-name="Text_20_body">Mar 12 at 00:17 </text:p>
      <text:p text:style-name="Text_20_body"><text:a xlink:type="simple" xlink:href="https://trello.com/530b3c28854f9a38590609a9">Vitor Guilherme Ribeiro Lopes</text:a> attached <text:a xlink:type="simple" xlink:href="https://trello-attachments.s3.amazonaws.com/53063cf268b7584c76668ee4/5318c4b6d046eda96926c98d/8f22ed306d21d956eae64fb91527aa54/Documentação.pdf" office:target-frame-name="_blank" xlink:show="new">Documentação.pdf</text:a> to <text:a xlink:type="simple" xlink:href="https://trello.com/c/WMWU1XWT/15-entrega1-documentacao">Entrega1-Documentação</text:a> </text:p>
      <text:p text:style-name="Text_20_body">Mar 12 at 00:14 </text:p>
      <text:p text:style-name="Text_20_body"><text:a xlink:type="simple" xlink:href="https://trello.com/524f516acabfb4cd42000cd9">Manassés Ferreira Neto</text:a> completed corrigir -(2^32) a 2^31-1 on <text:a xlink:type="simple" xlink:href="https://trello.com/c/Y9SKZ4Yd/14-entrega1-testes">Entrega1-Testes</text:a>.</text:p>
      <text:p text:style-name="Text_20_body">Mar 12 at 00:05 </text:p>
      <text:p text:style-name="Text_20_body"><text:a xlink:type="simple" xlink:href="https://trello.com/524f516acabfb4cd42000cd9">Manassés Ferreira Neto</text:a> on <text:a xlink:type="simple" xlink:href="https://trello.com/c/WMWU1XWT/15-entrega1-documentacao">Entrega1-Documentação</text:a> </text:p>
      <text:p text:style-name="Text_20_body">Por mim, Tudo bem.</text:p>
      <text:p text:style-name="Text_20_body">Mar 12 at 00:05 </text:p>
      <text:p text:style-name="Text_20_body"><text:a xlink:type="simple" xlink:href="https://trello.com/530b3c28854f9a38590609a9">Vitor Guilherme Ribeiro Lopes</text:a> on <text:a xlink:type="simple" xlink:href="https://trello.com/c/WMWU1XWT/15-entrega1-documentacao">Entrega1-Documentação</text:a> </text:p>
      <text:p text:style-name="Text_20_body">Galera, na especificação pede pra colocar na documentação o nome de cada pessoa como equipe de teste e desenvolvimento. Eu não participei diretamente de nenhuma das duas mas como eu fui a casa do Nivaldo para ver alguns detalhes do desenvolvimento, vou incluir meu nome nesta equipe. Espero que concordem. Prometo me dedicar mais para a próxima entrega. Obrigado.</text:p>
      <text:p text:style-name="Text_20_body">Mar 11 at 23:45 </text:p>
      <text:p text:style-name="Text_20_body"><text:a xlink:type="simple" xlink:href="https://trello.com/530b3c28854f9a38590609a9">Vitor Guilherme Ribeiro Lopes</text:a> on <text:a xlink:type="simple" xlink:href="https://trello.com/c/5l0InZXo/13-entrega1-desenvolvimento">Entrega1-Desenvolvimento</text:a> </text:p>
      <text:p text:style-name="Text_20_body">Galera, a versão a ser entregue é a versão 2? Douglas, houve alguma alteração nos códigos da ALU?</text:p>
      <text:p text:style-name="Text_20_body">Mar 11 at 22:27 </text:p>
      <text:p text:style-name="Text_20_body"><text:a xlink:type="simple" xlink:href="https://trello.com/530b3c28854f9a38590609a9">Vitor Guilherme Ribeiro Lopes</text:a> on <text:a xlink:type="simple" xlink:href="https://trello.com/c/4Hi3xd4L/7-entrega1">Entrega1</text:a> </text:p>
      <text:p text:style-name="Text_20_body">Estou aguardando os testes para escrever a doc. Uma pergunta: quem ira submeter os arquivos? Como farei por ultimo, acho que farei isso. Mas preciso saber quais arquivos a serem entregues pois nao sei exatamente o que foi alterado por ultimo. </text:p>
      <text:p text:style-name="Text_20_body">Mar 11 at 20:19 </text:p>
      <text:p text:style-name="Text_20_body"><text:a xlink:type="simple" xlink:href="https://trello.com/524f516acabfb4cd42000cd9">Manassés Ferreira Neto</text:a> added Checklist to <text:a xlink:type="simple" xlink:href="https://trello.com/c/WMWU1XWT/15-entrega1-documentacao">Entrega1-Documentação</text:a>.</text:p>
      <text:p text:style-name="Text_20_body">Mar 11 at 17:16 </text:p>
      <text:p text:style-name="Text_20_body"><text:soft-page-break/><text:a xlink:type="simple" xlink:href="https://trello.com/524f516acabfb4cd42000cd9">Manassés Ferreira Neto</text:a> on <text:a xlink:type="simple" xlink:href="https://trello.com/c/WMWU1XWT/15-entrega1-documentacao">Entrega1-Documentação</text:a> </text:p>
      <text:p text:style-name="Text_20_body">Vitor, peço que aguarde mais um pouco o testbench do Shifer e do Comparator. Mas a Alu, o Douglas conclui.</text:p>
      <text:p text:style-name="Text_20_body">Mar 11 at 17:15 </text:p>
      <text:p text:style-name="Text_20_body"><text:a xlink:type="simple" xlink:href="https://trello.com/524f516acabfb4cd42000cd9">Manassés Ferreira Neto</text:a> on <text:a xlink:type="simple" xlink:href="https://trello.com/c/oBupltdJ/3-chat">Chat</text:a> </text:p>
      <text:p text:style-name="Text_20_body">Coloquei os livro de verilog aqui: <draw:a xlink:type="simple" xlink:href="https://trello.com/c/Jdqq71z5/4-verilog" office:target-frame-name="_blank" xlink:show="new"><draw:frame draw:style-name="fr2" draw:name="figuras30" text:anchor-type="as-char" svg:width="2.05cm" svg:height="1.051cm" draw:z-index="29"><draw:image xlink:href="https://d2k1ftgv7pobq7.cloudfront.net/images/services/e1b7406bd79656fdd26ca46dc8963bee/trello.png" xlink:type="simple" xlink:show="embed" xlink:actuate="onLoad"/></draw:frame></draw:a><text:bookmark text:name="known3484"/><text:a xlink:type="simple" xlink:href="https://trello.com/c/Jdqq71z5/4-verilog" office:target-frame-name="_blank" xlink:show="new">Verilog</text:a></text:p>
      <text:p text:style-name="Text_20_body">Mar 11 at 17:14 </text:p>
      <text:p text:style-name="Text_20_body"><text:a xlink:type="simple" xlink:href="https://trello.com/524f516acabfb4cd42000cd9">Manassés Ferreira Neto</text:a> on <text:a xlink:type="simple" xlink:href="https://trello.com/c/oBupltdJ/3-chat">Chat</text:a> </text:p>
      <text:list xml:id="list2236851610266905436" text:style-name="L26">
        <text:list-item>
          <text:p text:style-name="P63">deleted 052182866X - (2004) Designing Digital Computer Systems with Verilog.pdf </text:p>
        </text:list-item>
        <text:list-item>
          <text:p text:style-name="P26">deleted 0123695279 - (2007) Digital Design (Verilog) An Embedded Systems Approach Using Verilog.pdf </text:p>
        </text:list-item>
      </text:list>
      <text:p text:style-name="Text_20_body">Mar 11 at 17:13 </text:p>
      <text:p text:style-name="Text_20_body"><text:a xlink:type="simple" xlink:href="https://trello.com/524f516acabfb4cd42000cd9">Manassés Ferreira Neto</text:a> on <text:a xlink:type="simple" xlink:href="https://trello.com/c/oBupltdJ/3-chat">Chat</text:a> </text:p>
      <text:p text:style-name="Text_20_body">Aproveitando, alguma coisa importante da aula de OC2 de hoje?</text:p>
      <text:p text:style-name="Text_20_body">Mar 11 at 17:13 - edited Mar 12 at 21:34 </text:p>
      <text:p text:style-name="Text_20_body"><text:a xlink:type="simple" xlink:href="https://trello.com/524f516acabfb4cd42000cd9">Manassés Ferreira Neto</text:a> on <text:a xlink:type="simple" xlink:href="https://trello.com/c/Y9SKZ4Yd/14-entrega1-testes">Entrega1-Testes</text:a> </text:p>
      <text:p text:style-name="Text_20_body">Valeu, Douglas. Hoje (e ontem) estive envolvido com o trabalho de COMPSOC. Ainda estou tendo algumas dificuldades no testbench mas sai hoje.</text:p>
      <text:p text:style-name="Text_20_body">Mar 11 at 17:12 </text:p>
      <text:p text:style-name="Text_20_body"><text:a xlink:type="simple" xlink:href="https://trello.com/5306a5a9677228a64609d4c6">Dodosalesilva</text:a> on <text:a xlink:type="simple" xlink:href="https://trello.com/c/Y9SKZ4Yd/14-entrega1-testes">Entrega1-Testes</text:a> </text:p>
      <text:p text:style-name="Text_20_body">a terceira versão está ai e para não causar confusão eu removi as outras duas.</text:p>
      <text:p text:style-name="Text_20_body">Mar 11 at 15:13 </text:p>
      <text:p text:style-name="Text_20_body"><text:a xlink:type="simple" xlink:href="https://trello.com/5306a5a9677228a64609d4c6">Dodosalesilva</text:a> on <text:a xlink:type="simple" xlink:href="https://trello.com/c/Y9SKZ4Yd/14-entrega1-testes">Entrega1-Testes</text:a> </text:p>
      <text:list xml:id="list2458749444341176076" text:style-name="L27">
        <text:list-item>
          <text:p text:style-name="P64">deleted tb_alu.zip </text:p>
        </text:list-item>
        <text:list-item>
          <text:p text:style-name="P27">deleted tb.zip </text:p>
        </text:list-item>
      </text:list>
      <text:p text:style-name="Text_20_body">Mar 11 at 15:12 </text:p>
      <text:p text:style-name="Text_20_body"><text:a xlink:type="simple" xlink:href="https://trello.com/5306a5a9677228a64609d4c6">Dodosalesilva</text:a> attached <text:a xlink:type="simple" xlink:href="https://trello-attachments.s3.amazonaws.com/53063cf268b7584c76668ee4/5318c1d9ad180e55554b43e8/1ada9067d403c6fc25b37fa12c75c67f/tb_V3.zip" office:target-frame-name="_blank" xlink:show="new">tb_V3.zip</text:a> to <text:a xlink:type="simple" xlink:href="https://trello.com/c/Y9SKZ4Yd/14-entrega1-testes">Entrega1-Testes</text:a> </text:p>
      <text:p text:style-name="Text_20_body">Mar 11 at 15:12 </text:p>
      <text:p text:style-name="Text_20_body"><text:a xlink:type="simple" xlink:href="https://trello.com/5306a5a9677228a64609d4c6">Dodosalesilva</text:a> on <text:a xlink:type="simple" xlink:href="https://trello.com/c/Y9SKZ4Yd/14-entrega1-testes">Entrega1-Testes</text:a> </text:p>
      <text:p text:style-name="Text_20_body">Eu estava olhando aqui, tive que alterar uma coisa no unsig dos testes, a alu está mostrando overflow para unsigned numbers na soma, só não mostra quando faz a subtração, e como o caso de overflow para unsigned na subtração ele não pediu, eu não vou alterar o código da alu não.<text:line-break/>Além disso eu fiz uma pequena mudança em alguns testbenchs então vou enviar uma terceira versão com tudo corrigido.</text:p>
      <text:p text:style-name="Text_20_body">Mar 11 at 15:11 </text:p>
      <text:p text:style-name="Text_20_body"><text:a xlink:type="simple" xlink:href="https://trello.com/5306a5a9677228a64609d4c6">Dodosalesilva</text:a> on <text:a xlink:type="simple" xlink:href="https://trello.com/c/Y9SKZ4Yd/14-entrega1-testes">Entrega1-Testes</text:a> </text:p>
      <text:p text:style-name="Text_20_body">opa, pessoal o ultimo testbench esta ai, tb_Alu.v, coloquei um arquivo com todos os testbenchs, mesmo os que foram entregues ontem.</text:p>
      <text:p text:style-name="Text_20_body"><text:soft-page-break/>Mar 11 at 14:32 </text:p>
      <text:p text:style-name="Text_20_body"><text:a xlink:type="simple" xlink:href="https://trello.com/5306a5a9677228a64609d4c6">Dodosalesilva</text:a> attached tb.zip to <text:a xlink:type="simple" xlink:href="https://trello.com/c/Y9SKZ4Yd/14-entrega1-testes">Entrega1-Testes</text:a> </text:p>
      <text:p text:style-name="Text_20_body">Mar 11 at 14:32 </text:p>
      <text:p text:style-name="Text_20_body"><text:a xlink:type="simple" xlink:href="https://trello.com/524f516acabfb4cd42000cd9">Manassés Ferreira Neto</text:a> on <text:a xlink:type="simple" xlink:href="https://trello.com/c/Y9SKZ4Yd/14-entrega1-testes">Entrega1-Testes</text:a> </text:p>
      <text:p text:style-name="Text_20_body">Isso. Ele está praticamente pronto.</text:p>
      <text:p text:style-name="Text_20_body">Mar 10 at 23:31 </text:p>
      <text:p text:style-name="Text_20_body"><text:a xlink:type="simple" xlink:href="https://trello.com/5306a5a9677228a64609d4c6">Dodosalesilva</text:a> on <text:a xlink:type="simple" xlink:href="https://trello.com/c/Y9SKZ4Yd/14-entrega1-testes">Entrega1-Testes</text:a> </text:p>
      <text:p text:style-name="Text_20_body">com o shifter tb?</text:p>
      <text:p text:style-name="Text_20_body">Mar 10 at 23:04 </text:p>
      <text:p text:style-name="Text_20_body"><text:a xlink:type="simple" xlink:href="https://trello.com/524f516acabfb4cd42000cd9">Manassés Ferreira Neto</text:a> removed O que um testbench "auto-checável" deveria ter from <text:a xlink:type="simple" xlink:href="https://trello.com/c/Y9SKZ4Yd/14-entrega1-testes">Entrega1-Testes</text:a>.</text:p>
      <text:p text:style-name="Text_20_body">Mar 10 at 23:01 </text:p>
      <text:p text:style-name="Text_20_body"><text:a xlink:type="simple" xlink:href="https://trello.com/524f516acabfb4cd42000cd9">Manassés Ferreira Neto</text:a> on <text:a xlink:type="simple" xlink:href="https://trello.com/c/Y9SKZ4Yd/14-entrega1-testes">Entrega1-Testes</text:a> </text:p>
      <text:p text:style-name="Text_20_body">Ainda não fiz.</text:p>
      <text:p text:style-name="Text_20_body">Mar 10 at 23:00 </text:p>
      <text:p text:style-name="Text_20_body"><text:a xlink:type="simple" xlink:href="https://trello.com/524f516acabfb4cd42000cd9">Manassés Ferreira Neto</text:a> on <text:a xlink:type="simple" xlink:href="https://trello.com/c/Y9SKZ4Yd/14-entrega1-testes">Entrega1-Testes</text:a> </text:p>
      <text:p text:style-name="Text_20_body">Eu estou com o Comparator, Douglas.</text:p>
      <text:p text:style-name="Text_20_body">Mar 10 at 23:00 </text:p>
      <text:p text:style-name="Text_20_body"><text:a xlink:type="simple" xlink:href="https://trello.com/5306a5a9677228a64609d4c6">Dodosalesilva</text:a> on <text:a xlink:type="simple" xlink:href="https://trello.com/c/Y9SKZ4Yd/14-entrega1-testes">Entrega1-Testes</text:a> </text:p>
      <text:p text:style-name="Text_20_body">Uma dúvida, antes a divisão era três testbenchs para três pessoas, mas estou eu e o Manassés fazendo os testbenchs e<text:line-break/>o vitor foi fazer a doc. Tem alguém fazendo o tb do comparator, ou é necessário que ele seja feito?</text:p>
      <text:p text:style-name="Text_20_body">Mar 10 at 22:59 </text:p>
      <text:p text:style-name="Text_20_body"><text:a xlink:type="simple" xlink:href="https://trello.com/5306a5a9677228a64609d4c6">Dodosalesilva</text:a> on <text:a xlink:type="simple" xlink:href="https://trello.com/c/Y9SKZ4Yd/14-entrega1-testes">Entrega1-Testes</text:a> </text:p>
      <text:p text:style-name="Text_20_body">Além disso pretendo criar mais dois testes um geral com entradas definidas por mim e outro randômico para operações e entradas.<text:line-break/>Eu não sei se era necessário mas nos testes eu considerei casos de overflow para unsigned numbers também que é algo que nossa alu não considera (sempre retorna x). se for necessário teremos que complementar a alu. Quanto ao resto todas as operações funcionaram perfeitamente.</text:p>
      <text:p text:style-name="Text_20_body">Mar 10 at 22:56 </text:p>
      <text:p text:style-name="Text_20_body"><text:a xlink:type="simple" xlink:href="https://trello.com/5306a5a9677228a64609d4c6">Dodosalesilva</text:a> on <text:a xlink:type="simple" xlink:href="https://trello.com/c/Y9SKZ4Yd/14-entrega1-testes">Entrega1-Testes</text:a> </text:p>
      <text:p text:style-name="Text_20_body">bom pessoal, estou colocando os testes da alu, no total são 6 testes (por enquanto ) cada um para um módulo da alu (adder, nor, sub , and, xor, e or). os testes do adder e do adder considera cada questão de overflow.</text:p>
      <text:p text:style-name="Text_20_body">Mar 10 at 22:53 </text:p>
      <text:p text:style-name="Text_20_body"><text:a xlink:type="simple" xlink:href="https://trello.com/5306a5a9677228a64609d4c6">Dodosalesilva</text:a> completed Alu on <text:a xlink:type="simple" xlink:href="https://trello.com/c/Y9SKZ4Yd/14-entrega1-testes">Entrega1-Testes</text:a>.</text:p>
      <text:p text:style-name="Text_20_body">Mar 10 at 22:52 </text:p>
      <text:p text:style-name="Text_20_body"><text:a xlink:type="simple" xlink:href="https://trello.com/5306a5a9677228a64609d4c6">Dodosalesilva</text:a> attached tb_alu.zip to <text:a xlink:type="simple" xlink:href="https://trello.com/c/Y9SKZ4Yd/14-entrega1-testes">Entrega1-Testes</text:a> </text:p>
      <text:p text:style-name="Text_20_body">Mar 10 at 22:52 </text:p>
      <text:p text:style-name="Text_20_body"><text:soft-page-break/><text:a xlink:type="simple" xlink:href="https://trello.com/524f516acabfb4cd42000cd9">Manassés Ferreira Neto</text:a> on <text:a xlink:type="simple" xlink:href="https://trello.com/c/WMWU1XWT/15-entrega1-documentacao">Entrega1-Documentação</text:a> </text:p>
      <text:list xml:id="list4713811560067443733" text:style-name="L28">
        <text:list-item>
          <text:p text:style-name="P65">moved from Doing to Done </text:p>
        </text:list-item>
        <text:list-item>
          <text:p text:style-name="P28">sent to the board </text:p>
        </text:list-item>
      </text:list>
      <text:p text:style-name="Text_20_body">Mar 10 at 22:49 </text:p>
      <text:p text:style-name="Text_20_body"><text:a xlink:type="simple" xlink:href="https://trello.com/5306a5a9677228a64609d4c6">Dodosalesilva</text:a> archived <text:a xlink:type="simple" xlink:href="https://trello.com/c/WMWU1XWT/15-entrega1-documentacao">Entrega1-Documentação</text:a>.</text:p>
      <text:p text:style-name="Text_20_body">Mar 10 at 21:32 </text:p>
      <text:p text:style-name="Text_20_body"><text:a xlink:type="simple" xlink:href="https://trello.com/530b3c28854f9a38590609a9">Vitor Guilherme Ribeiro Lopes</text:a> on <text:a xlink:type="simple" xlink:href="https://trello.com/c/WMWU1XWT/15-entrega1-documentacao">Entrega1-Documentação</text:a> </text:p>
      <text:p text:style-name="Text_20_body">Galera, eu anexei os arquivos de documentação que eu fiz aqui. Como uso o libre office, coloquei em pdf tbm. Caso queiram fazer alguma alteração, fiquem a vontade ou falem comigo que prontamente os atenderei. Com relação à doc dos testesbenches, fico aguardando uma posição da equipe. Mas de qualquer modo, nos falamos amanhã. </text:p>
      <text:p text:style-name="Text_20_body">Abraços.</text:p>
      <text:p text:style-name="Text_20_body">Mar 10 at 20:26 </text:p>
      <text:p text:style-name="Text_20_body"><text:a xlink:type="simple" xlink:href="https://trello.com/530b3c28854f9a38590609a9">Vitor Guilherme Ribeiro Lopes</text:a> attached Shifter.pdf to <text:a xlink:type="simple" xlink:href="https://trello.com/c/WMWU1XWT/15-entrega1-documentacao">Entrega1-Documentação</text:a> </text:p>
      <text:p text:style-name="Text_20_body">Mar 10 at 20:25 </text:p>
      <text:p text:style-name="Text_20_body"><text:a xlink:type="simple" xlink:href="https://trello.com/530b3c28854f9a38590609a9">Vitor Guilherme Ribeiro Lopes</text:a> attached Shifter.odt to <text:a xlink:type="simple" xlink:href="https://trello.com/c/WMWU1XWT/15-entrega1-documentacao">Entrega1-Documentação</text:a> </text:p>
      <text:p text:style-name="Text_20_body">Mar 10 at 20:25 </text:p>
      <text:p text:style-name="Text_20_body"><text:a xlink:type="simple" xlink:href="https://trello.com/530b3c28854f9a38590609a9">Vitor Guilherme Ribeiro Lopes</text:a> attached Comparador.pdf to <text:a xlink:type="simple" xlink:href="https://trello.com/c/WMWU1XWT/15-entrega1-documentacao">Entrega1-Documentação</text:a> </text:p>
      <text:p text:style-name="Text_20_body">Mar 10 at 20:25 </text:p>
      <text:p text:style-name="Text_20_body"><text:a xlink:type="simple" xlink:href="https://trello.com/530b3c28854f9a38590609a9">Vitor Guilherme Ribeiro Lopes</text:a> attached Comparador.odt to <text:a xlink:type="simple" xlink:href="https://trello.com/c/WMWU1XWT/15-entrega1-documentacao">Entrega1-Documentação</text:a> </text:p>
      <text:p text:style-name="Text_20_body">Mar 10 at 20:25 </text:p>
      <text:p text:style-name="Text_20_body"><text:a xlink:type="simple" xlink:href="https://trello.com/530b3c28854f9a38590609a9">Vitor Guilherme Ribeiro Lopes</text:a> attached Alu.pdf to <text:a xlink:type="simple" xlink:href="https://trello.com/c/WMWU1XWT/15-entrega1-documentacao">Entrega1-Documentação</text:a> </text:p>
      <text:p text:style-name="Text_20_body">Mar 10 at 20:25 </text:p>
      <text:p text:style-name="Text_20_body"><text:a xlink:type="simple" xlink:href="https://trello.com/530b3c28854f9a38590609a9">Vitor Guilherme Ribeiro Lopes</text:a> attached Alu.odt to <text:a xlink:type="simple" xlink:href="https://trello.com/c/WMWU1XWT/15-entrega1-documentacao">Entrega1-Documentação</text:a> </text:p>
      <text:p text:style-name="Text_20_body">Mar 10 at 20:25 </text:p>
      <text:p text:style-name="Text_20_body"><text:a xlink:type="simple" xlink:href="https://trello.com/530b3c28854f9a38590609a9">Vitor Guilherme Ribeiro Lopes</text:a> on <text:a xlink:type="simple" xlink:href="https://trello.com/c/WMWU1XWT/15-entrega1-documentacao">Entrega1-Documentação</text:a> </text:p>
      <text:list xml:id="list5703846097414996406" text:style-name="L29">
        <text:list-item>
          <text:p text:style-name="P66">completed Comparator </text:p>
        </text:list-item>
        <text:list-item>
          <text:p text:style-name="P66">completed Shifter </text:p>
        </text:list-item>
        <text:list-item>
          <text:p text:style-name="P29">completed Alu </text:p>
        </text:list-item>
      </text:list>
      <text:p text:style-name="Text_20_body">Mar 10 at 20:24 </text:p>
      <text:p text:style-name="Text_20_body"><text:a xlink:type="simple" xlink:href="https://trello.com/524f516acabfb4cd42000cd9">Manassés Ferreira Neto</text:a> on <text:a xlink:type="simple" xlink:href="https://trello.com/c/Y9SKZ4Yd/14-entrega1-testes">Entrega1-Testes</text:a> </text:p>
      <text:p text:style-name="Text_20_body">Beleza!</text:p>
      <text:p text:style-name="Text_20_body">Mar 10 at 13:56 </text:p>
      <text:p text:style-name="Text_20_body"><text:a xlink:type="simple" xlink:href="https://trello.com/5306a5a9677228a64609d4c6">Dodosalesilva</text:a> on <text:a xlink:type="simple" xlink:href="https://trello.com/c/Y9SKZ4Yd/14-entrega1-testes">Entrega1-Testes</text:a> </text:p>
      <text:p text:style-name="Text_20_body">na verdade, pelo que eu entendi a pasta tb é só para o monitor ter tudo organizado. usa o seu tb junto com o src pra testar.</text:p>
      <text:p text:style-name="Text_20_body">Mar 10 at 13:50 </text:p>
      <text:p text:style-name="Text_20_body"><text:a xlink:type="simple" xlink:href="https://trello.com/524f516acabfb4cd42000cd9">Manassés Ferreira Neto</text:a> on <text:a xlink:type="simple" xlink:href="https://trello.com/c/Y9SKZ4Yd/14-entrega1-testes">Entrega1-Testes</text:a> </text:p>
      <text:p text:style-name="Text_20_body"><text:soft-page-break/>A questão que eu queria responder talvez fosse: sem ter acesso ao src como eu faria um bom tb.</text:p>
      <text:p text:style-name="Text_20_body">Mar 10 at 13:19 - edited Mar 10 at 13:19 </text:p>
      <text:p text:style-name="Text_20_body"><text:a xlink:type="simple" xlink:href="https://trello.com/524f516acabfb4cd42000cd9">Manassés Ferreira Neto</text:a> on <text:a xlink:type="simple" xlink:href="https://trello.com/c/Y9SKZ4Yd/14-entrega1-testes">Entrega1-Testes</text:a> </text:p>
      <text:p text:style-name="Text_20_body">Tinha Entendido o raio de primeira...=^) Acho que, ao invés, de fazer exaustivo vou fazer por lotes. Manter o pseudo-código abaixo mas com um passo diferente de um para a entrada. Será um parâmetro.</text:p>
      <text:p text:style-name="Text_20_body">Mar 10 at 13:18 </text:p>
      <text:p text:style-name="Text_20_body"><text:a xlink:type="simple" xlink:href="https://trello.com/524f516acabfb4cd42000cd9">Manassés Ferreira Neto</text:a> on <text:a xlink:type="simple" xlink:href="https://trello.com/c/Y9SKZ4Yd/14-entrega1-testes">Entrega1-Testes</text:a> </text:p>
      <text:p text:style-name="Text_20_body">É. Isso foi uma coisa que eu pensei: se eu codificar o ESPERADO, no testbech tb, igual ao source src. É claro que vai ter que dar certo! Afinal são as mesmas funções do veilog... Isso me incomodou um pouco...</text:p>
      <text:p text:style-name="Text_20_body">Mar 10 at 13:14 - edited Mar 10 at 13:15 </text:p>
      <text:p text:style-name="Text_20_body"><text:a xlink:type="simple" xlink:href="https://trello.com/5306a5a9677228a64609d4c6">Dodosalesilva</text:a> on <text:a xlink:type="simple" xlink:href="https://trello.com/c/Y9SKZ4Yd/14-entrega1-testes">Entrega1-Testes</text:a> </text:p>
      <text:p text:style-name="Text_20_body">kkkk, bom as funções do verilog, pra soma subtração bla bla bla, se garantem. Eu estou tentando usar aleatorios dentro de um raio(não é raio de tempestade), dessa forma eu saberia que a soma desses dois aleatórios seria um overflow, ou não.</text:p>
      <text:p text:style-name="Text_20_body">Mar 10 at 13:08 </text:p>
      <text:p text:style-name="Text_20_body"><text:a xlink:type="simple" xlink:href="https://trello.com/524f516acabfb4cd42000cd9">Manassés Ferreira Neto</text:a> on <text:a xlink:type="simple" xlink:href="https://trello.com/c/Y9SKZ4Yd/14-entrega1-testes">Entrega1-Testes</text:a> </text:p>
      <text:p text:style-name="Text_20_body">Usara aleatórios é uma boa, mas como garantir? E se o não sorteado é o que daria erro...</text:p>
      <text:p text:style-name="Text_20_body">Mar 10 at 12:40 </text:p>
      <text:p text:style-name="Text_20_body"><text:a xlink:type="simple" xlink:href="https://trello.com/524f516acabfb4cd42000cd9">Manassés Ferreira Neto</text:a> on <text:a xlink:type="simple" xlink:href="https://trello.com/c/Y9SKZ4Yd/14-entrega1-testes">Entrega1-Testes</text:a> </text:p>
      <text:p text:style-name="Text_20_body">humm (comentário bovino)... "teste para nós"... Como assim?</text:p>
      <text:p text:style-name="Text_20_body">Mar 10 at 12:39 - edited Mar 10 at 12:39 </text:p>
      <text:p text:style-name="Text_20_body"><text:a xlink:type="simple" xlink:href="https://trello.com/524f516acabfb4cd42000cd9">Manassés Ferreira Neto</text:a> on <text:a xlink:type="simple" xlink:href="https://trello.com/c/vynAWA1v/16-nao-resisti-e-criei-um-repositorio-no-github">Não resisti e criei um repositório no github</text:a> </text:p>
      <text:p text:style-name="Text_20_body">=^D</text:p>
      <text:p text:style-name="Text_20_body">Mar 10 at 12:38 </text:p>
      <text:p text:style-name="Text_20_body"><text:a xlink:type="simple" xlink:href="https://trello.com/5307dce5583b328d37b3300c">Elias Soares</text:a> on <text:a xlink:type="simple" xlink:href="https://trello.com/c/vynAWA1v/16-nao-resisti-e-criei-um-repositorio-no-github">Não resisti e criei um repositório no github</text:a> </text:p>
      <text:p text:style-name="Text_20_body">rsrsrsrs blz</text:p>
      <text:p text:style-name="Text_20_body">Mar 10 at 12:38 </text:p>
      <text:p text:style-name="Text_20_body"><text:a xlink:type="simple" xlink:href="https://trello.com/524f516acabfb4cd42000cd9">Manassés Ferreira Neto</text:a> on <text:a xlink:type="simple" xlink:href="https://trello.com/c/vynAWA1v/16-nao-resisti-e-criei-um-repositorio-no-github">Não resisti e criei um repositório no github</text:a> </text:p>
      <text:p text:style-name="Text_20_body">vou mudar.<text:line-break/>colocarei pinca-puca em homenagem a um antigo Professor meu.</text:p>
      <text:p text:style-name="Text_20_body">Mar 10 at 12:37 </text:p>
      <text:p text:style-name="Text_20_body"><text:a xlink:type="simple" xlink:href="https://trello.com/5307dce5583b328d37b3300c">Elias Soares</text:a> on <text:a xlink:type="simple" xlink:href="https://trello.com/c/vynAWA1v/16-nao-resisti-e-criei-um-repositorio-no-github">Não resisti e criei um repositório no github</text:a> </text:p>
      <text:p text:style-name="Text_20_body">Pequisei por oc2 o seu projeto é o 4º da lista... Se colocar outro nome talvez seja mais difícil de outro grupo encontrar... Eu não me importo de deixar o código nosso código lá.</text:p>
      <text:p text:style-name="Text_20_body">Mar 10 at 12:35 </text:p>
      <text:p text:style-name="Text_20_body"><text:a xlink:type="simple" xlink:href="https://trello.com/5306a5a9677228a64609d4c6">Dodosalesilva</text:a> on <text:a xlink:type="simple" xlink:href="https://trello.com/c/WMWU1XWT/15-entrega1-documentacao">Entrega1-Documentação</text:a> </text:p>
      <text:p text:style-name="Text_20_body">Vitor, acredito que sim(mas bem pequena, só falando o que foi utilizado para criar o testebench). <text:soft-page-break/>Todos os detalhes da implementação dos testbenches nós te passamos assim que terminarmos.</text:p>
      <text:p text:style-name="Text_20_body">Mar 10 at 10:08 </text:p>
      <text:p text:style-name="Text_20_body"><text:a xlink:type="simple" xlink:href="https://trello.com/5306a5a9677228a64609d4c6">Dodosalesilva</text:a> on <text:a xlink:type="simple" xlink:href="https://trello.com/c/Y9SKZ4Yd/14-entrega1-testes">Entrega1-Testes</text:a> </text:p>
      <text:p text:style-name="Text_20_body">Acho a melhor forma de fazer o teste para nós,<text:line-break/>é força bruta mas é melhor assim.<text:line-break/>Eu estou usando entradas randômicas também para fazer os testes. ($random , li alguma coisa falando sobre implementação de um gerador de números randômicos em verilog, mas não cheguei a implementar, então estou utilizando só a função que é do verilog mesmo).</text:p>
      <text:p text:style-name="Text_20_body">Mar 10 at 09:41 </text:p>
      <text:p text:style-name="Text_20_body"><text:a xlink:type="simple" xlink:href="https://trello.com/524f516acabfb4cd42000cd9">Manassés Ferreira Neto</text:a> on <text:a xlink:type="simple" xlink:href="https://trello.com/c/Y9SKZ4Yd/14-entrega1-testes">Entrega1-Testes</text:a> </text:p>
      <text:p text:style-name="Text_20_body">Pessoal, cheguei ao seguinte para testar o Shifter:</text:p>
      <text:p text:style-name="Text_20_body">para cada número de 32 bits<text:line-break/>-para cada quantidade de 4bits de shift<text:line-break/>--faça as três operações de shift<text:line-break/>--Compare-as como o Esperado e<text:line-break/>--Avise somente em caso de erro</text:p>
      <text:p text:style-name="Text_20_body">Força Bruta pura. Aposto que existe algo mais eficiente.<text:line-break/>Mas não consegui encontrar...</text:p>
      <text:p text:style-name="Text_20_body">O que acham?</text:p>
      <text:p text:style-name="Text_20_body">Mar 10 at 08:36 - edited Mar 10 at 08:36 </text:p>
      <text:p text:style-name="Text_20_body"><text:a xlink:type="simple" xlink:href="https://trello.com/524f516acabfb4cd42000cd9">Manassés Ferreira Neto</text:a> added Shifter to <text:a xlink:type="simple" xlink:href="https://trello.com/c/Y9SKZ4Yd/14-entrega1-testes">Entrega1-Testes</text:a>.</text:p>
      <text:p text:style-name="Text_20_body">Mar 10 at 08:31 </text:p>
      <text:p text:style-name="Text_20_body"><text:a xlink:type="simple" xlink:href="https://trello.com/530b3c28854f9a38590609a9">Vitor Guilherme Ribeiro Lopes</text:a> on <text:a xlink:type="simple" xlink:href="https://trello.com/c/4Hi3xd4L/7-entrega1">Entrega1</text:a> </text:p>
      <text:p text:style-name="Text_20_body">Manassés, eu vou me reunir com o pessoal do desenvolvimento para fazermos a documentação juntos. Depois queria ver com vocês dos testebenches se é necessário alguma documentação específica também. Abraços.</text:p>
      <text:p text:style-name="Text_20_body">Mar 10 at 08:07 </text:p>
      <text:p text:style-name="Text_20_body"><text:a xlink:type="simple" xlink:href="https://trello.com/530b3c28854f9a38590609a9">Vitor Guilherme Ribeiro Lopes</text:a> on <text:a xlink:type="simple" xlink:href="https://trello.com/c/WMWU1XWT/15-entrega1-documentacao">Entrega1-Documentação</text:a> </text:p>
      <text:p text:style-name="Text_20_body">Galera, desculpem pela demora, mas viajei e só consegui passagens para este sábado, chegando em casa no domingo. Hoje, estou aqui adiantando a documentação, criando uma coisa inicial para depois agregar à implementação da galera. </text:p>
      <text:p text:style-name="Text_20_body">Uma dúvida: é necessário documentação para testebenches?<text:line-break/>abraços</text:p>
      <text:p text:style-name="Text_20_body">Mar 10 at 08:02 </text:p>
      <text:p text:style-name="Text_20_body"><text:a xlink:type="simple" xlink:href="https://trello.com/5307dce5583b328d37b3300c">Elias Soares</text:a> on <text:a xlink:type="simple" xlink:href="https://trello.com/c/5l0InZXo/13-entrega1-desenvolvimento">Entrega1-Desenvolvimento</text:a> </text:p>
      <text:p text:style-name="Text_20_body">Pra gente ter uma ideia se estava ou não funcionando. Assim não teria tanto erro quando vocês fossem fazer os Tbs.</text:p>
      <text:p text:style-name="Text_20_body">Mar 10 at 07:22 </text:p>
      <text:p text:style-name="Text_20_body"><text:a xlink:type="simple" xlink:href="https://trello.com/524f516acabfb4cd42000cd9">Manassés Ferreira Neto</text:a> on <text:a xlink:type="simple" xlink:href="https://trello.com/c/Y9SKZ4Yd/14-entrega1-testes">Entrega1-Testes</text:a> </text:p>
      <text:p text:style-name="Text_20_body">= ^)</text:p>
      <text:p text:style-name="Text_20_body">Mar 9 at 20:36 </text:p>
      <text:p text:style-name="Text_20_body"><text:soft-page-break/><text:a xlink:type="simple" xlink:href="https://trello.com/5306a5a9677228a64609d4c6">Dodosalesilva</text:a> on <text:a xlink:type="simple" xlink:href="https://trello.com/c/Y9SKZ4Yd/14-entrega1-testes">Entrega1-Testes</text:a> </text:p>
      <text:p text:style-name="Text_20_body">agora que eu olhei aqui, debug otput é simplesmente display e monitor, já tem nos testes também. :)</text:p>
      <text:p text:style-name="Text_20_body">Mar 9 at 20:29 </text:p>
      <text:p text:style-name="Text_20_body"><text:a xlink:type="simple" xlink:href="https://trello.com/5306a5a9677228a64609d4c6">Dodosalesilva</text:a> on <text:a xlink:type="simple" xlink:href="https://trello.com/c/Y9SKZ4Yd/14-entrega1-testes">Entrega1-Testes</text:a> </text:p>
      <text:p text:style-name="Text_20_body">Nos meus eu estou colocando até initial conditions (8), ainda não coloquei nada para baixo. Até porque os testes desses são mais simples, e eu ainda não li a parte de debug output, assim que eu acabar essa leva de testes aqui vou ler e tentar incluir.</text:p>
      <text:p text:style-name="Text_20_body">Mar 9 at 20:25 </text:p>
      <text:p text:style-name="Text_20_body"><text:a xlink:type="simple" xlink:href="https://trello.com/524f516acabfb4cd42000cd9">Manassés Ferreira Neto</text:a> on <text:a xlink:type="simple" xlink:href="https://trello.com/c/Y9SKZ4Yd/14-entrega1-testes">Entrega1-Testes</text:a> </text:p>
      <text:p text:style-name="Text_20_body">Boas Orientações, Douglas. Vou incluir, por enquanto, tudo até o item 10: "Debug output" e "Self-Checking".</text:p>
      <text:p text:style-name="Text_20_body">Mar 9 at 20:16 - edited Mar 9 at 20:20 </text:p>
      <text:p text:style-name="Text_20_body"><text:a xlink:type="simple" xlink:href="https://trello.com/524f516acabfb4cd42000cd9">Manassés Ferreira Neto</text:a> changed the background of this board.</text:p>
      <text:p text:style-name="Text_20_body">Mar 9 at 20:07 </text:p>
      <text:p text:style-name="Text_20_body"><text:a xlink:type="simple" xlink:href="https://trello.com/524f516acabfb4cd42000cd9">Manassés Ferreira Neto</text:a> changed the background of this board.</text:p>
      <text:p text:style-name="Text_20_body">Mar 9 at 20:07 </text:p>
      <text:p text:style-name="Text_20_body"><text:a xlink:type="simple" xlink:href="https://trello.com/524f516acabfb4cd42000cd9">Manassés Ferreira Neto</text:a> changed the background of this board.</text:p>
      <text:p text:style-name="Text_20_body">Mar 9 at 20:07 </text:p>
      <text:p text:style-name="Text_20_body"><text:a xlink:type="simple" xlink:href="https://trello.com/524f516acabfb4cd42000cd9">Manassés Ferreira Neto</text:a> changed the background of this board.</text:p>
      <text:p text:style-name="Text_20_body">Mar 9 at 20:07 </text:p>
      <text:p text:style-name="Text_20_body"><text:a xlink:type="simple" xlink:href="https://trello.com/524f516acabfb4cd42000cd9">Manassés Ferreira Neto</text:a> changed the background of this board.</text:p>
      <text:p text:style-name="Text_20_body">Mar 9 at 20:07 </text:p>
      <text:p text:style-name="Text_20_body"><text:a xlink:type="simple" xlink:href="https://trello.com/524f516acabfb4cd42000cd9">Manassés Ferreira Neto</text:a> changed the background of this board.</text:p>
      <text:p text:style-name="Text_20_body">Mar 9 at 20:07 </text:p>
      <text:p text:style-name="Text_20_body"><text:a xlink:type="simple" xlink:href="https://trello.com/524f516acabfb4cd42000cd9">Manassés Ferreira Neto</text:a> changed the background of this board.</text:p>
      <text:p text:style-name="Text_20_body">Mar 9 at 20:06 </text:p>
      <text:p text:style-name="Text_20_body"><text:a xlink:type="simple" xlink:href="https://trello.com/524f516acabfb4cd42000cd9">Manassés Ferreira Neto</text:a> changed the background of this board.</text:p>
      <text:p text:style-name="Text_20_body">Mar 9 at 20:06 </text:p>
      <text:p text:style-name="Text_20_body"><text:a xlink:type="simple" xlink:href="https://trello.com/524f516acabfb4cd42000cd9">Manassés Ferreira Neto</text:a> changed the background of this board.</text:p>
      <text:p text:style-name="Text_20_body">Mar 9 at 20:05 </text:p>
      <text:p text:style-name="Text_20_body"><text:a xlink:type="simple" xlink:href="https://trello.com/524f516acabfb4cd42000cd9">Manassés Ferreira Neto</text:a> disabled card cover images on this board.</text:p>
      <text:p text:style-name="Text_20_body">Mar 9 at 20:04 </text:p>
      <text:p text:style-name="Text_20_body"><text:a xlink:type="simple" xlink:href="https://trello.com/524f516acabfb4cd42000cd9">Manassés Ferreira Neto</text:a> attached <text:a xlink:type="simple" xlink:href="https://trello-attachments.s3.amazonaws.com/53063cf268b7584c76668ee4/5318c1d9ad180e55554b43e8/3a574a2c70fb428838a55745e9951d14/Captura_de_tela_de_2014-03-09_19_52_58.png" office:target-frame-name="_blank" xlink:show="new">Captura de tela de 2014-03-09 19:52:58.png</text:a> to <text:a xlink:type="simple" xlink:href="https://trello.com/c/Y9SKZ4Yd/14-entrega1-testes">Entrega1-Testes</text:a> </text:p>
      <text:p text:style-name="Text_20_body">Mar 9 at 19:53 </text:p>
      <text:p text:style-name="Text_20_body"><text:a xlink:type="simple" xlink:href="https://trello.com/524f516acabfb4cd42000cd9">Manassés Ferreira Neto</text:a> attached <text:a xlink:type="simple" xlink:href="https://trello-attachments.s3.amazonaws.com/53063cf268b7584c76668ee4/5318c1d9ad180e55554b43e8/cf80877e64176b7fd78fbfda69ef67f7/Captura_de_tela_de_2014-03-09_19_51_01.png" office:target-frame-name="_blank" xlink:show="new">Captura de tela de 2014-03-09 19:51:01.png</text:a> to <text:a xlink:type="simple" xlink:href="https://trello.com/c/Y9SKZ4Yd/14-entrega1-testes">Entrega1-Testes</text:a> </text:p>
      <text:p text:style-name="Text_20_body">Mar 9 at 19:52 </text:p>
      <text:p text:style-name="Text_20_body"><text:a xlink:type="simple" xlink:href="https://trello.com/524f516acabfb4cd42000cd9">Manassés Ferreira Neto</text:a> on <text:a xlink:type="simple" xlink:href="https://trello.com/c/Y9SKZ4Yd/14-entrega1-testes">Entrega1-Testes</text:a> </text:p>
      <text:p text:style-name="Text_20_body">Lendo o tutorial!</text:p>
      <text:p text:style-name="Text_20_body"><text:soft-page-break/>Mar 9 at 19:52 </text:p>
      <text:p text:style-name="Text_20_body"><text:a xlink:type="simple" xlink:href="https://trello.com/5306a5a9677228a64609d4c6">Dodosalesilva</text:a> on <text:a xlink:type="simple" xlink:href="https://trello.com/c/Y9SKZ4Yd/14-entrega1-testes">Entrega1-Testes</text:a> </text:p>
      <text:p text:style-name="Text_20_body">um tutorial explicando alguns passos para realizar o testbench, estou utilizando ele por aqui para criar o testbench da alu. Vamos ver se funciona.</text:p>
      <text:p text:style-name="Text_20_body">Mar 9 at 14:27 </text:p>
      <text:p text:style-name="Text_20_body"><text:a xlink:type="simple" xlink:href="https://trello.com/5306a5a9677228a64609d4c6">Dodosalesilva</text:a> attached <text:a xlink:type="simple" xlink:href="https://trello-attachments.s3.amazonaws.com/53063cf268b7584c76668ee4/5318c1d9ad180e55554b43e8/b0fc59d5a9a972b851cfcf80cb8b6191/lab3_testbench_tutorial.pdf" office:target-frame-name="_blank" xlink:show="new">lab3_testbench_tutorial.pdf</text:a> to <text:a xlink:type="simple" xlink:href="https://trello.com/c/Y9SKZ4Yd/14-entrega1-testes">Entrega1-Testes</text:a> </text:p>
      <text:p text:style-name="Text_20_body">Mar 9 at 14:26 </text:p>
      <text:p text:style-name="Text_20_body"><text:a xlink:type="simple" xlink:href="https://trello.com/524f516acabfb4cd42000cd9">Manassés Ferreira Neto</text:a> on <text:a xlink:type="simple" xlink:href="https://trello.com/c/Y9SKZ4Yd/14-entrega1-testes">Entrega1-Testes</text:a> </text:p>
      <text:p text:style-name="Text_20_body">Entendi. Valeu!</text:p>
      <text:p text:style-name="Text_20_body">Mar 9 at 11:40 </text:p>
      <text:p text:style-name="Text_20_body"><text:a xlink:type="simple" xlink:href="https://trello.com/53067d414d26987645ce6496">Nivaldo Teixeira</text:a> on <text:a xlink:type="simple" xlink:href="https://trello.com/c/Y9SKZ4Yd/14-entrega1-testes">Entrega1-Testes</text:a> </text:p>
      <text:p text:style-name="Text_20_body">Uma sugestão... Manassés, o Douglas vai ter q testar o comparador da alu... então pode poupar trabalho vc reaproveitar parte do código dele, ou vice-versa.</text:p>
      <text:p text:style-name="Text_20_body">Mar 9 at 11:32 </text:p>
      <text:p text:style-name="Text_20_body"><text:a xlink:type="simple" xlink:href="https://trello.com/524f516acabfb4cd42000cd9">Manassés Ferreira Neto</text:a> on <text:a xlink:type="simple" xlink:href="https://trello.com/c/vynAWA1v/16-nao-resisti-e-criei-um-repositorio-no-github">Não resisti e criei um repositório no github</text:a> </text:p>
      <text:p text:style-name="Text_20_body">Só tem uns problemas: esse repositório é público... 1)tudo bem colocar o código de vocês lá? 2) Há o risco de um outro grupo ficar sabendo dele.</text:p>
      <text:p text:style-name="Text_20_body">Mar 9 at 11:30 </text:p>
      <text:p text:style-name="Text_20_body"><text:a xlink:type="simple" xlink:href="https://trello.com/524f516acabfb4cd42000cd9">Manassés Ferreira Neto</text:a> removed <draw:frame draw:style-name="fr1" draw:name="figuras31" text:anchor-type="as-char" svg:width="1.997cm" svg:height="0.998cm" draw:z-index="30"><draw:image xlink:href="https://trello-avatars.s3.amazonaws.com/b0ceef5954dc35c8d9d1f0cb6445c8a2/30.png" xlink:type="simple" xlink:show="embed" xlink:actuate="onLoad"/><svg:title>Vitor Guilherme Ribeiro Lopes (viguirilo1)</svg:title></draw:frame> Vitor Guilherme Ribeiro Lopes from <text:a xlink:type="simple" xlink:href="https://trello.com/c/Y9SKZ4Yd/14-entrega1-testes">Entrega1-Testes</text:a>.</text:p>
      <text:p text:style-name="Text_20_body">Mar 9 at 11:10 </text:p>
      <text:p text:style-name="Text_20_body"><text:a xlink:type="simple" xlink:href="https://trello.com/524f516acabfb4cd42000cd9">Manassés Ferreira Neto</text:a> on <text:a xlink:type="simple" xlink:href="https://trello.com/c/Y9SKZ4Yd/14-entrega1-testes">Entrega1-Testes</text:a> </text:p>
      <text:p text:style-name="Text_20_body">Tudo bem. Então Fica assim:</text:p>
      <text:p text:style-name="Text_20_body">Alu -- Douglas<text:line-break/>Shifter -- Manassés<text:line-break/>Comparator -- Manassés</text:p>
      <text:p text:style-name="Text_20_body">Doc -- Vítor</text:p>
      <text:p text:style-name="Text_20_body">Mar 9 at 11:10 - edited Mar 9 at 11:17 </text:p>
      <text:p text:style-name="Text_20_body"><text:a xlink:type="simple" xlink:href="https://trello.com/53067d414d26987645ce6496">Nivaldo Teixeira</text:a> on <text:a xlink:type="simple" xlink:href="https://trello.com/c/Y9SKZ4Yd/14-entrega1-testes">Entrega1-Testes</text:a> </text:p>
      <text:p text:style-name="Text_20_body">Achei que os testes fossem ficar com vcs dois, por isso sugerimos que a documentação ficasse com o Vitor... mas de qualquer forma, se decidirem continuar assim, o Comparator é mais simples, e seus testes podem ser feitos junto à documentação.</text:p>
      <text:p text:style-name="Text_20_body">Mar 9 at 11:07 </text:p>
      <text:p text:style-name="Text_20_body"><text:a xlink:type="simple" xlink:href="https://trello.com/5306a5a9677228a64609d4c6">Dodosalesilva</text:a> on <text:a xlink:type="simple" xlink:href="https://trello.com/c/Y9SKZ4Yd/14-entrega1-testes">Entrega1-Testes</text:a> </text:p>
      <text:p text:style-name="Text_20_body">ok, pode ser. Isso facilita e reduz o trabalho de cada um</text:p>
      <text:p text:style-name="Text_20_body">Mar 9 at 10:21 </text:p>
      <text:p text:style-name="Text_20_body"><text:a xlink:type="simple" xlink:href="https://trello.com/53067d414d26987645ce6496">Nivaldo Teixeira</text:a> on <text:a xlink:type="simple" xlink:href="https://trello.com/c/WMWU1XWT/15-entrega1-documentacao">Entrega1-Documentação</text:a> </text:p>
      <text:p text:style-name="Text_20_body">Qualquer dúvida sobre implementação, Vitor, nos procure...</text:p>
      <text:p text:style-name="Text_20_body">Mar 9 at 10:11 </text:p>
      <text:p text:style-name="Text_20_body"><text:soft-page-break/><text:a xlink:type="simple" xlink:href="https://trello.com/53067d414d26987645ce6496">Nivaldo Teixeira</text:a> on <text:a xlink:type="simple" xlink:href="https://trello.com/c/5l0InZXo/13-entrega1-desenvolvimento">Entrega1-Desenvolvimento</text:a> </text:p>
      <text:p text:style-name="Text_20_body">Para testarmos algumas entradas...</text:p>
      <text:p text:style-name="Text_20_body">Mar 9 at 10:07 </text:p>
      <text:p text:style-name="Text_20_body"><text:a xlink:type="simple" xlink:href="https://trello.com/524f516acabfb4cd42000cd9">Manassés Ferreira Neto</text:a> on <text:a xlink:type="simple" xlink:href="https://trello.com/c/vynAWA1v/16-nao-resisti-e-criei-um-repositorio-no-github">Não resisti e criei um repositório no github</text:a> </text:p>
      <text:p text:style-name="Text_20_body">Quem quiser é só falar a conta para eu adicionar como 'Collaborator'..</text:p>
      <text:p text:style-name="Text_20_body">Mar 9 at 10:06 - edited Mar 9 at 10:06 </text:p>
      <text:p text:style-name="Text_20_body"><text:a xlink:type="simple" xlink:href="https://trello.com/524f516acabfb4cd42000cd9">Manassés Ferreira Neto</text:a> added <text:a xlink:type="simple" xlink:href="https://trello.com/c/vynAWA1v/16-nao-resisti-e-criei-um-repositorio-no-github">Não resisti e criei um repositório no github</text:a> to Done and joined.</text:p>
      <text:p text:style-name="Text_20_body">Mar 9 at 10:04 </text:p>
      <text:p text:style-name="Text_20_body"><text:a xlink:type="simple" xlink:href="https://trello.com/524f516acabfb4cd42000cd9">Manassés Ferreira Neto</text:a> added <draw:frame draw:style-name="fr1" draw:name="figuras32" text:anchor-type="as-char" svg:width="1.997cm" svg:height="0.998cm" draw:z-index="31"><draw:image xlink:href="https://trello-avatars.s3.amazonaws.com/b0ceef5954dc35c8d9d1f0cb6445c8a2/30.png" xlink:type="simple" xlink:show="embed" xlink:actuate="onLoad"/><svg:title>Vitor Guilherme Ribeiro Lopes (viguirilo1)</svg:title></draw:frame> Vitor Guilherme Ribeiro Lopes to <text:a xlink:type="simple" xlink:href="https://trello.com/c/WMWU1XWT/15-entrega1-documentacao">Entrega1-Documentação</text:a>.</text:p>
      <text:p text:style-name="Text_20_body">Mar 9 at 09:44 </text:p>
      <text:p text:style-name="Text_20_body"><text:a xlink:type="simple" xlink:href="https://trello.com/524f516acabfb4cd42000cd9">Manassés Ferreira Neto</text:a> on <text:a xlink:type="simple" xlink:href="https://trello.com/c/Y9SKZ4Yd/14-entrega1-testes">Entrega1-Testes</text:a> </text:p>
      <text:p text:style-name="Text_20_body">configurando ambiente de teste: <text:line-break/>sudo apt-get install iverilog gtkwave</text:p>
      <text:p text:style-name="Text_20_body">Mar 9 at 09:35 - edited Mar 9 at 09:35 </text:p>
      <text:p text:style-name="Text_20_body"><text:a xlink:type="simple" xlink:href="https://trello.com/524f516acabfb4cd42000cd9">Manassés Ferreira Neto</text:a> on <text:a xlink:type="simple" xlink:href="https://trello.com/c/5l0InZXo/13-entrega1-desenvolvimento">Entrega1-Desenvolvimento</text:a> </text:p>
      <text:p text:style-name="Text_20_body">Uai! Tiveram que fazer um arquivo de testes... Para debugar?</text:p>
      <text:p text:style-name="Text_20_body">Mar 9 at 09:33 </text:p>
      <text:p text:style-name="Text_20_body"><text:a xlink:type="simple" xlink:href="https://trello.com/524f516acabfb4cd42000cd9">Manassés Ferreira Neto</text:a> on <text:a xlink:type="simple" xlink:href="https://trello.com/c/WMWU1XWT/15-entrega1-documentacao">Entrega1-Documentação</text:a> </text:p>
      <text:p text:style-name="Text_20_body">=^) Concordo.</text:p>
      <text:p text:style-name="Text_20_body">Mar 9 at 09:29 - edited Mar 9 at 09:43 </text:p>
      <text:p text:style-name="Text_20_body"><text:a xlink:type="simple" xlink:href="https://trello.com/524f516acabfb4cd42000cd9">Manassés Ferreira Neto</text:a> made <draw:frame draw:style-name="fr1" draw:name="figuras33" text:anchor-type="as-char" svg:width="1.997cm" svg:height="0.998cm" draw:z-index="32"><draw:image xlink:href="https://trello-avatars.s3.amazonaws.com/b0ceef5954dc35c8d9d1f0cb6445c8a2/30.png" xlink:type="simple" xlink:show="embed" xlink:actuate="onLoad"/><svg:title>Vitor Guilherme Ribeiro Lopes (viguirilo1)</svg:title></draw:frame> Vitor Guilherme Ribeiro Lopes an admin of this board.</text:p>
      <text:p text:style-name="Text_20_body">Mar 9 at 09:10 </text:p>
      <text:p text:style-name="Text_20_body"><text:a xlink:type="simple" xlink:href="https://trello.com/524f516acabfb4cd42000cd9">Manassés Ferreira Neto</text:a> made <draw:frame draw:style-name="fr1" draw:name="figuras34" text:anchor-type="as-char" svg:width="1.997cm" svg:height="0.998cm" draw:z-index="33"><draw:image xlink:href="https://trello-avatars.s3.amazonaws.com/dd4799caa88f8cd29d8ad1abdee1b60d/30.png" xlink:type="simple" xlink:show="embed" xlink:actuate="onLoad"/><svg:title>Nivaldo Teixeira (nivaldoteixeira)</svg:title></draw:frame> Nivaldo Teixeira an admin of this board.</text:p>
      <text:p text:style-name="Text_20_body">Mar 9 at 09:10 </text:p>
      <text:p text:style-name="Text_20_body"><text:a xlink:type="simple" xlink:href="https://trello.com/524f516acabfb4cd42000cd9">Manassés Ferreira Neto</text:a> made <draw:frame draw:style-name="fr1" draw:name="figuras35" text:anchor-type="as-char" svg:width="1.997cm" svg:height="0.998cm" draw:z-index="34"><draw:image xlink:href="https://trello-avatars.s3.amazonaws.com/1ce6a3cb32fb750a329ed0d9b9a2748f/30.png" xlink:type="simple" xlink:show="embed" xlink:actuate="onLoad"/><svg:title>Elias Soares (eliassoares89)</svg:title></draw:frame> Elias Soares an admin of this board.</text:p>
      <text:p text:style-name="Text_20_body">Mar 9 at 09:10 </text:p>
      <text:p text:style-name="Text_20_body"><text:a xlink:type="simple" xlink:href="https://trello.com/524f516acabfb4cd42000cd9">Manassés Ferreira Neto</text:a> made Dodosalesilva an admin of this board.</text:p>
      <text:p text:style-name="Text_20_body">Mar 9 at 09:10 </text:p>
      <text:p text:style-name="Text_20_body"><text:a xlink:type="simple" xlink:href="https://trello.com/524f516acabfb4cd42000cd9">Manassés Ferreira Neto</text:a> on <text:a xlink:type="simple" xlink:href="https://trello.com/c/Y9SKZ4Yd/14-entrega1-testes">Entrega1-Testes</text:a> </text:p>
      <text:p text:style-name="Text_20_body">Bora dividir um módulo para cada?</text:p>
      <text:p text:style-name="Text_20_body">Alu -- Douglas<text:line-break/>Shifter -- Manassés<text:line-break/>Comparator -- Vítor</text:p>
      <text:p text:style-name="Text_20_body"><text:soft-page-break/>O que acham?</text:p>
      <text:p text:style-name="Text_20_body">Mar 9 at 09:10 - edited Mar 9 at 09:11 </text:p>
      <text:p text:style-name="Text_20_body"><text:a xlink:type="simple" xlink:href="https://trello.com/524f516acabfb4cd42000cd9">Manassés Ferreira Neto</text:a> moved <text:a xlink:type="simple" xlink:href="https://trello.com/c/5l0InZXo/13-entrega1-desenvolvimento">Entrega1-Desenvolvimento</text:a> from Doing to Done.</text:p>
      <text:p text:style-name="Text_20_body">Mar 9 at 09:04 </text:p>
      <text:p text:style-name="Text_20_body"><text:a xlink:type="simple" xlink:href="https://trello.com/524f516acabfb4cd42000cd9">Manassés Ferreira Neto</text:a> on <text:a xlink:type="simple" xlink:href="https://trello.com/c/5l0InZXo/13-entrega1-desenvolvimento">Entrega1-Desenvolvimento</text:a> </text:p>
      <text:p text:style-name="Text_20_body">Beleza! Baixando e Testando... </text:p>
      <text:p text:style-name="Text_20_body">Mar 9 at 09:04 - edited Mar 9 at 09:06 </text:p>
      <text:p text:style-name="Text_20_body"><text:a xlink:type="simple" xlink:href="https://trello.com/5307dce5583b328d37b3300c">Elias Soares</text:a> on <text:a xlink:type="simple" xlink:href="https://trello.com/c/5l0InZXo/13-entrega1-desenvolvimento">Entrega1-Desenvolvimento</text:a> </text:p>
      <text:p text:style-name="Text_20_body">Percebemos um erro, aí mudamos. Está pronto.</text:p>
      <text:p text:style-name="Text_20_body">Mar 8 at 17:00 </text:p>
      <text:p text:style-name="Text_20_body"><text:a xlink:type="simple" xlink:href="https://trello.com/5307dce5583b328d37b3300c">Elias Soares</text:a> attached <text:a xlink:type="simple" xlink:href="https://trello-attachments.s3.amazonaws.com/53063cf268b7584c76668ee4/5318c1d21fc301b075ccd8a8/03402f6c0913f280a2ecf0ebbcd269dd/Entrega_1_Versão_2.zip" office:target-frame-name="_blank" xlink:show="new">Entrega 1 Versão 2.zip</text:a> to <text:a xlink:type="simple" xlink:href="https://trello.com/c/5l0InZXo/13-entrega1-desenvolvimento">Entrega1-Desenvolvimento</text:a> </text:p>
      <text:p text:style-name="Text_20_body">Mar 8 at 16:58 </text:p>
      <text:p text:style-name="Text_20_body"><text:a xlink:type="simple" xlink:href="https://trello.com/5307dce5583b328d37b3300c">Elias Soares</text:a> on <text:a xlink:type="simple" xlink:href="https://trello.com/c/5l0InZXo/13-entrega1-desenvolvimento">Entrega1-Desenvolvimento</text:a> </text:p>
      <text:p text:style-name="Text_20_body">Observação: Tivemos que fazer testes básicos, para saber se estava funcionando. Os testes são nomedomodulo_tb.v.</text:p>
      <text:p text:style-name="Text_20_body">Mar 8 at 16:13 </text:p>
      <text:p text:style-name="Text_20_body"><text:a xlink:type="simple" xlink:href="https://trello.com/5307dce5583b328d37b3300c">Elias Soares</text:a> attached <text:a xlink:type="simple" xlink:href="https://trello-attachments.s3.amazonaws.com/53063cf268b7584c76668ee4/5318c1d21fc301b075ccd8a8/538542df057cfe8d6555032a1638a63a/Entrega_1_Versão_1.zip" office:target-frame-name="_blank" xlink:show="new">Entrega 1 Versão 1.zip</text:a> to <text:a xlink:type="simple" xlink:href="https://trello.com/c/5l0InZXo/13-entrega1-desenvolvimento">Entrega1-Desenvolvimento</text:a> </text:p>
      <text:p text:style-name="Text_20_body">Mar 8 at 16:12 </text:p>
      <text:p text:style-name="Text_20_body"><text:a xlink:type="simple" xlink:href="https://trello.com/5307dce5583b328d37b3300c">Elias Soares</text:a> on <text:a xlink:type="simple" xlink:href="https://trello.com/c/5l0InZXo/13-entrega1-desenvolvimento">Entrega1-Desenvolvimento</text:a> </text:p>
      <text:list xml:id="list5655881461786653168" text:style-name="L30">
        <text:list-item>
          <text:p text:style-name="P67">completed Comparator </text:p>
        </text:list-item>
        <text:list-item>
          <text:p text:style-name="P67">completed Shifter </text:p>
        </text:list-item>
        <text:list-item>
          <text:p text:style-name="P30">completed Alu </text:p>
        </text:list-item>
      </text:list>
      <text:p text:style-name="Text_20_body">Mar 8 at 16:12 </text:p>
      <text:p text:style-name="Text_20_body"><text:a xlink:type="simple" xlink:href="https://trello.com/5307dce5583b328d37b3300c">Elias Soares</text:a> on <text:a xlink:type="simple" xlink:href="https://trello.com/c/WMWU1XWT/15-entrega1-documentacao">Entrega1-Documentação</text:a> </text:p>
      <text:p text:style-name="Text_20_body">A documentação poderia ficar para o Vítor fazer.</text:p>
      <text:p text:style-name="Text_20_body">Mar 8 at 15:59 </text:p>
      <text:p text:style-name="Text_20_body"><text:a xlink:type="simple" xlink:href="https://trello.com/524f516acabfb4cd42000cd9">Manassés Ferreira Neto</text:a> attached <text:a xlink:type="simple" xlink:href="https://trello-attachments.s3.amazonaws.com/53063cf268b7584c76668ee4/530717d05a2cee8b45b78499/21afb6f7f728d2d1e77194938626a8b0/052182866X_-_%282004%29_Designing_Digital_Computer_Systems_with_Verilog.pdf" office:target-frame-name="_blank" xlink:show="new">052182866X_-_(2004)_Designing_Digital_Computer_Systems_with_Verilog.pdf</text:a> to <text:a xlink:type="simple" xlink:href="https://trello.com/c/Jdqq71z5/4-verilog">Verilog</text:a> </text:p>
      <text:p text:style-name="Text_20_body">Mar 6, 2014 at 22:08 </text:p>
      <text:p text:style-name="Text_20_body"><text:a xlink:type="simple" xlink:href="https://trello.com/524f516acabfb4cd42000cd9">Manassés Ferreira Neto</text:a> attached <text:a xlink:type="simple" xlink:href="https://trello-attachments.s3.amazonaws.com/53063cf268b7584c76668ee4/530717d05a2cee8b45b78499/21743bd361bfdb4c24564ce495dbc26b/0123695279_-_%282007%29_Digital_Design_%28Verilog%29_An_Embedded_Systems_Approach_Using_Verilog.pdf" office:target-frame-name="_blank" xlink:show="new">0123695279_-_(2007)_Digital_Design_(Verilog)_An_Embedded_Systems_Approach_Using_Verilog.pdf</text:a> to <text:a xlink:type="simple" xlink:href="https://trello.com/c/Jdqq71z5/4-verilog">Verilog</text:a> </text:p>
      <text:p text:style-name="Text_20_body">Mar 6, 2014 at 22:08 </text:p>
      <text:p text:style-name="Text_20_body"><text:a xlink:type="simple" xlink:href="https://trello.com/524f516acabfb4cd42000cd9">Manassés Ferreira Neto</text:a> on <text:a xlink:type="simple" xlink:href="https://trello.com/c/oBupltdJ/3-chat">Chat</text:a> </text:p>
      <text:p text:style-name="Text_20_body">Valeu! São bem 'profissionais'...</text:p>
      <text:p text:style-name="Text_20_body">Mar 6, 2014 at 22:06 - edited Mar 6, 2014 at 22:09 </text:p>
      <text:p text:style-name="Text_20_body"><text:a xlink:type="simple" xlink:href="https://trello.com/5306a5a9677228a64609d4c6">Dodosalesilva</text:a> on <text:a xlink:type="simple" xlink:href="https://trello.com/c/oBupltdJ/3-chat">Chat</text:a> </text:p>
      <text:p text:style-name="Text_20_body">bom pessoal, esta ai os livros sobre verilog<text:line-break/>espero que ajudem.</text:p>
      <text:p text:style-name="Text_20_body"><text:soft-page-break/>Mar 6, 2014 at 21:51 </text:p>
      <text:p text:style-name="Text_20_body"><text:a xlink:type="simple" xlink:href="https://trello.com/5306a5a9677228a64609d4c6">Dodosalesilva</text:a> attached 0123695279 - (2007) Digital Design (Verilog) An Embedded Systems Approach Using Verilog.pdf to <text:a xlink:type="simple" xlink:href="https://trello.com/c/oBupltdJ/3-chat">Chat</text:a> </text:p>
      <text:p text:style-name="Text_20_body">Mar 6, 2014 at 21:50 </text:p>
      <text:p text:style-name="Text_20_body"><text:a xlink:type="simple" xlink:href="https://trello.com/5306a5a9677228a64609d4c6">Dodosalesilva</text:a> attached 052182866X - (2004) Designing Digital Computer Systems with Verilog.pdf to <text:a xlink:type="simple" xlink:href="https://trello.com/c/oBupltdJ/3-chat">Chat</text:a> </text:p>
      <text:p text:style-name="Text_20_body">Mar 6, 2014 at 21:49 </text:p>
      <text:p text:style-name="Text_20_body"><text:a xlink:type="simple" xlink:href="https://trello.com/524f516acabfb4cd42000cd9">Manassés Ferreira Neto</text:a> removed Fazer a Documentação from <text:a xlink:type="simple" xlink:href="https://trello.com/c/5l0InZXo/13-entrega1-desenvolvimento">Entrega1-Desenvolvimento</text:a>.</text:p>
      <text:p text:style-name="Text_20_body">Mar 6, 2014 at 15:57 </text:p>
      <text:p text:style-name="Text_20_body"><text:a xlink:type="simple" xlink:href="https://trello.com/524f516acabfb4cd42000cd9">Manassés Ferreira Neto</text:a> added Fazer a Documentação to <text:a xlink:type="simple" xlink:href="https://trello.com/c/WMWU1XWT/15-entrega1-documentacao">Entrega1-Documentação</text:a>.</text:p>
      <text:p text:style-name="Text_20_body">Mar 6, 2014 at 15:57 </text:p>
      <text:p text:style-name="Text_20_body"><text:a xlink:type="simple" xlink:href="https://trello.com/524f516acabfb4cd42000cd9">Manassés Ferreira Neto</text:a> on <text:a xlink:type="simple" xlink:href="https://trello.com/c/4Hi3xd4L/7-entrega1">Entrega1</text:a> </text:p>
      <text:p text:style-name="Text_20_body">Eu acho que o desenvovimento deve ficar responsável pela documentação. O que vocês acham?</text:p>
      <text:p text:style-name="Text_20_body">Mar 6, 2014 at 15:57 </text:p>
      <text:p text:style-name="Text_20_body"><text:a xlink:type="simple" xlink:href="https://trello.com/524f516acabfb4cd42000cd9">Manassés Ferreira Neto</text:a> added <text:a xlink:type="simple" xlink:href="https://trello.com/c/WMWU1XWT/15-entrega1-documentacao">Entrega1-Documentação</text:a> to Doing.</text:p>
      <text:p text:style-name="Text_20_body">Mar 6, 2014 at 15:55 </text:p>
      <text:p text:style-name="Text_20_body"><text:a xlink:type="simple" xlink:href="https://trello.com/524f516acabfb4cd42000cd9">Manassés Ferreira Neto</text:a> added Fazer o TestBenchChecklist to <text:a xlink:type="simple" xlink:href="https://trello.com/c/Y9SKZ4Yd/14-entrega1-testes">Entrega1-Testes</text:a>.</text:p>
      <text:p text:style-name="Text_20_body">Mar 6, 2014 at 15:52 </text:p>
      <text:p text:style-name="Text_20_body"><text:a xlink:type="simple" xlink:href="https://trello.com/524f516acabfb4cd42000cd9">Manassés Ferreira Neto</text:a> added <text:a xlink:type="simple" xlink:href="https://trello.com/c/5l0InZXo/13-entrega1-desenvolvimento">Entrega1-Desenvolvimento</text:a> to To Do and </text:p>
      <text:list xml:id="list5961847986116370613" text:style-name="L31">
        <text:list-item>
          <text:p text:style-name="P68">added Para Fazer </text:p>
        </text:list-item>
        <text:list-item>
          <text:p text:style-name="P68">moved from To Do to Doing </text:p>
        </text:list-item>
        <text:list-item>
          <text:p text:style-name="P68">added <draw:frame draw:style-name="fr1" draw:name="figuras36" text:anchor-type="as-char" svg:width="1.997cm" svg:height="0.998cm" draw:z-index="35"><draw:image xlink:href="https://trello-avatars.s3.amazonaws.com/dd4799caa88f8cd29d8ad1abdee1b60d/30.png" xlink:type="simple" xlink:show="embed" xlink:actuate="onLoad"/><svg:title>Nivaldo Teixeira (nivaldoteixeira)</svg:title></draw:frame> Nivaldo Teixeira </text:p>
        </text:list-item>
        <text:list-item>
          <text:p text:style-name="P31">added <draw:frame draw:style-name="fr1" draw:name="figuras37" text:anchor-type="as-char" svg:width="1.997cm" svg:height="0.998cm" draw:z-index="36"><draw:image xlink:href="https://trello-avatars.s3.amazonaws.com/1ce6a3cb32fb750a329ed0d9b9a2748f/30.png" xlink:type="simple" xlink:show="embed" xlink:actuate="onLoad"/><svg:title>Elias Soares (eliassoares89)</svg:title></draw:frame> Elias Soares </text:p>
        </text:list-item>
      </text:list>
      <text:p text:style-name="Text_20_body">Mar 6, 2014 at 15:47 </text:p>
      <text:p text:style-name="Text_20_body"><text:a xlink:type="simple" xlink:href="https://trello.com/524f516acabfb4cd42000cd9">Manassés Ferreira Neto</text:a> on <text:a xlink:type="simple" xlink:href="https://trello.com/c/4Hi3xd4L/7-entrega1">Entrega1</text:a> </text:p>
      <text:list xml:id="list6217811930838368532" text:style-name="L32">
        <text:list-item>
          <text:p text:style-name="P69">moved from To Do to Doing </text:p>
        </text:list-item>
        <text:list-item>
          <text:p text:style-name="P32">removed Testadores </text:p>
        </text:list-item>
      </text:list>
      <text:p text:style-name="Text_20_body">Mar 6, 2014 at 15:44 </text:p>
      <text:p text:style-name="Text_20_body"><text:a xlink:type="simple" xlink:href="https://trello.com/524f516acabfb4cd42000cd9">Manassés Ferreira Neto</text:a> added <text:a xlink:type="simple" xlink:href="https://trello.com/c/Y9SKZ4Yd/14-entrega1-testes">Entrega1-Testes</text:a> to To Do and </text:p>
      <text:list xml:id="list238090128492305508" text:style-name="L33">
        <text:list-item>
          <text:p text:style-name="P70">moved from To Do to Doing </text:p>
        </text:list-item>
        <text:list-item>
          <text:p text:style-name="P70">added Dodosalesilva </text:p>
        </text:list-item>
        <text:list-item>
          <text:p text:style-name="P70">added <draw:frame draw:style-name="fr1" draw:name="figuras38" text:anchor-type="as-char" svg:width="1.997cm" svg:height="0.998cm" draw:z-index="37"><draw:image xlink:href="https://trello-avatars.s3.amazonaws.com/b0ceef5954dc35c8d9d1f0cb6445c8a2/30.png" xlink:type="simple" xlink:show="embed" xlink:actuate="onLoad"/><svg:title>Vitor Guilherme Ribeiro Lopes (viguirilo1)</svg:title></draw:frame> Vitor Guilherme Ribeiro Lopes </text:p>
        </text:list-item>
        <text:list-item>
          <text:p text:style-name="P33">joined </text:p>
        </text:list-item>
      </text:list>
      <text:p text:style-name="Text_20_body">Mar 6, 2014 at 15:44 </text:p>
      <text:p text:style-name="Text_20_body"><text:a xlink:type="simple" xlink:href="https://trello.com/524f516acabfb4cd42000cd9">Manassés Ferreira Neto</text:a> archived <text:a xlink:type="simple" xlink:href="https://trello.com/c/F2KhPdYb/2-trello-setup">trello setup</text:a>.</text:p>
      <text:p text:style-name="Text_20_body">Mar 6, 2014 at 15:44 </text:p>
      <text:p text:style-name="Text_20_body"><text:soft-page-break/><text:a xlink:type="simple" xlink:href="https://trello.com/524f516acabfb4cd42000cd9">Manassés Ferreira Neto</text:a> added <text:a xlink:type="simple" xlink:href="https://trello.com/c/cQS9vgVl/12-elias">Elias</text:a> to People.</text:p>
      <text:p text:style-name="Text_20_body">Mar 6, 2014 at 15:36 </text:p>
      <text:p text:style-name="Text_20_body"><text:a xlink:type="simple" xlink:href="https://trello.com/524f516acabfb4cd42000cd9">Manassés Ferreira Neto</text:a> added <text:a xlink:type="simple" xlink:href="https://trello.com/c/Z8gtdWBg/11-douglas">Douglas</text:a> to People.</text:p>
      <text:p text:style-name="Text_20_body">Mar 6, 2014 at 15:36 </text:p>
      <text:p text:style-name="Text_20_body"><text:a xlink:type="simple" xlink:href="https://trello.com/524f516acabfb4cd42000cd9">Manassés Ferreira Neto</text:a> added <text:a xlink:type="simple" xlink:href="https://trello.com/c/k07YY9Jm/10-nivaldo">Nivaldo</text:a> to People.</text:p>
      <text:p text:style-name="Text_20_body">Mar 6, 2014 at 15:36 </text:p>
      <text:p text:style-name="Text_20_body"><text:a xlink:type="simple" xlink:href="https://trello.com/524f516acabfb4cd42000cd9">Manassés Ferreira Neto</text:a> added <text:a xlink:type="simple" xlink:href="https://trello.com/c/PliLDKWi/9-vitor">Vítor</text:a> to People.</text:p>
      <text:p text:style-name="Text_20_body">Mar 6, 2014 at 15:36 </text:p>
      <text:p text:style-name="Text_20_body"><text:a xlink:type="simple" xlink:href="https://trello.com/524f516acabfb4cd42000cd9">Manassés Ferreira Neto</text:a> added <text:a xlink:type="simple" xlink:href="https://trello.com/c/95oaYFGC/8-manasses">Manassés</text:a> to People.</text:p>
      <text:p text:style-name="Text_20_body">Mar 6, 2014 at 15:36 </text:p>
      <text:p text:style-name="Text_20_body"><text:a xlink:type="simple" xlink:href="https://trello.com/524f516acabfb4cd42000cd9">Manassés Ferreira Neto</text:a> added People to this board.</text:p>
      <text:p text:style-name="Text_20_body">Mar 6, 2014 at 15:36 </text:p>
      <text:p text:style-name="Text_20_body"><text:a xlink:type="simple" xlink:href="https://trello.com/524f516acabfb4cd42000cd9">Manassés Ferreira Neto</text:a> on <text:a xlink:type="simple" xlink:href="https://trello.com/c/4Hi3xd4L/7-entrega1">Entrega1</text:a> </text:p>
      <text:p text:style-name="Text_20_body">Pessoal,</text:p>
      <text:p text:style-name="Text_20_body">Estou disponibilizando a especificação da <text:a xlink:type="simple" xlink:href="https://virtual.ufmg.br/20141/mod/assign/view.php?id=56302" office:target-frame-name="_blank" xlink:show="new">entrega 1</text:a> do TP.</text:p>
      <text:p text:style-name="Text_20_body">O prazo de entrega é dia 11/3, daqui a duas semanas.</text:p>
      <text:p text:style-name="Text_20_body">Essa vai ser a menor entrega de todas (o código de todos o módulos juntos, sem os testbenches, se bem escrito, não chega a 100 linhas), mas o prazo das próximas entregas será aproximadamente o mesmo.</text:p>
      <text:p text:style-name="Text_20_body">Aproveitem essa entrega para configurarem seu ambiente de trabalho e se acostumarem com Verilog.</text:p>
      <text:p text:style-name="Text_20_body">Assim que tiver as próximas especificações já coloco aqui.</text:p>
      <text:p text:style-name="Text_20_body">Em caso de dúvida usem o fórum de discussão do trabalho.</text:p>
      <text:p text:style-name="Text_20_body">Se precisarem de algo urgente ou tiverem problemas com o moodle entrem em contato comigo direto pelo meu e-mail <text:a xlink:type="simple" xlink:href="mailto:caioatc@gmail.com">caioatc@gmail.com</text:a></text:p>
      <text:p text:style-name="Text_20_body">Caio</text:p>
      <text:p text:style-name="Horizontal_20_Line"/>
      <text:p text:style-name="Text_20_body">Ficou combinado assim:</text:p>
      <text:p text:style-name="Text_20_body">Desenvolvedores:</text:p>
      <text:p text:style-name="Text_20_body"><draw:a xlink:type="simple" xlink:href="https://trello.com/c/cQS9vgVl/12-elias" office:target-frame-name="_blank" xlink:show="new"><draw:frame draw:style-name="fr2" draw:name="figuras39" text:anchor-type="as-char" svg:width="2.05cm" svg:height="1.051cm" draw:z-index="38"><draw:image xlink:href="https://d2k1ftgv7pobq7.cloudfront.net/images/services/e1b7406bd79656fdd26ca46dc8963bee/trello.png" xlink:type="simple" xlink:show="embed" xlink:actuate="onLoad"/></draw:frame></draw:a><text:bookmark text:name="known3819"/><text:a xlink:type="simple" xlink:href="https://trello.com/c/cQS9vgVl/12-elias" office:target-frame-name="_blank" xlink:show="new">Elias</text:a> e <draw:a xlink:type="simple" xlink:href="https://trello.com/c/k07YY9Jm/10-nivaldo" office:target-frame-name="_blank" xlink:show="new"><draw:frame draw:style-name="fr2" draw:name="figuras40" text:anchor-type="as-char" svg:width="2.05cm" svg:height="1.051cm" draw:z-index="39"><draw:image xlink:href="https://d2k1ftgv7pobq7.cloudfront.net/images/services/e1b7406bd79656fdd26ca46dc8963bee/trello.png" xlink:type="simple" xlink:show="embed" xlink:actuate="onLoad"/></draw:frame></draw:a><text:bookmark text:name="known3820"/><text:a xlink:type="simple" xlink:href="https://trello.com/c/k07YY9Jm/10-nivaldo" office:target-frame-name="_blank" xlink:show="new">Nivaldo</text:a></text:p>
      <text:p text:style-name="Text_20_body">Testadores:</text:p>
      <text:p text:style-name="Text_20_body"><draw:a xlink:type="simple" xlink:href="https://trello.com/c/Z8gtdWBg/11-douglas" office:target-frame-name="_blank" xlink:show="new"><draw:frame draw:style-name="fr2" draw:name="figuras41" text:anchor-type="as-char" svg:width="2.05cm" svg:height="1.051cm" draw:z-index="40"><draw:image xlink:href="https://d2k1ftgv7pobq7.cloudfront.net/images/services/e1b7406bd79656fdd26ca46dc8963bee/trello.png" xlink:type="simple" xlink:show="embed" xlink:actuate="onLoad"/></draw:frame></draw:a><text:bookmark text:name="known3821"/><text:a xlink:type="simple" xlink:href="https://trello.com/c/Z8gtdWBg/11-douglas" office:target-frame-name="_blank" xlink:show="new">Douglas</text:a>, <draw:a xlink:type="simple" xlink:href="https://trello.com/c/95oaYFGC/8-manasses" office:target-frame-name="_blank" xlink:show="new"><draw:frame draw:style-name="fr2" draw:name="figuras42" text:anchor-type="as-char" svg:width="2.05cm" svg:height="1.051cm" draw:z-index="41"><draw:image xlink:href="https://d2k1ftgv7pobq7.cloudfront.net/images/services/e1b7406bd79656fdd26ca46dc8963bee/trello.png" xlink:type="simple" xlink:show="embed" xlink:actuate="onLoad"/></draw:frame></draw:a><text:bookmark text:name="known3822"/><text:a xlink:type="simple" xlink:href="https://trello.com/c/95oaYFGC/8-manasses" office:target-frame-name="_blank" xlink:show="new">Manassés</text:a> e <draw:a xlink:type="simple" xlink:href="https://trello.com/c/PliLDKWi/9-vitor" office:target-frame-name="_blank" xlink:show="new"><draw:frame draw:style-name="fr2" draw:name="figuras43" text:anchor-type="as-char" svg:width="2.05cm" svg:height="1.051cm" draw:z-index="42"><draw:image xlink:href="https://d2k1ftgv7pobq7.cloudfront.net/images/services/e1b7406bd79656fdd26ca46dc8963bee/trello.png" xlink:type="simple" xlink:show="embed" xlink:actuate="onLoad"/></draw:frame></draw:a><text:bookmark text:name="known3823"/><text:a xlink:type="simple" xlink:href="https://trello.com/c/PliLDKWi/9-vitor" office:target-frame-name="_blank" xlink:show="new">Vítor</text:a></text:p>
      <text:p text:style-name="Text_20_body">Desenvolvedores trabalharão para no máximo Domingo entregar sua parte <draw:a xlink:type="simple" xlink:href="https://trello.com/c/5l0InZXo/13-entrega1-desenvolvimento" office:target-frame-name="_blank" xlink:show="new"><draw:frame draw:style-name="fr2" draw:name="figuras44" text:anchor-type="as-char" svg:width="2.05cm" svg:height="1.051cm" draw:z-index="43"><draw:image xlink:href="https://d2k1ftgv7pobq7.cloudfront.net/images/services/e1b7406bd79656fdd26ca46dc8963bee/trello.png" xlink:type="simple" xlink:show="embed" xlink:actuate="onLoad"/></draw:frame></draw:a><text:bookmark text:name="known3824"/><text:a xlink:type="simple" xlink:href="https://trello.com/c/5l0InZXo/13-entrega1-desenvolvimento" office:target-frame-name="_blank" xlink:show="new">Entrega1-Desenvolvimento</text:a>. </text:p>
      <text:p text:style-name="Text_20_body">Testadores trabalharão para entregar até segunda o código corrigido para Desenvolvedores.</text:p>
      <text:p text:style-name="Text_20_body"><text:soft-page-break/>Mar 6, 2014 at 15:33 - edited Mar 6, 2014 at 15:45 </text:p>
      <text:p text:style-name="Text_20_body"><text:a xlink:type="simple" xlink:href="https://trello.com/524f516acabfb4cd42000cd9">Manassés Ferreira Neto</text:a> attached <text:a xlink:type="simple" xlink:href="https://trello-attachments.s3.amazonaws.com/53063cf268b7584c76668ee4/5318bee81b66e5846d239b9d/d8d314fbc822deddfe6c436eb1cae9fe/Entrega_1.pdf" office:target-frame-name="_blank" xlink:show="new">Entrega 1.pdf</text:a> to <text:a xlink:type="simple" xlink:href="https://trello.com/c/4Hi3xd4L/7-entrega1">Entrega1</text:a> </text:p>
      <text:p text:style-name="Text_20_body">Mar 6, 2014 at 15:32 </text:p>
      <text:p text:style-name="Text_20_body"><text:a xlink:type="simple" xlink:href="https://trello.com/524f516acabfb4cd42000cd9">Manassés Ferreira Neto</text:a> added <text:a xlink:type="simple" xlink:href="https://trello.com/c/4Hi3xd4L/7-entrega1">Entrega1</text:a> to To Do.</text:p>
      <text:p text:style-name="Text_20_body">Mar 6, 2014 at 15:31 </text:p>
      <text:p text:style-name="Text_20_body"><text:a xlink:type="simple" xlink:href="https://trello.com/5306a5a9677228a64609d4c6">Dodosalesilva</text:a> on <text:a xlink:type="simple" xlink:href="https://trello.com/c/oBupltdJ/3-chat">Chat</text:a> </text:p>
      <text:p text:style-name="Text_20_body">Primeira entrega liberada, somador e shifter.<text:line-break/>pelo que o Caio disse, é a entrega mais simples do trabalho e vai até o dia 11/03 daqui a 2 semanas.</text:p>
      <text:p text:style-name="Text_20_body">Feb 27, 2014 at 11:39 </text:p>
      <text:p text:style-name="Text_20_body"><text:a xlink:type="simple" xlink:href="https://trello.com/5306a5a9677228a64609d4c6">Dodosalesilva</text:a> on <text:a xlink:type="simple" xlink:href="https://trello.com/c/uL45e3UE/1-buscar-fpga-na-3025">Buscar FPGA na 3025</text:a> </text:p>
      <text:p text:style-name="Text_20_body">Bom pessoal, a primeira entrega ja foi liberada, eu ainda estou esperando o Caio terminar de conseguir todas as fpgas para pegar a nossa.</text:p>
      <text:p text:style-name="Text_20_body">Feb 27, 2014 at 11:38 </text:p>
      <text:p text:style-name="Text_20_body"><text:a xlink:type="simple" xlink:href="https://trello.com/524f516acabfb4cd42000cd9">Manassés Ferreira Neto</text:a> on <text:a xlink:type="simple" xlink:href="https://trello.com/c/F2KhPdYb/2-trello-setup">trello setup</text:a> </text:p>
      <text:list xml:id="list4653061524374475928" text:style-name="L34">
        <text:list-item>
          <text:p text:style-name="P71">completed GMail elias </text:p>
        </text:list-item>
        <text:list-item>
          <text:p text:style-name="P71">completed GMail vitor </text:p>
        </text:list-item>
        <text:list-item>
          <text:p text:style-name="P34">added <draw:frame draw:style-name="fr1" draw:name="figuras45" text:anchor-type="as-char" svg:width="1.997cm" svg:height="0.998cm" draw:z-index="44"><draw:image xlink:href="https://trello-avatars.s3.amazonaws.com/b0ceef5954dc35c8d9d1f0cb6445c8a2/30.png" xlink:type="simple" xlink:show="embed" xlink:actuate="onLoad"/><svg:title>Vitor Guilherme Ribeiro Lopes (viguirilo1)</svg:title></draw:frame> Vitor Guilherme Ribeiro Lopes </text:p>
        </text:list-item>
      </text:list>
      <text:p text:style-name="Text_20_body">Feb 23, 2014 at 20:38 </text:p>
      <text:p text:style-name="Text_20_body"><text:a xlink:type="simple" xlink:href="https://trello.com/524f516acabfb4cd42000cd9">Manassés Ferreira Neto</text:a> invited an unconfirmed member to this board.</text:p>
      <text:p text:style-name="Text_20_body">Feb 22, 2014 at 17:00 </text:p>
      <text:p text:style-name="Text_20_body"><text:a xlink:type="simple" xlink:href="https://trello.com/524f516acabfb4cd42000cd9">Manassés Ferreira Neto</text:a> added <draw:frame draw:style-name="fr1" draw:name="figuras46" text:anchor-type="as-char" svg:width="0.794cm" svg:height="0.794cm" draw:z-index="45"><draw:image xlink:href="https://trello-avatars.s3.amazonaws.com/1ce6a3cb32fb750a329ed0d9b9a2748f/30.png" xlink:type="simple" xlink:show="embed" xlink:actuate="onLoad"/><svg:title>Elias Soares (eliassoares89)</svg:title></draw:frame> Elias Soares to <text:a xlink:type="simple" xlink:href="https://trello.com/c/F2KhPdYb/2-trello-setup">trello setup</text:a>.</text:p>
      <text:p text:style-name="Text_20_body">Feb 21, 2014 at 18:26 </text:p>
      <text:p text:style-name="Text_20_body"><text:a xlink:type="simple" xlink:href="https://trello.com/524f516acabfb4cd42000cd9">Manassés Ferreira Neto</text:a> invited an unconfirmed member to this board.</text:p>
      <text:p text:style-name="Text_20_body">Feb 21, 2014 at 17:28 </text:p>
      <text:p text:style-name="Text_20_body"><text:a xlink:type="simple" xlink:href="https://trello.com/524f516acabfb4cd42000cd9">Manassés Ferreira Neto</text:a> attached <text:a xlink:type="simple" xlink:href="https://trello-attachments.s3.amazonaws.com/53063cf268b7584c76668ee4/530719ba633f61b876855eb7/dcace9a790bc23956a1594db5feb2114/Chapter_2.pdf" office:target-frame-name="_blank" xlink:show="new">Chapter 2.pdf</text:a> to <text:a xlink:type="simple" xlink:href="https://trello.com/c/rFTBqvMG/6-testar-reconfigurar-fpga-com-verilog-simples-usando-o-quartus">Testar reconfigurar FPGA com verilog simples usando o quartus</text:a> </text:p>
      <text:p text:style-name="Text_20_body">Feb 21, 2014 at 06:25 </text:p>
      <text:p text:style-name="Text_20_body"><text:a xlink:type="simple" xlink:href="https://trello.com/524f516acabfb4cd42000cd9">Manassés Ferreira Neto</text:a> on <text:a xlink:type="simple" xlink:href="https://trello.com/c/rFTBqvMG/6-testar-reconfigurar-fpga-com-verilog-simples-usando-o-quartus">Testar reconfigurar FPGA com verilog simples usando o quartus</text:a> </text:p>
      <text:p text:style-name="Text_20_body">Acho que o bin-to-7seg é um bom teste.</text:p>
      <text:p text:style-name="Text_20_body">Feb 21, 2014 at 06:21 </text:p>
      <text:p text:style-name="Text_20_body"><text:a xlink:type="simple" xlink:href="https://trello.com/524f516acabfb4cd42000cd9">Manassés Ferreira Neto</text:a> added <text:a xlink:type="simple" xlink:href="https://trello.com/c/rFTBqvMG/6-testar-reconfigurar-fpga-com-verilog-simples-usando-o-quartus">Testar reconfigurar FPGA com verilog simples usando o quartus</text:a> to To Do and added Checklist.</text:p>
      <text:p text:style-name="Text_20_body">Feb 21, 2014 at 06:18 </text:p>
      <text:p text:style-name="Text_20_body"><text:a xlink:type="simple" xlink:href="https://trello.com/524f516acabfb4cd42000cd9">Manassés Ferreira Neto</text:a> added <text:a xlink:type="simple" xlink:href="https://trello.com/c/zT0CACq4/5-roteiro-sujeito-a-mudancas">Roteiro (sujeito à mudanças)</text:a> to To Do and </text:p>
      <text:list xml:id="list3676447532347963204" text:style-name="L35">
        <text:list-item>
          <text:p text:style-name="P72">added gpu </text:p>
        </text:list-item>
        <text:list-item>
          <text:p text:style-name="P35">added Checklist </text:p>
        </text:list-item>
      </text:list>
      <text:p text:style-name="Text_20_body">Feb 21, 2014 at 06:15 </text:p>
      <text:p text:style-name="Text_20_body"><text:soft-page-break/><text:a xlink:type="simple" xlink:href="https://trello.com/524f516acabfb4cd42000cd9">Manassés Ferreira Neto</text:a> attached <text:a xlink:type="simple" xlink:href="https://trello-attachments.s3.amazonaws.com/53063cf268b7584c76668ee4/530717d05a2cee8b45b78499/a2730384082eb15d360baa2349bd48c1/Verilog.pdf" office:target-frame-name="_blank" xlink:show="new">Verilog.pdf</text:a> to <text:a xlink:type="simple" xlink:href="https://trello.com/c/Jdqq71z5/4-verilog">Verilog</text:a> </text:p>
      <text:p text:style-name="Text_20_body">Feb 21, 2014 at 06:10 </text:p>
      <text:p text:style-name="Text_20_body"><text:a xlink:type="simple" xlink:href="https://trello.com/524f516acabfb4cd42000cd9">Manassés Ferreira Neto</text:a> added <text:a xlink:type="simple" xlink:href="https://trello.com/c/Jdqq71z5/4-verilog">Verilog</text:a> to Resource.</text:p>
      <text:p text:style-name="Text_20_body">Feb 21, 2014 at 06:09 </text:p>
      <text:p text:style-name="Text_20_body"><text:a xlink:type="simple" xlink:href="https://trello.com/524f516acabfb4cd42000cd9">Manassés Ferreira Neto</text:a> on <text:a xlink:type="simple" xlink:href="https://trello.com/c/oBupltdJ/3-chat">Chat</text:a> </text:p>
      <text:p text:style-name="Text_20_body"><text:a xlink:type="simple" xlink:href="http://m.g1.globo.com/tecnologia/noticia/2014/02/facebook-compra-o-aplicativo-whatsapp-por-us-16-bilhoes.html" office:target-frame-name="_blank" xlink:show="new">http://m.g1.globo.com/tecnologia/noticia/2014/02/facebook-compra-o-aplicativo-whatsapp-por-us-16-bilhoes.html</text:a></text:p>
      <text:p text:style-name="Text_20_body">Feb 21, 2014 at 06:04 </text:p>
      <text:p text:style-name="Text_20_body"><text:a xlink:type="simple" xlink:href="https://trello.com/524f516acabfb4cd42000cd9">Manassés Ferreira Neto</text:a> on <text:a xlink:type="simple" xlink:href="https://trello.com/c/oBupltdJ/3-chat">Chat</text:a> </text:p>
      <text:p text:style-name="Text_20_body">Uma forma de enviar uma mensagem. Falando nisso, whatsapp foi vendido para o facebook...</text:p>
      <text:p text:style-name="Text_20_body">Feb 21, 2014 at 06:03 </text:p>
      <text:p text:style-name="Text_20_body"><text:a xlink:type="simple" xlink:href="https://trello.com/524f516acabfb4cd42000cd9">Manassés Ferreira Neto</text:a> added <text:a xlink:type="simple" xlink:href="https://trello.com/c/oBupltdJ/3-chat">Chat</text:a> to Resource.</text:p>
      <text:p text:style-name="Text_20_body">Feb 21, 2014 at 06:02 </text:p>
      <text:p text:style-name="Text_20_body"><text:a xlink:type="simple" xlink:href="https://trello.com/524f516acabfb4cd42000cd9">Manassés Ferreira Neto</text:a> added Resource to this board.</text:p>
      <text:p text:style-name="Text_20_body">Feb 21, 2014 at 06:01 </text:p>
      <text:p text:style-name="Text_20_body"><text:a xlink:type="simple" xlink:href="https://trello.com/524f516acabfb4cd42000cd9">Manassés Ferreira Neto</text:a> added <text:a xlink:type="simple" xlink:href="https://trello.com/c/F2KhPdYb/2-alterar-imagem-do-perfil-do-trello">Alterar imagem do perfil do trello</text:a> to To Do and </text:p>
      <text:list xml:id="list6199823266219037357" text:style-name="L36">
        <text:list-item>
          <text:p text:style-name="P73">joined </text:p>
        </text:list-item>
        <text:list-item>
          <text:p text:style-name="P73">added Checklist </text:p>
        </text:list-item>
        <text:list-item>
          <text:p text:style-name="P73">added Heliassoares </text:p>
        </text:list-item>
        <text:list-item>
          <text:p text:style-name="P73">added Viguirilo </text:p>
        </text:list-item>
        <text:list-item>
          <text:p text:style-name="P73">added <draw:frame draw:style-name="fr1" draw:name="figuras47" text:anchor-type="as-char" svg:width="0.794cm" svg:height="0.794cm" draw:z-index="46"><draw:image xlink:href="https://trello-avatars.s3.amazonaws.com/dd4799caa88f8cd29d8ad1abdee1b60d/30.png" xlink:type="simple" xlink:show="embed" xlink:actuate="onLoad"/><svg:title>Nivaldo Teixeira (nivaldoteixeira)</svg:title></draw:frame> Nivaldo Teixeira </text:p>
        </text:list-item>
        <text:list-item>
          <text:p text:style-name="P36">added Dodosalesilva </text:p>
        </text:list-item>
      </text:list>
      <text:p text:style-name="Text_20_body">Feb 21, 2014 at 05:59 </text:p>
      <text:p text:style-name="Text_20_body"><text:a xlink:type="simple" xlink:href="https://trello.com/524f516acabfb4cd42000cd9">Manassés Ferreira Neto</text:a> added <text:a xlink:type="simple" xlink:href="https://trello.com/c/uL45e3UE/1-buscar-fpga-na-3025">Buscar FPGA na 3025</text:a> to To Do and added Dodosalesilva .</text:p>
      <text:p text:style-name="Text_20_body">Feb 21, 2014 at 05:56 </text:p>
      <text:p text:style-name="Text_20_body"><text:a xlink:type="simple" xlink:href="https://trello.com/524f516acabfb4cd42000cd9">Manassés Ferreira Neto</text:a> invited an unconfirmed member to this board.</text:p>
      <text:p text:style-name="Text_20_body">Feb 20, 2014 at 17:35 </text:p>
      <text:p text:style-name="Text_20_body"><text:a xlink:type="simple" xlink:href="https://trello.com/524f516acabfb4cd42000cd9">Manassés Ferreira Neto</text:a> invited an unconfirmed member to this board.</text:p>
      <text:p text:style-name="Text_20_body">Feb 20, 2014 at 17:34 </text:p>
      <text:p text:style-name="Text_20_body"><text:a xlink:type="simple" xlink:href="https://trello.com/524f516acabfb4cd42000cd9">Manassés Ferreira Neto</text:a> invited an unconfirmed member to this board.</text:p>
      <text:p text:style-name="Text_20_body">Feb 20, 2014 at 17:33 </text:p>
      <text:p text:style-name="Text_20_body"><text:a xlink:type="simple" xlink:href="https://trello.com/524f516acabfb4cd42000cd9">Manassés Ferreira Neto</text:a> invited an unconfirmed member to this board.</text:p>
      <text:p text:style-name="Text_20_body">Feb 20, 2014 at 14:44 </text:p>
      <text:p text:style-name="P37"><text:a xlink:type="simple" xlink:href="https://trello.com/524f516acabfb4cd42000cd9">Manassés Ferreira Neto</text:a> created this bo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assés Neto</meta:initial-creator>
    <meta:creation-date>2014-06-05T20:32:47.608133978</meta:creation-date>
    <dc:date>2014-06-05T20:55:39.732576667</dc:date>
    <dc:creator>Manassés Neto</dc:creator>
    <meta:editing-duration>PT7M42S</meta:editing-duration>
    <meta:editing-cycles>1</meta:editing-cycles>
    <meta:document-statistic meta:table-count="0" meta:image-count="47" meta:object-count="0" meta:page-count="54" meta:paragraph-count="1707" meta:word-count="13385" meta:character-count="84528" meta:non-whitespace-character-count="71770"/>
    <meta:generator>LibreOffice/4.1.3.2$Linux_X86_64 LibreOffice_project/410m0$Build-2</meta:generator>
  </office:meta>
</office:document-meta>
</file>